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4.5496in" svg:y="17.0331in">
            <draw:object draw:notify-on-update-of-ranges="Sheet1.B2:Sheet1.B107 Sheet1.C2:Sheet1.C107 Sheet1.B2:Sheet1.B107 Sheet1.D2:Sheet1.D10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1508in" svg:y="6.6169in">
            <draw:object draw:notify-on-update-of-ranges="Sheet1.F2:Sheet1.F59 Sheet1.G2:Sheet1.G59 Sheet1.F2:Sheet1.F59 Sheet1.H2:Sheet1.H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1.5953in" svg:y="49.4606in">
            <draw:object draw:notify-on-update-of-ranges="Sheet1.K2:Sheet1.K300 Sheet1.L2:Sheet1.L300 Sheet1.K2:Sheet1.K300 Sheet1.M2:Sheet1.M3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4.4969in" svg:height="8.1539in" svg:x="4.1843in" svg:y="1.9016in">
            <draw:object draw:notify-on-update-of-ranges="Sheet1.P2:Sheet1.P158 Sheet1.Q2:Sheet1.Q158 Sheet1.P2:Sheet1.P158 Sheet1.R2:Sheet1.R15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office:value-type="float" office:value="4.304" calcext:value-type="float">
            <text:p>4.3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.999" calcext:value-type="float">
            <text:p>15.999</text:p>
          </table:table-cell>
          <table:table-cell office:value-type="float" office:value="0.05418101" calcext:value-type="float">
            <text:p>0.05418101</text:p>
          </table:table-cell>
          <table:table-cell office:value-type="float" office:value="0.07686389" calcext:value-type="float">
            <text:p>0.07686389</text:p>
          </table:table-cell>
          <table:table-cell table:number-columns-repeated="2"/>
          <table:table-cell office:value-type="float" office:value="3.201" calcext:value-type="float">
            <text:p>3.201</text:p>
          </table:table-cell>
          <table:table-cell office:value-type="float" office:value="0.08358651" calcext:value-type="float">
            <text:p>0.08358651</text:p>
          </table:table-cell>
          <table:table-cell office:value-type="float" office:value="0.1074052" calcext:value-type="float">
            <text:p>0.1074052</text:p>
          </table:table-cell>
          <table:table-cell table:number-columns-repeated="2"/>
          <table:table-cell office:value-type="float" office:value="16.402" calcext:value-type="float">
            <text:p>16.402</text:p>
          </table:table-cell>
          <table:table-cell office:value-type="float" office:value="0.5040429" calcext:value-type="float">
            <text:p>0.5040429</text:p>
          </table:table-cell>
          <table:table-cell office:value-type="float" office:value="0.4538946" calcext:value-type="float">
            <text:p>0.4538946</text:p>
          </table:table-cell>
        </table:table-row>
        <table:table-row table:style-name="ro1">
          <table:table-cell/>
          <table:table-cell office:value-type="float" office:value="4.36" calcext:value-type="float">
            <text:p>4.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.02" calcext:value-type="float">
            <text:p>16.02</text:p>
          </table:table-cell>
          <table:table-cell office:value-type="float" office:value="0.3452404" calcext:value-type="float">
            <text:p>0.3452404</text:p>
          </table:table-cell>
          <table:table-cell office:value-type="float" office:value="0.4794093" calcext:value-type="float">
            <text:p>0.4794093</text:p>
          </table:table-cell>
          <table:table-cell table:number-columns-repeated="2"/>
          <table:table-cell office:value-type="float" office:value="3.223" calcext:value-type="float">
            <text:p>3.223</text:p>
          </table:table-cell>
          <table:table-cell office:value-type="float" office:value="0.4828478" calcext:value-type="float">
            <text:p>0.4828478</text:p>
          </table:table-cell>
          <table:table-cell office:value-type="float" office:value="0.4691286" calcext:value-type="float">
            <text:p>0.4691286</text:p>
          </table:table-cell>
          <table:table-cell table:number-columns-repeated="2"/>
          <table:table-cell office:value-type="float" office:value="16.424" calcext:value-type="float">
            <text:p>16.424</text:p>
          </table:table-cell>
          <table:table-cell office:value-type="float" office:value="0.5239602" calcext:value-type="float">
            <text:p>0.5239602</text:p>
          </table:table-cell>
          <table:table-cell office:value-type="float" office:value="0.4585064" calcext:value-type="float">
            <text:p>0.4585064</text:p>
          </table:table-cell>
        </table:table-row>
        <table:table-row table:style-name="ro1">
          <table:table-cell/>
          <table:table-cell office:value-type="float" office:value="4.555" calcext:value-type="float">
            <text:p>4.5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.042" calcext:value-type="float">
            <text:p>16.042</text:p>
          </table:table-cell>
          <table:table-cell office:value-type="float" office:value="0.9355568" calcext:value-type="float">
            <text:p>0.9355568</text:p>
          </table:table-cell>
          <table:table-cell office:value-type="float" office:value="0.9751884" calcext:value-type="float">
            <text:p>0.9751884</text:p>
          </table:table-cell>
          <table:table-cell table:number-columns-repeated="2"/>
          <table:table-cell office:value-type="float" office:value="3.246" calcext:value-type="float">
            <text:p>3.246</text:p>
          </table:table-cell>
          <table:table-cell office:value-type="float" office:value="0.9333174" calcext:value-type="float">
            <text:p>0.9333174</text:p>
          </table:table-cell>
          <table:table-cell office:value-type="float" office:value="0.9146638" calcext:value-type="float">
            <text:p>0.9146638</text:p>
          </table:table-cell>
          <table:table-cell table:number-columns-repeated="2"/>
          <table:table-cell office:value-type="float" office:value="16.445" calcext:value-type="float">
            <text:p>16.445</text:p>
          </table:table-cell>
          <table:table-cell office:value-type="float" office:value="0.5789327" calcext:value-type="float">
            <text:p>0.5789327</text:p>
          </table:table-cell>
          <table:table-cell office:value-type="float" office:value="0.463252" calcext:value-type="float">
            <text:p>0.463252</text:p>
          </table:table-cell>
        </table:table-row>
        <table:table-row table:style-name="ro1">
          <table:table-cell/>
          <table:table-cell office:value-type="float" office:value="4.612" calcext:value-type="float">
            <text:p>4.6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.064" calcext:value-type="float">
            <text:p>16.064</text:p>
          </table:table-cell>
          <table:table-cell office:value-type="float" office:value="1.388441" calcext:value-type="float">
            <text:p>1.388441</text:p>
          </table:table-cell>
          <table:table-cell office:value-type="float" office:value="1.373449" calcext:value-type="float">
            <text:p>1.373449</text:p>
          </table:table-cell>
          <table:table-cell table:number-columns-repeated="2"/>
          <table:table-cell office:value-type="float" office:value="3.268" calcext:value-type="float">
            <text:p>3.268</text:p>
          </table:table-cell>
          <table:table-cell office:value-type="float" office:value="1.416366" calcext:value-type="float">
            <text:p>1.416366</text:p>
          </table:table-cell>
          <table:table-cell office:value-type="float" office:value="1.442667" calcext:value-type="float">
            <text:p>1.442667</text:p>
          </table:table-cell>
          <table:table-cell table:number-columns-repeated="2"/>
          <table:table-cell office:value-type="float" office:value="16.468" calcext:value-type="float">
            <text:p>16.468</text:p>
          </table:table-cell>
          <table:table-cell office:value-type="float" office:value="0.6553477" calcext:value-type="float">
            <text:p>0.6553477</text:p>
          </table:table-cell>
          <table:table-cell office:value-type="float" office:value="0.4486146" calcext:value-type="float">
            <text:p>0.4486146</text:p>
          </table:table-cell>
        </table:table-row>
        <table:table-row table:style-name="ro1">
          <table:table-cell/>
          <table:table-cell office:value-type="float" office:value="4.669" calcext:value-type="float">
            <text:p>4.6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.086" calcext:value-type="float">
            <text:p>16.086</text:p>
          </table:table-cell>
          <table:table-cell office:value-type="float" office:value="1.58216" calcext:value-type="float">
            <text:p>1.58216</text:p>
          </table:table-cell>
          <table:table-cell office:value-type="float" office:value="1.686168" calcext:value-type="float">
            <text:p>1.686168</text:p>
          </table:table-cell>
          <table:table-cell table:number-columns-repeated="2"/>
          <table:table-cell office:value-type="float" office:value="3.29" calcext:value-type="float">
            <text:p>3.29</text:p>
          </table:table-cell>
          <table:table-cell office:value-type="float" office:value="1.560973" calcext:value-type="float">
            <text:p>1.560973</text:p>
          </table:table-cell>
          <table:table-cell office:value-type="float" office:value="1.663355" calcext:value-type="float">
            <text:p>1.663355</text:p>
          </table:table-cell>
          <table:table-cell table:number-columns-repeated="2"/>
          <table:table-cell office:value-type="float" office:value="16.491" calcext:value-type="float">
            <text:p>16.491</text:p>
          </table:table-cell>
          <table:table-cell office:value-type="float" office:value="0.6549353" calcext:value-type="float">
            <text:p>0.6549353</text:p>
          </table:table-cell>
          <table:table-cell office:value-type="float" office:value="0.429054" calcext:value-type="float">
            <text:p>0.429054</text:p>
          </table:table-cell>
        </table:table-row>
        <table:table-row table:style-name="ro1">
          <table:table-cell/>
          <table:table-cell office:value-type="float" office:value="4.727" calcext:value-type="float">
            <text:p>4.7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.108" calcext:value-type="float">
            <text:p>16.108</text:p>
          </table:table-cell>
          <table:table-cell office:value-type="float" office:value="1.554511" calcext:value-type="float">
            <text:p>1.554511</text:p>
          </table:table-cell>
          <table:table-cell office:value-type="float" office:value="1.706518" calcext:value-type="float">
            <text:p>1.706518</text:p>
          </table:table-cell>
          <table:table-cell table:number-columns-repeated="2"/>
          <table:table-cell office:value-type="float" office:value="3.312" calcext:value-type="float">
            <text:p>3.312</text:p>
          </table:table-cell>
          <table:table-cell office:value-type="float" office:value="1.29218" calcext:value-type="float">
            <text:p>1.29218</text:p>
          </table:table-cell>
          <table:table-cell office:value-type="float" office:value="1.52263" calcext:value-type="float">
            <text:p>1.52263</text:p>
          </table:table-cell>
          <table:table-cell table:number-columns-repeated="2"/>
          <table:table-cell office:value-type="float" office:value="16.513" calcext:value-type="float">
            <text:p>16.513</text:p>
          </table:table-cell>
          <table:table-cell office:value-type="float" office:value="0.5930677" calcext:value-type="float">
            <text:p>0.5930677</text:p>
          </table:table-cell>
          <table:table-cell office:value-type="float" office:value="0.4078671" calcext:value-type="float">
            <text:p>0.4078671</text:p>
          </table:table-cell>
        </table:table-row>
        <table:table-row table:style-name="ro1">
          <table:table-cell/>
          <table:table-cell office:value-type="float" office:value="4.91" calcext:value-type="float">
            <text:p>4.9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.129" calcext:value-type="float">
            <text:p>16.129</text:p>
          </table:table-cell>
          <table:table-cell office:value-type="float" office:value="1.173534" calcext:value-type="float">
            <text:p>1.173534</text:p>
          </table:table-cell>
          <table:table-cell office:value-type="float" office:value="1.242653" calcext:value-type="float">
            <text:p>1.242653</text:p>
          </table:table-cell>
          <table:table-cell table:number-columns-repeated="2"/>
          <table:table-cell office:value-type="float" office:value="3.334" calcext:value-type="float">
            <text:p>3.334</text:p>
          </table:table-cell>
          <table:table-cell office:value-type="float" office:value="1.094535" calcext:value-type="float">
            <text:p>1.094535</text:p>
          </table:table-cell>
          <table:table-cell office:value-type="float" office:value="1.34381" calcext:value-type="float">
            <text:p>1.34381</text:p>
          </table:table-cell>
          <table:table-cell table:number-columns-repeated="2"/>
          <table:table-cell office:value-type="float" office:value="16.685" calcext:value-type="float">
            <text:p>16.685</text:p>
          </table:table-cell>
          <table:table-cell office:value-type="float" office:value="0.611336" calcext:value-type="float">
            <text:p>0.611336</text:p>
          </table:table-cell>
          <table:table-cell office:value-type="float" office:value="0.4209222" calcext:value-type="float">
            <text:p>0.4209222</text:p>
          </table:table-cell>
        </table:table-row>
        <table:table-row table:style-name="ro1">
          <table:table-cell/>
          <table:table-cell office:value-type="float" office:value="4.965" calcext:value-type="float">
            <text:p>4.9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.29" calcext:value-type="float">
            <text:p>16.29</text:p>
          </table:table-cell>
          <table:table-cell office:value-type="float" office:value="0.6565381" calcext:value-type="float">
            <text:p>0.6565381</text:p>
          </table:table-cell>
          <table:table-cell office:value-type="float" office:value="0.7715629" calcext:value-type="float">
            <text:p>0.7715629</text:p>
          </table:table-cell>
          <table:table-cell table:number-columns-repeated="2"/>
          <table:table-cell office:value-type="float" office:value="3.495" calcext:value-type="float">
            <text:p>3.495</text:p>
          </table:table-cell>
          <table:table-cell office:value-type="float" office:value="0.5582022" calcext:value-type="float">
            <text:p>0.5582022</text:p>
          </table:table-cell>
          <table:table-cell office:value-type="float" office:value="0.7945098" calcext:value-type="float">
            <text:p>0.7945098</text:p>
          </table:table-cell>
          <table:table-cell table:number-columns-repeated="2"/>
          <table:table-cell office:value-type="float" office:value="16.706" calcext:value-type="float">
            <text:p>16.706</text:p>
          </table:table-cell>
          <table:table-cell office:value-type="float" office:value="0.5552278" calcext:value-type="float">
            <text:p>0.5552278</text:p>
          </table:table-cell>
          <table:table-cell office:value-type="float" office:value="0.4266926" calcext:value-type="float">
            <text:p>0.4266926</text:p>
          </table:table-cell>
        </table:table-row>
        <table:table-row table:style-name="ro1">
          <table:table-cell/>
          <table:table-cell office:value-type="float" office:value="5.019" calcext:value-type="float">
            <text:p>5.0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.312" calcext:value-type="float">
            <text:p>16.312</text:p>
          </table:table-cell>
          <table:table-cell office:value-type="float" office:value="0.6031256" calcext:value-type="float">
            <text:p>0.6031256</text:p>
          </table:table-cell>
          <table:table-cell office:value-type="float" office:value="0.7240429" calcext:value-type="float">
            <text:p>0.7240429</text:p>
          </table:table-cell>
          <table:table-cell table:number-columns-repeated="2"/>
          <table:table-cell office:value-type="float" office:value="3.521" calcext:value-type="float">
            <text:p>3.521</text:p>
          </table:table-cell>
          <table:table-cell office:value-type="float" office:value="0.5451354" calcext:value-type="float">
            <text:p>0.5451354</text:p>
          </table:table-cell>
          <table:table-cell office:value-type="float" office:value="0.8205988" calcext:value-type="float">
            <text:p>0.8205988</text:p>
          </table:table-cell>
          <table:table-cell table:number-columns-repeated="2"/>
          <table:table-cell office:value-type="float" office:value="16.728" calcext:value-type="float">
            <text:p>16.728</text:p>
          </table:table-cell>
          <table:table-cell office:value-type="float" office:value="0.544334" calcext:value-type="float">
            <text:p>0.544334</text:p>
          </table:table-cell>
          <table:table-cell office:value-type="float" office:value="0.4606788" calcext:value-type="float">
            <text:p>0.4606788</text:p>
          </table:table-cell>
        </table:table-row>
        <table:table-row table:style-name="ro1">
          <table:table-cell/>
          <table:table-cell office:value-type="float" office:value="5.075" calcext:value-type="float">
            <text:p>5.0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.339" calcext:value-type="float">
            <text:p>16.339</text:p>
          </table:table-cell>
          <table:table-cell office:value-type="float" office:value="0.5812705" calcext:value-type="float">
            <text:p>0.5812705</text:p>
          </table:table-cell>
          <table:table-cell office:value-type="float" office:value="0.7876815" calcext:value-type="float">
            <text:p>0.7876815</text:p>
          </table:table-cell>
          <table:table-cell table:number-columns-repeated="2"/>
          <table:table-cell office:value-type="float" office:value="3.545" calcext:value-type="float">
            <text:p>3.545</text:p>
          </table:table-cell>
          <table:table-cell office:value-type="float" office:value="0.6269085" calcext:value-type="float">
            <text:p>0.6269085</text:p>
          </table:table-cell>
          <table:table-cell office:value-type="float" office:value="0.859374" calcext:value-type="float">
            <text:p>0.859374</text:p>
          </table:table-cell>
          <table:table-cell table:number-columns-repeated="2"/>
          <table:table-cell office:value-type="float" office:value="16.751" calcext:value-type="float">
            <text:p>16.751</text:p>
          </table:table-cell>
          <table:table-cell office:value-type="float" office:value="0.638227" calcext:value-type="float">
            <text:p>0.638227</text:p>
          </table:table-cell>
          <table:table-cell office:value-type="float" office:value="0.4773988" calcext:value-type="float">
            <text:p>0.4773988</text:p>
          </table:table-cell>
        </table:table-row>
        <table:table-row table:style-name="ro1">
          <table:table-cell/>
          <table:table-cell office:value-type="float" office:value="5.271" calcext:value-type="float">
            <text:p>5.2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.361" calcext:value-type="float">
            <text:p>16.361</text:p>
          </table:table-cell>
          <table:table-cell office:value-type="float" office:value="0.5535781" calcext:value-type="float">
            <text:p>0.5535781</text:p>
          </table:table-cell>
          <table:table-cell office:value-type="float" office:value="0.7861104" calcext:value-type="float">
            <text:p>0.7861104</text:p>
          </table:table-cell>
          <table:table-cell table:number-columns-repeated="2"/>
          <table:table-cell office:value-type="float" office:value="3.567" calcext:value-type="float">
            <text:p>3.567</text:p>
          </table:table-cell>
          <table:table-cell office:value-type="float" office:value="0.6350174" calcext:value-type="float">
            <text:p>0.6350174</text:p>
          </table:table-cell>
          <table:table-cell office:value-type="float" office:value="0.8180022" calcext:value-type="float">
            <text:p>0.8180022</text:p>
          </table:table-cell>
          <table:table-cell table:number-columns-repeated="2"/>
          <table:table-cell office:value-type="float" office:value="16.773" calcext:value-type="float">
            <text:p>16.773</text:p>
          </table:table-cell>
          <table:table-cell office:value-type="float" office:value="0.6892671" calcext:value-type="float">
            <text:p>0.6892671</text:p>
          </table:table-cell>
          <table:table-cell office:value-type="float" office:value="0.4605451" calcext:value-type="float">
            <text:p>0.4605451</text:p>
          </table:table-cell>
        </table:table-row>
        <table:table-row table:style-name="ro1">
          <table:table-cell/>
          <table:table-cell office:value-type="float" office:value="5.326" calcext:value-type="float">
            <text:p>5.3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.383" calcext:value-type="float">
            <text:p>16.383</text:p>
          </table:table-cell>
          <table:table-cell office:value-type="float" office:value="0.5471511" calcext:value-type="float">
            <text:p>0.5471511</text:p>
          </table:table-cell>
          <table:table-cell office:value-type="float" office:value="0.8038671" calcext:value-type="float">
            <text:p>0.8038671</text:p>
          </table:table-cell>
          <table:table-cell table:number-columns-repeated="2"/>
          <table:table-cell office:value-type="float" office:value="3.589" calcext:value-type="float">
            <text:p>3.589</text:p>
          </table:table-cell>
          <table:table-cell office:value-type="float" office:value="0.6233105" calcext:value-type="float">
            <text:p>0.6233105</text:p>
          </table:table-cell>
          <table:table-cell office:value-type="float" office:value="0.7561353" calcext:value-type="float">
            <text:p>0.7561353</text:p>
          </table:table-cell>
          <table:table-cell table:number-columns-repeated="2"/>
          <table:table-cell office:value-type="float" office:value="16.795" calcext:value-type="float">
            <text:p>16.795</text:p>
          </table:table-cell>
          <table:table-cell office:value-type="float" office:value="0.6786953" calcext:value-type="float">
            <text:p>0.6786953</text:p>
          </table:table-cell>
          <table:table-cell office:value-type="float" office:value="0.4361609" calcext:value-type="float">
            <text:p>0.4361609</text:p>
          </table:table-cell>
        </table:table-row>
        <table:table-row table:style-name="ro1">
          <table:table-cell/>
          <table:table-cell office:value-type="float" office:value="5.382" calcext:value-type="float">
            <text:p>5.3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.405" calcext:value-type="float">
            <text:p>16.405</text:p>
          </table:table-cell>
          <table:table-cell office:value-type="float" office:value="0.5898705" calcext:value-type="float">
            <text:p>0.5898705</text:p>
          </table:table-cell>
          <table:table-cell office:value-type="float" office:value="0.8222802" calcext:value-type="float">
            <text:p>0.8222802</text:p>
          </table:table-cell>
          <table:table-cell table:number-columns-repeated="2"/>
          <table:table-cell office:value-type="float" office:value="3.611" calcext:value-type="float">
            <text:p>3.611</text:p>
          </table:table-cell>
          <table:table-cell office:value-type="float" office:value="0.6505236" calcext:value-type="float">
            <text:p>0.6505236</text:p>
          </table:table-cell>
          <table:table-cell office:value-type="float" office:value="0.8013609" calcext:value-type="float">
            <text:p>0.8013609</text:p>
          </table:table-cell>
          <table:table-cell table:number-columns-repeated="2"/>
          <table:table-cell office:value-type="float" office:value="16.816" calcext:value-type="float">
            <text:p>16.816</text:p>
          </table:table-cell>
          <table:table-cell office:value-type="float" office:value="0.6120822" calcext:value-type="float">
            <text:p>0.6120822</text:p>
          </table:table-cell>
          <table:table-cell office:value-type="float" office:value="0.4105423" calcext:value-type="float">
            <text:p>0.4105423</text:p>
          </table:table-cell>
        </table:table-row>
        <table:table-row table:style-name="ro1">
          <table:table-cell/>
          <table:table-cell office:value-type="float" office:value="5.438" calcext:value-type="float">
            <text:p>5.4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.427" calcext:value-type="float">
            <text:p>16.427</text:p>
          </table:table-cell>
          <table:table-cell office:value-type="float" office:value="0.6462456" calcext:value-type="float">
            <text:p>0.6462456</text:p>
          </table:table-cell>
          <table:table-cell office:value-type="float" office:value="0.8088567" calcext:value-type="float">
            <text:p>0.8088567</text:p>
          </table:table-cell>
          <table:table-cell table:number-columns-repeated="2"/>
          <table:table-cell office:value-type="float" office:value="3.634" calcext:value-type="float">
            <text:p>3.634</text:p>
          </table:table-cell>
          <table:table-cell office:value-type="float" office:value="0.6411774" calcext:value-type="float">
            <text:p>0.6411774</text:p>
          </table:table-cell>
          <table:table-cell office:value-type="float" office:value="0.8166547" calcext:value-type="float">
            <text:p>0.8166547</text:p>
          </table:table-cell>
          <table:table-cell table:number-columns-repeated="2"/>
          <table:table-cell office:value-type="float" office:value="16.838" calcext:value-type="float">
            <text:p>16.838</text:p>
          </table:table-cell>
          <table:table-cell office:value-type="float" office:value="0.535656" calcext:value-type="float">
            <text:p>0.535656</text:p>
          </table:table-cell>
          <table:table-cell office:value-type="float" office:value="0.3652499" calcext:value-type="float">
            <text:p>0.3652499</text:p>
          </table:table-cell>
        </table:table-row>
        <table:table-row table:style-name="ro1">
          <table:table-cell/>
          <table:table-cell office:value-type="float" office:value="5.621" calcext:value-type="float">
            <text:p>5.6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.449" calcext:value-type="float">
            <text:p>16.449</text:p>
          </table:table-cell>
          <table:table-cell office:value-type="float" office:value="0.6640691" calcext:value-type="float">
            <text:p>0.6640691</text:p>
          </table:table-cell>
          <table:table-cell office:value-type="float" office:value="0.7838277" calcext:value-type="float">
            <text:p>0.7838277</text:p>
          </table:table-cell>
          <table:table-cell table:number-columns-repeated="2"/>
          <table:table-cell office:value-type="float" office:value="3.656" calcext:value-type="float">
            <text:p>3.656</text:p>
          </table:table-cell>
          <table:table-cell office:value-type="float" office:value="0.581616" calcext:value-type="float">
            <text:p>0.581616</text:p>
          </table:table-cell>
          <table:table-cell office:value-type="float" office:value="0.817134" calcext:value-type="float">
            <text:p>0.817134</text:p>
          </table:table-cell>
          <table:table-cell table:number-columns-repeated="2"/>
          <table:table-cell office:value-type="float" office:value="16.86" calcext:value-type="float">
            <text:p>16.86</text:p>
          </table:table-cell>
          <table:table-cell office:value-type="float" office:value="0.5307884" calcext:value-type="float">
            <text:p>0.5307884</text:p>
          </table:table-cell>
          <table:table-cell office:value-type="float" office:value="0.3820802" calcext:value-type="float">
            <text:p>0.3820802</text:p>
          </table:table-cell>
        </table:table-row>
        <table:table-row table:style-name="ro1">
          <table:table-cell/>
          <table:table-cell office:value-type="float" office:value="5.675" calcext:value-type="float">
            <text:p>5.6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.473" calcext:value-type="float">
            <text:p>16.473</text:p>
          </table:table-cell>
          <table:table-cell office:value-type="float" office:value="0.6924298" calcext:value-type="float">
            <text:p>0.6924298</text:p>
          </table:table-cell>
          <table:table-cell office:value-type="float" office:value="0.8116334" calcext:value-type="float">
            <text:p>0.8116334</text:p>
          </table:table-cell>
          <table:table-cell table:number-columns-repeated="2"/>
          <table:table-cell office:value-type="float" office:value="3.679" calcext:value-type="float">
            <text:p>3.679</text:p>
          </table:table-cell>
          <table:table-cell office:value-type="float" office:value="0.5906167" calcext:value-type="float">
            <text:p>0.5906167</text:p>
          </table:table-cell>
          <table:table-cell office:value-type="float" office:value="0.819263" calcext:value-type="float">
            <text:p>0.819263</text:p>
          </table:table-cell>
          <table:table-cell table:number-columns-repeated="2"/>
          <table:table-cell office:value-type="float" office:value="16.882" calcext:value-type="float">
            <text:p>16.882</text:p>
          </table:table-cell>
          <table:table-cell office:value-type="float" office:value="0.574254" calcext:value-type="float">
            <text:p>0.574254</text:p>
          </table:table-cell>
          <table:table-cell office:value-type="float" office:value="0.4417864" calcext:value-type="float">
            <text:p>0.4417864</text:p>
          </table:table-cell>
        </table:table-row>
        <table:table-row table:style-name="ro1">
          <table:table-cell/>
          <table:table-cell office:value-type="float" office:value="5.732" calcext:value-type="float">
            <text:p>5.7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.645" calcext:value-type="float">
            <text:p>16.645</text:p>
          </table:table-cell>
          <table:table-cell office:value-type="float" office:value="0.6476946" calcext:value-type="float">
            <text:p>0.6476946</text:p>
          </table:table-cell>
          <table:table-cell office:value-type="float" office:value="0.7473353" calcext:value-type="float">
            <text:p>0.7473353</text:p>
          </table:table-cell>
          <table:table-cell table:number-columns-repeated="2"/>
          <table:table-cell office:value-type="float" office:value="3.851" calcext:value-type="float">
            <text:p>3.851</text:p>
          </table:table-cell>
          <table:table-cell office:value-type="float" office:value="0.6289243" calcext:value-type="float">
            <text:p>0.6289243</text:p>
          </table:table-cell>
          <table:table-cell office:value-type="float" office:value="0.8676278" calcext:value-type="float">
            <text:p>0.8676278</text:p>
          </table:table-cell>
          <table:table-cell table:number-columns-repeated="2"/>
          <table:table-cell office:value-type="float" office:value="17.043" calcext:value-type="float">
            <text:p>17.043</text:p>
          </table:table-cell>
          <table:table-cell office:value-type="float" office:value="0.5498147" calcext:value-type="float">
            <text:p>0.5498147</text:p>
          </table:table-cell>
          <table:table-cell office:value-type="float" office:value="0.469267" calcext:value-type="float">
            <text:p>0.469267</text:p>
          </table:table-cell>
        </table:table-row>
        <table:table-row table:style-name="ro1">
          <table:table-cell/>
          <table:table-cell office:value-type="float" office:value="5.786" calcext:value-type="float">
            <text:p>5.7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.668" calcext:value-type="float">
            <text:p>16.668</text:p>
          </table:table-cell>
          <table:table-cell office:value-type="float" office:value="0.6971202" calcext:value-type="float">
            <text:p>0.6971202</text:p>
          </table:table-cell>
          <table:table-cell office:value-type="float" office:value="0.9161416" calcext:value-type="float">
            <text:p>0.9161416</text:p>
          </table:table-cell>
          <table:table-cell table:number-columns-repeated="2"/>
          <table:table-cell office:value-type="float" office:value="3.873" calcext:value-type="float">
            <text:p>3.873</text:p>
          </table:table-cell>
          <table:table-cell office:value-type="float" office:value="0.5969885" calcext:value-type="float">
            <text:p>0.5969885</text:p>
          </table:table-cell>
          <table:table-cell office:value-type="float" office:value="0.7737817" calcext:value-type="float">
            <text:p>0.7737817</text:p>
          </table:table-cell>
          <table:table-cell table:number-columns-repeated="2"/>
          <table:table-cell office:value-type="float" office:value="17.068" calcext:value-type="float">
            <text:p>17.068</text:p>
          </table:table-cell>
          <table:table-cell office:value-type="float" office:value="0.646147" calcext:value-type="float">
            <text:p>0.646147</text:p>
          </table:table-cell>
          <table:table-cell office:value-type="float" office:value="0.4845174" calcext:value-type="float">
            <text:p>0.4845174</text:p>
          </table:table-cell>
        </table:table-row>
        <table:table-row table:style-name="ro1">
          <table:table-cell/>
          <table:table-cell office:value-type="float" office:value="5.981" calcext:value-type="float">
            <text:p>5.9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.69" calcext:value-type="float">
            <text:p>16.69</text:p>
          </table:table-cell>
          <table:table-cell office:value-type="float" office:value="0.8348244" calcext:value-type="float">
            <text:p>0.8348244</text:p>
          </table:table-cell>
          <table:table-cell office:value-type="float" office:value="1.035153" calcext:value-type="float">
            <text:p>1.035153</text:p>
          </table:table-cell>
          <table:table-cell table:number-columns-repeated="2"/>
          <table:table-cell office:value-type="float" office:value="3.895" calcext:value-type="float">
            <text:p>3.895</text:p>
          </table:table-cell>
          <table:table-cell office:value-type="float" office:value="0.6428154" calcext:value-type="float">
            <text:p>0.6428154</text:p>
          </table:table-cell>
          <table:table-cell office:value-type="float" office:value="0.7493071" calcext:value-type="float">
            <text:p>0.7493071</text:p>
          </table:table-cell>
          <table:table-cell table:number-columns-repeated="2"/>
          <table:table-cell office:value-type="float" office:value="17.09" calcext:value-type="float">
            <text:p>17.09</text:p>
          </table:table-cell>
          <table:table-cell office:value-type="float" office:value="0.6738946" calcext:value-type="float">
            <text:p>0.6738946</text:p>
          </table:table-cell>
          <table:table-cell office:value-type="float" office:value="0.4637864" calcext:value-type="float">
            <text:p>0.4637864</text:p>
          </table:table-cell>
        </table:table-row>
        <table:table-row table:style-name="ro1">
          <table:table-cell/>
          <table:table-cell office:value-type="float" office:value="6.038" calcext:value-type="float">
            <text:p>6.0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.712" calcext:value-type="float">
            <text:p>16.712</text:p>
          </table:table-cell>
          <table:table-cell office:value-type="float" office:value="0.9369595" calcext:value-type="float">
            <text:p>0.9369595</text:p>
          </table:table-cell>
          <table:table-cell office:value-type="float" office:value="1.178248" calcext:value-type="float">
            <text:p>1.178248</text:p>
          </table:table-cell>
          <table:table-cell table:number-columns-repeated="2"/>
          <table:table-cell office:value-type="float" office:value="3.917" calcext:value-type="float">
            <text:p>3.917</text:p>
          </table:table-cell>
          <table:table-cell office:value-type="float" office:value="0.6445636" calcext:value-type="float">
            <text:p>0.6445636</text:p>
          </table:table-cell>
          <table:table-cell office:value-type="float" office:value="0.7159891" calcext:value-type="float">
            <text:p>0.7159891</text:p>
          </table:table-cell>
          <table:table-cell table:number-columns-repeated="2"/>
          <table:table-cell office:value-type="float" office:value="17.112" calcext:value-type="float">
            <text:p>17.112</text:p>
          </table:table-cell>
          <table:table-cell office:value-type="float" office:value="0.6417353" calcext:value-type="float">
            <text:p>0.6417353</text:p>
          </table:table-cell>
          <table:table-cell office:value-type="float" office:value="0.425534" calcext:value-type="float">
            <text:p>0.425534</text:p>
          </table:table-cell>
        </table:table-row>
        <table:table-row table:style-name="ro1">
          <table:table-cell/>
          <table:table-cell office:value-type="float" office:value="6.094" calcext:value-type="float">
            <text:p>6.0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.739" calcext:value-type="float">
            <text:p>16.739</text:p>
          </table:table-cell>
          <table:table-cell office:value-type="float" office:value="0.9635161" calcext:value-type="float">
            <text:p>0.9635161</text:p>
          </table:table-cell>
          <table:table-cell office:value-type="float" office:value="1.175207" calcext:value-type="float">
            <text:p>1.175207</text:p>
          </table:table-cell>
          <table:table-cell table:number-columns-repeated="2"/>
          <table:table-cell office:value-type="float" office:value="3.94" calcext:value-type="float">
            <text:p>3.94</text:p>
          </table:table-cell>
          <table:table-cell office:value-type="float" office:value="0.6145105" calcext:value-type="float">
            <text:p>0.6145105</text:p>
          </table:table-cell>
          <table:table-cell office:value-type="float" office:value="0.7602127" calcext:value-type="float">
            <text:p>0.7602127</text:p>
          </table:table-cell>
          <table:table-cell table:number-columns-repeated="2"/>
          <table:table-cell office:value-type="float" office:value="17.135" calcext:value-type="float">
            <text:p>17.135</text:p>
          </table:table-cell>
          <table:table-cell office:value-type="float" office:value="0.5789098" calcext:value-type="float">
            <text:p>0.5789098</text:p>
          </table:table-cell>
          <table:table-cell office:value-type="float" office:value="0.3874153" calcext:value-type="float">
            <text:p>0.3874153</text:p>
          </table:table-cell>
        </table:table-row>
        <table:table-row table:style-name="ro1">
          <table:table-cell/>
          <table:table-cell office:value-type="float" office:value="6.15" calcext:value-type="float">
            <text:p>6.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.761" calcext:value-type="float">
            <text:p>16.761</text:p>
          </table:table-cell>
          <table:table-cell office:value-type="float" office:value="1.003729" calcext:value-type="float">
            <text:p>1.003729</text:p>
          </table:table-cell>
          <table:table-cell office:value-type="float" office:value="1.19234" calcext:value-type="float">
            <text:p>1.19234</text:p>
          </table:table-cell>
          <table:table-cell table:number-columns-repeated="2"/>
          <table:table-cell office:value-type="float" office:value="3.962" calcext:value-type="float">
            <text:p>3.962</text:p>
          </table:table-cell>
          <table:table-cell office:value-type="float" office:value="0.6116698" calcext:value-type="float">
            <text:p>0.6116698</text:p>
          </table:table-cell>
          <table:table-cell office:value-type="float" office:value="0.839134" calcext:value-type="float">
            <text:p>0.839134</text:p>
          </table:table-cell>
          <table:table-cell table:number-columns-repeated="2"/>
          <table:table-cell office:value-type="float" office:value="17.159" calcext:value-type="float">
            <text:p>17.159</text:p>
          </table:table-cell>
          <table:table-cell office:value-type="float" office:value="0.5382291" calcext:value-type="float">
            <text:p>0.5382291</text:p>
          </table:table-cell>
          <table:table-cell office:value-type="float" office:value="0.390334" calcext:value-type="float">
            <text:p>0.390334</text:p>
          </table:table-cell>
        </table:table-row>
        <table:table-row table:style-name="ro1">
          <table:table-cell/>
          <table:table-cell office:value-type="float" office:value="6.332" calcext:value-type="float">
            <text:p>6.3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.783" calcext:value-type="float">
            <text:p>16.783</text:p>
          </table:table-cell>
          <table:table-cell office:value-type="float" office:value="1.0148" calcext:value-type="float">
            <text:p>1.0148</text:p>
          </table:table-cell>
          <table:table-cell office:value-type="float" office:value="1.164156" calcext:value-type="float">
            <text:p>1.164156</text:p>
          </table:table-cell>
          <table:table-cell table:number-columns-repeated="2"/>
          <table:table-cell office:value-type="float" office:value="3.983" calcext:value-type="float">
            <text:p>3.983</text:p>
          </table:table-cell>
          <table:table-cell office:value-type="float" office:value="0.5952056" calcext:value-type="float">
            <text:p>0.5952056</text:p>
          </table:table-cell>
          <table:table-cell office:value-type="float" office:value="0.842776" calcext:value-type="float">
            <text:p>0.842776</text:p>
          </table:table-cell>
          <table:table-cell table:number-columns-repeated="2"/>
          <table:table-cell office:value-type="float" office:value="17.181" calcext:value-type="float">
            <text:p>17.181</text:p>
          </table:table-cell>
          <table:table-cell office:value-type="float" office:value="0.5177222" calcext:value-type="float">
            <text:p>0.5177222</text:p>
          </table:table-cell>
          <table:table-cell office:value-type="float" office:value="0.441185" calcext:value-type="float">
            <text:p>0.441185</text:p>
          </table:table-cell>
        </table:table-row>
        <table:table-row table:style-name="ro1">
          <table:table-cell/>
          <table:table-cell office:value-type="float" office:value="6.388" calcext:value-type="float">
            <text:p>6.3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.806" calcext:value-type="float">
            <text:p>16.806</text:p>
          </table:table-cell>
          <table:table-cell office:value-type="float" office:value="0.9262423" calcext:value-type="float">
            <text:p>0.9262423</text:p>
          </table:table-cell>
          <table:table-cell office:value-type="float" office:value="1.020693" calcext:value-type="float">
            <text:p>1.020693</text:p>
          </table:table-cell>
          <table:table-cell table:number-columns-repeated="2"/>
          <table:table-cell office:value-type="float" office:value="4.005" calcext:value-type="float">
            <text:p>4.005</text:p>
          </table:table-cell>
          <table:table-cell office:value-type="float" office:value="0.568216" calcext:value-type="float">
            <text:p>0.568216</text:p>
          </table:table-cell>
          <table:table-cell office:value-type="float" office:value="0.7901326" calcext:value-type="float">
            <text:p>0.7901326</text:p>
          </table:table-cell>
          <table:table-cell table:number-columns-repeated="2"/>
          <table:table-cell office:value-type="float" office:value="17.202" calcext:value-type="float">
            <text:p>17.202</text:p>
          </table:table-cell>
          <table:table-cell office:value-type="float" office:value="0.5421733" calcext:value-type="float">
            <text:p>0.5421733</text:p>
          </table:table-cell>
          <table:table-cell office:value-type="float" office:value="0.4943863" calcext:value-type="float">
            <text:p>0.4943863</text:p>
          </table:table-cell>
        </table:table-row>
        <table:table-row table:style-name="ro1">
          <table:table-cell/>
          <table:table-cell office:value-type="float" office:value="6.445" calcext:value-type="float">
            <text:p>6.4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.828" calcext:value-type="float">
            <text:p>16.828</text:p>
          </table:table-cell>
          <table:table-cell office:value-type="float" office:value="0.744852" calcext:value-type="float">
            <text:p>0.744852</text:p>
          </table:table-cell>
          <table:table-cell office:value-type="float" office:value="0.9626478" calcext:value-type="float">
            <text:p>0.9626478</text:p>
          </table:table-cell>
          <table:table-cell table:number-columns-repeated="2"/>
          <table:table-cell office:value-type="float" office:value="4.027" calcext:value-type="float">
            <text:p>4.027</text:p>
          </table:table-cell>
          <table:table-cell office:value-type="float" office:value="0.6133747" calcext:value-type="float">
            <text:p>0.6133747</text:p>
          </table:table-cell>
          <table:table-cell office:value-type="float" office:value="0.8150402" calcext:value-type="float">
            <text:p>0.8150402</text:p>
          </table:table-cell>
          <table:table-cell table:number-columns-repeated="2"/>
          <table:table-cell office:value-type="float" office:value="17.224" calcext:value-type="float">
            <text:p>17.224</text:p>
          </table:table-cell>
          <table:table-cell office:value-type="float" office:value="0.6648388" calcext:value-type="float">
            <text:p>0.6648388</text:p>
          </table:table-cell>
          <table:table-cell office:value-type="float" office:value="0.4959457" calcext:value-type="float">
            <text:p>0.4959457</text:p>
          </table:table-cell>
        </table:table-row>
        <table:table-row table:style-name="ro1">
          <table:table-cell/>
          <table:table-cell office:value-type="float" office:value="6.505" calcext:value-type="float">
            <text:p>6.5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.001" calcext:value-type="float">
            <text:p>17.001</text:p>
          </table:table-cell>
          <table:table-cell office:value-type="float" office:value="1.149687" calcext:value-type="float">
            <text:p>1.149687</text:p>
          </table:table-cell>
          <table:table-cell office:value-type="float" office:value="1.321711" calcext:value-type="float">
            <text:p>1.321711</text:p>
          </table:table-cell>
          <table:table-cell table:number-columns-repeated="2"/>
          <table:table-cell office:value-type="float" office:value="4.049" calcext:value-type="float">
            <text:p>4.049</text:p>
          </table:table-cell>
          <table:table-cell office:value-type="float" office:value="0.6627884" calcext:value-type="float">
            <text:p>0.6627884</text:p>
          </table:table-cell>
          <table:table-cell office:value-type="float" office:value="0.8272146" calcext:value-type="float">
            <text:p>0.8272146</text:p>
          </table:table-cell>
          <table:table-cell table:number-columns-repeated="2"/>
          <table:table-cell office:value-type="float" office:value="17.399" calcext:value-type="float">
            <text:p>17.399</text:p>
          </table:table-cell>
          <table:table-cell office:value-type="float" office:value="0.6844664" calcext:value-type="float">
            <text:p>0.6844664</text:p>
          </table:table-cell>
          <table:table-cell office:value-type="float" office:value="0.4798388" calcext:value-type="float">
            <text:p>0.4798388</text:p>
          </table:table-cell>
        </table:table-row>
        <table:table-row table:style-name="ro1">
          <table:table-cell/>
          <table:table-cell office:value-type="float" office:value="6.688" calcext:value-type="float">
            <text:p>6.6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.023" calcext:value-type="float">
            <text:p>17.023</text:p>
          </table:table-cell>
          <table:table-cell office:value-type="float" office:value="1.133156" calcext:value-type="float">
            <text:p>1.133156</text:p>
          </table:table-cell>
          <table:table-cell office:value-type="float" office:value="1.3041" calcext:value-type="float">
            <text:p>1.3041</text:p>
          </table:table-cell>
          <table:table-cell table:number-columns-repeated="2"/>
          <table:table-cell office:value-type="float" office:value="4.21" calcext:value-type="float">
            <text:p>4.21</text:p>
          </table:table-cell>
          <table:table-cell office:value-type="float" office:value="0.6297491" calcext:value-type="float">
            <text:p>0.6297491</text:p>
          </table:table-cell>
          <table:table-cell office:value-type="float" office:value="0.7517353" calcext:value-type="float">
            <text:p>0.7517353</text:p>
          </table:table-cell>
          <table:table-cell table:number-columns-repeated="2"/>
          <table:table-cell office:value-type="float" office:value="17.424" calcext:value-type="float">
            <text:p>17.424</text:p>
          </table:table-cell>
          <table:table-cell office:value-type="float" office:value="0.7366533" calcext:value-type="float">
            <text:p>0.7366533</text:p>
          </table:table-cell>
          <table:table-cell office:value-type="float" office:value="0.471172" calcext:value-type="float">
            <text:p>0.471172</text:p>
          </table:table-cell>
        </table:table-row>
        <table:table-row table:style-name="ro1">
          <table:table-cell/>
          <table:table-cell office:value-type="float" office:value="6.742" calcext:value-type="float">
            <text:p>6.742</text:p>
          </table:table-cell>
          <table:table-cell office:value-type="float" office:value="0.01947499" calcext:value-type="float">
            <text:p>0.01947499</text:p>
          </table:table-cell>
          <table:table-cell office:value-type="float" office:value="0.07706454" calcext:value-type="float">
            <text:p>0.07706454</text:p>
          </table:table-cell>
          <table:table-cell/>
          <table:table-cell office:value-type="float" office:value="17.045" calcext:value-type="float">
            <text:p>17.045</text:p>
          </table:table-cell>
          <table:table-cell office:value-type="float" office:value="1.034529" calcext:value-type="float">
            <text:p>1.034529</text:p>
          </table:table-cell>
          <table:table-cell office:value-type="float" office:value="1.248326" calcext:value-type="float">
            <text:p>1.248326</text:p>
          </table:table-cell>
          <table:table-cell table:number-columns-repeated="2"/>
          <table:table-cell office:value-type="float" office:value="4.232" calcext:value-type="float">
            <text:p>4.232</text:p>
          </table:table-cell>
          <table:table-cell office:value-type="float" office:value="0.6477615" calcext:value-type="float">
            <text:p>0.6477615</text:p>
          </table:table-cell>
          <table:table-cell office:value-type="float" office:value="0.7757188" calcext:value-type="float">
            <text:p>0.7757188</text:p>
          </table:table-cell>
          <table:table-cell table:number-columns-repeated="2"/>
          <table:table-cell office:value-type="float" office:value="17.451" calcext:value-type="float">
            <text:p>17.451</text:p>
          </table:table-cell>
          <table:table-cell office:value-type="float" office:value="0.6336815" calcext:value-type="float">
            <text:p>0.6336815</text:p>
          </table:table-cell>
          <table:table-cell office:value-type="float" office:value="0.4539726" calcext:value-type="float">
            <text:p>0.4539726</text:p>
          </table:table-cell>
        </table:table-row>
        <table:table-row table:style-name="ro1">
          <table:table-cell/>
          <table:table-cell office:value-type="float" office:value="6.798" calcext:value-type="float">
            <text:p>6.798</text:p>
          </table:table-cell>
          <table:table-cell office:value-type="float" office:value="1.118099" calcext:value-type="float">
            <text:p>1.118099</text:p>
          </table:table-cell>
          <table:table-cell office:value-type="float" office:value="1.129586" calcext:value-type="float">
            <text:p>1.129586</text:p>
          </table:table-cell>
          <table:table-cell/>
          <table:table-cell office:value-type="float" office:value="17.067" calcext:value-type="float">
            <text:p>17.067</text:p>
          </table:table-cell>
          <table:table-cell office:value-type="float" office:value="1.078642" calcext:value-type="float">
            <text:p>1.078642</text:p>
          </table:table-cell>
          <table:table-cell office:value-type="float" office:value="1.323986" calcext:value-type="float">
            <text:p>1.323986</text:p>
          </table:table-cell>
          <table:table-cell table:number-columns-repeated="2"/>
          <table:table-cell office:value-type="float" office:value="4.256" calcext:value-type="float">
            <text:p>4.256</text:p>
          </table:table-cell>
          <table:table-cell office:value-type="float" office:value="0.6723229" calcext:value-type="float">
            <text:p>0.6723229</text:p>
          </table:table-cell>
          <table:table-cell office:value-type="float" office:value="0.8372637" calcext:value-type="float">
            <text:p>0.8372637</text:p>
          </table:table-cell>
          <table:table-cell table:number-columns-repeated="2"/>
          <table:table-cell office:value-type="float" office:value="17.473" calcext:value-type="float">
            <text:p>17.473</text:p>
          </table:table-cell>
          <table:table-cell office:value-type="float" office:value="0.5783084" calcext:value-type="float">
            <text:p>0.5783084</text:p>
          </table:table-cell>
          <table:table-cell office:value-type="float" office:value="0.4532933" calcext:value-type="float">
            <text:p>0.4532933</text:p>
          </table:table-cell>
        </table:table-row>
        <table:table-row table:style-name="ro1">
          <table:table-cell/>
          <table:table-cell office:value-type="float" office:value="6.852" calcext:value-type="float">
            <text:p>6.852</text:p>
          </table:table-cell>
          <table:table-cell office:value-type="float" office:value="1.570731" calcext:value-type="float">
            <text:p>1.570731</text:p>
          </table:table-cell>
          <table:table-cell office:value-type="float" office:value="1.783927" calcext:value-type="float">
            <text:p>1.783927</text:p>
          </table:table-cell>
          <table:table-cell/>
          <table:table-cell office:value-type="float" office:value="17.089" calcext:value-type="float">
            <text:p>17.089</text:p>
          </table:table-cell>
          <table:table-cell office:value-type="float" office:value="1.353929" calcext:value-type="float">
            <text:p>1.353929</text:p>
          </table:table-cell>
          <table:table-cell office:value-type="float" office:value="1.581951" calcext:value-type="float">
            <text:p>1.581951</text:p>
          </table:table-cell>
          <table:table-cell table:number-columns-repeated="2"/>
          <table:table-cell office:value-type="float" office:value="4.279" calcext:value-type="float">
            <text:p>4.279</text:p>
          </table:table-cell>
          <table:table-cell office:value-type="float" office:value="0.606178" calcext:value-type="float">
            <text:p>0.606178</text:p>
          </table:table-cell>
          <table:table-cell office:value-type="float" office:value="0.8243195" calcext:value-type="float">
            <text:p>0.8243195</text:p>
          </table:table-cell>
          <table:table-cell table:number-columns-repeated="2"/>
          <table:table-cell office:value-type="float" office:value="17.494" calcext:value-type="float">
            <text:p>17.494</text:p>
          </table:table-cell>
          <table:table-cell office:value-type="float" office:value="0.5583471" calcext:value-type="float">
            <text:p>0.5583471</text:p>
          </table:table-cell>
          <table:table-cell office:value-type="float" office:value="0.4762402" calcext:value-type="float">
            <text:p>0.4762402</text:p>
          </table:table-cell>
        </table:table-row>
        <table:table-row table:style-name="ro1">
          <table:table-cell/>
          <table:table-cell office:value-type="float" office:value="7.047" calcext:value-type="float">
            <text:p>7.047</text:p>
          </table:table-cell>
          <table:table-cell office:value-type="float" office:value="1.063235" calcext:value-type="float">
            <text:p>1.063235</text:p>
          </table:table-cell>
          <table:table-cell office:value-type="float" office:value="1.215632" calcext:value-type="float">
            <text:p>1.215632</text:p>
          </table:table-cell>
          <table:table-cell/>
          <table:table-cell office:value-type="float" office:value="17.111" calcext:value-type="float">
            <text:p>17.111</text:p>
          </table:table-cell>
          <table:table-cell office:value-type="float" office:value="1.622808" calcext:value-type="float">
            <text:p>1.622808</text:p>
          </table:table-cell>
          <table:table-cell office:value-type="float" office:value="1.820564" calcext:value-type="float">
            <text:p>1.820564</text:p>
          </table:table-cell>
          <table:table-cell table:number-columns-repeated="2"/>
          <table:table-cell office:value-type="float" office:value="4.301" calcext:value-type="float">
            <text:p>4.301</text:p>
          </table:table-cell>
          <table:table-cell office:value-type="float" office:value="0.5727497" calcext:value-type="float">
            <text:p>0.5727497</text:p>
          </table:table-cell>
          <table:table-cell office:value-type="float" office:value="0.8302119" calcext:value-type="float">
            <text:p>0.8302119</text:p>
          </table:table-cell>
          <table:table-cell table:number-columns-repeated="2"/>
          <table:table-cell office:value-type="float" office:value="17.516" calcext:value-type="float">
            <text:p>17.516</text:p>
          </table:table-cell>
          <table:table-cell office:value-type="float" office:value="0.5947726" calcext:value-type="float">
            <text:p>0.5947726</text:p>
          </table:table-cell>
          <table:table-cell office:value-type="float" office:value="0.4789471" calcext:value-type="float">
            <text:p>0.4789471</text:p>
          </table:table-cell>
        </table:table-row>
        <table:table-row table:style-name="ro1">
          <table:table-cell/>
          <table:table-cell office:value-type="float" office:value="7.104" calcext:value-type="float">
            <text:p>7.104</text:p>
          </table:table-cell>
          <table:table-cell office:value-type="float" office:value="0.6511478" calcext:value-type="float">
            <text:p>0.6511478</text:p>
          </table:table-cell>
          <table:table-cell office:value-type="float" office:value="0.7981312" calcext:value-type="float">
            <text:p>0.7981312</text:p>
          </table:table-cell>
          <table:table-cell/>
          <table:table-cell office:value-type="float" office:value="17.137" calcext:value-type="float">
            <text:p>17.137</text:p>
          </table:table-cell>
          <table:table-cell office:value-type="float" office:value="1.571643" calcext:value-type="float">
            <text:p>1.571643</text:p>
          </table:table-cell>
          <table:table-cell office:value-type="float" office:value="1.746051" calcext:value-type="float">
            <text:p>1.746051</text:p>
          </table:table-cell>
          <table:table-cell table:number-columns-repeated="2"/>
          <table:table-cell office:value-type="float" office:value="4.323" calcext:value-type="float">
            <text:p>4.323</text:p>
          </table:table-cell>
          <table:table-cell office:value-type="float" office:value="0.6330685" calcext:value-type="float">
            <text:p>0.6330685</text:p>
          </table:table-cell>
          <table:table-cell office:value-type="float" office:value="0.8673609" calcext:value-type="float">
            <text:p>0.8673609</text:p>
          </table:table-cell>
          <table:table-cell table:number-columns-repeated="2"/>
          <table:table-cell office:value-type="float" office:value="17.538" calcext:value-type="float">
            <text:p>17.538</text:p>
          </table:table-cell>
          <table:table-cell office:value-type="float" office:value="0.656707" calcext:value-type="float">
            <text:p>0.656707</text:p>
          </table:table-cell>
          <table:table-cell office:value-type="float" office:value="0.4765857" calcext:value-type="float">
            <text:p>0.4765857</text:p>
          </table:table-cell>
        </table:table-row>
        <table:table-row table:style-name="ro1">
          <table:table-cell/>
          <table:table-cell office:value-type="float" office:value="7.16" calcext:value-type="float">
            <text:p>7.16</text:p>
          </table:table-cell>
          <table:table-cell office:value-type="float" office:value="0.6251602" calcext:value-type="float">
            <text:p>0.6251602</text:p>
          </table:table-cell>
          <table:table-cell office:value-type="float" office:value="0.8726526" calcext:value-type="float">
            <text:p>0.8726526</text:p>
          </table:table-cell>
          <table:table-cell/>
          <table:table-cell office:value-type="float" office:value="17.16" calcext:value-type="float">
            <text:p>17.16</text:p>
          </table:table-cell>
          <table:table-cell office:value-type="float" office:value="1.274223" calcext:value-type="float">
            <text:p>1.274223</text:p>
          </table:table-cell>
          <table:table-cell office:value-type="float" office:value="1.43298" calcext:value-type="float">
            <text:p>1.43298</text:p>
          </table:table-cell>
          <table:table-cell table:number-columns-repeated="2"/>
          <table:table-cell office:value-type="float" office:value="4.346" calcext:value-type="float">
            <text:p>4.346</text:p>
          </table:table-cell>
          <table:table-cell office:value-type="float" office:value="0.6292698" calcext:value-type="float">
            <text:p>0.6292698</text:p>
          </table:table-cell>
          <table:table-cell office:value-type="float" office:value="0.8255216" calcext:value-type="float">
            <text:p>0.8255216</text:p>
          </table:table-cell>
          <table:table-cell table:number-columns-repeated="2"/>
          <table:table-cell office:value-type="float" office:value="17.56" calcext:value-type="float">
            <text:p>17.56</text:p>
          </table:table-cell>
          <table:table-cell office:value-type="float" office:value="0.664894" calcext:value-type="float">
            <text:p>0.664894</text:p>
          </table:table-cell>
          <table:table-cell office:value-type="float" office:value="0.4693686" calcext:value-type="float">
            <text:p>0.4693686</text:p>
          </table:table-cell>
        </table:table-row>
        <table:table-row table:style-name="ro1">
          <table:table-cell/>
          <table:table-cell office:value-type="float" office:value="7.216" calcext:value-type="float">
            <text:p>7.216</text:p>
          </table:table-cell>
          <table:table-cell office:value-type="float" office:value="0.627176" calcext:value-type="float">
            <text:p>0.627176</text:p>
          </table:table-cell>
          <table:table-cell office:value-type="float" office:value="0.7466002" calcext:value-type="float">
            <text:p>0.7466002</text:p>
          </table:table-cell>
          <table:table-cell/>
          <table:table-cell office:value-type="float" office:value="17.181" calcext:value-type="float">
            <text:p>17.181</text:p>
          </table:table-cell>
          <table:table-cell office:value-type="float" office:value="1.024971" calcext:value-type="float">
            <text:p>1.024971</text:p>
          </table:table-cell>
          <table:table-cell office:value-type="float" office:value="1.18394" calcext:value-type="float">
            <text:p>1.18394</text:p>
          </table:table-cell>
          <table:table-cell table:number-columns-repeated="2"/>
          <table:table-cell office:value-type="float" office:value="4.367" calcext:value-type="float">
            <text:p>4.367</text:p>
          </table:table-cell>
          <table:table-cell office:value-type="float" office:value="0.6425485" calcext:value-type="float">
            <text:p>0.6425485</text:p>
          </table:table-cell>
          <table:table-cell office:value-type="float" office:value="0.793107" calcext:value-type="float">
            <text:p>0.793107</text:p>
          </table:table-cell>
          <table:table-cell table:number-columns-repeated="2"/>
          <table:table-cell office:value-type="float" office:value="17.582" calcext:value-type="float">
            <text:p>17.582</text:p>
          </table:table-cell>
          <table:table-cell office:value-type="float" office:value="0.6231215" calcext:value-type="float">
            <text:p>0.6231215</text:p>
          </table:table-cell>
          <table:table-cell office:value-type="float" office:value="0.4535719" calcext:value-type="float">
            <text:p>0.4535719</text:p>
          </table:table-cell>
        </table:table-row>
        <table:table-row table:style-name="ro1">
          <table:table-cell/>
          <table:table-cell office:value-type="float" office:value="7.402" calcext:value-type="float">
            <text:p>7.402</text:p>
          </table:table-cell>
          <table:table-cell office:value-type="float" office:value="0.6582429" calcext:value-type="float">
            <text:p>0.6582429</text:p>
          </table:table-cell>
          <table:table-cell office:value-type="float" office:value="0.7524147" calcext:value-type="float">
            <text:p>0.7524147</text:p>
          </table:table-cell>
          <table:table-cell/>
          <table:table-cell office:value-type="float" office:value="17.355" calcext:value-type="float">
            <text:p>17.355</text:p>
          </table:table-cell>
          <table:table-cell office:value-type="float" office:value="1.803275" calcext:value-type="float">
            <text:p>1.803275</text:p>
          </table:table-cell>
          <table:table-cell office:value-type="float" office:value="1.929807" calcext:value-type="float">
            <text:p>1.929807</text:p>
          </table:table-cell>
          <table:table-cell table:number-columns-repeated="2"/>
          <table:table-cell office:value-type="float" office:value="4.389" calcext:value-type="float">
            <text:p>4.389</text:p>
          </table:table-cell>
          <table:table-cell office:value-type="float" office:value="0.6799091" calcext:value-type="float">
            <text:p>0.6799091</text:p>
          </table:table-cell>
          <table:table-cell office:value-type="float" office:value="0.804814" calcext:value-type="float">
            <text:p>0.804814</text:p>
          </table:table-cell>
          <table:table-cell table:number-columns-repeated="2"/>
          <table:table-cell office:value-type="float" office:value="17.753" calcext:value-type="float">
            <text:p>17.753</text:p>
          </table:table-cell>
          <table:table-cell office:value-type="float" office:value="0.606056" calcext:value-type="float">
            <text:p>0.606056</text:p>
          </table:table-cell>
          <table:table-cell office:value-type="float" office:value="0.4166002" calcext:value-type="float">
            <text:p>0.4166002</text:p>
          </table:table-cell>
        </table:table-row>
        <table:table-row table:style-name="ro1">
          <table:table-cell/>
          <table:table-cell office:value-type="float" office:value="7.458" calcext:value-type="float">
            <text:p>7.458</text:p>
          </table:table-cell>
          <table:table-cell office:value-type="float" office:value="0.6068691" calcext:value-type="float">
            <text:p>0.6068691</text:p>
          </table:table-cell>
          <table:table-cell office:value-type="float" office:value="0.8595746" calcext:value-type="float">
            <text:p>0.8595746</text:p>
          </table:table-cell>
          <table:table-cell/>
          <table:table-cell office:value-type="float" office:value="17.38" calcext:value-type="float">
            <text:p>17.38</text:p>
          </table:table-cell>
          <table:table-cell office:value-type="float" office:value="1.494023" calcext:value-type="float">
            <text:p>1.494023</text:p>
          </table:table-cell>
          <table:table-cell office:value-type="float" office:value="1.58062" calcext:value-type="float">
            <text:p>1.58062</text:p>
          </table:table-cell>
          <table:table-cell table:number-columns-repeated="2"/>
          <table:table-cell office:value-type="float" office:value="4.561" calcext:value-type="float">
            <text:p>4.561</text:p>
          </table:table-cell>
          <table:table-cell office:value-type="float" office:value="0.6108567" calcext:value-type="float">
            <text:p>0.6108567</text:p>
          </table:table-cell>
          <table:table-cell office:value-type="float" office:value="0.7744815" calcext:value-type="float">
            <text:p>0.7744815</text:p>
          </table:table-cell>
          <table:table-cell table:number-columns-repeated="2"/>
          <table:table-cell office:value-type="float" office:value="17.775" calcext:value-type="float">
            <text:p>17.775</text:p>
          </table:table-cell>
          <table:table-cell office:value-type="float" office:value="0.5496692" calcext:value-type="float">
            <text:p>0.5496692</text:p>
          </table:table-cell>
          <table:table-cell office:value-type="float" office:value="0.413214" calcext:value-type="float">
            <text:p>0.413214</text:p>
          </table:table-cell>
        </table:table-row>
        <table:table-row table:style-name="ro1">
          <table:table-cell/>
          <table:table-cell office:value-type="float" office:value="7.515" calcext:value-type="float">
            <text:p>7.515</text:p>
          </table:table-cell>
          <table:table-cell office:value-type="float" office:value="0.6132298" calcext:value-type="float">
            <text:p>0.6132298</text:p>
          </table:table-cell>
          <table:table-cell office:value-type="float" office:value="0.737934" calcext:value-type="float">
            <text:p>0.737934</text:p>
          </table:table-cell>
          <table:table-cell/>
          <table:table-cell office:value-type="float" office:value="17.405" calcext:value-type="float">
            <text:p>17.405</text:p>
          </table:table-cell>
          <table:table-cell office:value-type="float" office:value="0.8989071" calcext:value-type="float">
            <text:p>0.8989071</text:p>
          </table:table-cell>
          <table:table-cell office:value-type="float" office:value="1.036611" calcext:value-type="float">
            <text:p>1.036611</text:p>
          </table:table-cell>
          <table:table-cell table:number-columns-repeated="2"/>
          <table:table-cell office:value-type="float" office:value="4.583" calcext:value-type="float">
            <text:p>4.583</text:p>
          </table:table-cell>
          <table:table-cell office:value-type="float" office:value="0.5825747" calcext:value-type="float">
            <text:p>0.5825747</text:p>
          </table:table-cell>
          <table:table-cell office:value-type="float" office:value="0.8207326" calcext:value-type="float">
            <text:p>0.8207326</text:p>
          </table:table-cell>
          <table:table-cell table:number-columns-repeated="2"/>
          <table:table-cell office:value-type="float" office:value="17.8" calcext:value-type="float">
            <text:p>17.8</text:p>
          </table:table-cell>
          <table:table-cell office:value-type="float" office:value="0.5135891" calcext:value-type="float">
            <text:p>0.5135891</text:p>
          </table:table-cell>
          <table:table-cell office:value-type="float" office:value="0.4318277" calcext:value-type="float">
            <text:p>0.4318277</text:p>
          </table:table-cell>
        </table:table-row>
        <table:table-row table:style-name="ro1">
          <table:table-cell/>
          <table:table-cell office:value-type="float" office:value="7.571" calcext:value-type="float">
            <text:p>7.571</text:p>
          </table:table-cell>
          <table:table-cell office:value-type="float" office:value="0.5856153" calcext:value-type="float">
            <text:p>0.5856153</text:p>
          </table:table-cell>
          <table:table-cell office:value-type="float" office:value="0.7338126" calcext:value-type="float">
            <text:p>0.7338126</text:p>
          </table:table-cell>
          <table:table-cell/>
          <table:table-cell office:value-type="float" office:value="17.427" calcext:value-type="float">
            <text:p>17.427</text:p>
          </table:table-cell>
          <table:table-cell office:value-type="float" office:value="0.7305602" calcext:value-type="float">
            <text:p>0.7305602</text:p>
          </table:table-cell>
          <table:table-cell office:value-type="float" office:value="0.9356236" calcext:value-type="float">
            <text:p>0.9356236</text:p>
          </table:table-cell>
          <table:table-cell table:number-columns-repeated="2"/>
          <table:table-cell office:value-type="float" office:value="4.605" calcext:value-type="float">
            <text:p>4.605</text:p>
          </table:table-cell>
          <table:table-cell office:value-type="float" office:value="0.6093636" calcext:value-type="float">
            <text:p>0.6093636</text:p>
          </table:table-cell>
          <table:table-cell office:value-type="float" office:value="0.8501416" calcext:value-type="float">
            <text:p>0.8501416</text:p>
          </table:table-cell>
          <table:table-cell table:number-columns-repeated="2"/>
          <table:table-cell office:value-type="float" office:value="17.824" calcext:value-type="float">
            <text:p>17.824</text:p>
          </table:table-cell>
          <table:table-cell office:value-type="float" office:value="0.5471746" calcext:value-type="float">
            <text:p>0.5471746</text:p>
          </table:table-cell>
          <table:table-cell office:value-type="float" office:value="0.4773671" calcext:value-type="float">
            <text:p>0.4773671</text:p>
          </table:table-cell>
        </table:table-row>
        <table:table-row table:style-name="ro1">
          <table:table-cell/>
          <table:table-cell office:value-type="float" office:value="7.754" calcext:value-type="float">
            <text:p>7.754</text:p>
          </table:table-cell>
          <table:table-cell office:value-type="float" office:value="0.5908954" calcext:value-type="float">
            <text:p>0.5908954</text:p>
          </table:table-cell>
          <table:table-cell office:value-type="float" office:value="0.8024527" calcext:value-type="float">
            <text:p>0.8024527</text:p>
          </table:table-cell>
          <table:table-cell/>
          <table:table-cell office:value-type="float" office:value="17.449" calcext:value-type="float">
            <text:p>17.449</text:p>
          </table:table-cell>
          <table:table-cell office:value-type="float" office:value="0.730894" calcext:value-type="float">
            <text:p>0.730894</text:p>
          </table:table-cell>
          <table:table-cell office:value-type="float" office:value="0.9693974" calcext:value-type="float">
            <text:p>0.9693974</text:p>
          </table:table-cell>
          <table:table-cell table:number-columns-repeated="2"/>
          <table:table-cell office:value-type="float" office:value="4.627" calcext:value-type="float">
            <text:p>4.627</text:p>
          </table:table-cell>
          <table:table-cell office:value-type="float" office:value="0.5910173" calcext:value-type="float">
            <text:p>0.5910173</text:p>
          </table:table-cell>
          <table:table-cell office:value-type="float" office:value="0.7557029" calcext:value-type="float">
            <text:p>0.7557029</text:p>
          </table:table-cell>
          <table:table-cell table:number-columns-repeated="2"/>
          <table:table-cell office:value-type="float" office:value="17.846" calcext:value-type="float">
            <text:p>17.846</text:p>
          </table:table-cell>
          <table:table-cell office:value-type="float" office:value="0.6126401" calcext:value-type="float">
            <text:p>0.6126401</text:p>
          </table:table-cell>
          <table:table-cell office:value-type="float" office:value="0.461492" calcext:value-type="float">
            <text:p>0.461492</text:p>
          </table:table-cell>
        </table:table-row>
        <table:table-row table:style-name="ro1">
          <table:table-cell/>
          <table:table-cell office:value-type="float" office:value="7.808" calcext:value-type="float">
            <text:p>7.808</text:p>
          </table:table-cell>
          <table:table-cell office:value-type="float" office:value="0.6138422" calcext:value-type="float">
            <text:p>0.6138422</text:p>
          </table:table-cell>
          <table:table-cell office:value-type="float" office:value="0.8295877" calcext:value-type="float">
            <text:p>0.8295877</text:p>
          </table:table-cell>
          <table:table-cell/>
          <table:table-cell office:value-type="float" office:value="17.472" calcext:value-type="float">
            <text:p>17.472</text:p>
          </table:table-cell>
          <table:table-cell office:value-type="float" office:value="0.6981885" calcext:value-type="float">
            <text:p>0.6981885</text:p>
          </table:table-cell>
          <table:table-cell office:value-type="float" office:value="0.922734" calcext:value-type="float">
            <text:p>0.922734</text:p>
          </table:table-cell>
          <table:table-cell table:number-columns-repeated="2"/>
          <table:table-cell office:value-type="float" office:value="4.648" calcext:value-type="float">
            <text:p>4.648</text:p>
          </table:table-cell>
          <table:table-cell office:value-type="float" office:value="0.6135753" calcext:value-type="float">
            <text:p>0.6135753</text:p>
          </table:table-cell>
          <table:table-cell office:value-type="float" office:value="0.7255588" calcext:value-type="float">
            <text:p>0.7255588</text:p>
          </table:table-cell>
          <table:table-cell table:number-columns-repeated="2"/>
          <table:table-cell office:value-type="float" office:value="17.868" calcext:value-type="float">
            <text:p>17.868</text:p>
          </table:table-cell>
          <table:table-cell office:value-type="float" office:value="0.6997602" calcext:value-type="float">
            <text:p>0.6997602</text:p>
          </table:table-cell>
          <table:table-cell office:value-type="float" office:value="0.4145733" calcext:value-type="float">
            <text:p>0.4145733</text:p>
          </table:table-cell>
        </table:table-row>
        <table:table-row table:style-name="ro1">
          <table:table-cell/>
          <table:table-cell office:value-type="float" office:value="7.863" calcext:value-type="float">
            <text:p>7.863</text:p>
          </table:table-cell>
          <table:table-cell office:value-type="float" office:value="0.6461353" calcext:value-type="float">
            <text:p>0.6461353</text:p>
          </table:table-cell>
          <table:table-cell office:value-type="float" office:value="0.7088388" calcext:value-type="float">
            <text:p>0.7088388</text:p>
          </table:table-cell>
          <table:table-cell/>
          <table:table-cell office:value-type="float" office:value="17.494" calcext:value-type="float">
            <text:p>17.494</text:p>
          </table:table-cell>
          <table:table-cell office:value-type="float" office:value="0.6114029" calcext:value-type="float">
            <text:p>0.6114029</text:p>
          </table:table-cell>
          <table:table-cell office:value-type="float" office:value="0.7981195" calcext:value-type="float">
            <text:p>0.7981195</text:p>
          </table:table-cell>
          <table:table-cell table:number-columns-repeated="2"/>
          <table:table-cell office:value-type="float" office:value="4.67" calcext:value-type="float">
            <text:p>4.67</text:p>
          </table:table-cell>
          <table:table-cell office:value-type="float" office:value="0.6756429" calcext:value-type="float">
            <text:p>0.6756429</text:p>
          </table:table-cell>
          <table:table-cell office:value-type="float" office:value="0.7996008" calcext:value-type="float">
            <text:p>0.7996008</text:p>
          </table:table-cell>
          <table:table-cell table:number-columns-repeated="2"/>
          <table:table-cell office:value-type="float" office:value="17.891" calcext:value-type="float">
            <text:p>17.891</text:p>
          </table:table-cell>
          <table:table-cell office:value-type="float" office:value="0.7170146" calcext:value-type="float">
            <text:p>0.7170146</text:p>
          </table:table-cell>
          <table:table-cell office:value-type="float" office:value="0.4073995" calcext:value-type="float">
            <text:p>0.4073995</text:p>
          </table:table-cell>
        </table:table-row>
        <table:table-row table:style-name="ro1">
          <table:table-cell/>
          <table:table-cell office:value-type="float" office:value="7.917" calcext:value-type="float">
            <text:p>7.917</text:p>
          </table:table-cell>
          <table:table-cell office:value-type="float" office:value="0.5889235" calcext:value-type="float">
            <text:p>0.5889235</text:p>
          </table:table-cell>
          <table:table-cell office:value-type="float" office:value="0.8322947" calcext:value-type="float">
            <text:p>0.8322947</text:p>
          </table:table-cell>
          <table:table-cell/>
          <table:table-cell office:value-type="float" office:value="17.517" calcext:value-type="float">
            <text:p>17.517</text:p>
          </table:table-cell>
          <table:table-cell office:value-type="float" office:value="0.6249485" calcext:value-type="float">
            <text:p>0.6249485</text:p>
          </table:table-cell>
          <table:table-cell office:value-type="float" office:value="0.7700264" calcext:value-type="float">
            <text:p>0.7700264</text:p>
          </table:table-cell>
          <table:table-cell table:number-columns-repeated="2"/>
          <table:table-cell office:value-type="float" office:value="4.693" calcext:value-type="float">
            <text:p>4.693</text:p>
          </table:table-cell>
          <table:table-cell office:value-type="float" office:value="0.6518712" calcext:value-type="float">
            <text:p>0.6518712</text:p>
          </table:table-cell>
          <table:table-cell office:value-type="float" office:value="0.7971498" calcext:value-type="float">
            <text:p>0.7971498</text:p>
          </table:table-cell>
          <table:table-cell table:number-columns-repeated="2"/>
          <table:table-cell office:value-type="float" office:value="17.913" calcext:value-type="float">
            <text:p>17.913</text:p>
          </table:table-cell>
          <table:table-cell office:value-type="float" office:value="0.6583216" calcext:value-type="float">
            <text:p>0.6583216</text:p>
          </table:table-cell>
          <table:table-cell office:value-type="float" office:value="0.3972402" calcext:value-type="float">
            <text:p>0.3972402</text:p>
          </table:table-cell>
        </table:table-row>
        <table:table-row table:style-name="ro1">
          <table:table-cell/>
          <table:table-cell office:value-type="float" office:value="8.112" calcext:value-type="float">
            <text:p>8.112</text:p>
          </table:table-cell>
          <table:table-cell office:value-type="float" office:value="0.5814043" calcext:value-type="float">
            <text:p>0.5814043</text:p>
          </table:table-cell>
          <table:table-cell office:value-type="float" office:value="0.7893746" calcext:value-type="float">
            <text:p>0.7893746</text:p>
          </table:table-cell>
          <table:table-cell/>
          <table:table-cell office:value-type="float" office:value="17.539" calcext:value-type="float">
            <text:p>17.539</text:p>
          </table:table-cell>
          <table:table-cell office:value-type="float" office:value="0.6407767" calcext:value-type="float">
            <text:p>0.6407767</text:p>
          </table:table-cell>
          <table:table-cell office:value-type="float" office:value="0.7655478" calcext:value-type="float">
            <text:p>0.7655478</text:p>
          </table:table-cell>
          <table:table-cell table:number-columns-repeated="2"/>
          <table:table-cell office:value-type="float" office:value="4.715" calcext:value-type="float">
            <text:p>4.715</text:p>
          </table:table-cell>
          <table:table-cell office:value-type="float" office:value="0.5760691" calcext:value-type="float">
            <text:p>0.5760691</text:p>
          </table:table-cell>
          <table:table-cell office:value-type="float" office:value="0.777267" calcext:value-type="float">
            <text:p>0.777267</text:p>
          </table:table-cell>
          <table:table-cell table:number-columns-repeated="2"/>
          <table:table-cell office:value-type="float" office:value="17.935" calcext:value-type="float">
            <text:p>17.935</text:p>
          </table:table-cell>
          <table:table-cell office:value-type="float" office:value="0.5644285" calcext:value-type="float">
            <text:p>0.5644285</text:p>
          </table:table-cell>
          <table:table-cell office:value-type="float" office:value="0.3945222" calcext:value-type="float">
            <text:p>0.3945222</text:p>
          </table:table-cell>
        </table:table-row>
        <table:table-row table:style-name="ro1">
          <table:table-cell/>
          <table:table-cell office:value-type="float" office:value="8.171" calcext:value-type="float">
            <text:p>8.171</text:p>
          </table:table-cell>
          <table:table-cell office:value-type="float" office:value="0.6256161" calcext:value-type="float">
            <text:p>0.6256161</text:p>
          </table:table-cell>
          <table:table-cell office:value-type="float" office:value="0.7364297" calcext:value-type="float">
            <text:p>0.7364297</text:p>
          </table:table-cell>
          <table:table-cell/>
          <table:table-cell office:value-type="float" office:value="17.711" calcext:value-type="float">
            <text:p>17.711</text:p>
          </table:table-cell>
          <table:table-cell office:value-type="float" office:value="0.5980691" calcext:value-type="float">
            <text:p>0.5980691</text:p>
          </table:table-cell>
          <table:table-cell office:value-type="float" office:value="0.7446402" calcext:value-type="float">
            <text:p>0.7446402</text:p>
          </table:table-cell>
          <table:table-cell table:number-columns-repeated="2"/>
          <table:table-cell office:value-type="float" office:value="4.737" calcext:value-type="float">
            <text:p>4.737</text:p>
          </table:table-cell>
          <table:table-cell office:value-type="float" office:value="0.5887347" calcext:value-type="float">
            <text:p>0.5887347</text:p>
          </table:table-cell>
          <table:table-cell office:value-type="float" office:value="0.8117319" calcext:value-type="float">
            <text:p>0.8117319</text:p>
          </table:table-cell>
          <table:table-cell table:number-columns-repeated="2"/>
          <table:table-cell office:value-type="float" office:value="18.108" calcext:value-type="float">
            <text:p>18.108</text:p>
          </table:table-cell>
          <table:table-cell office:value-type="float" office:value="0.4798704" calcext:value-type="float">
            <text:p>0.4798704</text:p>
          </table:table-cell>
          <table:table-cell office:value-type="float" office:value="0.4050822" calcext:value-type="float">
            <text:p>0.4050822</text:p>
          </table:table-cell>
        </table:table-row>
        <table:table-row table:style-name="ro1">
          <table:table-cell/>
          <table:table-cell office:value-type="float" office:value="8.227" calcext:value-type="float">
            <text:p>8.227</text:p>
          </table:table-cell>
          <table:table-cell office:value-type="float" office:value="0.5634705" calcext:value-type="float">
            <text:p>0.5634705</text:p>
          </table:table-cell>
          <table:table-cell office:value-type="float" office:value="0.8192395" calcext:value-type="float">
            <text:p>0.8192395</text:p>
          </table:table-cell>
          <table:table-cell/>
          <table:table-cell office:value-type="float" office:value="17.733" calcext:value-type="float">
            <text:p>17.733</text:p>
          </table:table-cell>
          <table:table-cell office:value-type="float" office:value="0.5936691" calcext:value-type="float">
            <text:p>0.5936691</text:p>
          </table:table-cell>
          <table:table-cell office:value-type="float" office:value="0.8009602" calcext:value-type="float">
            <text:p>0.8009602</text:p>
          </table:table-cell>
          <table:table-cell table:number-columns-repeated="2"/>
          <table:table-cell office:value-type="float" office:value="4.758" calcext:value-type="float">
            <text:p>4.758</text:p>
          </table:table-cell>
          <table:table-cell office:value-type="float" office:value="0.6236443" calcext:value-type="float">
            <text:p>0.6236443</text:p>
          </table:table-cell>
          <table:table-cell office:value-type="float" office:value="0.8272146" calcext:value-type="float">
            <text:p>0.8272146</text:p>
          </table:table-cell>
          <table:table-cell table:number-columns-repeated="2"/>
          <table:table-cell office:value-type="float" office:value="18.13" calcext:value-type="float">
            <text:p>18.13</text:p>
          </table:table-cell>
          <table:table-cell office:value-type="float" office:value="0.4855629" calcext:value-type="float">
            <text:p>0.4855629</text:p>
          </table:table-cell>
          <table:table-cell office:value-type="float" office:value="0.4094616" calcext:value-type="float">
            <text:p>0.4094616</text:p>
          </table:table-cell>
        </table:table-row>
        <table:table-row table:style-name="ro1">
          <table:table-cell/>
          <table:table-cell office:value-type="float" office:value="8.283" calcext:value-type="float">
            <text:p>8.283</text:p>
          </table:table-cell>
          <table:table-cell office:value-type="float" office:value="0.5886678" calcext:value-type="float">
            <text:p>0.5886678</text:p>
          </table:table-cell>
          <table:table-cell office:value-type="float" office:value="0.7638664" calcext:value-type="float">
            <text:p>0.7638664</text:p>
          </table:table-cell>
          <table:table-cell/>
          <table:table-cell office:value-type="float" office:value="17.755" calcext:value-type="float">
            <text:p>17.755</text:p>
          </table:table-cell>
          <table:table-cell office:value-type="float" office:value="0.5611643" calcext:value-type="float">
            <text:p>0.5611643</text:p>
          </table:table-cell>
          <table:table-cell office:value-type="float" office:value="0.8247753" calcext:value-type="float">
            <text:p>0.8247753</text:p>
          </table:table-cell>
          <table:table-cell table:number-columns-repeated="2"/>
          <table:table-cell office:value-type="float" office:value="4.922" calcext:value-type="float">
            <text:p>4.922</text:p>
          </table:table-cell>
          <table:table-cell office:value-type="float" office:value="0.5933905" calcext:value-type="float">
            <text:p>0.5933905</text:p>
          </table:table-cell>
          <table:table-cell office:value-type="float" office:value="0.8026532" calcext:value-type="float">
            <text:p>0.8026532</text:p>
          </table:table-cell>
          <table:table-cell table:number-columns-repeated="2"/>
          <table:table-cell office:value-type="float" office:value="18.152" calcext:value-type="float">
            <text:p>18.152</text:p>
          </table:table-cell>
          <table:table-cell office:value-type="float" office:value="0.5844802" calcext:value-type="float">
            <text:p>0.5844802</text:p>
          </table:table-cell>
          <table:table-cell office:value-type="float" office:value="0.4152761" calcext:value-type="float">
            <text:p>0.4152761</text:p>
          </table:table-cell>
        </table:table-row>
        <table:table-row table:style-name="ro1">
          <table:table-cell/>
          <table:table-cell office:value-type="float" office:value="8.469" calcext:value-type="float">
            <text:p>8.469</text:p>
          </table:table-cell>
          <table:table-cell office:value-type="float" office:value="0.6216953" calcext:value-type="float">
            <text:p>0.6216953</text:p>
          </table:table-cell>
          <table:table-cell office:value-type="float" office:value="0.7870022" calcext:value-type="float">
            <text:p>0.7870022</text:p>
          </table:table-cell>
          <table:table-cell/>
          <table:table-cell office:value-type="float" office:value="17.777" calcext:value-type="float">
            <text:p>17.777</text:p>
          </table:table-cell>
          <table:table-cell office:value-type="float" office:value="0.5456147" calcext:value-type="float">
            <text:p>0.5456147</text:p>
          </table:table-cell>
          <table:table-cell office:value-type="float" office:value="0.8339326" calcext:value-type="float">
            <text:p>0.8339326</text:p>
          </table:table-cell>
          <table:table-cell table:number-columns-repeated="2"/>
          <table:table-cell office:value-type="float" office:value="4.945" calcext:value-type="float">
            <text:p>4.945</text:p>
          </table:table-cell>
          <table:table-cell office:value-type="float" office:value="0.5966547" calcext:value-type="float">
            <text:p>0.5966547</text:p>
          </table:table-cell>
          <table:table-cell office:value-type="float" office:value="0.8241188" calcext:value-type="float">
            <text:p>0.8241188</text:p>
          </table:table-cell>
          <table:table-cell table:number-columns-repeated="2"/>
          <table:table-cell office:value-type="float" office:value="18.174" calcext:value-type="float">
            <text:p>18.174</text:p>
          </table:table-cell>
          <table:table-cell office:value-type="float" office:value="0.652385" calcext:value-type="float">
            <text:p>0.652385</text:p>
          </table:table-cell>
          <table:table-cell office:value-type="float" office:value="0.4379326" calcext:value-type="float">
            <text:p>0.4379326</text:p>
          </table:table-cell>
        </table:table-row>
        <table:table-row table:style-name="ro1">
          <table:table-cell/>
          <table:table-cell office:value-type="float" office:value="8.527" calcext:value-type="float">
            <text:p>8.527</text:p>
          </table:table-cell>
          <table:table-cell office:value-type="float" office:value="0.608963" calcext:value-type="float">
            <text:p>0.608963</text:p>
          </table:table-cell>
          <table:table-cell office:value-type="float" office:value="0.7676422" calcext:value-type="float">
            <text:p>0.7676422</text:p>
          </table:table-cell>
          <table:table-cell/>
          <table:table-cell office:value-type="float" office:value="17.799" calcext:value-type="float">
            <text:p>17.799</text:p>
          </table:table-cell>
          <table:table-cell office:value-type="float" office:value="0.6030822" calcext:value-type="float">
            <text:p>0.6030822</text:p>
          </table:table-cell>
          <table:table-cell office:value-type="float" office:value="0.8555871" calcext:value-type="float">
            <text:p>0.8555871</text:p>
          </table:table-cell>
          <table:table-cell table:number-columns-repeated="2"/>
          <table:table-cell office:value-type="float" office:value="4.967" calcext:value-type="float">
            <text:p>4.967</text:p>
          </table:table-cell>
          <table:table-cell office:value-type="float" office:value="0.6470705" calcext:value-type="float">
            <text:p>0.6470705</text:p>
          </table:table-cell>
          <table:table-cell office:value-type="float" office:value="0.8416403" calcext:value-type="float">
            <text:p>0.8416403</text:p>
          </table:table-cell>
          <table:table-cell table:number-columns-repeated="2"/>
          <table:table-cell office:value-type="float" office:value="18.199" calcext:value-type="float">
            <text:p>18.199</text:p>
          </table:table-cell>
          <table:table-cell office:value-type="float" office:value="0.6683471" calcext:value-type="float">
            <text:p>0.6683471</text:p>
          </table:table-cell>
          <table:table-cell office:value-type="float" office:value="0.4733995" calcext:value-type="float">
            <text:p>0.4733995</text:p>
          </table:table-cell>
        </table:table-row>
        <table:table-row table:style-name="ro1">
          <table:table-cell/>
          <table:table-cell office:value-type="float" office:value="8.582" calcext:value-type="float">
            <text:p>8.582</text:p>
          </table:table-cell>
          <table:table-cell office:value-type="float" office:value="0.5705885" calcext:value-type="float">
            <text:p>0.5705885</text:p>
          </table:table-cell>
          <table:table-cell office:value-type="float" office:value="0.7923602" calcext:value-type="float">
            <text:p>0.7923602</text:p>
          </table:table-cell>
          <table:table-cell/>
          <table:table-cell office:value-type="float" office:value="17.821" calcext:value-type="float">
            <text:p>17.821</text:p>
          </table:table-cell>
          <table:table-cell office:value-type="float" office:value="0.6443636" calcext:value-type="float">
            <text:p>0.6443636</text:p>
          </table:table-cell>
          <table:table-cell office:value-type="float" office:value="0.8238954" calcext:value-type="float">
            <text:p>0.8238954</text:p>
          </table:table-cell>
          <table:table-cell table:number-columns-repeated="2"/>
          <table:table-cell office:value-type="float" office:value="4.99" calcext:value-type="float">
            <text:p>4.99</text:p>
          </table:table-cell>
          <table:table-cell office:value-type="float" office:value="0.628056" calcext:value-type="float">
            <text:p>0.628056</text:p>
          </table:table-cell>
          <table:table-cell office:value-type="float" office:value="0.7734478" calcext:value-type="float">
            <text:p>0.7734478</text:p>
          </table:table-cell>
          <table:table-cell table:number-columns-repeated="2"/>
          <table:table-cell office:value-type="float" office:value="18.223" calcext:value-type="float">
            <text:p>18.223</text:p>
          </table:table-cell>
          <table:table-cell office:value-type="float" office:value="0.5753229" calcext:value-type="float">
            <text:p>0.5753229</text:p>
          </table:table-cell>
          <table:table-cell office:value-type="float" office:value="0.4327746" calcext:value-type="float">
            <text:p>0.4327746</text:p>
          </table:table-cell>
        </table:table-row>
        <table:table-row table:style-name="ro1">
          <table:table-cell/>
          <table:table-cell office:value-type="float" office:value="8.638" calcext:value-type="float">
            <text:p>8.638</text:p>
          </table:table-cell>
          <table:table-cell office:value-type="float" office:value="0.6444422" calcext:value-type="float">
            <text:p>0.6444422</text:p>
          </table:table-cell>
          <table:table-cell office:value-type="float" office:value="0.7789602" calcext:value-type="float">
            <text:p>0.7789602</text:p>
          </table:table-cell>
          <table:table-cell/>
          <table:table-cell office:value-type="float" office:value="17.842" calcext:value-type="float">
            <text:p>17.842</text:p>
          </table:table-cell>
          <table:table-cell office:value-type="float" office:value="0.6422029" calcext:value-type="float">
            <text:p>0.6422029</text:p>
          </table:table-cell>
          <table:table-cell office:value-type="float" office:value="0.7261953" calcext:value-type="float">
            <text:p>0.7261953</text:p>
          </table:table-cell>
          <table:table-cell table:number-columns-repeated="2"/>
          <table:table-cell office:value-type="float" office:value="5.012" calcext:value-type="float">
            <text:p>5.012</text:p>
          </table:table-cell>
          <table:table-cell office:value-type="float" office:value="0.6610953" calcext:value-type="float">
            <text:p>0.6610953</text:p>
          </table:table-cell>
          <table:table-cell office:value-type="float" office:value="0.7493857" calcext:value-type="float">
            <text:p>0.7493857</text:p>
          </table:table-cell>
          <table:table-cell table:number-columns-repeated="2"/>
          <table:table-cell office:value-type="float" office:value="18.245" calcext:value-type="float">
            <text:p>18.245</text:p>
          </table:table-cell>
          <table:table-cell office:value-type="float" office:value="0.5433202" calcext:value-type="float">
            <text:p>0.5433202</text:p>
          </table:table-cell>
          <table:table-cell office:value-type="float" office:value="0.4412519" calcext:value-type="float">
            <text:p>0.4412519</text:p>
          </table:table-cell>
        </table:table-row>
        <table:table-row table:style-name="ro1">
          <table:table-cell/>
          <table:table-cell office:value-type="float" office:value="8.82" calcext:value-type="float">
            <text:p>8.82</text:p>
          </table:table-cell>
          <table:table-cell office:value-type="float" office:value="0.6216285" calcext:value-type="float">
            <text:p>0.6216285</text:p>
          </table:table-cell>
          <table:table-cell office:value-type="float" office:value="0.7568264" calcext:value-type="float">
            <text:p>0.7568264</text:p>
          </table:table-cell>
          <table:table-cell/>
          <table:table-cell office:value-type="float" office:value="17.864" calcext:value-type="float">
            <text:p>17.864</text:p>
          </table:table-cell>
          <table:table-cell office:value-type="float" office:value="0.6425485" calcext:value-type="float">
            <text:p>0.6425485</text:p>
          </table:table-cell>
          <table:table-cell office:value-type="float" office:value="0.7417444" calcext:value-type="float">
            <text:p>0.7417444</text:p>
          </table:table-cell>
          <table:table-cell table:number-columns-repeated="2"/>
          <table:table-cell office:value-type="float" office:value="5.033" calcext:value-type="float">
            <text:p>5.033</text:p>
          </table:table-cell>
          <table:table-cell office:value-type="float" office:value="0.6923629" calcext:value-type="float">
            <text:p>0.6923629</text:p>
          </table:table-cell>
          <table:table-cell office:value-type="float" office:value="0.754654" calcext:value-type="float">
            <text:p>0.754654</text:p>
          </table:table-cell>
          <table:table-cell table:number-columns-repeated="2"/>
          <table:table-cell office:value-type="float" office:value="18.268" calcext:value-type="float">
            <text:p>18.268</text:p>
          </table:table-cell>
          <table:table-cell office:value-type="float" office:value="0.5988505" calcext:value-type="float">
            <text:p>0.5988505</text:p>
          </table:table-cell>
          <table:table-cell office:value-type="float" office:value="0.5604209" calcext:value-type="float">
            <text:p>0.5604209</text:p>
          </table:table-cell>
        </table:table-row>
        <table:table-row table:style-name="ro1">
          <table:table-cell/>
          <table:table-cell office:value-type="float" office:value="8.876" calcext:value-type="float">
            <text:p>8.876</text:p>
          </table:table-cell>
          <table:table-cell office:value-type="float" office:value="0.593936" calcext:value-type="float">
            <text:p>0.593936</text:p>
          </table:table-cell>
          <table:table-cell office:value-type="float" office:value="0.8361485" calcext:value-type="float">
            <text:p>0.8361485</text:p>
          </table:table-cell>
          <table:table-cell/>
          <table:table-cell office:value-type="float" office:value="17.886" calcext:value-type="float">
            <text:p>17.886</text:p>
          </table:table-cell>
          <table:table-cell office:value-type="float" office:value="0.6514035" calcext:value-type="float">
            <text:p>0.6514035</text:p>
          </table:table-cell>
          <table:table-cell office:value-type="float" office:value="0.8094927" calcext:value-type="float">
            <text:p>0.8094927</text:p>
          </table:table-cell>
          <table:table-cell table:number-columns-repeated="2"/>
          <table:table-cell office:value-type="float" office:value="5.056" calcext:value-type="float">
            <text:p>5.056</text:p>
          </table:table-cell>
          <table:table-cell office:value-type="float" office:value="0.6542553" calcext:value-type="float">
            <text:p>0.6542553</text:p>
          </table:table-cell>
          <table:table-cell office:value-type="float" office:value="0.7672526" calcext:value-type="float">
            <text:p>0.7672526</text:p>
          </table:table-cell>
          <table:table-cell table:number-columns-repeated="2"/>
          <table:table-cell office:value-type="float" office:value="18.29" calcext:value-type="float">
            <text:p>18.29</text:p>
          </table:table-cell>
          <table:table-cell office:value-type="float" office:value="0.7155016" calcext:value-type="float">
            <text:p>0.7155016</text:p>
          </table:table-cell>
          <table:table-cell office:value-type="float" office:value="0.6751002" calcext:value-type="float">
            <text:p>0.6751002</text:p>
          </table:table-cell>
        </table:table-row>
        <table:table-row table:style-name="ro1">
          <table:table-cell/>
          <table:table-cell office:value-type="float" office:value="8.93" calcext:value-type="float">
            <text:p>8.93</text:p>
          </table:table-cell>
          <table:table-cell office:value-type="float" office:value="0.6590678" calcext:value-type="float">
            <text:p>0.6590678</text:p>
          </table:table-cell>
          <table:table-cell office:value-type="float" office:value="0.7973733" calcext:value-type="float">
            <text:p>0.7973733</text:p>
          </table:table-cell>
          <table:table-cell/>
          <table:table-cell office:value-type="float" office:value="17.908" calcext:value-type="float">
            <text:p>17.908</text:p>
          </table:table-cell>
          <table:table-cell office:value-type="float" office:value="0.601656" calcext:value-type="float">
            <text:p>0.601656</text:p>
          </table:table-cell>
          <table:table-cell office:value-type="float" office:value="0.8558657" calcext:value-type="float">
            <text:p>0.8558657</text:p>
          </table:table-cell>
          <table:table-cell table:number-columns-repeated="2"/>
          <table:table-cell office:value-type="float" office:value="5.079" calcext:value-type="float">
            <text:p>5.079</text:p>
          </table:table-cell>
          <table:table-cell office:value-type="float" office:value="0.6080278" calcext:value-type="float">
            <text:p>0.6080278</text:p>
          </table:table-cell>
          <table:table-cell office:value-type="float" office:value="0.8109857" calcext:value-type="float">
            <text:p>0.8109857</text:p>
          </table:table-cell>
          <table:table-cell table:number-columns-repeated="2"/>
          <table:table-cell office:value-type="float" office:value="18.462" calcext:value-type="float">
            <text:p>18.462</text:p>
          </table:table-cell>
          <table:table-cell office:value-type="float" office:value="1.003285" calcext:value-type="float">
            <text:p>1.003285</text:p>
          </table:table-cell>
          <table:table-cell office:value-type="float" office:value="0.922961" calcext:value-type="float">
            <text:p>0.922961</text:p>
          </table:table-cell>
        </table:table-row>
        <table:table-row table:style-name="ro1">
          <table:table-cell/>
          <table:table-cell office:value-type="float" office:value="8.986" calcext:value-type="float">
            <text:p>8.986</text:p>
          </table:table-cell>
          <table:table-cell office:value-type="float" office:value="0.6045078" calcext:value-type="float">
            <text:p>0.6045078</text:p>
          </table:table-cell>
          <table:table-cell office:value-type="float" office:value="0.7826251" calcext:value-type="float">
            <text:p>0.7826251</text:p>
          </table:table-cell>
          <table:table-cell/>
          <table:table-cell office:value-type="float" office:value="18.069" calcext:value-type="float">
            <text:p>18.069</text:p>
          </table:table-cell>
          <table:table-cell office:value-type="float" office:value="0.6124947" calcext:value-type="float">
            <text:p>0.6124947</text:p>
          </table:table-cell>
          <table:table-cell office:value-type="float" office:value="0.8180257" calcext:value-type="float">
            <text:p>0.8180257</text:p>
          </table:table-cell>
          <table:table-cell table:number-columns-repeated="2"/>
          <table:table-cell office:value-type="float" office:value="5.101" calcext:value-type="float">
            <text:p>5.101</text:p>
          </table:table-cell>
          <table:table-cell office:value-type="float" office:value="0.5949498" calcext:value-type="float">
            <text:p>0.5949498</text:p>
          </table:table-cell>
          <table:table-cell office:value-type="float" office:value="0.8523339" calcext:value-type="float">
            <text:p>0.8523339</text:p>
          </table:table-cell>
          <table:table-cell table:number-columns-repeated="2"/>
          <table:table-cell office:value-type="float" office:value="18.484" calcext:value-type="float">
            <text:p>18.484</text:p>
          </table:table-cell>
          <table:table-cell office:value-type="float" office:value="1.057723" calcext:value-type="float">
            <text:p>1.057723</text:p>
          </table:table-cell>
          <table:table-cell office:value-type="float" office:value="0.9265479" calcext:value-type="float">
            <text:p>0.9265479</text:p>
          </table:table-cell>
        </table:table-row>
        <table:table-row table:style-name="ro1">
          <table:table-cell/>
          <table:table-cell office:value-type="float" office:value="9.18" calcext:value-type="float">
            <text:p>9.18</text:p>
          </table:table-cell>
          <table:table-cell office:value-type="float" office:value="0.5475636" calcext:value-type="float">
            <text:p>0.5475636</text:p>
          </table:table-cell>
          <table:table-cell office:value-type="float" office:value="0.7920264" calcext:value-type="float">
            <text:p>0.7920264</text:p>
          </table:table-cell>
          <table:table-cell/>
          <table:table-cell office:value-type="float" office:value="18.091" calcext:value-type="float">
            <text:p>18.091</text:p>
          </table:table-cell>
          <table:table-cell office:value-type="float" office:value="0.567309" calcext:value-type="float">
            <text:p>0.567309</text:p>
          </table:table-cell>
          <table:table-cell office:value-type="float" office:value="0.7829794" calcext:value-type="float">
            <text:p>0.7829794</text:p>
          </table:table-cell>
          <table:table-cell table:number-columns-repeated="2"/>
          <table:table-cell office:value-type="float" office:value="5.273" calcext:value-type="float">
            <text:p>5.273</text:p>
          </table:table-cell>
          <table:table-cell office:value-type="float" office:value="0.5760691" calcext:value-type="float">
            <text:p>0.5760691</text:p>
          </table:table-cell>
          <table:table-cell office:value-type="float" office:value="0.7961477" calcext:value-type="float">
            <text:p>0.7961477</text:p>
          </table:table-cell>
          <table:table-cell table:number-columns-repeated="2"/>
          <table:table-cell office:value-type="float" office:value="18.506" calcext:value-type="float">
            <text:p>18.506</text:p>
          </table:table-cell>
          <table:table-cell office:value-type="float" office:value="1.158868" calcext:value-type="float">
            <text:p>1.158868</text:p>
          </table:table-cell>
          <table:table-cell office:value-type="float" office:value="0.9161217" calcext:value-type="float">
            <text:p>0.9161217</text:p>
          </table:table-cell>
        </table:table-row>
        <table:table-row table:style-name="ro1">
          <table:table-cell/>
          <table:table-cell office:value-type="float" office:value="9.237" calcext:value-type="float">
            <text:p>9.237</text:p>
          </table:table-cell>
          <table:table-cell office:value-type="float" office:value="0.5667898" calcext:value-type="float">
            <text:p>0.5667898</text:p>
          </table:table-cell>
          <table:table-cell office:value-type="float" office:value="0.7595215" calcext:value-type="float">
            <text:p>0.7595215</text:p>
          </table:table-cell>
          <table:table-cell/>
          <table:table-cell office:value-type="float" office:value="18.112" calcext:value-type="float">
            <text:p>18.112</text:p>
          </table:table-cell>
          <table:table-cell office:value-type="float" office:value="0.3630874" calcext:value-type="float">
            <text:p>0.3630874</text:p>
          </table:table-cell>
          <table:table-cell office:value-type="float" office:value="0.5675179" calcext:value-type="float">
            <text:p>0.5675179</text:p>
          </table:table-cell>
          <table:table-cell table:number-columns-repeated="2"/>
          <table:table-cell office:value-type="float" office:value="5.294" calcext:value-type="float">
            <text:p>5.294</text:p>
          </table:table-cell>
          <table:table-cell office:value-type="float" office:value="0.5879884" calcext:value-type="float">
            <text:p>0.5879884</text:p>
          </table:table-cell>
          <table:table-cell office:value-type="float" office:value="0.794065" calcext:value-type="float">
            <text:p>0.794065</text:p>
          </table:table-cell>
          <table:table-cell table:number-columns-repeated="2"/>
          <table:table-cell office:value-type="float" office:value="18.527" calcext:value-type="float">
            <text:p>18.527</text:p>
          </table:table-cell>
          <table:table-cell office:value-type="float" office:value="1.205964" calcext:value-type="float">
            <text:p>1.205964</text:p>
          </table:table-cell>
          <table:table-cell office:value-type="float" office:value="0.8733237" calcext:value-type="float">
            <text:p>0.8733237</text:p>
          </table:table-cell>
        </table:table-row>
        <table:table-row table:style-name="ro1">
          <table:table-cell/>
          <table:table-cell office:value-type="float" office:value="9.294" calcext:value-type="float">
            <text:p>9.294</text:p>
          </table:table-cell>
          <table:table-cell office:value-type="float" office:value="0.624803" calcext:value-type="float">
            <text:p>0.624803</text:p>
          </table:table-cell>
          <table:table-cell office:value-type="float" office:value="0.7559347" calcext:value-type="float">
            <text:p>0.7559347</text:p>
          </table:table-cell>
          <table:table-cell/>
          <table:table-cell office:value-type="float" office:value="18.137" calcext:value-type="float">
            <text:p>18.137</text:p>
          </table:table-cell>
          <table:table-cell office:value-type="float" office:value="0.2284339" calcext:value-type="float">
            <text:p>0.2284339</text:p>
          </table:table-cell>
          <table:table-cell office:value-type="float" office:value="0.3166815" calcext:value-type="float">
            <text:p>0.3166815</text:p>
          </table:table-cell>
          <table:table-cell table:number-columns-repeated="2"/>
          <table:table-cell office:value-type="float" office:value="5.316" calcext:value-type="float">
            <text:p>5.316</text:p>
          </table:table-cell>
          <table:table-cell office:value-type="float" office:value="0.6560153" calcext:value-type="float">
            <text:p>0.6560153</text:p>
          </table:table-cell>
          <table:table-cell office:value-type="float" office:value="0.7939753" calcext:value-type="float">
            <text:p>0.7939753</text:p>
          </table:table-cell>
          <table:table-cell table:number-columns-repeated="2"/>
          <table:table-cell office:value-type="float" office:value="18.549" calcext:value-type="float">
            <text:p>18.549</text:p>
          </table:table-cell>
          <table:table-cell office:value-type="float" office:value="1.163645" calcext:value-type="float">
            <text:p>1.163645</text:p>
          </table:table-cell>
          <table:table-cell office:value-type="float" office:value="0.8154326" calcext:value-type="float">
            <text:p>0.8154326</text:p>
          </table:table-cell>
        </table:table-row>
        <table:table-row table:style-name="ro1">
          <table:table-cell/>
          <table:table-cell office:value-type="float" office:value="9.349" calcext:value-type="float">
            <text:p>9.349</text:p>
          </table:table-cell>
          <table:table-cell office:value-type="float" office:value="0.5896816" calcext:value-type="float">
            <text:p>0.5896816</text:p>
          </table:table-cell>
          <table:table-cell office:value-type="float" office:value="0.8285188" calcext:value-type="float">
            <text:p>0.8285188</text:p>
          </table:table-cell>
          <table:table-cell/>
          <table:table-cell office:value-type="float" office:value="18.159" calcext:value-type="float">
            <text:p>18.1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.338" calcext:value-type="float">
            <text:p>5.338</text:p>
          </table:table-cell>
          <table:table-cell office:value-type="float" office:value="0.6407098" calcext:value-type="float">
            <text:p>0.6407098</text:p>
          </table:table-cell>
          <table:table-cell office:value-type="float" office:value="0.7578953" calcext:value-type="float">
            <text:p>0.7578953</text:p>
          </table:table-cell>
          <table:table-cell table:number-columns-repeated="2"/>
          <table:table-cell office:value-type="float" office:value="18.571" calcext:value-type="float">
            <text:p>18.571</text:p>
          </table:table-cell>
          <table:table-cell office:value-type="float" office:value="1.019726" calcext:value-type="float">
            <text:p>1.019726</text:p>
          </table:table-cell>
          <table:table-cell office:value-type="float" office:value="0.7543783" calcext:value-type="float">
            <text:p>0.7543783</text:p>
          </table:table-cell>
        </table:table-row>
        <table:table-row table:style-name="ro1">
          <table:table-cell/>
          <table:table-cell office:value-type="float" office:value="9.532" calcext:value-type="float">
            <text:p>9.532</text:p>
          </table:table-cell>
          <table:table-cell office:value-type="float" office:value="0.5687622" calcext:value-type="float">
            <text:p>0.5687622</text:p>
          </table:table-cell>
          <table:table-cell office:value-type="float" office:value="0.7640671" calcext:value-type="float">
            <text:p>0.7640671</text:p>
          </table:table-cell>
          <table:table-cell table:number-columns-repeated="6"/>
          <table:table-cell office:value-type="float" office:value="5.361" calcext:value-type="float">
            <text:p>5.361</text:p>
          </table:table-cell>
          <table:table-cell office:value-type="float" office:value="0.6302953" calcext:value-type="float">
            <text:p>0.6302953</text:p>
          </table:table-cell>
          <table:table-cell office:value-type="float" office:value="0.7793057" calcext:value-type="float">
            <text:p>0.7793057</text:p>
          </table:table-cell>
          <table:table-cell table:number-columns-repeated="2"/>
          <table:table-cell office:value-type="float" office:value="18.594" calcext:value-type="float">
            <text:p>18.594</text:p>
          </table:table-cell>
          <table:table-cell office:value-type="float" office:value="0.9718719" calcext:value-type="float">
            <text:p>0.9718719</text:p>
          </table:table-cell>
          <table:table-cell office:value-type="float" office:value="0.7434844" calcext:value-type="float">
            <text:p>0.7434844</text:p>
          </table:table-cell>
        </table:table-row>
        <table:table-row table:style-name="ro1">
          <table:table-cell/>
          <table:table-cell office:value-type="float" office:value="9.586" calcext:value-type="float">
            <text:p>9.586</text:p>
          </table:table-cell>
          <table:table-cell office:value-type="float" office:value="0.6256161" calcext:value-type="float">
            <text:p>0.6256161</text:p>
          </table:table-cell>
          <table:table-cell office:value-type="float" office:value="0.7365746" calcext:value-type="float">
            <text:p>0.7365746</text:p>
          </table:table-cell>
          <table:table-cell table:number-columns-repeated="6"/>
          <table:table-cell office:value-type="float" office:value="5.383" calcext:value-type="float">
            <text:p>5.383</text:p>
          </table:table-cell>
          <table:table-cell office:value-type="float" office:value="0.6448429" calcext:value-type="float">
            <text:p>0.6448429</text:p>
          </table:table-cell>
          <table:table-cell office:value-type="float" office:value="0.8484801" calcext:value-type="float">
            <text:p>0.8484801</text:p>
          </table:table-cell>
          <table:table-cell table:number-columns-repeated="2"/>
          <table:table-cell office:value-type="float" office:value="18.616" calcext:value-type="float">
            <text:p>18.616</text:p>
          </table:table-cell>
          <table:table-cell office:value-type="float" office:value="1.000857" calcext:value-type="float">
            <text:p>1.000857</text:p>
          </table:table-cell>
          <table:table-cell office:value-type="float" office:value="0.8244678" calcext:value-type="float">
            <text:p>0.8244678</text:p>
          </table:table-cell>
        </table:table-row>
        <table:table-row table:style-name="ro1">
          <table:table-cell/>
          <table:table-cell office:value-type="float" office:value="9.642" calcext:value-type="float">
            <text:p>9.642</text:p>
          </table:table-cell>
          <table:table-cell office:value-type="float" office:value="0.5819504" calcext:value-type="float">
            <text:p>0.5819504</text:p>
          </table:table-cell>
          <table:table-cell office:value-type="float" office:value="0.7890409" calcext:value-type="float">
            <text:p>0.7890409</text:p>
          </table:table-cell>
          <table:table-cell table:number-columns-repeated="6"/>
          <table:table-cell office:value-type="float" office:value="5.404" calcext:value-type="float">
            <text:p>5.404</text:p>
          </table:table-cell>
          <table:table-cell office:value-type="float" office:value="0.6084285" calcext:value-type="float">
            <text:p>0.6084285</text:p>
          </table:table-cell>
          <table:table-cell office:value-type="float" office:value="0.8448264" calcext:value-type="float">
            <text:p>0.8448264</text:p>
          </table:table-cell>
          <table:table-cell table:number-columns-repeated="2"/>
          <table:table-cell office:value-type="float" office:value="18.638" calcext:value-type="float">
            <text:p>18.638</text:p>
          </table:table-cell>
          <table:table-cell office:value-type="float" office:value="1.085015" calcext:value-type="float">
            <text:p>1.085015</text:p>
          </table:table-cell>
          <table:table-cell office:value-type="float" office:value="0.9946651" calcext:value-type="float">
            <text:p>0.9946651</text:p>
          </table:table-cell>
        </table:table-row>
        <table:table-row table:style-name="ro1">
          <table:table-cell/>
          <table:table-cell office:value-type="float" office:value="9.697" calcext:value-type="float">
            <text:p>9.697</text:p>
          </table:table-cell>
          <table:table-cell office:value-type="float" office:value="0.5399222" calcext:value-type="float">
            <text:p>0.5399222</text:p>
          </table:table-cell>
          <table:table-cell office:value-type="float" office:value="0.7996677" calcext:value-type="float">
            <text:p>0.7996677</text:p>
          </table:table-cell>
          <table:table-cell table:number-columns-repeated="6"/>
          <table:table-cell office:value-type="float" office:value="5.426" calcext:value-type="float">
            <text:p>5.426</text:p>
          </table:table-cell>
          <table:table-cell office:value-type="float" office:value="0.6024022" calcext:value-type="float">
            <text:p>0.6024022</text:p>
          </table:table-cell>
          <table:table-cell office:value-type="float" office:value="0.845985" calcext:value-type="float">
            <text:p>0.845985</text:p>
          </table:table-cell>
          <table:table-cell table:number-columns-repeated="2"/>
          <table:table-cell office:value-type="float" office:value="18.659" calcext:value-type="float">
            <text:p>18.659</text:p>
          </table:table-cell>
          <table:table-cell office:value-type="float" office:value="1.151093" calcext:value-type="float">
            <text:p>1.151093</text:p>
          </table:table-cell>
          <table:table-cell office:value-type="float" office:value="1.063105" calcext:value-type="float">
            <text:p>1.063105</text:p>
          </table:table-cell>
        </table:table-row>
        <table:table-row table:style-name="ro1">
          <table:table-cell/>
          <table:table-cell office:value-type="float" office:value="9.891" calcext:value-type="float">
            <text:p>9.891</text:p>
          </table:table-cell>
          <table:table-cell office:value-type="float" office:value="0.5826416" calcext:value-type="float">
            <text:p>0.5826416</text:p>
          </table:table-cell>
          <table:table-cell office:value-type="float" office:value="0.7462664" calcext:value-type="float">
            <text:p>0.7462664</text:p>
          </table:table-cell>
          <table:table-cell table:number-columns-repeated="6"/>
          <table:table-cell office:value-type="float" office:value="5.448" calcext:value-type="float">
            <text:p>5.448</text:p>
          </table:table-cell>
          <table:table-cell office:value-type="float" office:value="0.6486415" calcext:value-type="float">
            <text:p>0.6486415</text:p>
          </table:table-cell>
          <table:table-cell office:value-type="float" office:value="0.866147" calcext:value-type="float">
            <text:p>0.866147</text:p>
          </table:table-cell>
          <table:table-cell table:number-columns-repeated="2"/>
          <table:table-cell office:value-type="float" office:value="18.82" calcext:value-type="float">
            <text:p>18.82</text:p>
          </table:table-cell>
          <table:table-cell office:value-type="float" office:value="1.066924" calcext:value-type="float">
            <text:p>1.066924</text:p>
          </table:table-cell>
          <table:table-cell office:value-type="float" office:value="0.9771203" calcext:value-type="float">
            <text:p>0.9771203</text:p>
          </table:table-cell>
        </table:table-row>
        <table:table-row table:style-name="ro1">
          <table:table-cell/>
          <table:table-cell office:value-type="float" office:value="9.95" calcext:value-type="float">
            <text:p>9.95</text:p>
          </table:table-cell>
          <table:table-cell office:value-type="float" office:value="0.6254828" calcext:value-type="float">
            <text:p>0.6254828</text:p>
          </table:table-cell>
          <table:table-cell office:value-type="float" office:value="0.7390609" calcext:value-type="float">
            <text:p>0.7390609</text:p>
          </table:table-cell>
          <table:table-cell table:number-columns-repeated="6"/>
          <table:table-cell office:value-type="float" office:value="5.471" calcext:value-type="float">
            <text:p>5.471</text:p>
          </table:table-cell>
          <table:table-cell office:value-type="float" office:value="0.6612954" calcext:value-type="float">
            <text:p>0.6612954</text:p>
          </table:table-cell>
          <table:table-cell office:value-type="float" office:value="0.7702822" calcext:value-type="float">
            <text:p>0.7702822</text:p>
          </table:table-cell>
          <table:table-cell table:number-columns-repeated="2"/>
          <table:table-cell office:value-type="float" office:value="18.842" calcext:value-type="float">
            <text:p>18.842</text:p>
          </table:table-cell>
          <table:table-cell office:value-type="float" office:value="1.072326" calcext:value-type="float">
            <text:p>1.072326</text:p>
          </table:table-cell>
          <table:table-cell office:value-type="float" office:value="0.976885" calcext:value-type="float">
            <text:p>0.976885</text:p>
          </table:table-cell>
        </table:table-row>
        <table:table-row table:style-name="ro1">
          <table:table-cell/>
          <table:table-cell office:value-type="float" office:value="10.005" calcext:value-type="float">
            <text:p>10.005</text:p>
          </table:table-cell>
          <table:table-cell office:value-type="float" office:value="0.6320436" calcext:value-type="float">
            <text:p>0.6320436</text:p>
          </table:table-cell>
          <table:table-cell office:value-type="float" office:value="0.8868546" calcext:value-type="float">
            <text:p>0.8868546</text:p>
          </table:table-cell>
          <table:table-cell table:number-columns-repeated="6"/>
          <table:table-cell office:value-type="float" office:value="5.632" calcext:value-type="float">
            <text:p>5.632</text:p>
          </table:table-cell>
          <table:table-cell office:value-type="float" office:value="0.6419471" calcext:value-type="float">
            <text:p>0.6419471</text:p>
          </table:table-cell>
          <table:table-cell office:value-type="float" office:value="0.812612" calcext:value-type="float">
            <text:p>0.812612</text:p>
          </table:table-cell>
          <table:table-cell table:number-columns-repeated="2"/>
          <table:table-cell office:value-type="float" office:value="18.867" calcext:value-type="float">
            <text:p>18.867</text:p>
          </table:table-cell>
          <table:table-cell office:value-type="float" office:value="1.045313" calcext:value-type="float">
            <text:p>1.045313</text:p>
          </table:table-cell>
          <table:table-cell office:value-type="float" office:value="0.8678202" calcext:value-type="float">
            <text:p>0.8678202</text:p>
          </table:table-cell>
        </table:table-row>
        <table:table-row table:style-name="ro1">
          <table:table-cell/>
          <table:table-cell office:value-type="float" office:value="10.06" calcext:value-type="float">
            <text:p>10.06</text:p>
          </table:table-cell>
          <table:table-cell office:value-type="float" office:value="0.6233105" calcext:value-type="float">
            <text:p>0.6233105</text:p>
          </table:table-cell>
          <table:table-cell office:value-type="float" office:value="0.7514678" calcext:value-type="float">
            <text:p>0.7514678</text:p>
          </table:table-cell>
          <table:table-cell table:number-columns-repeated="6"/>
          <table:table-cell office:value-type="float" office:value="5.656" calcext:value-type="float">
            <text:p>5.656</text:p>
          </table:table-cell>
          <table:table-cell office:value-type="float" office:value="0.6811347" calcext:value-type="float">
            <text:p>0.6811347</text:p>
          </table:table-cell>
          <table:table-cell office:value-type="float" office:value="0.8193733" calcext:value-type="float">
            <text:p>0.8193733</text:p>
          </table:table-cell>
          <table:table-cell table:number-columns-repeated="2"/>
          <table:table-cell office:value-type="float" office:value="18.897" calcext:value-type="float">
            <text:p>18.897</text:p>
          </table:table-cell>
          <table:table-cell office:value-type="float" office:value="1.0139" calcext:value-type="float">
            <text:p>1.0139</text:p>
          </table:table-cell>
          <table:table-cell office:value-type="float" office:value="0.7610176" calcext:value-type="float">
            <text:p>0.7610176</text:p>
          </table:table-cell>
        </table:table-row>
        <table:table-row table:style-name="ro1">
          <table:table-cell/>
          <table:table-cell office:value-type="float" office:value="10.243" calcext:value-type="float">
            <text:p>10.243</text:p>
          </table:table-cell>
          <table:table-cell office:value-type="float" office:value="0.5978022" calcext:value-type="float">
            <text:p>0.5978022</text:p>
          </table:table-cell>
          <table:table-cell office:value-type="float" office:value="0.7596002" calcext:value-type="float">
            <text:p>0.7596002</text:p>
          </table:table-cell>
          <table:table-cell table:number-columns-repeated="6"/>
          <table:table-cell office:value-type="float" office:value="5.678" calcext:value-type="float">
            <text:p>5.678</text:p>
          </table:table-cell>
          <table:table-cell office:value-type="float" office:value="0.6778705" calcext:value-type="float">
            <text:p>0.6778705</text:p>
          </table:table-cell>
          <table:table-cell office:value-type="float" office:value="0.7878822" calcext:value-type="float">
            <text:p>0.7878822</text:p>
          </table:table-cell>
          <table:table-cell table:number-columns-repeated="2"/>
          <table:table-cell office:value-type="float" office:value="18.919" calcext:value-type="float">
            <text:p>18.919</text:p>
          </table:table-cell>
          <table:table-cell office:value-type="float" office:value="0.9988065" calcext:value-type="float">
            <text:p>0.9988065</text:p>
          </table:table-cell>
          <table:table-cell office:value-type="float" office:value="0.7898458" calcext:value-type="float">
            <text:p>0.7898458</text:p>
          </table:table-cell>
        </table:table-row>
        <table:table-row table:style-name="ro1">
          <table:table-cell/>
          <table:table-cell office:value-type="float" office:value="10.298" calcext:value-type="float">
            <text:p>10.298</text:p>
          </table:table-cell>
          <table:table-cell office:value-type="float" office:value="0.5600954" calcext:value-type="float">
            <text:p>0.5600954</text:p>
          </table:table-cell>
          <table:table-cell office:value-type="float" office:value="0.8202533" calcext:value-type="float">
            <text:p>0.8202533</text:p>
          </table:table-cell>
          <table:table-cell table:number-columns-repeated="6"/>
          <table:table-cell office:value-type="float" office:value="5.7" calcext:value-type="float">
            <text:p>5.7</text:p>
          </table:table-cell>
          <table:table-cell office:value-type="float" office:value="0.6451884" calcext:value-type="float">
            <text:p>0.6451884</text:p>
          </table:table-cell>
          <table:table-cell office:value-type="float" office:value="0.7827588" calcext:value-type="float">
            <text:p>0.7827588</text:p>
          </table:table-cell>
          <table:table-cell table:number-columns-repeated="2"/>
          <table:table-cell office:value-type="float" office:value="18.94" calcext:value-type="float">
            <text:p>18.94</text:p>
          </table:table-cell>
          <table:table-cell office:value-type="float" office:value="0.962581" calcext:value-type="float">
            <text:p>0.962581</text:p>
          </table:table-cell>
          <table:table-cell office:value-type="float" office:value="0.7980996" calcext:value-type="float">
            <text:p>0.7980996</text:p>
          </table:table-cell>
        </table:table-row>
        <table:table-row table:style-name="ro1">
          <table:table-cell/>
          <table:table-cell office:value-type="float" office:value="10.353" calcext:value-type="float">
            <text:p>10.353</text:p>
          </table:table-cell>
          <table:table-cell office:value-type="float" office:value="0.657096" calcext:value-type="float">
            <text:p>0.657096</text:p>
          </table:table-cell>
          <table:table-cell office:value-type="float" office:value="0.810974" calcext:value-type="float">
            <text:p>0.810974</text:p>
          </table:table-cell>
          <table:table-cell table:number-columns-repeated="6"/>
          <table:table-cell office:value-type="float" office:value="5.723" calcext:value-type="float">
            <text:p>5.723</text:p>
          </table:table-cell>
          <table:table-cell office:value-type="float" office:value="0.6426822" calcext:value-type="float">
            <text:p>0.6426822</text:p>
          </table:table-cell>
          <table:table-cell office:value-type="float" office:value="0.8202099" calcext:value-type="float">
            <text:p>0.8202099</text:p>
          </table:table-cell>
          <table:table-cell table:number-columns-repeated="2"/>
          <table:table-cell office:value-type="float" office:value="18.962" calcext:value-type="float">
            <text:p>18.962</text:p>
          </table:table-cell>
          <table:table-cell office:value-type="float" office:value="0.8420093" calcext:value-type="float">
            <text:p>0.8420093</text:p>
          </table:table-cell>
          <table:table-cell office:value-type="float" office:value="0.7337029" calcext:value-type="float">
            <text:p>0.7337029</text:p>
          </table:table-cell>
        </table:table-row>
        <table:table-row table:style-name="ro1">
          <table:table-cell/>
          <table:table-cell office:value-type="float" office:value="10.407" calcext:value-type="float">
            <text:p>10.407</text:p>
          </table:table-cell>
          <table:table-cell office:value-type="float" office:value="0.6759215" calcext:value-type="float">
            <text:p>0.6759215</text:p>
          </table:table-cell>
          <table:table-cell office:value-type="float" office:value="0.8135588" calcext:value-type="float">
            <text:p>0.8135588</text:p>
          </table:table-cell>
          <table:table-cell table:number-columns-repeated="6"/>
          <table:table-cell office:value-type="float" office:value="5.745" calcext:value-type="float">
            <text:p>5.745</text:p>
          </table:table-cell>
          <table:table-cell office:value-type="float" office:value="0.6169498" calcext:value-type="float">
            <text:p>0.6169498</text:p>
          </table:table-cell>
          <table:table-cell office:value-type="float" office:value="0.8532808" calcext:value-type="float">
            <text:p>0.8532808</text:p>
          </table:table-cell>
          <table:table-cell table:number-columns-repeated="2"/>
          <table:table-cell office:value-type="float" office:value="18.984" calcext:value-type="float">
            <text:p>18.984</text:p>
          </table:table-cell>
          <table:table-cell office:value-type="float" office:value="0.7894216" calcext:value-type="float">
            <text:p>0.7894216</text:p>
          </table:table-cell>
          <table:table-cell office:value-type="float" office:value="0.7310975" calcext:value-type="float">
            <text:p>0.7310975</text:p>
          </table:table-cell>
        </table:table-row>
        <table:table-row table:style-name="ro1">
          <table:table-cell/>
          <table:table-cell office:value-type="float" office:value="10.604" calcext:value-type="float">
            <text:p>10.604</text:p>
          </table:table-cell>
          <table:table-cell office:value-type="float" office:value="0.573496" calcext:value-type="float">
            <text:p>0.573496</text:p>
          </table:table-cell>
          <table:table-cell office:value-type="float" office:value="0.825745" calcext:value-type="float">
            <text:p>0.825745</text:p>
          </table:table-cell>
          <table:table-cell table:number-columns-repeated="6"/>
          <table:table-cell office:value-type="float" office:value="5.767" calcext:value-type="float">
            <text:p>5.767</text:p>
          </table:table-cell>
          <table:table-cell office:value-type="float" office:value="0.5876429" calcext:value-type="float">
            <text:p>0.5876429</text:p>
          </table:table-cell>
          <table:table-cell office:value-type="float" office:value="0.8332527" calcext:value-type="float">
            <text:p>0.8332527</text:p>
          </table:table-cell>
          <table:table-cell table:number-columns-repeated="2"/>
          <table:table-cell office:value-type="float" office:value="19.006" calcext:value-type="float">
            <text:p>19.006</text:p>
          </table:table-cell>
          <table:table-cell office:value-type="float" office:value="0.8966279" calcext:value-type="float">
            <text:p>0.8966279</text:p>
          </table:table-cell>
          <table:table-cell office:value-type="float" office:value="0.8226527" calcext:value-type="float">
            <text:p>0.8226527</text:p>
          </table:table-cell>
        </table:table-row>
        <table:table-row table:style-name="ro1">
          <table:table-cell/>
          <table:table-cell office:value-type="float" office:value="10.659" calcext:value-type="float">
            <text:p>10.659</text:p>
          </table:table-cell>
          <table:table-cell office:value-type="float" office:value="0.5630698" calcext:value-type="float">
            <text:p>0.5630698</text:p>
          </table:table-cell>
          <table:table-cell office:value-type="float" office:value="0.7778127" calcext:value-type="float">
            <text:p>0.7778127</text:p>
          </table:table-cell>
          <table:table-cell table:number-columns-repeated="6"/>
          <table:table-cell office:value-type="float" office:value="5.79" calcext:value-type="float">
            <text:p>5.79</text:p>
          </table:table-cell>
          <table:table-cell office:value-type="float" office:value="0.6243471" calcext:value-type="float">
            <text:p>0.6243471</text:p>
          </table:table-cell>
          <table:table-cell office:value-type="float" office:value="0.816065" calcext:value-type="float">
            <text:p>0.816065</text:p>
          </table:table-cell>
          <table:table-cell table:number-columns-repeated="2"/>
          <table:table-cell office:value-type="float" office:value="19.178" calcext:value-type="float">
            <text:p>19.178</text:p>
          </table:table-cell>
          <table:table-cell office:value-type="float" office:value="0.5448015" calcext:value-type="float">
            <text:p>0.5448015</text:p>
          </table:table-cell>
          <table:table-cell office:value-type="float" office:value="0.417103" calcext:value-type="float">
            <text:p>0.417103</text:p>
          </table:table-cell>
        </table:table-row>
        <table:table-row table:style-name="ro1">
          <table:table-cell/>
          <table:table-cell office:value-type="float" office:value="10.715" calcext:value-type="float">
            <text:p>10.715</text:p>
          </table:table-cell>
          <table:table-cell office:value-type="float" office:value="0.6300829" calcext:value-type="float">
            <text:p>0.6300829</text:p>
          </table:table-cell>
          <table:table-cell office:value-type="float" office:value="0.7158906" calcext:value-type="float">
            <text:p>0.7158906</text:p>
          </table:table-cell>
          <table:table-cell table:number-columns-repeated="6"/>
          <table:table-cell office:value-type="float" office:value="5.812" calcext:value-type="float">
            <text:p>5.812</text:p>
          </table:table-cell>
          <table:table-cell office:value-type="float" office:value="0.6762553" calcext:value-type="float">
            <text:p>0.6762553</text:p>
          </table:table-cell>
          <table:table-cell office:value-type="float" office:value="0.8065071" calcext:value-type="float">
            <text:p>0.8065071</text:p>
          </table:table-cell>
          <table:table-cell table:number-columns-repeated="2"/>
          <table:table-cell office:value-type="float" office:value="19.201" calcext:value-type="float">
            <text:p>19.201</text:p>
          </table:table-cell>
          <table:table-cell office:value-type="float" office:value="0.6013451" calcext:value-type="float">
            <text:p>0.6013451</text:p>
          </table:table-cell>
          <table:table-cell office:value-type="float" office:value="0.5082774" calcext:value-type="float">
            <text:p>0.5082774</text:p>
          </table:table-cell>
        </table:table-row>
        <table:table-row table:style-name="ro1">
          <table:table-cell/>
          <table:table-cell office:value-type="float" office:value="10.771" calcext:value-type="float">
            <text:p>10.771</text:p>
          </table:table-cell>
          <table:table-cell office:value-type="float" office:value="0.6055767" calcext:value-type="float">
            <text:p>0.6055767</text:p>
          </table:table-cell>
          <table:table-cell office:value-type="float" office:value="0.8444809" calcext:value-type="float">
            <text:p>0.8444809</text:p>
          </table:table-cell>
          <table:table-cell table:number-columns-repeated="6"/>
          <table:table-cell office:value-type="float" office:value="5.987" calcext:value-type="float">
            <text:p>5.987</text:p>
          </table:table-cell>
          <table:table-cell office:value-type="float" office:value="0.6247478" calcext:value-type="float">
            <text:p>0.6247478</text:p>
          </table:table-cell>
          <table:table-cell office:value-type="float" office:value="0.7579851" calcext:value-type="float">
            <text:p>0.7579851</text:p>
          </table:table-cell>
          <table:table-cell table:number-columns-repeated="2"/>
          <table:table-cell office:value-type="float" office:value="19.224" calcext:value-type="float">
            <text:p>19.224</text:p>
          </table:table-cell>
          <table:table-cell office:value-type="float" office:value="0.6934113" calcext:value-type="float">
            <text:p>0.6934113</text:p>
          </table:table-cell>
          <table:table-cell office:value-type="float" office:value="0.5644637" calcext:value-type="float">
            <text:p>0.5644637</text:p>
          </table:table-cell>
        </table:table-row>
        <table:table-row table:style-name="ro1">
          <table:table-cell/>
          <table:table-cell office:value-type="float" office:value="10.954" calcext:value-type="float">
            <text:p>10.954</text:p>
          </table:table-cell>
          <table:table-cell office:value-type="float" office:value="0.6079726" calcext:value-type="float">
            <text:p>0.6079726</text:p>
          </table:table-cell>
          <table:table-cell office:value-type="float" office:value="0.8236512" calcext:value-type="float">
            <text:p>0.8236512</text:p>
          </table:table-cell>
          <table:table-cell table:number-columns-repeated="6"/>
          <table:table-cell office:value-type="float" office:value="6.012" calcext:value-type="float">
            <text:p>6.012</text:p>
          </table:table-cell>
          <table:table-cell office:value-type="float" office:value="0.6205602" calcext:value-type="float">
            <text:p>0.6205602</text:p>
          </table:table-cell>
          <table:table-cell office:value-type="float" office:value="0.8029988" calcext:value-type="float">
            <text:p>0.8029988</text:p>
          </table:table-cell>
          <table:table-cell table:number-columns-repeated="2"/>
          <table:table-cell office:value-type="float" office:value="19.246" calcext:value-type="float">
            <text:p>19.246</text:p>
          </table:table-cell>
          <table:table-cell office:value-type="float" office:value="0.7506664" calcext:value-type="float">
            <text:p>0.7506664</text:p>
          </table:table-cell>
          <table:table-cell office:value-type="float" office:value="0.511507" calcext:value-type="float">
            <text:p>0.511507</text:p>
          </table:table-cell>
        </table:table-row>
        <table:table-row table:style-name="ro1">
          <table:table-cell/>
          <table:table-cell office:value-type="float" office:value="11.009" calcext:value-type="float">
            <text:p>11.009</text:p>
          </table:table-cell>
          <table:table-cell office:value-type="float" office:value="0.6185878" calcext:value-type="float">
            <text:p>0.6185878</text:p>
          </table:table-cell>
          <table:table-cell office:value-type="float" office:value="0.7381346" calcext:value-type="float">
            <text:p>0.7381346</text:p>
          </table:table-cell>
          <table:table-cell table:number-columns-repeated="6"/>
          <table:table-cell office:value-type="float" office:value="6.034" calcext:value-type="float">
            <text:p>6.034</text:p>
          </table:table-cell>
          <table:table-cell office:value-type="float" office:value="0.5862167" calcext:value-type="float">
            <text:p>0.5862167</text:p>
          </table:table-cell>
          <table:table-cell office:value-type="float" office:value="0.8321609" calcext:value-type="float">
            <text:p>0.8321609</text:p>
          </table:table-cell>
          <table:table-cell table:number-columns-repeated="2"/>
          <table:table-cell office:value-type="float" office:value="19.269" calcext:value-type="float">
            <text:p>19.269</text:p>
          </table:table-cell>
          <table:table-cell office:value-type="float" office:value="0.7070002" calcext:value-type="float">
            <text:p>0.7070002</text:p>
          </table:table-cell>
          <table:table-cell office:value-type="float" office:value="0.4113202" calcext:value-type="float">
            <text:p>0.4113202</text:p>
          </table:table-cell>
        </table:table-row>
        <table:table-row table:style-name="ro1">
          <table:table-cell/>
          <table:table-cell office:value-type="float" office:value="11.063" calcext:value-type="float">
            <text:p>11.063</text:p>
          </table:table-cell>
          <table:table-cell office:value-type="float" office:value="0.5933236" calcext:value-type="float">
            <text:p>0.5933236</text:p>
          </table:table-cell>
          <table:table-cell office:value-type="float" office:value="0.8288527" calcext:value-type="float">
            <text:p>0.8288527</text:p>
          </table:table-cell>
          <table:table-cell table:number-columns-repeated="6"/>
          <table:table-cell office:value-type="float" office:value="6.056" calcext:value-type="float">
            <text:p>6.056</text:p>
          </table:table-cell>
          <table:table-cell office:value-type="float" office:value="0.553256" calcext:value-type="float">
            <text:p>0.553256</text:p>
          </table:table-cell>
          <table:table-cell office:value-type="float" office:value="0.8436126" calcext:value-type="float">
            <text:p>0.8436126</text:p>
          </table:table-cell>
          <table:table-cell table:number-columns-repeated="2"/>
          <table:table-cell office:value-type="float" office:value="19.291" calcext:value-type="float">
            <text:p>19.291</text:p>
          </table:table-cell>
          <table:table-cell office:value-type="float" office:value="0.6298829" calcext:value-type="float">
            <text:p>0.6298829</text:p>
          </table:table-cell>
          <table:table-cell office:value-type="float" office:value="0.3804422" calcext:value-type="float">
            <text:p>0.3804422</text:p>
          </table:table-cell>
        </table:table-row>
        <table:table-row table:style-name="ro1">
          <table:table-cell/>
          <table:table-cell office:value-type="float" office:value="11.118" calcext:value-type="float">
            <text:p>11.118</text:p>
          </table:table-cell>
          <table:table-cell office:value-type="float" office:value="0.5980691" calcext:value-type="float">
            <text:p>0.5980691</text:p>
          </table:table-cell>
          <table:table-cell office:value-type="float" office:value="0.803054" calcext:value-type="float">
            <text:p>0.803054</text:p>
          </table:table-cell>
          <table:table-cell table:number-columns-repeated="6"/>
          <table:table-cell office:value-type="float" office:value="6.078" calcext:value-type="float">
            <text:p>6.078</text:p>
          </table:table-cell>
          <table:table-cell office:value-type="float" office:value="0.5915753" calcext:value-type="float">
            <text:p>0.5915753</text:p>
          </table:table-cell>
          <table:table-cell office:value-type="float" office:value="0.8565451" calcext:value-type="float">
            <text:p>0.8565451</text:p>
          </table:table-cell>
          <table:table-cell table:number-columns-repeated="2"/>
          <table:table-cell office:value-type="float" office:value="19.312" calcext:value-type="float">
            <text:p>19.312</text:p>
          </table:table-cell>
          <table:table-cell office:value-type="float" office:value="0.5873754" calcext:value-type="float">
            <text:p>0.5873754</text:p>
          </table:table-cell>
          <table:table-cell office:value-type="float" office:value="0.3803084" calcext:value-type="float">
            <text:p>0.3803084</text:p>
          </table:table-cell>
        </table:table-row>
        <table:table-row table:style-name="ro1">
          <table:table-cell/>
          <table:table-cell office:value-type="float" office:value="11.311" calcext:value-type="float">
            <text:p>11.311</text:p>
          </table:table-cell>
          <table:table-cell office:value-type="float" office:value="0.6392402" calcext:value-type="float">
            <text:p>0.6392402</text:p>
          </table:table-cell>
          <table:table-cell office:value-type="float" office:value="0.7516801" calcext:value-type="float">
            <text:p>0.7516801</text:p>
          </table:table-cell>
          <table:table-cell table:number-columns-repeated="6"/>
          <table:table-cell office:value-type="float" office:value="6.1" calcext:value-type="float">
            <text:p>6.1</text:p>
          </table:table-cell>
          <table:table-cell office:value-type="float" office:value="0.6160698" calcext:value-type="float">
            <text:p>0.6160698</text:p>
          </table:table-cell>
          <table:table-cell office:value-type="float" office:value="0.8175346" calcext:value-type="float">
            <text:p>0.8175346</text:p>
          </table:table-cell>
          <table:table-cell table:number-columns-repeated="2"/>
          <table:table-cell office:value-type="float" office:value="19.335" calcext:value-type="float">
            <text:p>19.335</text:p>
          </table:table-cell>
          <table:table-cell office:value-type="float" office:value="0.5243497" calcext:value-type="float">
            <text:p>0.5243497</text:p>
          </table:table-cell>
          <table:table-cell office:value-type="float" office:value="0.4186946" calcext:value-type="float">
            <text:p>0.4186946</text:p>
          </table:table-cell>
        </table:table-row>
        <table:table-row table:style-name="ro1">
          <table:table-cell/>
          <table:table-cell office:value-type="float" office:value="11.371" calcext:value-type="float">
            <text:p>11.371</text:p>
          </table:table-cell>
          <table:table-cell office:value-type="float" office:value="0.5745097" calcext:value-type="float">
            <text:p>0.5745097</text:p>
          </table:table-cell>
          <table:table-cell office:value-type="float" office:value="0.7916257" calcext:value-type="float">
            <text:p>0.7916257</text:p>
          </table:table-cell>
          <table:table-cell table:number-columns-repeated="6"/>
          <table:table-cell office:value-type="float" office:value="6.123" calcext:value-type="float">
            <text:p>6.123</text:p>
          </table:table-cell>
          <table:table-cell office:value-type="float" office:value="0.6162153" calcext:value-type="float">
            <text:p>0.6162153</text:p>
          </table:table-cell>
          <table:table-cell office:value-type="float" office:value="0.7363746" calcext:value-type="float">
            <text:p>0.7363746</text:p>
          </table:table-cell>
          <table:table-cell table:number-columns-repeated="2"/>
          <table:table-cell office:value-type="float" office:value="19.357" calcext:value-type="float">
            <text:p>19.357</text:p>
          </table:table-cell>
          <table:table-cell office:value-type="float" office:value="0.5237484" calcext:value-type="float">
            <text:p>0.5237484</text:p>
          </table:table-cell>
          <table:table-cell office:value-type="float" office:value="0.4620264" calcext:value-type="float">
            <text:p>0.4620264</text:p>
          </table:table-cell>
        </table:table-row>
        <table:table-row table:style-name="ro1">
          <table:table-cell/>
          <table:table-cell office:value-type="float" office:value="11.427" calcext:value-type="float">
            <text:p>11.427</text:p>
          </table:table-cell>
          <table:table-cell office:value-type="float" office:value="0.5766822" calcext:value-type="float">
            <text:p>0.5766822</text:p>
          </table:table-cell>
          <table:table-cell office:value-type="float" office:value="0.790467" calcext:value-type="float">
            <text:p>0.790467</text:p>
          </table:table-cell>
          <table:table-cell table:number-columns-repeated="6"/>
          <table:table-cell office:value-type="float" office:value="6.145" calcext:value-type="float">
            <text:p>6.145</text:p>
          </table:table-cell>
          <table:table-cell office:value-type="float" office:value="0.648174" calcext:value-type="float">
            <text:p>0.648174</text:p>
          </table:table-cell>
          <table:table-cell office:value-type="float" office:value="0.7654263" calcext:value-type="float">
            <text:p>0.7654263</text:p>
          </table:table-cell>
          <table:table-cell table:number-columns-repeated="2"/>
          <table:table-cell office:value-type="float" office:value="19.529" calcext:value-type="float">
            <text:p>19.529</text:p>
          </table:table-cell>
          <table:table-cell office:value-type="float" office:value="0.5623346" calcext:value-type="float">
            <text:p>0.5623346</text:p>
          </table:table-cell>
          <table:table-cell office:value-type="float" office:value="0.3961285" calcext:value-type="float">
            <text:p>0.3961285</text:p>
          </table:table-cell>
        </table:table-row>
        <table:table-row table:style-name="ro1">
          <table:table-cell/>
          <table:table-cell office:value-type="float" office:value="11.483" calcext:value-type="float">
            <text:p>11.483</text:p>
          </table:table-cell>
          <table:table-cell office:value-type="float" office:value="0.6485629" calcext:value-type="float">
            <text:p>0.6485629</text:p>
          </table:table-cell>
          <table:table-cell office:value-type="float" office:value="0.7866361" calcext:value-type="float">
            <text:p>0.7866361</text:p>
          </table:table-cell>
          <table:table-cell table:number-columns-repeated="6"/>
          <table:table-cell office:value-type="float" office:value="6.167" calcext:value-type="float">
            <text:p>6.167</text:p>
          </table:table-cell>
          <table:table-cell office:value-type="float" office:value="0.6507354" calcext:value-type="float">
            <text:p>0.6507354</text:p>
          </table:table-cell>
          <table:table-cell office:value-type="float" office:value="0.8289195" calcext:value-type="float">
            <text:p>0.8289195</text:p>
          </table:table-cell>
          <table:table-cell table:number-columns-repeated="2"/>
          <table:table-cell office:value-type="float" office:value="19.551" calcext:value-type="float">
            <text:p>19.551</text:p>
          </table:table-cell>
          <table:table-cell office:value-type="float" office:value="0.6339602" calcext:value-type="float">
            <text:p>0.6339602</text:p>
          </table:table-cell>
          <table:table-cell office:value-type="float" office:value="0.3932526" calcext:value-type="float">
            <text:p>0.3932526</text:p>
          </table:table-cell>
        </table:table-row>
        <table:table-row table:style-name="ro1">
          <table:table-cell/>
          <table:table-cell office:value-type="float" office:value="11.668" calcext:value-type="float">
            <text:p>11.668</text:p>
          </table:table-cell>
          <table:table-cell office:value-type="float" office:value="0.664014" calcext:value-type="float">
            <text:p>0.664014</text:p>
          </table:table-cell>
          <table:table-cell office:value-type="float" office:value="0.7981312" calcext:value-type="float">
            <text:p>0.7981312</text:p>
          </table:table-cell>
          <table:table-cell table:number-columns-repeated="6"/>
          <table:table-cell office:value-type="float" office:value="6.338" calcext:value-type="float">
            <text:p>6.338</text:p>
          </table:table-cell>
          <table:table-cell office:value-type="float" office:value="0.5946946" calcext:value-type="float">
            <text:p>0.5946946</text:p>
          </table:table-cell>
          <table:table-cell office:value-type="float" office:value="0.8084911" calcext:value-type="float">
            <text:p>0.8084911</text:p>
          </table:table-cell>
          <table:table-cell table:number-columns-repeated="2"/>
          <table:table-cell office:value-type="float" office:value="19.573" calcext:value-type="float">
            <text:p>19.573</text:p>
          </table:table-cell>
          <table:table-cell office:value-type="float" office:value="0.628814" calcext:value-type="float">
            <text:p>0.628814</text:p>
          </table:table-cell>
          <table:table-cell office:value-type="float" office:value="0.4166671" calcext:value-type="float">
            <text:p>0.4166671</text:p>
          </table:table-cell>
        </table:table-row>
        <table:table-row table:style-name="ro1">
          <table:table-cell/>
          <table:table-cell office:value-type="float" office:value="11.729" calcext:value-type="float">
            <text:p>11.729</text:p>
          </table:table-cell>
          <table:table-cell office:value-type="float" office:value="0.5766822" calcext:value-type="float">
            <text:p>0.5766822</text:p>
          </table:table-cell>
          <table:table-cell office:value-type="float" office:value="0.8376644" calcext:value-type="float">
            <text:p>0.8376644</text:p>
          </table:table-cell>
          <table:table-cell table:number-columns-repeated="6"/>
          <table:table-cell office:value-type="float" office:value="6.36" calcext:value-type="float">
            <text:p>6.36</text:p>
          </table:table-cell>
          <table:table-cell office:value-type="float" office:value="0.6536546" calcext:value-type="float">
            <text:p>0.6536546</text:p>
          </table:table-cell>
          <table:table-cell office:value-type="float" office:value="0.8840374" calcext:value-type="float">
            <text:p>0.8840374</text:p>
          </table:table-cell>
          <table:table-cell table:number-columns-repeated="2"/>
          <table:table-cell office:value-type="float" office:value="19.594" calcext:value-type="float">
            <text:p>19.594</text:p>
          </table:table-cell>
          <table:table-cell office:value-type="float" office:value="0.575747" calcext:value-type="float">
            <text:p>0.575747</text:p>
          </table:table-cell>
          <table:table-cell office:value-type="float" office:value="0.4342002" calcext:value-type="float">
            <text:p>0.4342002</text:p>
          </table:table-cell>
        </table:table-row>
        <table:table-row table:style-name="ro1">
          <table:table-cell/>
          <table:table-cell office:value-type="float" office:value="11.785" calcext:value-type="float">
            <text:p>11.785</text:p>
          </table:table-cell>
          <table:table-cell office:value-type="float" office:value="0.6020016" calcext:value-type="float">
            <text:p>0.6020016</text:p>
          </table:table-cell>
          <table:table-cell office:value-type="float" office:value="0.7798402" calcext:value-type="float">
            <text:p>0.7798402</text:p>
          </table:table-cell>
          <table:table-cell table:number-columns-repeated="6"/>
          <table:table-cell office:value-type="float" office:value="6.382" calcext:value-type="float">
            <text:p>6.382</text:p>
          </table:table-cell>
          <table:table-cell office:value-type="float" office:value="0.6778705" calcext:value-type="float">
            <text:p>0.6778705</text:p>
          </table:table-cell>
          <table:table-cell office:value-type="float" office:value="0.8767622" calcext:value-type="float">
            <text:p>0.8767622</text:p>
          </table:table-cell>
          <table:table-cell table:number-columns-repeated="2"/>
          <table:table-cell office:value-type="float" office:value="19.616" calcext:value-type="float">
            <text:p>19.616</text:p>
          </table:table-cell>
          <table:table-cell office:value-type="float" office:value="0.527736" calcext:value-type="float">
            <text:p>0.527736</text:p>
          </table:table-cell>
          <table:table-cell office:value-type="float" office:value="0.4449609" calcext:value-type="float">
            <text:p>0.4449609</text:p>
          </table:table-cell>
        </table:table-row>
        <table:table-row table:style-name="ro1">
          <table:table-cell/>
          <table:table-cell office:value-type="float" office:value="11.839" calcext:value-type="float">
            <text:p>11.839</text:p>
          </table:table-cell>
          <table:table-cell office:value-type="float" office:value="0.6126836" calcext:value-type="float">
            <text:p>0.6126836</text:p>
          </table:table-cell>
          <table:table-cell office:value-type="float" office:value="0.7406409" calcext:value-type="float">
            <text:p>0.7406409</text:p>
          </table:table-cell>
          <table:table-cell table:number-columns-repeated="6"/>
          <table:table-cell office:value-type="float" office:value="6.406" calcext:value-type="float">
            <text:p>6.406</text:p>
          </table:table-cell>
          <table:table-cell office:value-type="float" office:value="0.6195347" calcext:value-type="float">
            <text:p>0.6195347</text:p>
          </table:table-cell>
          <table:table-cell office:value-type="float" office:value="0.7910795" calcext:value-type="float">
            <text:p>0.7910795</text:p>
          </table:table-cell>
          <table:table-cell table:number-columns-repeated="2"/>
          <table:table-cell office:value-type="float" office:value="19.639" calcext:value-type="float">
            <text:p>19.639</text:p>
          </table:table-cell>
          <table:table-cell office:value-type="float" office:value="0.5041098" calcext:value-type="float">
            <text:p>0.5041098</text:p>
          </table:table-cell>
          <table:table-cell office:value-type="float" office:value="0.4622153" calcext:value-type="float">
            <text:p>0.4622153</text:p>
          </table:table-cell>
        </table:table-row>
        <table:table-row table:style-name="ro1">
          <table:table-cell/>
          <table:table-cell office:value-type="float" office:value="12.022" calcext:value-type="float">
            <text:p>12.022</text:p>
          </table:table-cell>
          <table:table-cell office:value-type="float" office:value="0.6542788" calcext:value-type="float">
            <text:p>0.6542788</text:p>
          </table:table-cell>
          <table:table-cell office:value-type="float" office:value="0.930756" calcext:value-type="float">
            <text:p>0.930756</text:p>
          </table:table-cell>
          <table:table-cell table:number-columns-repeated="6"/>
          <table:table-cell office:value-type="float" office:value="6.428" calcext:value-type="float">
            <text:p>6.428</text:p>
          </table:table-cell>
          <table:table-cell office:value-type="float" office:value="0.6427602" calcext:value-type="float">
            <text:p>0.6427602</text:p>
          </table:table-cell>
          <table:table-cell office:value-type="float" office:value="0.7783823" calcext:value-type="float">
            <text:p>0.7783823</text:p>
          </table:table-cell>
          <table:table-cell table:number-columns-repeated="2"/>
          <table:table-cell office:value-type="float" office:value="19.661" calcext:value-type="float">
            <text:p>19.661</text:p>
          </table:table-cell>
          <table:table-cell office:value-type="float" office:value="0.4937064" calcext:value-type="float">
            <text:p>0.4937064</text:p>
          </table:table-cell>
          <table:table-cell office:value-type="float" office:value="0.4633071" calcext:value-type="float">
            <text:p>0.4633071</text:p>
          </table:table-cell>
        </table:table-row>
        <table:table-row table:style-name="ro1">
          <table:table-cell/>
          <table:table-cell office:value-type="float" office:value="12.077" calcext:value-type="float">
            <text:p>12.077</text:p>
          </table:table-cell>
          <table:table-cell office:value-type="float" office:value="0.849863" calcext:value-type="float">
            <text:p>0.849863</text:p>
          </table:table-cell>
          <table:table-cell office:value-type="float" office:value="1.0489" calcext:value-type="float">
            <text:p>1.0489</text:p>
          </table:table-cell>
          <table:table-cell table:number-columns-repeated="6"/>
          <table:table-cell office:value-type="float" office:value="6.45" calcext:value-type="float">
            <text:p>6.45</text:p>
          </table:table-cell>
          <table:table-cell office:value-type="float" office:value="0.6871498" calcext:value-type="float">
            <text:p>0.6871498</text:p>
          </table:table-cell>
          <table:table-cell office:value-type="float" office:value="0.7812546" calcext:value-type="float">
            <text:p>0.7812546</text:p>
          </table:table-cell>
          <table:table-cell table:number-columns-repeated="2"/>
          <table:table-cell office:value-type="float" office:value="19.683" calcext:value-type="float">
            <text:p>19.683</text:p>
          </table:table-cell>
          <table:table-cell office:value-type="float" office:value="0.5567877" calcext:value-type="float">
            <text:p>0.5567877</text:p>
          </table:table-cell>
          <table:table-cell office:value-type="float" office:value="0.466627" calcext:value-type="float">
            <text:p>0.466627</text:p>
          </table:table-cell>
        </table:table-row>
        <table:table-row table:style-name="ro1">
          <table:table-cell/>
          <table:table-cell office:value-type="float" office:value="12.132" calcext:value-type="float">
            <text:p>12.132</text:p>
          </table:table-cell>
          <table:table-cell office:value-type="float" office:value="1.054769" calcext:value-type="float">
            <text:p>1.054769</text:p>
          </table:table-cell>
          <table:table-cell office:value-type="float" office:value="1.20026" calcext:value-type="float">
            <text:p>1.20026</text:p>
          </table:table-cell>
          <table:table-cell table:number-columns-repeated="6"/>
          <table:table-cell office:value-type="float" office:value="6.471" calcext:value-type="float">
            <text:p>6.471</text:p>
          </table:table-cell>
          <table:table-cell office:value-type="float" office:value="0.6607497" calcext:value-type="float">
            <text:p>0.6607497</text:p>
          </table:table-cell>
          <table:table-cell office:value-type="float" office:value="0.772945" calcext:value-type="float">
            <text:p>0.772945</text:p>
          </table:table-cell>
          <table:table-cell table:number-columns-repeated="2"/>
          <table:table-cell office:value-type="float" office:value="19.704" calcext:value-type="float">
            <text:p>19.704</text:p>
          </table:table-cell>
          <table:table-cell office:value-type="float" office:value="0.6246146" calcext:value-type="float">
            <text:p>0.6246146</text:p>
          </table:table-cell>
          <table:table-cell office:value-type="float" office:value="0.4782119" calcext:value-type="float">
            <text:p>0.4782119</text:p>
          </table:table-cell>
        </table:table-row>
        <table:table-row table:style-name="ro1">
          <table:table-cell/>
          <table:table-cell office:value-type="float" office:value="12.186" calcext:value-type="float">
            <text:p>12.186</text:p>
          </table:table-cell>
          <table:table-cell office:value-type="float" office:value="0.9352229" calcext:value-type="float">
            <text:p>0.9352229</text:p>
          </table:table-cell>
          <table:table-cell office:value-type="float" office:value="1.146925" calcext:value-type="float">
            <text:p>1.146925</text:p>
          </table:table-cell>
          <table:table-cell table:number-columns-repeated="6"/>
          <table:table-cell office:value-type="float" office:value="6.493" calcext:value-type="float">
            <text:p>6.493</text:p>
          </table:table-cell>
          <table:table-cell office:value-type="float" office:value="0.6435622" calcext:value-type="float">
            <text:p>0.6435622</text:p>
          </table:table-cell>
          <table:table-cell office:value-type="float" office:value="0.8236512" calcext:value-type="float">
            <text:p>0.8236512</text:p>
          </table:table-cell>
          <table:table-cell table:number-columns-repeated="2"/>
          <table:table-cell office:value-type="float" office:value="19.726" calcext:value-type="float">
            <text:p>19.726</text:p>
          </table:table-cell>
          <table:table-cell office:value-type="float" office:value="0.6663753" calcext:value-type="float">
            <text:p>0.6663753</text:p>
          </table:table-cell>
          <table:table-cell office:value-type="float" office:value="0.475694" calcext:value-type="float">
            <text:p>0.475694</text:p>
          </table:table-cell>
        </table:table-row>
        <table:table-row table:style-name="ro1">
          <table:table-cell/>
          <table:table-cell office:value-type="float" office:value="12.38" calcext:value-type="float">
            <text:p>12.38</text:p>
          </table:table-cell>
          <table:table-cell office:value-type="float" office:value="0.8033326" calcext:value-type="float">
            <text:p>0.8033326</text:p>
          </table:table-cell>
          <table:table-cell office:value-type="float" office:value="1.035676" calcext:value-type="float">
            <text:p>1.035676</text:p>
          </table:table-cell>
          <table:table-cell table:number-columns-repeated="6"/>
          <table:table-cell office:value-type="float" office:value="6.515" calcext:value-type="float">
            <text:p>6.515</text:p>
          </table:table-cell>
          <table:table-cell office:value-type="float" office:value="0.645656" calcext:value-type="float">
            <text:p>0.645656</text:p>
          </table:table-cell>
          <table:table-cell office:value-type="float" office:value="0.8662251" calcext:value-type="float">
            <text:p>0.8662251</text:p>
          </table:table-cell>
          <table:table-cell table:number-columns-repeated="2"/>
          <table:table-cell office:value-type="float" office:value="19.887" calcext:value-type="float">
            <text:p>19.887</text:p>
          </table:table-cell>
          <table:table-cell office:value-type="float" office:value="1.07794" calcext:value-type="float">
            <text:p>1.07794</text:p>
          </table:table-cell>
          <table:table-cell office:value-type="float" office:value="0.7455002" calcext:value-type="float">
            <text:p>0.7455002</text:p>
          </table:table-cell>
        </table:table-row>
        <table:table-row table:style-name="ro1">
          <table:table-cell/>
          <table:table-cell office:value-type="float" office:value="12.438" calcext:value-type="float">
            <text:p>12.438</text:p>
          </table:table-cell>
          <table:table-cell office:value-type="float" office:value="0.9989403" calcext:value-type="float">
            <text:p>0.9989403</text:p>
          </table:table-cell>
          <table:table-cell office:value-type="float" office:value="1.216869" calcext:value-type="float">
            <text:p>1.216869</text:p>
          </table:table-cell>
          <table:table-cell table:number-columns-repeated="6"/>
          <table:table-cell office:value-type="float" office:value="6.538" calcext:value-type="float">
            <text:p>6.538</text:p>
          </table:table-cell>
          <table:table-cell office:value-type="float" office:value="0.5900154" calcext:value-type="float">
            <text:p>0.5900154</text:p>
          </table:table-cell>
          <table:table-cell office:value-type="float" office:value="0.7891746" calcext:value-type="float">
            <text:p>0.7891746</text:p>
          </table:table-cell>
          <table:table-cell table:number-columns-repeated="2"/>
          <table:table-cell office:value-type="float" office:value="19.91" calcext:value-type="float">
            <text:p>19.91</text:p>
          </table:table-cell>
          <table:table-cell office:value-type="float" office:value="1.07638" calcext:value-type="float">
            <text:p>1.07638</text:p>
          </table:table-cell>
          <table:table-cell office:value-type="float" office:value="0.7846326" calcext:value-type="float">
            <text:p>0.7846326</text:p>
          </table:table-cell>
        </table:table-row>
        <table:table-row table:style-name="ro1">
          <table:table-cell/>
          <table:table-cell office:value-type="float" office:value="12.494" calcext:value-type="float">
            <text:p>12.494</text:p>
          </table:table-cell>
          <table:table-cell office:value-type="float" office:value="1.011983" calcext:value-type="float">
            <text:p>1.011983</text:p>
          </table:table-cell>
          <table:table-cell office:value-type="float" office:value="1.186302" calcext:value-type="float">
            <text:p>1.186302</text:p>
          </table:table-cell>
          <table:table-cell table:number-columns-repeated="6"/>
          <table:table-cell office:value-type="float" office:value="6.699" calcext:value-type="float">
            <text:p>6.699</text:p>
          </table:table-cell>
          <table:table-cell office:value-type="float" office:value="0.5972009" calcext:value-type="float">
            <text:p>0.5972009</text:p>
          </table:table-cell>
          <table:table-cell office:value-type="float" office:value="0.8386782" calcext:value-type="float">
            <text:p>0.8386782</text:p>
          </table:table-cell>
          <table:table-cell table:number-columns-repeated="2"/>
          <table:table-cell office:value-type="float" office:value="19.935" calcext:value-type="float">
            <text:p>19.935</text:p>
          </table:table-cell>
          <table:table-cell office:value-type="float" office:value="1.06494" calcext:value-type="float">
            <text:p>1.06494</text:p>
          </table:table-cell>
          <table:table-cell office:value-type="float" office:value="0.8138844" calcext:value-type="float">
            <text:p>0.8138844</text:p>
          </table:table-cell>
        </table:table-row>
        <table:table-row table:style-name="ro1">
          <table:table-cell/>
          <table:table-cell office:value-type="float" office:value="12.55" calcext:value-type="float">
            <text:p>12.55</text:p>
          </table:table-cell>
          <table:table-cell office:value-type="float" office:value="0.9805383" calcext:value-type="float">
            <text:p>0.9805383</text:p>
          </table:table-cell>
          <table:table-cell office:value-type="float" office:value="1.186136" calcext:value-type="float">
            <text:p>1.186136</text:p>
          </table:table-cell>
          <table:table-cell table:number-columns-repeated="6"/>
          <table:table-cell office:value-type="float" office:value="6.722" calcext:value-type="float">
            <text:p>6.722</text:p>
          </table:table-cell>
          <table:table-cell office:value-type="float" office:value="0.6416016" calcext:value-type="float">
            <text:p>0.6416016</text:p>
          </table:table-cell>
          <table:table-cell office:value-type="float" office:value="0.8643202" calcext:value-type="float">
            <text:p>0.8643202</text:p>
          </table:table-cell>
          <table:table-cell table:number-columns-repeated="2"/>
          <table:table-cell office:value-type="float" office:value="19.958" calcext:value-type="float">
            <text:p>19.958</text:p>
          </table:table-cell>
          <table:table-cell office:value-type="float" office:value="1.003863" calcext:value-type="float">
            <text:p>1.003863</text:p>
          </table:table-cell>
          <table:table-cell office:value-type="float" office:value="0.827674" calcext:value-type="float">
            <text:p>0.827674</text:p>
          </table:table-cell>
        </table:table-row>
        <table:table-row table:style-name="ro1">
          <table:table-cell/>
          <table:table-cell office:value-type="float" office:value="12.732" calcext:value-type="float">
            <text:p>12.732</text:p>
          </table:table-cell>
          <table:table-cell office:value-type="float" office:value="1.539618" calcext:value-type="float">
            <text:p>1.539618</text:p>
          </table:table-cell>
          <table:table-cell office:value-type="float" office:value="1.711653" calcext:value-type="float">
            <text:p>1.711653</text:p>
          </table:table-cell>
          <table:table-cell table:number-columns-repeated="6"/>
          <table:table-cell office:value-type="float" office:value="6.745" calcext:value-type="float">
            <text:p>6.745</text:p>
          </table:table-cell>
          <table:table-cell office:value-type="float" office:value="0.6552691" calcext:value-type="float">
            <text:p>0.6552691</text:p>
          </table:table-cell>
          <table:table-cell office:value-type="float" office:value="0.8134022" calcext:value-type="float">
            <text:p>0.8134022</text:p>
          </table:table-cell>
          <table:table-cell table:number-columns-repeated="2"/>
          <table:table-cell office:value-type="float" office:value="19.979" calcext:value-type="float">
            <text:p>19.979</text:p>
          </table:table-cell>
          <table:table-cell office:value-type="float" office:value="0.8781561" calcext:value-type="float">
            <text:p>0.8781561</text:p>
          </table:table-cell>
          <table:table-cell office:value-type="float" office:value="0.762821" calcext:value-type="float">
            <text:p>0.762821</text:p>
          </table:table-cell>
        </table:table-row>
        <table:table-row table:style-name="ro1">
          <table:table-cell/>
          <table:table-cell office:value-type="float" office:value="12.788" calcext:value-type="float">
            <text:p>12.788</text:p>
          </table:table-cell>
          <table:table-cell office:value-type="float" office:value="0.8881036" calcext:value-type="float">
            <text:p>0.8881036</text:p>
          </table:table-cell>
          <table:table-cell office:value-type="float" office:value="1.135206" calcext:value-type="float">
            <text:p>1.135206</text:p>
          </table:table-cell>
          <table:table-cell table:number-columns-repeated="6"/>
          <table:table-cell office:value-type="float" office:value="6.767" calcext:value-type="float">
            <text:p>6.767</text:p>
          </table:table-cell>
          <table:table-cell office:value-type="float" office:value="0.661374" calcext:value-type="float">
            <text:p>0.661374</text:p>
          </table:table-cell>
          <table:table-cell office:value-type="float" office:value="0.7750395" calcext:value-type="float">
            <text:p>0.7750395</text:p>
          </table:table-cell>
          <table:table-cell table:number-columns-repeated="2"/>
          <table:table-cell office:value-type="float" office:value="20.002" calcext:value-type="float">
            <text:p>20.002</text:p>
          </table:table-cell>
          <table:table-cell office:value-type="float" office:value="0.8147409" calcext:value-type="float">
            <text:p>0.8147409</text:p>
          </table:table-cell>
          <table:table-cell office:value-type="float" office:value="0.6982471" calcext:value-type="float">
            <text:p>0.6982471</text:p>
          </table:table-cell>
        </table:table-row>
        <table:table-row table:style-name="ro1">
          <table:table-cell/>
          <table:table-cell office:value-type="float" office:value="12.845" calcext:value-type="float">
            <text:p>12.845</text:p>
          </table:table-cell>
          <table:table-cell office:value-type="float" office:value="0.8525463" calcext:value-type="float">
            <text:p>0.8525463</text:p>
          </table:table-cell>
          <table:table-cell office:value-type="float" office:value="1.059236" calcext:value-type="float">
            <text:p>1.059236</text:p>
          </table:table-cell>
          <table:table-cell table:number-columns-repeated="6"/>
          <table:table-cell office:value-type="float" office:value="6.79" calcext:value-type="float">
            <text:p>6.79</text:p>
          </table:table-cell>
          <table:table-cell office:value-type="float" office:value="0.6914277" calcext:value-type="float">
            <text:p>0.6914277</text:p>
          </table:table-cell>
          <table:table-cell office:value-type="float" office:value="0.8113981" calcext:value-type="float">
            <text:p>0.8113981</text:p>
          </table:table-cell>
          <table:table-cell table:number-columns-repeated="2"/>
          <table:table-cell office:value-type="float" office:value="20.024" calcext:value-type="float">
            <text:p>20.024</text:p>
          </table:table-cell>
          <table:table-cell office:value-type="float" office:value="0.9143265" calcext:value-type="float">
            <text:p>0.9143265</text:p>
          </table:table-cell>
          <table:table-cell office:value-type="float" office:value="0.7103782" calcext:value-type="float">
            <text:p>0.7103782</text:p>
          </table:table-cell>
        </table:table-row>
        <table:table-row table:style-name="ro1">
          <table:table-cell/>
          <table:table-cell office:value-type="float" office:value="12.905" calcext:value-type="float">
            <text:p>12.905</text:p>
          </table:table-cell>
          <table:table-cell office:value-type="float" office:value="1.318029" calcext:value-type="float">
            <text:p>1.318029</text:p>
          </table:table-cell>
          <table:table-cell office:value-type="float" office:value="1.5082" calcext:value-type="float">
            <text:p>1.5082</text:p>
          </table:table-cell>
          <table:table-cell table:number-columns-repeated="6"/>
          <table:table-cell office:value-type="float" office:value="6.813" calcext:value-type="float">
            <text:p>6.813</text:p>
          </table:table-cell>
          <table:table-cell office:value-type="float" office:value="0.6286685" calcext:value-type="float">
            <text:p>0.6286685</text:p>
          </table:table-cell>
          <table:table-cell office:value-type="float" office:value="0.8517326" calcext:value-type="float">
            <text:p>0.8517326</text:p>
          </table:table-cell>
          <table:table-cell table:number-columns-repeated="2"/>
          <table:table-cell office:value-type="float" office:value="20.046" calcext:value-type="float">
            <text:p>20.046</text:p>
          </table:table-cell>
          <table:table-cell office:value-type="float" office:value="1.021553" calcext:value-type="float">
            <text:p>1.021553</text:p>
          </table:table-cell>
          <table:table-cell office:value-type="float" office:value="0.7295933" calcext:value-type="float">
            <text:p>0.7295933</text:p>
          </table:table-cell>
        </table:table-row>
        <table:table-row table:style-name="ro1">
          <table:table-cell/>
          <table:table-cell office:value-type="float" office:value="13.088" calcext:value-type="float">
            <text:p>13.088</text:p>
          </table:table-cell>
          <table:table-cell office:value-type="float" office:value="0.8243077" calcext:value-type="float">
            <text:p>0.8243077</text:p>
          </table:table-cell>
          <table:table-cell office:value-type="float" office:value="0.9590263" calcext:value-type="float">
            <text:p>0.9590263</text:p>
          </table:table-cell>
          <table:table-cell table:number-columns-repeated="6"/>
          <table:table-cell office:value-type="float" office:value="6.835" calcext:value-type="float">
            <text:p>6.835</text:p>
          </table:table-cell>
          <table:table-cell office:value-type="float" office:value="0.5729616" calcext:value-type="float">
            <text:p>0.5729616</text:p>
          </table:table-cell>
          <table:table-cell office:value-type="float" office:value="0.8383326" calcext:value-type="float">
            <text:p>0.8383326</text:p>
          </table:table-cell>
          <table:table-cell table:number-columns-repeated="2"/>
          <table:table-cell office:value-type="float" office:value="20.069" calcext:value-type="float">
            <text:p>20.069</text:p>
          </table:table-cell>
          <table:table-cell office:value-type="float" office:value="1.038595" calcext:value-type="float">
            <text:p>1.038595</text:p>
          </table:table-cell>
          <table:table-cell office:value-type="float" office:value="0.7379809" calcext:value-type="float">
            <text:p>0.7379809</text:p>
          </table:table-cell>
        </table:table-row>
        <table:table-row table:style-name="ro1">
          <table:table-cell/>
          <table:table-cell office:value-type="float" office:value="13.142" calcext:value-type="float">
            <text:p>13.142</text:p>
          </table:table-cell>
          <table:table-cell office:value-type="float" office:value="0.6177747" calcext:value-type="float">
            <text:p>0.6177747</text:p>
          </table:table-cell>
          <table:table-cell office:value-type="float" office:value="0.8311588" calcext:value-type="float">
            <text:p>0.8311588</text:p>
          </table:table-cell>
          <table:table-cell table:number-columns-repeated="6"/>
          <table:table-cell office:value-type="float" office:value="6.856" calcext:value-type="float">
            <text:p>6.856</text:p>
          </table:table-cell>
          <table:table-cell office:value-type="float" office:value="0.5831209" calcext:value-type="float">
            <text:p>0.5831209</text:p>
          </table:table-cell>
          <table:table-cell office:value-type="float" office:value="0.8562781" calcext:value-type="float">
            <text:p>0.8562781</text:p>
          </table:table-cell>
          <table:table-cell table:number-columns-repeated="2"/>
          <table:table-cell office:value-type="float" office:value="20.241" calcext:value-type="float">
            <text:p>20.241</text:p>
          </table:table-cell>
          <table:table-cell office:value-type="float" office:value="1.140879" calcext:value-type="float">
            <text:p>1.140879</text:p>
          </table:table-cell>
          <table:table-cell office:value-type="float" office:value="0.8792631" calcext:value-type="float">
            <text:p>0.8792631</text:p>
          </table:table-cell>
        </table:table-row>
        <table:table-row table:style-name="ro1">
          <table:table-cell/>
          <table:table-cell office:value-type="float" office:value="13.195" calcext:value-type="float">
            <text:p>13.195</text:p>
          </table:table-cell>
          <table:table-cell office:value-type="float" office:value="0.5844016" calcext:value-type="float">
            <text:p>0.5844016</text:p>
          </table:table-cell>
          <table:table-cell office:value-type="float" office:value="0.8074457" calcext:value-type="float">
            <text:p>0.8074457</text:p>
          </table:table-cell>
          <table:table-cell table:number-columns-repeated="6"/>
          <table:table-cell office:value-type="float" office:value="6.878" calcext:value-type="float">
            <text:p>6.878</text:p>
          </table:table-cell>
          <table:table-cell office:value-type="float" office:value="0.6517491" calcext:value-type="float">
            <text:p>0.6517491</text:p>
          </table:table-cell>
          <table:table-cell office:value-type="float" office:value="0.8499726" calcext:value-type="float">
            <text:p>0.8499726</text:p>
          </table:table-cell>
          <table:table-cell table:number-columns-repeated="2"/>
          <table:table-cell office:value-type="float" office:value="20.266" calcext:value-type="float">
            <text:p>20.266</text:p>
          </table:table-cell>
          <table:table-cell office:value-type="float" office:value="1.344426" calcext:value-type="float">
            <text:p>1.344426</text:p>
          </table:table-cell>
          <table:table-cell office:value-type="float" office:value="1.139999" calcext:value-type="float">
            <text:p>1.139999</text:p>
          </table:table-cell>
        </table:table-row>
        <table:table-row table:style-name="ro1">
          <table:table-cell/>
          <table:table-cell office:value-type="float" office:value="13.25" calcext:value-type="float">
            <text:p>13.25</text:p>
          </table:table-cell>
          <table:table-cell office:value-type="float" office:value="0.6508809" calcext:value-type="float">
            <text:p>0.6508809</text:p>
          </table:table-cell>
          <table:table-cell office:value-type="float" office:value="0.7748388" calcext:value-type="float">
            <text:p>0.7748388</text:p>
          </table:table-cell>
          <table:table-cell table:number-columns-repeated="6"/>
          <table:table-cell office:value-type="float" office:value="7.05" calcext:value-type="float">
            <text:p>7.05</text:p>
          </table:table-cell>
          <table:table-cell office:value-type="float" office:value="0.5858946" calcext:value-type="float">
            <text:p>0.5858946</text:p>
          </table:table-cell>
          <table:table-cell office:value-type="float" office:value="0.8058394" calcext:value-type="float">
            <text:p>0.8058394</text:p>
          </table:table-cell>
          <table:table-cell table:number-columns-repeated="2"/>
          <table:table-cell office:value-type="float" office:value="20.288" calcext:value-type="float">
            <text:p>20.288</text:p>
          </table:table-cell>
          <table:table-cell office:value-type="float" office:value="1.275472" calcext:value-type="float">
            <text:p>1.275472</text:p>
          </table:table-cell>
          <table:table-cell office:value-type="float" office:value="1.118098" calcext:value-type="float">
            <text:p>1.118098</text:p>
          </table:table-cell>
        </table:table-row>
        <table:table-row table:style-name="ro1">
          <table:table-cell/>
          <table:table-cell office:value-type="float" office:value="13.444" calcext:value-type="float">
            <text:p>13.444</text:p>
          </table:table-cell>
          <table:table-cell office:value-type="float" office:value="0.5972009" calcext:value-type="float">
            <text:p>0.5972009</text:p>
          </table:table-cell>
          <table:table-cell office:value-type="float" office:value="0.7627312" calcext:value-type="float">
            <text:p>0.7627312</text:p>
          </table:table-cell>
          <table:table-cell table:number-columns-repeated="6"/>
          <table:table-cell office:value-type="float" office:value="7.072" calcext:value-type="float">
            <text:p>7.072</text:p>
          </table:table-cell>
          <table:table-cell office:value-type="float" office:value="0.6835077" calcext:value-type="float">
            <text:p>0.6835077</text:p>
          </table:table-cell>
          <table:table-cell office:value-type="float" office:value="0.8304794" calcext:value-type="float">
            <text:p>0.8304794</text:p>
          </table:table-cell>
          <table:table-cell table:number-columns-repeated="2"/>
          <table:table-cell office:value-type="float" office:value="20.311" calcext:value-type="float">
            <text:p>20.311</text:p>
          </table:table-cell>
          <table:table-cell office:value-type="float" office:value="0.9767161" calcext:value-type="float">
            <text:p>0.9767161</text:p>
          </table:table-cell>
          <table:table-cell office:value-type="float" office:value="0.9214216" calcext:value-type="float">
            <text:p>0.9214216</text:p>
          </table:table-cell>
        </table:table-row>
        <table:table-row table:style-name="ro1">
          <table:table-cell/>
          <table:table-cell office:value-type="float" office:value="13.502" calcext:value-type="float">
            <text:p>13.502</text:p>
          </table:table-cell>
          <table:table-cell office:value-type="float" office:value="0.5443223" calcext:value-type="float">
            <text:p>0.5443223</text:p>
          </table:table-cell>
          <table:table-cell office:value-type="float" office:value="0.7758409" calcext:value-type="float">
            <text:p>0.7758409</text:p>
          </table:table-cell>
          <table:table-cell table:number-columns-repeated="6"/>
          <table:table-cell office:value-type="float" office:value="7.094" calcext:value-type="float">
            <text:p>7.094</text:p>
          </table:table-cell>
          <table:table-cell office:value-type="float" office:value="0.7036691" calcext:value-type="float">
            <text:p>0.7036691</text:p>
          </table:table-cell>
          <table:table-cell office:value-type="float" office:value="0.8144271" calcext:value-type="float">
            <text:p>0.8144271</text:p>
          </table:table-cell>
          <table:table-cell table:number-columns-repeated="2"/>
          <table:table-cell office:value-type="float" office:value="20.341" calcext:value-type="float">
            <text:p>20.341</text:p>
          </table:table-cell>
          <table:table-cell office:value-type="float" office:value="0.7974637" calcext:value-type="float">
            <text:p>0.7974637</text:p>
          </table:table-cell>
          <table:table-cell office:value-type="float" office:value="0.7605153" calcext:value-type="float">
            <text:p>0.7605153</text:p>
          </table:table-cell>
        </table:table-row>
        <table:table-row table:style-name="ro1">
          <table:table-cell/>
          <table:table-cell office:value-type="float" office:value="13.56" calcext:value-type="float">
            <text:p>13.56</text:p>
          </table:table-cell>
          <table:table-cell office:value-type="float" office:value="0.6463354" calcext:value-type="float">
            <text:p>0.6463354</text:p>
          </table:table-cell>
          <table:table-cell office:value-type="float" office:value="0.7694802" calcext:value-type="float">
            <text:p>0.7694802</text:p>
          </table:table-cell>
          <table:table-cell table:number-columns-repeated="6"/>
          <table:table-cell office:value-type="float" office:value="7.115" calcext:value-type="float">
            <text:p>7.115</text:p>
          </table:table-cell>
          <table:table-cell office:value-type="float" office:value="0.6228429" calcext:value-type="float">
            <text:p>0.6228429</text:p>
          </table:table-cell>
          <table:table-cell office:value-type="float" office:value="0.7990899" calcext:value-type="float">
            <text:p>0.7990899</text:p>
          </table:table-cell>
          <table:table-cell table:number-columns-repeated="2"/>
          <table:table-cell office:value-type="float" office:value="20.362" calcext:value-type="float">
            <text:p>20.362</text:p>
          </table:table-cell>
          <table:table-cell office:value-type="float" office:value="0.8535396" calcext:value-type="float">
            <text:p>0.8535396</text:p>
          </table:table-cell>
          <table:table-cell office:value-type="float" office:value="0.7538326" calcext:value-type="float">
            <text:p>0.7538326</text:p>
          </table:table-cell>
        </table:table-row>
        <table:table-row table:style-name="ro1">
          <table:table-cell/>
          <table:table-cell office:value-type="float" office:value="13.616" calcext:value-type="float">
            <text:p>13.616</text:p>
          </table:table-cell>
          <table:table-cell office:value-type="float" office:value="0.28688" calcext:value-type="float">
            <text:p>0.28688</text:p>
          </table:table-cell>
          <table:table-cell office:value-type="float" office:value="0.3589097" calcext:value-type="float">
            <text:p>0.3589097</text:p>
          </table:table-cell>
          <table:table-cell table:number-columns-repeated="6"/>
          <table:table-cell office:value-type="float" office:value="7.137" calcext:value-type="float">
            <text:p>7.137</text:p>
          </table:table-cell>
          <table:table-cell office:value-type="float" office:value="0.607694" calcext:value-type="float">
            <text:p>0.607694</text:p>
          </table:table-cell>
          <table:table-cell office:value-type="float" office:value="0.8242643" calcext:value-type="float">
            <text:p>0.8242643</text:p>
          </table:table-cell>
          <table:table-cell table:number-columns-repeated="2"/>
          <table:table-cell office:value-type="float" office:value="20.384" calcext:value-type="float">
            <text:p>20.384</text:p>
          </table:table-cell>
          <table:table-cell office:value-type="float" office:value="0.992112" calcext:value-type="float">
            <text:p>0.992112</text:p>
          </table:table-cell>
          <table:table-cell office:value-type="float" office:value="0.7951927" calcext:value-type="float">
            <text:p>0.7951927</text:p>
          </table:table-cell>
        </table:table-row>
        <table:table-row table:style-name="ro1">
          <table:table-cell table:number-columns-repeated="10"/>
          <table:table-cell office:value-type="float" office:value="7.159" calcext:value-type="float">
            <text:p>7.159</text:p>
          </table:table-cell>
          <table:table-cell office:value-type="float" office:value="0.6137085" calcext:value-type="float">
            <text:p>0.6137085</text:p>
          </table:table-cell>
          <table:table-cell office:value-type="float" office:value="0.8552526" calcext:value-type="float">
            <text:p>0.8552526</text:p>
          </table:table-cell>
          <table:table-cell table:number-columns-repeated="2"/>
          <table:table-cell office:value-type="float" office:value="20.407" calcext:value-type="float">
            <text:p>20.407</text:p>
          </table:table-cell>
          <table:table-cell office:value-type="float" office:value="1.045435" calcext:value-type="float">
            <text:p>1.045435</text:p>
          </table:table-cell>
          <table:table-cell office:value-type="float" office:value="0.7710753" calcext:value-type="float">
            <text:p>0.7710753</text:p>
          </table:table-cell>
        </table:table-row>
        <table:table-row table:style-name="ro1">
          <table:table-cell table:number-columns-repeated="10"/>
          <table:table-cell office:value-type="float" office:value="7.182" calcext:value-type="float">
            <text:p>7.182</text:p>
          </table:table-cell>
          <table:table-cell office:value-type="float" office:value="0.6040402" calcext:value-type="float">
            <text:p>0.6040402</text:p>
          </table:table-cell>
          <table:table-cell office:value-type="float" office:value="0.8155194" calcext:value-type="float">
            <text:p>0.8155194</text:p>
          </table:table-cell>
          <table:table-cell table:number-columns-repeated="2"/>
          <table:table-cell office:value-type="float" office:value="20.429" calcext:value-type="float">
            <text:p>20.429</text:p>
          </table:table-cell>
          <table:table-cell office:value-type="float" office:value="1.025285" calcext:value-type="float">
            <text:p>1.025285</text:p>
          </table:table-cell>
          <table:table-cell office:value-type="float" office:value="0.7564844" calcext:value-type="float">
            <text:p>0.7564844</text:p>
          </table:table-cell>
        </table:table-row>
        <table:table-row table:style-name="ro1">
          <table:table-cell table:number-columns-repeated="10"/>
          <table:table-cell office:value-type="float" office:value="7.204" calcext:value-type="float">
            <text:p>7.204</text:p>
          </table:table-cell>
          <table:table-cell office:value-type="float" office:value="0.6663201" calcext:value-type="float">
            <text:p>0.6663201</text:p>
          </table:table-cell>
          <table:table-cell office:value-type="float" office:value="0.8374643" calcext:value-type="float">
            <text:p>0.8374643</text:p>
          </table:table-cell>
          <table:table-cell table:number-columns-repeated="2"/>
          <table:table-cell office:value-type="float" office:value="20.601" calcext:value-type="float">
            <text:p>20.601</text:p>
          </table:table-cell>
          <table:table-cell office:value-type="float" office:value="0.721905" calcext:value-type="float">
            <text:p>0.721905</text:p>
          </table:table-cell>
          <table:table-cell office:value-type="float" office:value="0.4368519" calcext:value-type="float">
            <text:p>0.4368519</text:p>
          </table:table-cell>
        </table:table-row>
        <table:table-row table:style-name="ro1">
          <table:table-cell table:number-columns-repeated="10"/>
          <table:table-cell office:value-type="float" office:value="7.225" calcext:value-type="float">
            <text:p>7.225</text:p>
          </table:table-cell>
          <table:table-cell office:value-type="float" office:value="0.6987347" calcext:value-type="float">
            <text:p>0.6987347</text:p>
          </table:table-cell>
          <table:table-cell office:value-type="float" office:value="0.8480008" calcext:value-type="float">
            <text:p>0.8480008</text:p>
          </table:table-cell>
          <table:table-cell table:number-columns-repeated="2"/>
          <table:table-cell office:value-type="float" office:value="20.624" calcext:value-type="float">
            <text:p>20.624</text:p>
          </table:table-cell>
          <table:table-cell office:value-type="float" office:value="0.7075464" calcext:value-type="float">
            <text:p>0.7075464</text:p>
          </table:table-cell>
          <table:table-cell office:value-type="float" office:value="0.4438251" calcext:value-type="float">
            <text:p>0.4438251</text:p>
          </table:table-cell>
        </table:table-row>
        <table:table-row table:style-name="ro1">
          <table:table-cell table:number-columns-repeated="10"/>
          <table:table-cell office:value-type="float" office:value="7.247" calcext:value-type="float">
            <text:p>7.247</text:p>
          </table:table-cell>
          <table:table-cell office:value-type="float" office:value="0.6294704" calcext:value-type="float">
            <text:p>0.6294704</text:p>
          </table:table-cell>
          <table:table-cell office:value-type="float" office:value="0.757294" calcext:value-type="float">
            <text:p>0.757294</text:p>
          </table:table-cell>
          <table:table-cell table:number-columns-repeated="2"/>
          <table:table-cell office:value-type="float" office:value="20.645" calcext:value-type="float">
            <text:p>20.645</text:p>
          </table:table-cell>
          <table:table-cell office:value-type="float" office:value="0.6662416" calcext:value-type="float">
            <text:p>0.6662416</text:p>
          </table:table-cell>
          <table:table-cell office:value-type="float" office:value="0.4493608" calcext:value-type="float">
            <text:p>0.4493608</text:p>
          </table:table-cell>
        </table:table-row>
        <table:table-row table:style-name="ro1">
          <table:table-cell table:number-columns-repeated="10"/>
          <table:table-cell office:value-type="float" office:value="7.408" calcext:value-type="float">
            <text:p>7.408</text:p>
          </table:table-cell>
          <table:table-cell office:value-type="float" office:value="0.6126284" calcext:value-type="float">
            <text:p>0.6126284</text:p>
          </table:table-cell>
          <table:table-cell office:value-type="float" office:value="0.7587202" calcext:value-type="float">
            <text:p>0.7587202</text:p>
          </table:table-cell>
          <table:table-cell table:number-columns-repeated="2"/>
          <table:table-cell office:value-type="float" office:value="20.668" calcext:value-type="float">
            <text:p>20.668</text:p>
          </table:table-cell>
          <table:table-cell office:value-type="float" office:value="0.5777622" calcext:value-type="float">
            <text:p>0.5777622</text:p>
          </table:table-cell>
          <table:table-cell office:value-type="float" office:value="0.440494" calcext:value-type="float">
            <text:p>0.440494</text:p>
          </table:table-cell>
        </table:table-row>
        <table:table-row table:style-name="ro1">
          <table:table-cell table:number-columns-repeated="10"/>
          <table:table-cell office:value-type="float" office:value="7.43" calcext:value-type="float">
            <text:p>7.43</text:p>
          </table:table-cell>
          <table:table-cell office:value-type="float" office:value="0.6338153" calcext:value-type="float">
            <text:p>0.6338153</text:p>
          </table:table-cell>
          <table:table-cell office:value-type="float" office:value="0.8023864" calcext:value-type="float">
            <text:p>0.8023864</text:p>
          </table:table-cell>
          <table:table-cell table:number-columns-repeated="2"/>
          <table:table-cell office:value-type="float" office:value="20.691" calcext:value-type="float">
            <text:p>20.691</text:p>
          </table:table-cell>
          <table:table-cell office:value-type="float" office:value="0.5360016" calcext:value-type="float">
            <text:p>0.5360016</text:p>
          </table:table-cell>
          <table:table-cell office:value-type="float" office:value="0.4559333" calcext:value-type="float">
            <text:p>0.4559333</text:p>
          </table:table-cell>
        </table:table-row>
        <table:table-row table:style-name="ro1">
          <table:table-cell table:number-columns-repeated="10"/>
          <table:table-cell office:value-type="float" office:value="7.456" calcext:value-type="float">
            <text:p>7.456</text:p>
          </table:table-cell>
          <table:table-cell office:value-type="float" office:value="0.6214836" calcext:value-type="float">
            <text:p>0.6214836</text:p>
          </table:table-cell>
          <table:table-cell office:value-type="float" office:value="0.8032458" calcext:value-type="float">
            <text:p>0.8032458</text:p>
          </table:table-cell>
          <table:table-cell table:number-columns-repeated="2"/>
          <table:table-cell office:value-type="float" office:value="20.713" calcext:value-type="float">
            <text:p>20.713</text:p>
          </table:table-cell>
          <table:table-cell office:value-type="float" office:value="0.600387" calcext:value-type="float">
            <text:p>0.600387</text:p>
          </table:table-cell>
          <table:table-cell office:value-type="float" office:value="0.4880257" calcext:value-type="float">
            <text:p>0.4880257</text:p>
          </table:table-cell>
        </table:table-row>
        <table:table-row table:style-name="ro1">
          <table:table-cell table:number-columns-repeated="10"/>
          <table:table-cell office:value-type="float" office:value="7.479" calcext:value-type="float">
            <text:p>7.479</text:p>
          </table:table-cell>
          <table:table-cell office:value-type="float" office:value="0.6146671" calcext:value-type="float">
            <text:p>0.6146671</text:p>
          </table:table-cell>
          <table:table-cell office:value-type="float" office:value="0.8069982" calcext:value-type="float">
            <text:p>0.8069982</text:p>
          </table:table-cell>
          <table:table-cell table:number-columns-repeated="2"/>
          <table:table-cell office:value-type="float" office:value="20.736" calcext:value-type="float">
            <text:p>20.736</text:p>
          </table:table-cell>
          <table:table-cell office:value-type="float" office:value="0.7061319" calcext:value-type="float">
            <text:p>0.7061319</text:p>
          </table:table-cell>
          <table:table-cell office:value-type="float" office:value="0.4800388" calcext:value-type="float">
            <text:p>0.4800388</text:p>
          </table:table-cell>
        </table:table-row>
        <table:table-row table:style-name="ro1">
          <table:table-cell table:number-columns-repeated="10"/>
          <table:table-cell office:value-type="float" office:value="7.5" calcext:value-type="float">
            <text:p>7.5</text:p>
          </table:table-cell>
          <table:table-cell office:value-type="float" office:value="0.6569739" calcext:value-type="float">
            <text:p>0.6569739</text:p>
          </table:table-cell>
          <table:table-cell office:value-type="float" office:value="0.8525463" calcext:value-type="float">
            <text:p>0.8525463</text:p>
          </table:table-cell>
          <table:table-cell table:number-columns-repeated="2"/>
          <table:table-cell office:value-type="float" office:value="20.757" calcext:value-type="float">
            <text:p>20.757</text:p>
          </table:table-cell>
          <table:table-cell office:value-type="float" office:value="0.7327877" calcext:value-type="float">
            <text:p>0.7327877</text:p>
          </table:table-cell>
          <table:table-cell office:value-type="float" office:value="0.4610795" calcext:value-type="float">
            <text:p>0.4610795</text:p>
          </table:table-cell>
        </table:table-row>
        <table:table-row table:style-name="ro1">
          <table:table-cell table:number-columns-repeated="10"/>
          <table:table-cell office:value-type="float" office:value="7.523" calcext:value-type="float">
            <text:p>7.523</text:p>
          </table:table-cell>
          <table:table-cell office:value-type="float" office:value="0.6570291" calcext:value-type="float">
            <text:p>0.6570291</text:p>
          </table:table-cell>
          <table:table-cell office:value-type="float" office:value="0.8304678" calcext:value-type="float">
            <text:p>0.8304678</text:p>
          </table:table-cell>
          <table:table-cell table:number-columns-repeated="2"/>
          <table:table-cell office:value-type="float" office:value="20.779" calcext:value-type="float">
            <text:p>20.779</text:p>
          </table:table-cell>
          <table:table-cell office:value-type="float" office:value="0.6711092" calcext:value-type="float">
            <text:p>0.6711092</text:p>
          </table:table-cell>
          <table:table-cell office:value-type="float" office:value="0.4340553" calcext:value-type="float">
            <text:p>0.4340553</text:p>
          </table:table-cell>
        </table:table-row>
        <table:table-row table:style-name="ro1">
          <table:table-cell table:number-columns-repeated="10"/>
          <table:table-cell office:value-type="float" office:value="7.545" calcext:value-type="float">
            <text:p>7.545</text:p>
          </table:table-cell>
          <table:table-cell office:value-type="float" office:value="0.6423595" calcext:value-type="float">
            <text:p>0.6423595</text:p>
          </table:table-cell>
          <table:table-cell office:value-type="float" office:value="0.7959037" calcext:value-type="float">
            <text:p>0.7959037</text:p>
          </table:table-cell>
          <table:table-cell table:number-columns-repeated="2"/>
          <table:table-cell office:value-type="float" office:value="20.802" calcext:value-type="float">
            <text:p>20.802</text:p>
          </table:table-cell>
          <table:table-cell office:value-type="float" office:value="0.5439767" calcext:value-type="float">
            <text:p>0.5439767</text:p>
          </table:table-cell>
          <table:table-cell office:value-type="float" office:value="0.3995347" calcext:value-type="float">
            <text:p>0.3995347</text:p>
          </table:table-cell>
        </table:table-row>
        <table:table-row table:style-name="ro1">
          <table:table-cell table:number-columns-repeated="10"/>
          <table:table-cell office:value-type="float" office:value="7.568" calcext:value-type="float">
            <text:p>7.568</text:p>
          </table:table-cell>
          <table:table-cell office:value-type="float" office:value="0.6987464" calcext:value-type="float">
            <text:p>0.6987464</text:p>
          </table:table-cell>
          <table:table-cell office:value-type="float" office:value="0.8147063" calcext:value-type="float">
            <text:p>0.8147063</text:p>
          </table:table-cell>
          <table:table-cell table:number-columns-repeated="2"/>
          <table:table-cell office:value-type="float" office:value="20.962" calcext:value-type="float">
            <text:p>20.962</text:p>
          </table:table-cell>
          <table:table-cell office:value-type="float" office:value="0.5351767" calcext:value-type="float">
            <text:p>0.5351767</text:p>
          </table:table-cell>
          <table:table-cell office:value-type="float" office:value="0.4189616" calcext:value-type="float">
            <text:p>0.4189616</text:p>
          </table:table-cell>
        </table:table-row>
        <table:table-row table:style-name="ro1">
          <table:table-cell table:number-columns-repeated="10"/>
          <table:table-cell office:value-type="float" office:value="7.59" calcext:value-type="float">
            <text:p>7.59</text:p>
          </table:table-cell>
          <table:table-cell office:value-type="float" office:value="0.6903353" calcext:value-type="float">
            <text:p>0.6903353</text:p>
          </table:table-cell>
          <table:table-cell office:value-type="float" office:value="0.8198408" calcext:value-type="float">
            <text:p>0.8198408</text:p>
          </table:table-cell>
          <table:table-cell table:number-columns-repeated="2"/>
          <table:table-cell office:value-type="float" office:value="20.985" calcext:value-type="float">
            <text:p>20.985</text:p>
          </table:table-cell>
          <table:table-cell office:value-type="float" office:value="0.4903636" calcext:value-type="float">
            <text:p>0.4903636</text:p>
          </table:table-cell>
          <table:table-cell office:value-type="float" office:value="0.4182822" calcext:value-type="float">
            <text:p>0.4182822</text:p>
          </table:table-cell>
        </table:table-row>
        <table:table-row table:style-name="ro1">
          <table:table-cell table:number-columns-repeated="10"/>
          <table:table-cell office:value-type="float" office:value="7.762" calcext:value-type="float">
            <text:p>7.762</text:p>
          </table:table-cell>
          <table:table-cell office:value-type="float" office:value="0.6069477" calcext:value-type="float">
            <text:p>0.6069477</text:p>
          </table:table-cell>
          <table:table-cell office:value-type="float" office:value="0.8040243" calcext:value-type="float">
            <text:p>0.8040243</text:p>
          </table:table-cell>
          <table:table-cell table:number-columns-repeated="2"/>
          <table:table-cell office:value-type="float" office:value="21.009" calcext:value-type="float">
            <text:p>21.009</text:p>
          </table:table-cell>
          <table:table-cell office:value-type="float" office:value="0.5310002" calcext:value-type="float">
            <text:p>0.5310002</text:p>
          </table:table-cell>
          <table:table-cell office:value-type="float" office:value="0.4479464" calcext:value-type="float">
            <text:p>0.4479464</text:p>
          </table:table-cell>
        </table:table-row>
        <table:table-row table:style-name="ro1">
          <table:table-cell table:number-columns-repeated="10"/>
          <table:table-cell office:value-type="float" office:value="7.783" calcext:value-type="float">
            <text:p>7.783</text:p>
          </table:table-cell>
          <table:table-cell office:value-type="float" office:value="0.6244808" calcext:value-type="float">
            <text:p>0.6244808</text:p>
          </table:table-cell>
          <table:table-cell office:value-type="float" office:value="0.8491713" calcext:value-type="float">
            <text:p>0.8491713</text:p>
          </table:table-cell>
          <table:table-cell table:number-columns-repeated="2"/>
          <table:table-cell office:value-type="float" office:value="21.03" calcext:value-type="float">
            <text:p>21.03</text:p>
          </table:table-cell>
          <table:table-cell office:value-type="float" office:value="0.5957864" calcext:value-type="float">
            <text:p>0.5957864</text:p>
          </table:table-cell>
          <table:table-cell office:value-type="float" office:value="0.4836926" calcext:value-type="float">
            <text:p>0.4836926</text:p>
          </table:table-cell>
        </table:table-row>
        <table:table-row table:style-name="ro1">
          <table:table-cell table:number-columns-repeated="10"/>
          <table:table-cell office:value-type="float" office:value="7.806" calcext:value-type="float">
            <text:p>7.806</text:p>
          </table:table-cell>
          <table:table-cell office:value-type="float" office:value="0.6374684" calcext:value-type="float">
            <text:p>0.6374684</text:p>
          </table:table-cell>
          <table:table-cell office:value-type="float" office:value="0.8506409" calcext:value-type="float">
            <text:p>0.8506409</text:p>
          </table:table-cell>
          <table:table-cell table:number-columns-repeated="2"/>
          <table:table-cell office:value-type="float" office:value="21.052" calcext:value-type="float">
            <text:p>21.052</text:p>
          </table:table-cell>
          <table:table-cell office:value-type="float" office:value="0.727252" calcext:value-type="float">
            <text:p>0.727252</text:p>
          </table:table-cell>
          <table:table-cell office:value-type="float" office:value="0.5127995" calcext:value-type="float">
            <text:p>0.5127995</text:p>
          </table:table-cell>
        </table:table-row>
        <table:table-row table:style-name="ro1">
          <table:table-cell table:number-columns-repeated="10"/>
          <table:table-cell office:value-type="float" office:value="7.828" calcext:value-type="float">
            <text:p>7.828</text:p>
          </table:table-cell>
          <table:table-cell office:value-type="float" office:value="0.6120271" calcext:value-type="float">
            <text:p>0.6120271</text:p>
          </table:table-cell>
          <table:table-cell office:value-type="float" office:value="0.804692" calcext:value-type="float">
            <text:p>0.804692</text:p>
          </table:table-cell>
          <table:table-cell table:number-columns-repeated="2"/>
          <table:table-cell office:value-type="float" office:value="21.077" calcext:value-type="float">
            <text:p>21.077</text:p>
          </table:table-cell>
          <table:table-cell office:value-type="float" office:value="0.7783706" calcext:value-type="float">
            <text:p>0.7783706</text:p>
          </table:table-cell>
          <table:table-cell office:value-type="float" office:value="0.5437561" calcext:value-type="float">
            <text:p>0.5437561</text:p>
          </table:table-cell>
        </table:table-row>
        <table:table-row table:style-name="ro1">
          <table:table-cell table:number-columns-repeated="10"/>
          <table:table-cell office:value-type="float" office:value="7.85" calcext:value-type="float">
            <text:p>7.85</text:p>
          </table:table-cell>
          <table:table-cell office:value-type="float" office:value="0.651694" calcext:value-type="float">
            <text:p>0.651694</text:p>
          </table:table-cell>
          <table:table-cell office:value-type="float" office:value="0.8297444" calcext:value-type="float">
            <text:p>0.8297444</text:p>
          </table:table-cell>
          <table:table-cell table:number-columns-repeated="2"/>
          <table:table-cell office:value-type="float" office:value="21.099" calcext:value-type="float">
            <text:p>21.099</text:p>
          </table:table-cell>
          <table:table-cell office:value-type="float" office:value="0.8430347" calcext:value-type="float">
            <text:p>0.8430347</text:p>
          </table:table-cell>
          <table:table-cell office:value-type="float" office:value="0.611194" calcext:value-type="float">
            <text:p>0.611194</text:p>
          </table:table-cell>
        </table:table-row>
        <table:table-row table:style-name="ro1">
          <table:table-cell table:number-columns-repeated="10"/>
          <table:table-cell office:value-type="float" office:value="7.872" calcext:value-type="float">
            <text:p>7.872</text:p>
          </table:table-cell>
          <table:table-cell office:value-type="float" office:value="0.6613622" calcext:value-type="float">
            <text:p>0.6613622</text:p>
          </table:table-cell>
          <table:table-cell office:value-type="float" office:value="0.8144939" calcext:value-type="float">
            <text:p>0.8144939</text:p>
          </table:table-cell>
          <table:table-cell table:number-columns-repeated="2"/>
          <table:table-cell office:value-type="float" office:value="21.121" calcext:value-type="float">
            <text:p>21.121</text:p>
          </table:table-cell>
          <table:table-cell office:value-type="float" office:value="0.9416064" calcext:value-type="float">
            <text:p>0.9416064</text:p>
          </table:table-cell>
          <table:table-cell office:value-type="float" office:value="0.77199" calcext:value-type="float">
            <text:p>0.77199</text:p>
          </table:table-cell>
        </table:table-row>
        <table:table-row table:style-name="ro1">
          <table:table-cell table:number-columns-repeated="10"/>
          <table:table-cell office:value-type="float" office:value="7.893" calcext:value-type="float">
            <text:p>7.893</text:p>
          </table:table-cell>
          <table:table-cell office:value-type="float" office:value="0.5980022" calcext:value-type="float">
            <text:p>0.5980022</text:p>
          </table:table-cell>
          <table:table-cell office:value-type="float" office:value="0.7574277" calcext:value-type="float">
            <text:p>0.7574277</text:p>
          </table:table-cell>
          <table:table-cell table:number-columns-repeated="2"/>
          <table:table-cell office:value-type="float" office:value="21.146" calcext:value-type="float">
            <text:p>21.146</text:p>
          </table:table-cell>
          <table:table-cell office:value-type="float" office:value="1.051273" calcext:value-type="float">
            <text:p>1.051273</text:p>
          </table:table-cell>
          <table:table-cell office:value-type="float" office:value="0.9562561" calcext:value-type="float">
            <text:p>0.9562561</text:p>
          </table:table-cell>
        </table:table-row>
        <table:table-row table:style-name="ro1">
          <table:table-cell table:number-columns-repeated="10"/>
          <table:table-cell office:value-type="float" office:value="7.915" calcext:value-type="float">
            <text:p>7.915</text:p>
          </table:table-cell>
          <table:table-cell office:value-type="float" office:value="0.5828422" calcext:value-type="float">
            <text:p>0.5828422</text:p>
          </table:table-cell>
          <table:table-cell office:value-type="float" office:value="0.7715195" calcext:value-type="float">
            <text:p>0.7715195</text:p>
          </table:table-cell>
          <table:table-cell table:number-columns-repeated="2"/>
          <table:table-cell office:value-type="float" office:value="21.318" calcext:value-type="float">
            <text:p>21.318</text:p>
          </table:table-cell>
          <table:table-cell office:value-type="float" office:value="0.665896" calcext:value-type="float">
            <text:p>0.665896</text:p>
          </table:table-cell>
          <table:table-cell office:value-type="float" office:value="0.5303209" calcext:value-type="float">
            <text:p>0.5303209</text:p>
          </table:table-cell>
        </table:table-row>
        <table:table-row table:style-name="ro1">
          <table:table-cell table:number-columns-repeated="10"/>
          <table:table-cell office:value-type="float" office:value="7.938" calcext:value-type="float">
            <text:p>7.938</text:p>
          </table:table-cell>
          <table:table-cell office:value-type="float" office:value="0.621016" calcext:value-type="float">
            <text:p>0.621016</text:p>
          </table:table-cell>
          <table:table-cell office:value-type="float" office:value="0.8237733" calcext:value-type="float">
            <text:p>0.8237733</text:p>
          </table:table-cell>
          <table:table-cell table:number-columns-repeated="2"/>
          <table:table-cell office:value-type="float" office:value="21.34" calcext:value-type="float">
            <text:p>21.34</text:p>
          </table:table-cell>
          <table:table-cell office:value-type="float" office:value="0.5847471" calcext:value-type="float">
            <text:p>0.5847471</text:p>
          </table:table-cell>
          <table:table-cell office:value-type="float" office:value="0.5028637" calcext:value-type="float">
            <text:p>0.5028637</text:p>
          </table:table-cell>
        </table:table-row>
        <table:table-row table:style-name="ro1">
          <table:table-cell table:number-columns-repeated="10"/>
          <table:table-cell office:value-type="float" office:value="7.96" calcext:value-type="float">
            <text:p>7.96</text:p>
          </table:table-cell>
          <table:table-cell office:value-type="float" office:value="0.6027478" calcext:value-type="float">
            <text:p>0.6027478</text:p>
          </table:table-cell>
          <table:table-cell office:value-type="float" office:value="0.8268257" calcext:value-type="float">
            <text:p>0.8268257</text:p>
          </table:table-cell>
          <table:table-cell table:number-columns-repeated="2"/>
          <table:table-cell office:value-type="float" office:value="21.362" calcext:value-type="float">
            <text:p>21.362</text:p>
          </table:table-cell>
          <table:table-cell office:value-type="float" office:value="0.8004726" calcext:value-type="float">
            <text:p>0.8004726</text:p>
          </table:table-cell>
          <table:table-cell office:value-type="float" office:value="0.6460051" calcext:value-type="float">
            <text:p>0.6460051</text:p>
          </table:table-cell>
        </table:table-row>
        <table:table-row table:style-name="ro1">
          <table:table-cell table:number-columns-repeated="10"/>
          <table:table-cell office:value-type="float" office:value="8.123" calcext:value-type="float">
            <text:p>8.123</text:p>
          </table:table-cell>
          <table:table-cell office:value-type="float" office:value="0.5874539" calcext:value-type="float">
            <text:p>0.5874539</text:p>
          </table:table-cell>
          <table:table-cell office:value-type="float" office:value="0.8385444" calcext:value-type="float">
            <text:p>0.8385444</text:p>
          </table:table-cell>
          <table:table-cell table:number-columns-repeated="2"/>
          <table:table-cell office:value-type="float" office:value="21.384" calcext:value-type="float">
            <text:p>21.384</text:p>
          </table:table-cell>
          <table:table-cell office:value-type="float" office:value="1.082819" calcext:value-type="float">
            <text:p>1.082819</text:p>
          </table:table-cell>
          <table:table-cell office:value-type="float" office:value="0.8170588" calcext:value-type="float">
            <text:p>0.8170588</text:p>
          </table:table-cell>
        </table:table-row>
        <table:table-row table:style-name="ro1">
          <table:table-cell table:number-columns-repeated="10"/>
          <table:table-cell office:value-type="float" office:value="8.146" calcext:value-type="float">
            <text:p>8.146</text:p>
          </table:table-cell>
          <table:table-cell office:value-type="float" office:value="0.6190002" calcext:value-type="float">
            <text:p>0.6190002</text:p>
          </table:table-cell>
          <table:table-cell office:value-type="float" office:value="0.8505305" calcext:value-type="float">
            <text:p>0.8505305</text:p>
          </table:table-cell>
          <table:table-cell table:number-columns-repeated="2"/>
          <table:table-cell office:value-type="float" office:value="21.406" calcext:value-type="float">
            <text:p>21.406</text:p>
          </table:table-cell>
          <table:table-cell office:value-type="float" office:value="1.102089" calcext:value-type="float">
            <text:p>1.102089</text:p>
          </table:table-cell>
          <table:table-cell office:value-type="float" office:value="0.7663961" calcext:value-type="float">
            <text:p>0.7663961</text:p>
          </table:table-cell>
        </table:table-row>
        <table:table-row table:style-name="ro1">
          <table:table-cell table:number-columns-repeated="10"/>
          <table:table-cell office:value-type="float" office:value="8.167" calcext:value-type="float">
            <text:p>8.167</text:p>
          </table:table-cell>
          <table:table-cell office:value-type="float" office:value="0.621016" calcext:value-type="float">
            <text:p>0.621016</text:p>
          </table:table-cell>
          <table:table-cell office:value-type="float" office:value="0.7874146" calcext:value-type="float">
            <text:p>0.7874146</text:p>
          </table:table-cell>
          <table:table-cell table:number-columns-repeated="2"/>
          <table:table-cell office:value-type="float" office:value="21.427" calcext:value-type="float">
            <text:p>21.427</text:p>
          </table:table-cell>
          <table:table-cell office:value-type="float" office:value="0.9150146" calcext:value-type="float">
            <text:p>0.9150146</text:p>
          </table:table-cell>
          <table:table-cell office:value-type="float" office:value="0.6019464" calcext:value-type="float">
            <text:p>0.6019464</text:p>
          </table:table-cell>
        </table:table-row>
        <table:table-row table:style-name="ro1">
          <table:table-cell table:number-columns-repeated="10"/>
          <table:table-cell office:value-type="float" office:value="8.19" calcext:value-type="float">
            <text:p>8.19</text:p>
          </table:table-cell>
          <table:table-cell office:value-type="float" office:value="0.6502127" calcext:value-type="float">
            <text:p>0.6502127</text:p>
          </table:table-cell>
          <table:table-cell office:value-type="float" office:value="0.7590657" calcext:value-type="float">
            <text:p>0.7590657</text:p>
          </table:table-cell>
          <table:table-cell table:number-columns-repeated="2"/>
          <table:table-cell office:value-type="float" office:value="21.449" calcext:value-type="float">
            <text:p>21.449</text:p>
          </table:table-cell>
          <table:table-cell office:value-type="float" office:value="0.678974" calcext:value-type="float">
            <text:p>0.678974</text:p>
          </table:table-cell>
          <table:table-cell office:value-type="float" office:value="0.5045451" calcext:value-type="float">
            <text:p>0.5045451</text:p>
          </table:table-cell>
        </table:table-row>
        <table:table-row table:style-name="ro1">
          <table:table-cell table:number-columns-repeated="10"/>
          <table:table-cell office:value-type="float" office:value="8.212" calcext:value-type="float">
            <text:p>8.212</text:p>
          </table:table-cell>
          <table:table-cell office:value-type="float" office:value="0.6970416" calcext:value-type="float">
            <text:p>0.6970416</text:p>
          </table:table-cell>
          <table:table-cell office:value-type="float" office:value="0.7805864" calcext:value-type="float">
            <text:p>0.7805864</text:p>
          </table:table-cell>
          <table:table-cell table:number-columns-repeated="2"/>
          <table:table-cell office:value-type="float" office:value="21.472" calcext:value-type="float">
            <text:p>21.472</text:p>
          </table:table-cell>
          <table:table-cell office:value-type="float" office:value="0.6877423" calcext:value-type="float">
            <text:p>0.6877423</text:p>
          </table:table-cell>
          <table:table-cell office:value-type="float" office:value="0.5617134" calcext:value-type="float">
            <text:p>0.5617134</text:p>
          </table:table-cell>
        </table:table-row>
        <table:table-row table:style-name="ro1">
          <table:table-cell table:number-columns-repeated="10"/>
          <table:table-cell office:value-type="float" office:value="8.234" calcext:value-type="float">
            <text:p>8.234</text:p>
          </table:table-cell>
          <table:table-cell office:value-type="float" office:value="0.6670547" calcext:value-type="float">
            <text:p>0.6670547</text:p>
          </table:table-cell>
          <table:table-cell office:value-type="float" office:value="0.7692132" calcext:value-type="float">
            <text:p>0.7692132</text:p>
          </table:table-cell>
          <table:table-cell table:number-columns-repeated="2"/>
          <table:table-cell office:value-type="float" office:value="21.494" calcext:value-type="float">
            <text:p>21.494</text:p>
          </table:table-cell>
          <table:table-cell office:value-type="float" office:value="0.9425099" calcext:value-type="float">
            <text:p>0.9425099</text:p>
          </table:table-cell>
          <table:table-cell office:value-type="float" office:value="0.8226527" calcext:value-type="float">
            <text:p>0.8226527</text:p>
          </table:table-cell>
        </table:table-row>
        <table:table-row table:style-name="ro1">
          <table:table-cell table:number-columns-repeated="10"/>
          <table:table-cell office:value-type="float" office:value="8.257" calcext:value-type="float">
            <text:p>8.257</text:p>
          </table:table-cell>
          <table:table-cell office:value-type="float" office:value="0.6493995" calcext:value-type="float">
            <text:p>0.6493995</text:p>
          </table:table-cell>
          <table:table-cell office:value-type="float" office:value="0.8120892" calcext:value-type="float">
            <text:p>0.8120892</text:p>
          </table:table-cell>
          <table:table-cell table:number-columns-repeated="2"/>
          <table:table-cell office:value-type="float" office:value="21.516" calcext:value-type="float">
            <text:p>21.516</text:p>
          </table:table-cell>
          <table:table-cell office:value-type="float" office:value="1.180267" calcext:value-type="float">
            <text:p>1.180267</text:p>
          </table:table-cell>
          <table:table-cell office:value-type="float" office:value="1.07968" calcext:value-type="float">
            <text:p>1.07968</text:p>
          </table:table-cell>
        </table:table-row>
        <table:table-row table:style-name="ro1">
          <table:table-cell table:number-columns-repeated="10"/>
          <table:table-cell office:value-type="float" office:value="8.279" calcext:value-type="float">
            <text:p>8.279</text:p>
          </table:table-cell>
          <table:table-cell office:value-type="float" office:value="0.6669995" calcext:value-type="float">
            <text:p>0.6669995</text:p>
          </table:table-cell>
          <table:table-cell office:value-type="float" office:value="0.8761844" calcext:value-type="float">
            <text:p>0.8761844</text:p>
          </table:table-cell>
          <table:table-cell table:number-columns-repeated="2"/>
          <table:table-cell office:value-type="float" office:value="21.676" calcext:value-type="float">
            <text:p>21.676</text:p>
          </table:table-cell>
          <table:table-cell office:value-type="float" office:value="0.9112307" calcext:value-type="float">
            <text:p>0.9112307</text:p>
          </table:table-cell>
          <table:table-cell office:value-type="float" office:value="0.8726009" calcext:value-type="float">
            <text:p>0.8726009</text:p>
          </table:table-cell>
        </table:table-row>
        <table:table-row table:style-name="ro1">
          <table:table-cell table:number-columns-repeated="10"/>
          <table:table-cell office:value-type="float" office:value="8.301" calcext:value-type="float">
            <text:p>8.301</text:p>
          </table:table-cell>
          <table:table-cell office:value-type="float" office:value="0.6554698" calcext:value-type="float">
            <text:p>0.6554698</text:p>
          </table:table-cell>
          <table:table-cell office:value-type="float" office:value="0.8740002" calcext:value-type="float">
            <text:p>0.8740002</text:p>
          </table:table-cell>
          <table:table-cell table:number-columns-repeated="2"/>
          <table:table-cell office:value-type="float" office:value="21.698" calcext:value-type="float">
            <text:p>21.698</text:p>
          </table:table-cell>
          <table:table-cell office:value-type="float" office:value="1.159995" calcext:value-type="float">
            <text:p>1.159995</text:p>
          </table:table-cell>
          <table:table-cell office:value-type="float" office:value="1.097527" calcext:value-type="float">
            <text:p>1.097527</text:p>
          </table:table-cell>
        </table:table-row>
        <table:table-row table:style-name="ro1">
          <table:table-cell table:number-columns-repeated="10"/>
          <table:table-cell office:value-type="float" office:value="8.473" calcext:value-type="float">
            <text:p>8.473</text:p>
          </table:table-cell>
          <table:table-cell office:value-type="float" office:value="0.5952402" calcext:value-type="float">
            <text:p>0.5952402</text:p>
          </table:table-cell>
          <table:table-cell office:value-type="float" office:value="0.7890526" calcext:value-type="float">
            <text:p>0.7890526</text:p>
          </table:table-cell>
          <table:table-cell table:number-columns-repeated="2"/>
          <table:table-cell office:value-type="float" office:value="21.72" calcext:value-type="float">
            <text:p>21.72</text:p>
          </table:table-cell>
          <table:table-cell office:value-type="float" office:value="1.556387" calcext:value-type="float">
            <text:p>1.556387</text:p>
          </table:table-cell>
          <table:table-cell office:value-type="float" office:value="1.430492" calcext:value-type="float">
            <text:p>1.430492</text:p>
          </table:table-cell>
        </table:table-row>
        <table:table-row table:style-name="ro1">
          <table:table-cell table:number-columns-repeated="10"/>
          <table:table-cell office:value-type="float" office:value="8.495" calcext:value-type="float">
            <text:p>8.495</text:p>
          </table:table-cell>
          <table:table-cell office:value-type="float" office:value="0.6792526" calcext:value-type="float">
            <text:p>0.6792526</text:p>
          </table:table-cell>
          <table:table-cell office:value-type="float" office:value="0.8474113" calcext:value-type="float">
            <text:p>0.8474113</text:p>
          </table:table-cell>
          <table:table-cell table:number-columns-repeated="2"/>
          <table:table-cell office:value-type="float" office:value="21.746" calcext:value-type="float">
            <text:p>21.746</text:p>
          </table:table-cell>
          <table:table-cell office:value-type="float" office:value="2.032189" calcext:value-type="float">
            <text:p>2.032189</text:p>
          </table:table-cell>
          <table:table-cell office:value-type="float" office:value="1.687775" calcext:value-type="float">
            <text:p>1.687775</text:p>
          </table:table-cell>
        </table:table-row>
        <table:table-row table:style-name="ro1">
          <table:table-cell table:number-columns-repeated="10"/>
          <table:table-cell office:value-type="float" office:value="8.517" calcext:value-type="float">
            <text:p>8.517</text:p>
          </table:table-cell>
          <table:table-cell office:value-type="float" office:value="0.6700954" calcext:value-type="float">
            <text:p>0.6700954</text:p>
          </table:table-cell>
          <table:table-cell office:value-type="float" office:value="0.822414" calcext:value-type="float">
            <text:p>0.822414</text:p>
          </table:table-cell>
          <table:table-cell table:number-columns-repeated="2"/>
          <table:table-cell office:value-type="float" office:value="21.768" calcext:value-type="float">
            <text:p>21.768</text:p>
          </table:table-cell>
          <table:table-cell office:value-type="float" office:value="1.904106" calcext:value-type="float">
            <text:p>1.904106</text:p>
          </table:table-cell>
          <table:table-cell office:value-type="float" office:value="1.568559" calcext:value-type="float">
            <text:p>1.568559</text:p>
          </table:table-cell>
        </table:table-row>
        <table:table-row table:style-name="ro1">
          <table:table-cell table:number-columns-repeated="10"/>
          <table:table-cell office:value-type="float" office:value="8.538" calcext:value-type="float">
            <text:p>8.538</text:p>
          </table:table-cell>
          <table:table-cell office:value-type="float" office:value="0.6176527" calcext:value-type="float">
            <text:p>0.6176527</text:p>
          </table:table-cell>
          <table:table-cell office:value-type="float" office:value="0.7710402" calcext:value-type="float">
            <text:p>0.7710402</text:p>
          </table:table-cell>
          <table:table-cell table:number-columns-repeated="2"/>
          <table:table-cell office:value-type="float" office:value="21.79" calcext:value-type="float">
            <text:p>21.79</text:p>
          </table:table-cell>
          <table:table-cell office:value-type="float" office:value="1.430117" calcext:value-type="float">
            <text:p>1.430117</text:p>
          </table:table-cell>
          <table:table-cell office:value-type="float" office:value="1.099983" calcext:value-type="float">
            <text:p>1.099983</text:p>
          </table:table-cell>
        </table:table-row>
        <table:table-row table:style-name="ro1">
          <table:table-cell table:number-columns-repeated="10"/>
          <table:table-cell office:value-type="float" office:value="8.56" calcext:value-type="float">
            <text:p>8.56</text:p>
          </table:table-cell>
          <table:table-cell office:value-type="float" office:value="0.6110802" calcext:value-type="float">
            <text:p>0.6110802</text:p>
          </table:table-cell>
          <table:table-cell office:value-type="float" office:value="0.8059844" calcext:value-type="float">
            <text:p>0.8059844</text:p>
          </table:table-cell>
          <table:table-cell table:number-columns-repeated="2"/>
          <table:table-cell office:value-type="float" office:value="21.813" calcext:value-type="float">
            <text:p>21.813</text:p>
          </table:table-cell>
          <table:table-cell office:value-type="float" office:value="0.9216422" calcext:value-type="float">
            <text:p>0.9216422</text:p>
          </table:table-cell>
          <table:table-cell office:value-type="float" office:value="0.7416546" calcext:value-type="float">
            <text:p>0.7416546</text:p>
          </table:table-cell>
        </table:table-row>
        <table:table-row table:style-name="ro1">
          <table:table-cell table:number-columns-repeated="10"/>
          <table:table-cell office:value-type="float" office:value="8.582" calcext:value-type="float">
            <text:p>8.582</text:p>
          </table:table-cell>
          <table:table-cell office:value-type="float" office:value="0.6031485" calcext:value-type="float">
            <text:p>0.6031485</text:p>
          </table:table-cell>
          <table:table-cell office:value-type="float" office:value="0.8252546" calcext:value-type="float">
            <text:p>0.8252546</text:p>
          </table:table-cell>
          <table:table-cell table:number-columns-repeated="2"/>
          <table:table-cell office:value-type="float" office:value="21.835" calcext:value-type="float">
            <text:p>21.835</text:p>
          </table:table-cell>
          <table:table-cell office:value-type="float" office:value="0.5680822" calcext:value-type="float">
            <text:p>0.5680822</text:p>
          </table:table-cell>
          <table:table-cell office:value-type="float" office:value="0.4447602" calcext:value-type="float">
            <text:p>0.4447602</text:p>
          </table:table-cell>
        </table:table-row>
        <table:table-row table:style-name="ro1">
          <table:table-cell table:number-columns-repeated="10"/>
          <table:table-cell office:value-type="float" office:value="8.604" calcext:value-type="float">
            <text:p>8.604</text:p>
          </table:table-cell>
          <table:table-cell office:value-type="float" office:value="0.5771498" calcext:value-type="float">
            <text:p>0.5771498</text:p>
          </table:table-cell>
          <table:table-cell office:value-type="float" office:value="0.8304794" calcext:value-type="float">
            <text:p>0.8304794</text:p>
          </table:table-cell>
          <table:table-cell table:number-columns-repeated="2"/>
          <table:table-cell office:value-type="float" office:value="21.857" calcext:value-type="float">
            <text:p>21.857</text:p>
          </table:table-cell>
          <table:table-cell office:value-type="float" office:value="0.5307884" calcext:value-type="float">
            <text:p>0.5307884</text:p>
          </table:table-cell>
          <table:table-cell office:value-type="float" office:value="0.4660257" calcext:value-type="float">
            <text:p>0.4660257</text:p>
          </table:table-cell>
        </table:table-row>
        <table:table-row table:style-name="ro1">
          <table:table-cell table:number-columns-repeated="10"/>
          <table:table-cell office:value-type="float" office:value="8.626" calcext:value-type="float">
            <text:p>8.626</text:p>
          </table:table-cell>
          <table:table-cell office:value-type="float" office:value="0.5900271" calcext:value-type="float">
            <text:p>0.5900271</text:p>
          </table:table-cell>
          <table:table-cell office:value-type="float" office:value="0.8401595" calcext:value-type="float">
            <text:p>0.8401595</text:p>
          </table:table-cell>
          <table:table-cell table:number-columns-repeated="2"/>
          <table:table-cell office:value-type="float" office:value="22.029" calcext:value-type="float">
            <text:p>22.029</text:p>
          </table:table-cell>
          <table:table-cell office:value-type="float" office:value="0.5299753" calcext:value-type="float">
            <text:p>0.5299753</text:p>
          </table:table-cell>
          <table:table-cell office:value-type="float" office:value="0.4277064" calcext:value-type="float">
            <text:p>0.4277064</text:p>
          </table:table-cell>
        </table:table-row>
        <table:table-row table:style-name="ro1">
          <table:table-cell table:number-columns-repeated="10"/>
          <table:table-cell office:value-type="float" office:value="8.648" calcext:value-type="float">
            <text:p>8.648</text:p>
          </table:table-cell>
          <table:table-cell office:value-type="float" office:value="0.6058554" calcext:value-type="float">
            <text:p>0.6058554</text:p>
          </table:table-cell>
          <table:table-cell office:value-type="float" office:value="0.8128008" calcext:value-type="float">
            <text:p>0.8128008</text:p>
          </table:table-cell>
          <table:table-cell table:number-columns-repeated="2"/>
          <table:table-cell office:value-type="float" office:value="22.051" calcext:value-type="float">
            <text:p>22.051</text:p>
          </table:table-cell>
          <table:table-cell office:value-type="float" office:value="0.6247595" calcext:value-type="float">
            <text:p>0.6247595</text:p>
          </table:table-cell>
          <table:table-cell office:value-type="float" office:value="0.474547" calcext:value-type="float">
            <text:p>0.474547</text:p>
          </table:table-cell>
        </table:table-row>
        <table:table-row table:style-name="ro1">
          <table:table-cell table:number-columns-repeated="10"/>
          <table:table-cell office:value-type="float" office:value="8.669" calcext:value-type="float">
            <text:p>8.669</text:p>
          </table:table-cell>
          <table:table-cell office:value-type="float" office:value="0.6107347" calcext:value-type="float">
            <text:p>0.6107347</text:p>
          </table:table-cell>
          <table:table-cell office:value-type="float" office:value="0.7681995" calcext:value-type="float">
            <text:p>0.7681995</text:p>
          </table:table-cell>
          <table:table-cell table:number-columns-repeated="2"/>
          <table:table-cell office:value-type="float" office:value="22.072" calcext:value-type="float">
            <text:p>22.072</text:p>
          </table:table-cell>
          <table:table-cell office:value-type="float" office:value="0.7101864" calcext:value-type="float">
            <text:p>0.7101864</text:p>
          </table:table-cell>
          <table:table-cell office:value-type="float" office:value="0.4753602" calcext:value-type="float">
            <text:p>0.4753602</text:p>
          </table:table-cell>
        </table:table-row>
        <table:table-row table:style-name="ro1">
          <table:table-cell table:number-columns-repeated="10"/>
          <table:table-cell office:value-type="float" office:value="8.83" calcext:value-type="float">
            <text:p>8.83</text:p>
          </table:table-cell>
          <table:table-cell office:value-type="float" office:value="0.6730927" calcext:value-type="float">
            <text:p>0.6730927</text:p>
          </table:table-cell>
          <table:table-cell office:value-type="float" office:value="0.7830263" calcext:value-type="float">
            <text:p>0.7830263</text:p>
          </table:table-cell>
          <table:table-cell table:number-columns-repeated="2"/>
          <table:table-cell office:value-type="float" office:value="22.094" calcext:value-type="float">
            <text:p>22.094</text:p>
          </table:table-cell>
          <table:table-cell office:value-type="float" office:value="0.7076684" calcext:value-type="float">
            <text:p>0.7076684</text:p>
          </table:table-cell>
          <table:table-cell office:value-type="float" office:value="0.4484139" calcext:value-type="float">
            <text:p>0.4484139</text:p>
          </table:table-cell>
        </table:table-row>
        <table:table-row table:style-name="ro1">
          <table:table-cell table:number-columns-repeated="10"/>
          <table:table-cell office:value-type="float" office:value="8.854" calcext:value-type="float">
            <text:p>8.854</text:p>
          </table:table-cell>
          <table:table-cell office:value-type="float" office:value="0.6979885" calcext:value-type="float">
            <text:p>0.6979885</text:p>
          </table:table-cell>
          <table:table-cell office:value-type="float" office:value="0.817747" calcext:value-type="float">
            <text:p>0.817747</text:p>
          </table:table-cell>
          <table:table-cell table:number-columns-repeated="2"/>
          <table:table-cell office:value-type="float" office:value="22.116" calcext:value-type="float">
            <text:p>22.116</text:p>
          </table:table-cell>
          <table:table-cell office:value-type="float" office:value="0.6501229" calcext:value-type="float">
            <text:p>0.6501229</text:p>
          </table:table-cell>
          <table:table-cell office:value-type="float" office:value="0.4340553" calcext:value-type="float">
            <text:p>0.4340553</text:p>
          </table:table-cell>
        </table:table-row>
        <table:table-row table:style-name="ro1">
          <table:table-cell table:number-columns-repeated="10"/>
          <table:table-cell office:value-type="float" office:value="8.879" calcext:value-type="float">
            <text:p>8.879</text:p>
          </table:table-cell>
          <table:table-cell office:value-type="float" office:value="0.6403877" calcext:value-type="float">
            <text:p>0.6403877</text:p>
          </table:table-cell>
          <table:table-cell office:value-type="float" office:value="0.8117319" calcext:value-type="float">
            <text:p>0.8117319</text:p>
          </table:table-cell>
          <table:table-cell table:number-columns-repeated="2"/>
          <table:table-cell office:value-type="float" office:value="22.138" calcext:value-type="float">
            <text:p>22.138</text:p>
          </table:table-cell>
          <table:table-cell office:value-type="float" office:value="0.5565085" calcext:value-type="float">
            <text:p>0.5565085</text:p>
          </table:table-cell>
          <table:table-cell office:value-type="float" office:value="0.4109747" calcext:value-type="float">
            <text:p>0.4109747</text:p>
          </table:table-cell>
        </table:table-row>
        <table:table-row table:style-name="ro1">
          <table:table-cell table:number-columns-repeated="10"/>
          <table:table-cell office:value-type="float" office:value="8.901" calcext:value-type="float">
            <text:p>8.901</text:p>
          </table:table-cell>
          <table:table-cell office:value-type="float" office:value="0.6132526" calcext:value-type="float">
            <text:p>0.6132526</text:p>
          </table:table-cell>
          <table:table-cell office:value-type="float" office:value="0.8606899" calcext:value-type="float">
            <text:p>0.8606899</text:p>
          </table:table-cell>
          <table:table-cell table:number-columns-repeated="2"/>
          <table:table-cell office:value-type="float" office:value="22.16" calcext:value-type="float">
            <text:p>22.16</text:p>
          </table:table-cell>
          <table:table-cell office:value-type="float" office:value="0.4384084" calcext:value-type="float">
            <text:p>0.4384084</text:p>
          </table:table-cell>
          <table:table-cell office:value-type="float" office:value="0.3116485" calcext:value-type="float">
            <text:p>0.3116485</text:p>
          </table:table-cell>
        </table:table-row>
        <table:table-row table:style-name="ro1">
          <table:table-cell table:number-columns-repeated="10"/>
          <table:table-cell office:value-type="float" office:value="8.924" calcext:value-type="float">
            <text:p>8.924</text:p>
          </table:table-cell>
          <table:table-cell office:value-type="float" office:value="0.6414678" calcext:value-type="float">
            <text:p>0.6414678</text:p>
          </table:table-cell>
          <table:table-cell office:value-type="float" office:value="0.8809732" calcext:value-type="float">
            <text:p>0.8809732</text:p>
          </table:table-cell>
          <table:table-cell table:number-columns-repeated="2"/>
          <table:table-cell office:value-type="float" office:value="22.181" calcext:value-type="float">
            <text:p>22.181</text:p>
          </table:table-cell>
          <table:table-cell office:value-type="float" office:value="0.2857143" calcext:value-type="float">
            <text:p>0.2857143</text:p>
          </table:table-cell>
          <table:table-cell office:value-type="float" office:value="0.2222522" calcext:value-type="float">
            <text:p>0.2222522</text:p>
          </table:table-cell>
        </table:table-row>
        <table:table-row table:style-name="ro1">
          <table:table-cell table:number-columns-repeated="10"/>
          <table:table-cell office:value-type="float" office:value="8.945" calcext:value-type="float">
            <text:p>8.945</text:p>
          </table:table-cell>
          <table:table-cell office:value-type="float" office:value="0.6093754" calcext:value-type="float">
            <text:p>0.6093754</text:p>
          </table:table-cell>
          <table:table-cell office:value-type="float" office:value="0.8190946" calcext:value-type="float">
            <text:p>0.8190946</text:p>
          </table:table-cell>
          <table:table-cell table:number-columns-repeated="2"/>
          <table:table-cell office:value-type="float" office:value="22.203" calcext:value-type="float">
            <text:p>22.203</text:p>
          </table:table-cell>
          <table:table-cell office:value-type="float" office:value="0.1018946" calcext:value-type="float">
            <text:p>0.1018946</text:p>
          </table:table-cell>
          <table:table-cell office:value-type="float" office:value="0.03648069" calcext:value-type="float">
            <text:p>0.03648069</text:p>
          </table:table-cell>
        </table:table-row>
        <table:table-row table:style-name="ro1">
          <table:table-cell table:number-columns-repeated="10"/>
          <table:table-cell office:value-type="float" office:value="8.968" calcext:value-type="float">
            <text:p>8.968</text:p>
          </table:table-cell>
          <table:table-cell office:value-type="float" office:value="0.6097995" calcext:value-type="float">
            <text:p>0.6097995</text:p>
          </table:table-cell>
          <table:table-cell office:value-type="float" office:value="0.7942105" calcext:value-type="float">
            <text:p>0.7942105</text:p>
          </table:table-cell>
          <table:table-cell table:number-columns-repeated="2"/>
          <table:table-cell office:value-type="float" office:value="22.225" calcext:value-type="float">
            <text:p>22.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8.99" calcext:value-type="float">
            <text:p>8.99</text:p>
          </table:table-cell>
          <table:table-cell office:value-type="float" office:value="0.6683471" calcext:value-type="float">
            <text:p>0.6683471</text:p>
          </table:table-cell>
          <table:table-cell office:value-type="float" office:value="0.8216795" calcext:value-type="float">
            <text:p>0.8216795</text:p>
          </table:table-cell>
          <table:table-cell table:number-columns-repeated="2"/>
          <table:table-cell office:value-type="float" office:value="22.386" calcext:value-type="float">
            <text:p>22.3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9.013" calcext:value-type="float">
            <text:p>9.013</text:p>
          </table:table-cell>
          <table:table-cell office:value-type="float" office:value="0.6339485" calcext:value-type="float">
            <text:p>0.6339485</text:p>
          </table:table-cell>
          <table:table-cell office:value-type="float" office:value="0.7619727" calcext:value-type="float">
            <text:p>0.761972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9.189" calcext:value-type="float">
            <text:p>9.189</text:p>
          </table:table-cell>
          <table:table-cell office:value-type="float" office:value="0.617374" calcext:value-type="float">
            <text:p>0.617374</text:p>
          </table:table-cell>
          <table:table-cell office:value-type="float" office:value="0.7802643" calcext:value-type="float">
            <text:p>0.7802643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9.211" calcext:value-type="float">
            <text:p>9.211</text:p>
          </table:table-cell>
          <table:table-cell office:value-type="float" office:value="0.6246028" calcext:value-type="float">
            <text:p>0.6246028</text:p>
          </table:table-cell>
          <table:table-cell office:value-type="float" office:value="0.8096932" calcext:value-type="float">
            <text:p>0.8096932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9.233" calcext:value-type="float">
            <text:p>9.233</text:p>
          </table:table-cell>
          <table:table-cell office:value-type="float" office:value="0.564696" calcext:value-type="float">
            <text:p>0.564696</text:p>
          </table:table-cell>
          <table:table-cell office:value-type="float" office:value="0.8150402" calcext:value-type="float">
            <text:p>0.8150402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9.256" calcext:value-type="float">
            <text:p>9.256</text:p>
          </table:table-cell>
          <table:table-cell office:value-type="float" office:value="0.5594946" calcext:value-type="float">
            <text:p>0.5594946</text:p>
          </table:table-cell>
          <table:table-cell office:value-type="float" office:value="0.8393692" calcext:value-type="float">
            <text:p>0.8393692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9.278" calcext:value-type="float">
            <text:p>9.278</text:p>
          </table:table-cell>
          <table:table-cell office:value-type="float" office:value="0.6669995" calcext:value-type="float">
            <text:p>0.6669995</text:p>
          </table:table-cell>
          <table:table-cell office:value-type="float" office:value="0.8858526" calcext:value-type="float">
            <text:p>0.885852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9.3" calcext:value-type="float">
            <text:p>9.3</text:p>
          </table:table-cell>
          <table:table-cell office:value-type="float" office:value="0.6889878" calcext:value-type="float">
            <text:p>0.6889878</text:p>
          </table:table-cell>
          <table:table-cell office:value-type="float" office:value="0.8332527" calcext:value-type="float">
            <text:p>0.833252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9.323" calcext:value-type="float">
            <text:p>9.323</text:p>
          </table:table-cell>
          <table:table-cell office:value-type="float" office:value="0.6766795" calcext:value-type="float">
            <text:p>0.6766795</text:p>
          </table:table-cell>
          <table:table-cell office:value-type="float" office:value="0.7845974" calcext:value-type="float">
            <text:p>0.7845974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9.345" calcext:value-type="float">
            <text:p>9.345</text:p>
          </table:table-cell>
          <table:table-cell office:value-type="float" office:value="0.6810795" calcext:value-type="float">
            <text:p>0.6810795</text:p>
          </table:table-cell>
          <table:table-cell office:value-type="float" office:value="0.8365843" calcext:value-type="float">
            <text:p>0.8365843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9.367" calcext:value-type="float">
            <text:p>9.367</text:p>
          </table:table-cell>
          <table:table-cell office:value-type="float" office:value="0.6471602" calcext:value-type="float">
            <text:p>0.6471602</text:p>
          </table:table-cell>
          <table:table-cell office:value-type="float" office:value="0.8634401" calcext:value-type="float">
            <text:p>0.8634401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9.54" calcext:value-type="float">
            <text:p>9.54</text:p>
          </table:table-cell>
          <table:table-cell office:value-type="float" office:value="0.6574533" calcext:value-type="float">
            <text:p>0.6574533</text:p>
          </table:table-cell>
          <table:table-cell office:value-type="float" office:value="0.8378767" calcext:value-type="float">
            <text:p>0.837876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9.562" calcext:value-type="float">
            <text:p>9.562</text:p>
          </table:table-cell>
          <table:table-cell office:value-type="float" office:value="0.6698284" calcext:value-type="float">
            <text:p>0.6698284</text:p>
          </table:table-cell>
          <table:table-cell office:value-type="float" office:value="0.9033188" calcext:value-type="float">
            <text:p>0.903318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9.584" calcext:value-type="float">
            <text:p>9.584</text:p>
          </table:table-cell>
          <table:table-cell office:value-type="float" office:value="0.6271091" calcext:value-type="float">
            <text:p>0.6271091</text:p>
          </table:table-cell>
          <table:table-cell office:value-type="float" office:value="0.8667595" calcext:value-type="float">
            <text:p>0.8667595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9.606" calcext:value-type="float">
            <text:p>9.606</text:p>
          </table:table-cell>
          <table:table-cell office:value-type="float" office:value="0.6062795" calcext:value-type="float">
            <text:p>0.6062795</text:p>
          </table:table-cell>
          <table:table-cell office:value-type="float" office:value="0.8260795" calcext:value-type="float">
            <text:p>0.8260795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9.628" calcext:value-type="float">
            <text:p>9.628</text:p>
          </table:table-cell>
          <table:table-cell office:value-type="float" office:value="0.6694946" calcext:value-type="float">
            <text:p>0.6694946</text:p>
          </table:table-cell>
          <table:table-cell office:value-type="float" office:value="0.8216795" calcext:value-type="float">
            <text:p>0.8216795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9.65" calcext:value-type="float">
            <text:p>9.65</text:p>
          </table:table-cell>
          <table:table-cell office:value-type="float" office:value="0.6692154" calcext:value-type="float">
            <text:p>0.6692154</text:p>
          </table:table-cell>
          <table:table-cell office:value-type="float" office:value="0.7714409" calcext:value-type="float">
            <text:p>0.771440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9.672" calcext:value-type="float">
            <text:p>9.672</text:p>
          </table:table-cell>
          <table:table-cell office:value-type="float" office:value="0.6154802" calcext:value-type="float">
            <text:p>0.6154802</text:p>
          </table:table-cell>
          <table:table-cell office:value-type="float" office:value="0.7791286" calcext:value-type="float">
            <text:p>0.779128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9.694" calcext:value-type="float">
            <text:p>9.694</text:p>
          </table:table-cell>
          <table:table-cell office:value-type="float" office:value="0.6174409" calcext:value-type="float">
            <text:p>0.6174409</text:p>
          </table:table-cell>
          <table:table-cell office:value-type="float" office:value="0.8553981" calcext:value-type="float">
            <text:p>0.8553981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9.715" calcext:value-type="float">
            <text:p>9.715</text:p>
          </table:table-cell>
          <table:table-cell office:value-type="float" office:value="0.6120822" calcext:value-type="float">
            <text:p>0.6120822</text:p>
          </table:table-cell>
          <table:table-cell office:value-type="float" office:value="0.8658795" calcext:value-type="float">
            <text:p>0.8658795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9.737" calcext:value-type="float">
            <text:p>9.737</text:p>
          </table:table-cell>
          <table:table-cell office:value-type="float" office:value="0.6009878" calcext:value-type="float">
            <text:p>0.6009878</text:p>
          </table:table-cell>
          <table:table-cell office:value-type="float" office:value="0.819652" calcext:value-type="float">
            <text:p>0.819652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9.898" calcext:value-type="float">
            <text:p>9.898</text:p>
          </table:table-cell>
          <table:table-cell office:value-type="float" office:value="0.5799464" calcext:value-type="float">
            <text:p>0.5799464</text:p>
          </table:table-cell>
          <table:table-cell office:value-type="float" office:value="0.8490492" calcext:value-type="float">
            <text:p>0.8490492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9.923" calcext:value-type="float">
            <text:p>9.923</text:p>
          </table:table-cell>
          <table:table-cell office:value-type="float" office:value="0.6314423" calcext:value-type="float">
            <text:p>0.6314423</text:p>
          </table:table-cell>
          <table:table-cell office:value-type="float" office:value="0.8622927" calcext:value-type="float">
            <text:p>0.862292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9.946" calcext:value-type="float">
            <text:p>9.946</text:p>
          </table:table-cell>
          <table:table-cell office:value-type="float" office:value="0.612216" calcext:value-type="float">
            <text:p>0.612216</text:p>
          </table:table-cell>
          <table:table-cell office:value-type="float" office:value="0.7725327" calcext:value-type="float">
            <text:p>0.772532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9.968" calcext:value-type="float">
            <text:p>9.968</text:p>
          </table:table-cell>
          <table:table-cell office:value-type="float" office:value="0.6106795" calcext:value-type="float">
            <text:p>0.6106795</text:p>
          </table:table-cell>
          <table:table-cell office:value-type="float" office:value="0.7724113" calcext:value-type="float">
            <text:p>0.7724113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9.99" calcext:value-type="float">
            <text:p>9.99</text:p>
          </table:table-cell>
          <table:table-cell office:value-type="float" office:value="0.6528297" calcext:value-type="float">
            <text:p>0.6528297</text:p>
          </table:table-cell>
          <table:table-cell office:value-type="float" office:value="0.8451051" calcext:value-type="float">
            <text:p>0.8451051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0.012" calcext:value-type="float">
            <text:p>10.012</text:p>
          </table:table-cell>
          <table:table-cell office:value-type="float" office:value="0.6049753" calcext:value-type="float">
            <text:p>0.6049753</text:p>
          </table:table-cell>
          <table:table-cell office:value-type="float" office:value="0.8104078" calcext:value-type="float">
            <text:p>0.810407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0.035" calcext:value-type="float">
            <text:p>10.035</text:p>
          </table:table-cell>
          <table:table-cell office:value-type="float" office:value="0.5899602" calcext:value-type="float">
            <text:p>0.5899602</text:p>
          </table:table-cell>
          <table:table-cell office:value-type="float" office:value="0.7889974" calcext:value-type="float">
            <text:p>0.7889974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0.057" calcext:value-type="float">
            <text:p>10.057</text:p>
          </table:table-cell>
          <table:table-cell office:value-type="float" office:value="0.6412677" calcext:value-type="float">
            <text:p>0.6412677</text:p>
          </table:table-cell>
          <table:table-cell office:value-type="float" office:value="0.8199195" calcext:value-type="float">
            <text:p>0.8199195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0.079" calcext:value-type="float">
            <text:p>10.079</text:p>
          </table:table-cell>
          <table:table-cell office:value-type="float" office:value="0.6485746" calcext:value-type="float">
            <text:p>0.6485746</text:p>
          </table:table-cell>
          <table:table-cell office:value-type="float" office:value="0.8264801" calcext:value-type="float">
            <text:p>0.8264801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0.25" calcext:value-type="float">
            <text:p>10.25</text:p>
          </table:table-cell>
          <table:table-cell office:value-type="float" office:value="0.6131746" calcext:value-type="float">
            <text:p>0.6131746</text:p>
          </table:table-cell>
          <table:table-cell office:value-type="float" office:value="0.7767325" calcext:value-type="float">
            <text:p>0.7767325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0.272" calcext:value-type="float">
            <text:p>10.272</text:p>
          </table:table-cell>
          <table:table-cell office:value-type="float" office:value="0.6885202" calcext:value-type="float">
            <text:p>0.6885202</text:p>
          </table:table-cell>
          <table:table-cell office:value-type="float" office:value="0.774627" calcext:value-type="float">
            <text:p>0.77462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0.294" calcext:value-type="float">
            <text:p>10.294</text:p>
          </table:table-cell>
          <table:table-cell office:value-type="float" office:value="0.6757098" calcext:value-type="float">
            <text:p>0.6757098</text:p>
          </table:table-cell>
          <table:table-cell office:value-type="float" office:value="0.7453196" calcext:value-type="float">
            <text:p>0.745319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0.316" calcext:value-type="float">
            <text:p>10.316</text:p>
          </table:table-cell>
          <table:table-cell office:value-type="float" office:value="0.6154802" calcext:value-type="float">
            <text:p>0.6154802</text:p>
          </table:table-cell>
          <table:table-cell office:value-type="float" office:value="0.7810774" calcext:value-type="float">
            <text:p>0.7810774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0.338" calcext:value-type="float">
            <text:p>10.338</text:p>
          </table:table-cell>
          <table:table-cell office:value-type="float" office:value="0.5966547" calcext:value-type="float">
            <text:p>0.5966547</text:p>
          </table:table-cell>
          <table:table-cell office:value-type="float" office:value="0.8238401" calcext:value-type="float">
            <text:p>0.8238401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0.359" calcext:value-type="float">
            <text:p>10.359</text:p>
          </table:table-cell>
          <table:table-cell office:value-type="float" office:value="0.5758685" calcext:value-type="float">
            <text:p>0.5758685</text:p>
          </table:table-cell>
          <table:table-cell office:value-type="float" office:value="0.7919595" calcext:value-type="float">
            <text:p>0.7919595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0.381" calcext:value-type="float">
            <text:p>10.381</text:p>
          </table:table-cell>
          <table:table-cell office:value-type="float" office:value="0.5841346" calcext:value-type="float">
            <text:p>0.5841346</text:p>
          </table:table-cell>
          <table:table-cell office:value-type="float" office:value="0.7778244" calcext:value-type="float">
            <text:p>0.7778244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0.403" calcext:value-type="float">
            <text:p>10.403</text:p>
          </table:table-cell>
          <table:table-cell office:value-type="float" office:value="0.6820932" calcext:value-type="float">
            <text:p>0.6820932</text:p>
          </table:table-cell>
          <table:table-cell office:value-type="float" office:value="0.8392243" calcext:value-type="float">
            <text:p>0.8392243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0.426" calcext:value-type="float">
            <text:p>10.426</text:p>
          </table:table-cell>
          <table:table-cell office:value-type="float" office:value="0.6737492" calcext:value-type="float">
            <text:p>0.6737492</text:p>
          </table:table-cell>
          <table:table-cell office:value-type="float" office:value="0.8306127" calcext:value-type="float">
            <text:p>0.830612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0.448" calcext:value-type="float">
            <text:p>10.448</text:p>
          </table:table-cell>
          <table:table-cell office:value-type="float" office:value="0.6073484" calcext:value-type="float">
            <text:p>0.6073484</text:p>
          </table:table-cell>
          <table:table-cell office:value-type="float" office:value="0.7767994" calcext:value-type="float">
            <text:p>0.7767994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0.609" calcext:value-type="float">
            <text:p>10.609</text:p>
          </table:table-cell>
          <table:table-cell office:value-type="float" office:value="0.6850119" calcext:value-type="float">
            <text:p>0.6850119</text:p>
          </table:table-cell>
          <table:table-cell office:value-type="float" office:value="0.8283417" calcext:value-type="float">
            <text:p>0.828341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0.63" calcext:value-type="float">
            <text:p>10.63</text:p>
          </table:table-cell>
          <table:table-cell office:value-type="float" office:value="0.6971085" calcext:value-type="float">
            <text:p>0.6971085</text:p>
          </table:table-cell>
          <table:table-cell office:value-type="float" office:value="0.8911995" calcext:value-type="float">
            <text:p>0.8911995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0.655" calcext:value-type="float">
            <text:p>10.655</text:p>
          </table:table-cell>
          <table:table-cell office:value-type="float" office:value="0.6493878" calcext:value-type="float">
            <text:p>0.6493878</text:p>
          </table:table-cell>
          <table:table-cell office:value-type="float" office:value="0.8821988" calcext:value-type="float">
            <text:p>0.882198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0.678" calcext:value-type="float">
            <text:p>10.678</text:p>
          </table:table-cell>
          <table:table-cell office:value-type="float" office:value="0.6127851" calcext:value-type="float">
            <text:p>0.6127851</text:p>
          </table:table-cell>
          <table:table-cell office:value-type="float" office:value="0.8837036" calcext:value-type="float">
            <text:p>0.883703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0.701" calcext:value-type="float">
            <text:p>10.701</text:p>
          </table:table-cell>
          <table:table-cell office:value-type="float" office:value="0.6671333" calcext:value-type="float">
            <text:p>0.6671333</text:p>
          </table:table-cell>
          <table:table-cell office:value-type="float" office:value="0.9104375" calcext:value-type="float">
            <text:p>0.9104375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0.724" calcext:value-type="float">
            <text:p>10.724</text:p>
          </table:table-cell>
          <table:table-cell office:value-type="float" office:value="0.6784278" calcext:value-type="float">
            <text:p>0.6784278</text:p>
          </table:table-cell>
          <table:table-cell office:value-type="float" office:value="0.8237064" calcext:value-type="float">
            <text:p>0.8237064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0.746" calcext:value-type="float">
            <text:p>10.746</text:p>
          </table:table-cell>
          <table:table-cell office:value-type="float" office:value="0.6598926" calcext:value-type="float">
            <text:p>0.6598926</text:p>
          </table:table-cell>
          <table:table-cell office:value-type="float" office:value="0.7787044" calcext:value-type="float">
            <text:p>0.7787044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0.767" calcext:value-type="float">
            <text:p>10.767</text:p>
          </table:table-cell>
          <table:table-cell office:value-type="float" office:value="0.6799209" calcext:value-type="float">
            <text:p>0.6799209</text:p>
          </table:table-cell>
          <table:table-cell office:value-type="float" office:value="0.7871589" calcext:value-type="float">
            <text:p>0.787158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0.79" calcext:value-type="float">
            <text:p>10.79</text:p>
          </table:table-cell>
          <table:table-cell office:value-type="float" office:value="0.6531753" calcext:value-type="float">
            <text:p>0.6531753</text:p>
          </table:table-cell>
          <table:table-cell office:value-type="float" office:value="0.7824802" calcext:value-type="float">
            <text:p>0.7824802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0.962" calcext:value-type="float">
            <text:p>10.962</text:p>
          </table:table-cell>
          <table:table-cell office:value-type="float" office:value="0.6035727" calcext:value-type="float">
            <text:p>0.6035727</text:p>
          </table:table-cell>
          <table:table-cell office:value-type="float" office:value="0.8085692" calcext:value-type="float">
            <text:p>0.8085692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0.986" calcext:value-type="float">
            <text:p>10.986</text:p>
          </table:table-cell>
          <table:table-cell office:value-type="float" office:value="0.6144553" calcext:value-type="float">
            <text:p>0.6144553</text:p>
          </table:table-cell>
          <table:table-cell office:value-type="float" office:value="0.8603326" calcext:value-type="float">
            <text:p>0.860332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1.009" calcext:value-type="float">
            <text:p>11.009</text:p>
          </table:table-cell>
          <table:table-cell office:value-type="float" office:value="0.5986822" calcext:value-type="float">
            <text:p>0.5986822</text:p>
          </table:table-cell>
          <table:table-cell office:value-type="float" office:value="0.8302788" calcext:value-type="float">
            <text:p>0.830278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1.03" calcext:value-type="float">
            <text:p>11.03</text:p>
          </table:table-cell>
          <table:table-cell office:value-type="float" office:value="0.6506919" calcext:value-type="float">
            <text:p>0.6506919</text:p>
          </table:table-cell>
          <table:table-cell office:value-type="float" office:value="0.8350361" calcext:value-type="float">
            <text:p>0.8350361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1.055" calcext:value-type="float">
            <text:p>11.055</text:p>
          </table:table-cell>
          <table:table-cell office:value-type="float" office:value="0.6986795" calcext:value-type="float">
            <text:p>0.6986795</text:p>
          </table:table-cell>
          <table:table-cell office:value-type="float" office:value="0.8492382" calcext:value-type="float">
            <text:p>0.8492382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1.078" calcext:value-type="float">
            <text:p>11.078</text:p>
          </table:table-cell>
          <table:table-cell office:value-type="float" office:value="0.6618416" calcext:value-type="float">
            <text:p>0.6618416</text:p>
          </table:table-cell>
          <table:table-cell office:value-type="float" office:value="0.7858664" calcext:value-type="float">
            <text:p>0.7858664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1.1" calcext:value-type="float">
            <text:p>11.1</text:p>
          </table:table-cell>
          <table:table-cell office:value-type="float" office:value="0.6326127" calcext:value-type="float">
            <text:p>0.6326127</text:p>
          </table:table-cell>
          <table:table-cell office:value-type="float" office:value="0.7634774" calcext:value-type="float">
            <text:p>0.7634774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1.123" calcext:value-type="float">
            <text:p>11.123</text:p>
          </table:table-cell>
          <table:table-cell office:value-type="float" office:value="0.6652395" calcext:value-type="float">
            <text:p>0.6652395</text:p>
          </table:table-cell>
          <table:table-cell office:value-type="float" office:value="0.8413181" calcext:value-type="float">
            <text:p>0.8413181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1.145" calcext:value-type="float">
            <text:p>11.145</text:p>
          </table:table-cell>
          <table:table-cell office:value-type="float" office:value="0.6590795" calcext:value-type="float">
            <text:p>0.6590795</text:p>
          </table:table-cell>
          <table:table-cell office:value-type="float" office:value="0.828821" calcext:value-type="float">
            <text:p>0.828821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1.317" calcext:value-type="float">
            <text:p>11.317</text:p>
          </table:table-cell>
          <table:table-cell office:value-type="float" office:value="0.5957864" calcext:value-type="float">
            <text:p>0.5957864</text:p>
          </table:table-cell>
          <table:table-cell office:value-type="float" office:value="0.837743" calcext:value-type="float">
            <text:p>0.837743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1.339" calcext:value-type="float">
            <text:p>11.339</text:p>
          </table:table-cell>
          <table:table-cell office:value-type="float" office:value="0.6354415" calcext:value-type="float">
            <text:p>0.6354415</text:p>
          </table:table-cell>
          <table:table-cell office:value-type="float" office:value="0.8476002" calcext:value-type="float">
            <text:p>0.8476002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1.362" calcext:value-type="float">
            <text:p>11.362</text:p>
          </table:table-cell>
          <table:table-cell office:value-type="float" office:value="0.6273878" calcext:value-type="float">
            <text:p>0.6273878</text:p>
          </table:table-cell>
          <table:table-cell office:value-type="float" office:value="0.7979746" calcext:value-type="float">
            <text:p>0.797974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1.386" calcext:value-type="float">
            <text:p>11.386</text:p>
          </table:table-cell>
          <table:table-cell office:value-type="float" office:value="0.647105" calcext:value-type="float">
            <text:p>0.647105</text:p>
          </table:table-cell>
          <table:table-cell office:value-type="float" office:value="0.7747168" calcext:value-type="float">
            <text:p>0.774716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1.409" calcext:value-type="float">
            <text:p>11.409</text:p>
          </table:table-cell>
          <table:table-cell office:value-type="float" office:value="0.7083595" calcext:value-type="float">
            <text:p>0.7083595</text:p>
          </table:table-cell>
          <table:table-cell office:value-type="float" office:value="0.8161437" calcext:value-type="float">
            <text:p>0.816143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1.43" calcext:value-type="float">
            <text:p>11.43</text:p>
          </table:table-cell>
          <table:table-cell office:value-type="float" office:value="0.6839084" calcext:value-type="float">
            <text:p>0.6839084</text:p>
          </table:table-cell>
          <table:table-cell office:value-type="float" office:value="0.7983871" calcext:value-type="float">
            <text:p>0.7983871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1.454" calcext:value-type="float">
            <text:p>11.454</text:p>
          </table:table-cell>
          <table:table-cell office:value-type="float" office:value="0.6443201" calcext:value-type="float">
            <text:p>0.6443201</text:p>
          </table:table-cell>
          <table:table-cell office:value-type="float" office:value="0.8353816" calcext:value-type="float">
            <text:p>0.835381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1.479" calcext:value-type="float">
            <text:p>11.479</text:p>
          </table:table-cell>
          <table:table-cell office:value-type="float" office:value="0.6619871" calcext:value-type="float">
            <text:p>0.6619871</text:p>
          </table:table-cell>
          <table:table-cell office:value-type="float" office:value="0.8686098" calcext:value-type="float">
            <text:p>0.868609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1.501" calcext:value-type="float">
            <text:p>11.501</text:p>
          </table:table-cell>
          <table:table-cell office:value-type="float" office:value="0.6529078" calcext:value-type="float">
            <text:p>0.6529078</text:p>
          </table:table-cell>
          <table:table-cell office:value-type="float" office:value="0.8677732" calcext:value-type="float">
            <text:p>0.8677732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1.673" calcext:value-type="float">
            <text:p>11.673</text:p>
          </table:table-cell>
          <table:table-cell office:value-type="float" office:value="0.5842795" calcext:value-type="float">
            <text:p>0.5842795</text:p>
          </table:table-cell>
          <table:table-cell office:value-type="float" office:value="0.7722774" calcext:value-type="float">
            <text:p>0.7722774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1.694" calcext:value-type="float">
            <text:p>11.694</text:p>
          </table:table-cell>
          <table:table-cell office:value-type="float" office:value="0.6766795" calcext:value-type="float">
            <text:p>0.6766795</text:p>
          </table:table-cell>
          <table:table-cell office:value-type="float" office:value="0.8279844" calcext:value-type="float">
            <text:p>0.8279844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1.716" calcext:value-type="float">
            <text:p>11.716</text:p>
          </table:table-cell>
          <table:table-cell office:value-type="float" office:value="0.6671215" calcext:value-type="float">
            <text:p>0.6671215</text:p>
          </table:table-cell>
          <table:table-cell office:value-type="float" office:value="0.8096932" calcext:value-type="float">
            <text:p>0.8096932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1.738" calcext:value-type="float">
            <text:p>11.738</text:p>
          </table:table-cell>
          <table:table-cell office:value-type="float" office:value="0.6415464" calcext:value-type="float">
            <text:p>0.6415464</text:p>
          </table:table-cell>
          <table:table-cell office:value-type="float" office:value="0.8048374" calcext:value-type="float">
            <text:p>0.8048374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1.76" calcext:value-type="float">
            <text:p>11.76</text:p>
          </table:table-cell>
          <table:table-cell office:value-type="float" office:value="0.6484527" calcext:value-type="float">
            <text:p>0.6484527</text:p>
          </table:table-cell>
          <table:table-cell office:value-type="float" office:value="0.8480243" calcext:value-type="float">
            <text:p>0.8480243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1.782" calcext:value-type="float">
            <text:p>11.782</text:p>
          </table:table-cell>
          <table:table-cell office:value-type="float" office:value="0.627176" calcext:value-type="float">
            <text:p>0.627176</text:p>
          </table:table-cell>
          <table:table-cell office:value-type="float" office:value="0.8367726" calcext:value-type="float">
            <text:p>0.836772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1.803" calcext:value-type="float">
            <text:p>11.803</text:p>
          </table:table-cell>
          <table:table-cell office:value-type="float" office:value="0.5764815" calcext:value-type="float">
            <text:p>0.5764815</text:p>
          </table:table-cell>
          <table:table-cell office:value-type="float" office:value="0.8242761" calcext:value-type="float">
            <text:p>0.8242761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1.825" calcext:value-type="float">
            <text:p>11.825</text:p>
          </table:table-cell>
          <table:table-cell office:value-type="float" office:value="0.6116264" calcext:value-type="float">
            <text:p>0.6116264</text:p>
          </table:table-cell>
          <table:table-cell office:value-type="float" office:value="0.8338106" calcext:value-type="float">
            <text:p>0.833810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1.847" calcext:value-type="float">
            <text:p>11.847</text:p>
          </table:table-cell>
          <table:table-cell office:value-type="float" office:value="0.6581878" calcext:value-type="float">
            <text:p>0.6581878</text:p>
          </table:table-cell>
          <table:table-cell office:value-type="float" office:value="0.8252546" calcext:value-type="float">
            <text:p>0.825254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1.869" calcext:value-type="float">
            <text:p>11.869</text:p>
          </table:table-cell>
          <table:table-cell office:value-type="float" office:value="0.6535209" calcext:value-type="float">
            <text:p>0.6535209</text:p>
          </table:table-cell>
          <table:table-cell office:value-type="float" office:value="0.7696257" calcext:value-type="float">
            <text:p>0.769625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2.03" calcext:value-type="float">
            <text:p>12.03</text:p>
          </table:table-cell>
          <table:table-cell office:value-type="float" office:value="0.6539333" calcext:value-type="float">
            <text:p>0.6539333</text:p>
          </table:table-cell>
          <table:table-cell office:value-type="float" office:value="0.7734913" calcext:value-type="float">
            <text:p>0.7734913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2.054" calcext:value-type="float">
            <text:p>12.054</text:p>
          </table:table-cell>
          <table:table-cell office:value-type="float" office:value="0.6918284" calcext:value-type="float">
            <text:p>0.6918284</text:p>
          </table:table-cell>
          <table:table-cell office:value-type="float" office:value="0.7911464" calcext:value-type="float">
            <text:p>0.7911464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2.075" calcext:value-type="float">
            <text:p>12.075</text:p>
          </table:table-cell>
          <table:table-cell office:value-type="float" office:value="0.6513484" calcext:value-type="float">
            <text:p>0.6513484</text:p>
          </table:table-cell>
          <table:table-cell office:value-type="float" office:value="0.772945" calcext:value-type="float">
            <text:p>0.772945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2.097" calcext:value-type="float">
            <text:p>12.097</text:p>
          </table:table-cell>
          <table:table-cell office:value-type="float" office:value="0.6365451" calcext:value-type="float">
            <text:p>0.6365451</text:p>
          </table:table-cell>
          <table:table-cell office:value-type="float" office:value="0.8274616" calcext:value-type="float">
            <text:p>0.827461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2.122" calcext:value-type="float">
            <text:p>12.122</text:p>
          </table:table-cell>
          <table:table-cell office:value-type="float" office:value="0.6751871" calcext:value-type="float">
            <text:p>0.6751871</text:p>
          </table:table-cell>
          <table:table-cell office:value-type="float" office:value="0.8941967" calcext:value-type="float">
            <text:p>0.894196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2.145" calcext:value-type="float">
            <text:p>12.145</text:p>
          </table:table-cell>
          <table:table-cell office:value-type="float" office:value="0.6406547" calcext:value-type="float">
            <text:p>0.6406547</text:p>
          </table:table-cell>
          <table:table-cell office:value-type="float" office:value="0.867172" calcext:value-type="float">
            <text:p>0.867172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2.167" calcext:value-type="float">
            <text:p>12.167</text:p>
          </table:table-cell>
          <table:table-cell office:value-type="float" office:value="0.6434402" calcext:value-type="float">
            <text:p>0.6434402</text:p>
          </table:table-cell>
          <table:table-cell office:value-type="float" office:value="0.8365174" calcext:value-type="float">
            <text:p>0.8365174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2.189" calcext:value-type="float">
            <text:p>12.189</text:p>
          </table:table-cell>
          <table:table-cell office:value-type="float" office:value="0.7023333" calcext:value-type="float">
            <text:p>0.7023333</text:p>
          </table:table-cell>
          <table:table-cell office:value-type="float" office:value="0.8483582" calcext:value-type="float">
            <text:p>0.8483582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2.212" calcext:value-type="float">
            <text:p>12.212</text:p>
          </table:table-cell>
          <table:table-cell office:value-type="float" office:value="0.6996815" calcext:value-type="float">
            <text:p>0.6996815</text:p>
          </table:table-cell>
          <table:table-cell office:value-type="float" office:value="0.8175465" calcext:value-type="float">
            <text:p>0.8175465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2.387" calcext:value-type="float">
            <text:p>12.387</text:p>
          </table:table-cell>
          <table:table-cell office:value-type="float" office:value="0.656707" calcext:value-type="float">
            <text:p>0.656707</text:p>
          </table:table-cell>
          <table:table-cell office:value-type="float" office:value="0.8078898" calcext:value-type="float">
            <text:p>0.807889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2.412" calcext:value-type="float">
            <text:p>12.412</text:p>
          </table:table-cell>
          <table:table-cell office:value-type="float" office:value="0.6870277" calcext:value-type="float">
            <text:p>0.6870277</text:p>
          </table:table-cell>
          <table:table-cell office:value-type="float" office:value="0.8777436" calcext:value-type="float">
            <text:p>0.877743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2.434" calcext:value-type="float">
            <text:p>12.434</text:p>
          </table:table-cell>
          <table:table-cell office:value-type="float" office:value="0.6520947" calcext:value-type="float">
            <text:p>0.6520947</text:p>
          </table:table-cell>
          <table:table-cell office:value-type="float" office:value="0.8576926" calcext:value-type="float">
            <text:p>0.857692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2.457" calcext:value-type="float">
            <text:p>12.457</text:p>
          </table:table-cell>
          <table:table-cell office:value-type="float" office:value="0.6106126" calcext:value-type="float">
            <text:p>0.6106126</text:p>
          </table:table-cell>
          <table:table-cell office:value-type="float" office:value="0.8499961" calcext:value-type="float">
            <text:p>0.8499961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2.479" calcext:value-type="float">
            <text:p>12.479</text:p>
          </table:table-cell>
          <table:table-cell office:value-type="float" office:value="0.640254" calcext:value-type="float">
            <text:p>0.640254</text:p>
          </table:table-cell>
          <table:table-cell office:value-type="float" office:value="0.8753594" calcext:value-type="float">
            <text:p>0.8753594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2.501" calcext:value-type="float">
            <text:p>12.501</text:p>
          </table:table-cell>
          <table:table-cell office:value-type="float" office:value="0.6246697" calcext:value-type="float">
            <text:p>0.6246697</text:p>
          </table:table-cell>
          <table:table-cell office:value-type="float" office:value="0.8069195" calcext:value-type="float">
            <text:p>0.8069195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2.524" calcext:value-type="float">
            <text:p>12.524</text:p>
          </table:table-cell>
          <table:table-cell office:value-type="float" office:value="0.6232671" calcext:value-type="float">
            <text:p>0.6232671</text:p>
          </table:table-cell>
          <table:table-cell office:value-type="float" office:value="0.7894768" calcext:value-type="float">
            <text:p>0.789476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2.546" calcext:value-type="float">
            <text:p>12.546</text:p>
          </table:table-cell>
          <table:table-cell office:value-type="float" office:value="0.6774926" calcext:value-type="float">
            <text:p>0.6774926</text:p>
          </table:table-cell>
          <table:table-cell office:value-type="float" office:value="0.8515443" calcext:value-type="float">
            <text:p>0.8515443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2.568" calcext:value-type="float">
            <text:p>12.568</text:p>
          </table:table-cell>
          <table:table-cell office:value-type="float" office:value="0.6409884" calcext:value-type="float">
            <text:p>0.6409884</text:p>
          </table:table-cell>
          <table:table-cell office:value-type="float" office:value="0.8068444" calcext:value-type="float">
            <text:p>0.8068444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2.739" calcext:value-type="float">
            <text:p>12.739</text:p>
          </table:table-cell>
          <table:table-cell office:value-type="float" office:value="0.6295051" calcext:value-type="float">
            <text:p>0.6295051</text:p>
          </table:table-cell>
          <table:table-cell office:value-type="float" office:value="0.8407286" calcext:value-type="float">
            <text:p>0.840728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2.761" calcext:value-type="float">
            <text:p>12.761</text:p>
          </table:table-cell>
          <table:table-cell office:value-type="float" office:value="0.6696395" calcext:value-type="float">
            <text:p>0.6696395</text:p>
          </table:table-cell>
          <table:table-cell office:value-type="float" office:value="0.8834361" calcext:value-type="float">
            <text:p>0.8834361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2.783" calcext:value-type="float">
            <text:p>12.783</text:p>
          </table:table-cell>
          <table:table-cell office:value-type="float" office:value="0.628936" calcext:value-type="float">
            <text:p>0.628936</text:p>
          </table:table-cell>
          <table:table-cell office:value-type="float" office:value="0.8675727" calcext:value-type="float">
            <text:p>0.867572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2.806" calcext:value-type="float">
            <text:p>12.806</text:p>
          </table:table-cell>
          <table:table-cell office:value-type="float" office:value="0.6079726" calcext:value-type="float">
            <text:p>0.6079726</text:p>
          </table:table-cell>
          <table:table-cell office:value-type="float" office:value="0.8067863" calcext:value-type="float">
            <text:p>0.8067863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2.828" calcext:value-type="float">
            <text:p>12.828</text:p>
          </table:table-cell>
          <table:table-cell office:value-type="float" office:value="0.6571746" calcext:value-type="float">
            <text:p>0.6571746</text:p>
          </table:table-cell>
          <table:table-cell office:value-type="float" office:value="0.8110525" calcext:value-type="float">
            <text:p>0.8110525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2.849" calcext:value-type="float">
            <text:p>12.849</text:p>
          </table:table-cell>
          <table:table-cell office:value-type="float" office:value="0.6713098" calcext:value-type="float">
            <text:p>0.6713098</text:p>
          </table:table-cell>
          <table:table-cell office:value-type="float" office:value="0.7865346" calcext:value-type="float">
            <text:p>0.786534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2.871" calcext:value-type="float">
            <text:p>12.871</text:p>
          </table:table-cell>
          <table:table-cell office:value-type="float" office:value="0.6099216" calcext:value-type="float">
            <text:p>0.6099216</text:p>
          </table:table-cell>
          <table:table-cell office:value-type="float" office:value="0.7387588" calcext:value-type="float">
            <text:p>0.738758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2.894" calcext:value-type="float">
            <text:p>12.894</text:p>
          </table:table-cell>
          <table:table-cell office:value-type="float" office:value="0.5919209" calcext:value-type="float">
            <text:p>0.5919209</text:p>
          </table:table-cell>
          <table:table-cell office:value-type="float" office:value="0.7526617" calcext:value-type="float">
            <text:p>0.752661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2.916" calcext:value-type="float">
            <text:p>12.916</text:p>
          </table:table-cell>
          <table:table-cell office:value-type="float" office:value="0.6248147" calcext:value-type="float">
            <text:p>0.6248147</text:p>
          </table:table-cell>
          <table:table-cell office:value-type="float" office:value="0.819652" calcext:value-type="float">
            <text:p>0.819652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2.938" calcext:value-type="float">
            <text:p>12.938</text:p>
          </table:table-cell>
          <table:table-cell office:value-type="float" office:value="0.6003084" calcext:value-type="float">
            <text:p>0.6003084</text:p>
          </table:table-cell>
          <table:table-cell office:value-type="float" office:value="0.810852" calcext:value-type="float">
            <text:p>0.810852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3.099" calcext:value-type="float">
            <text:p>13.099</text:p>
          </table:table-cell>
          <table:table-cell office:value-type="float" office:value="0.595987" calcext:value-type="float">
            <text:p>0.595987</text:p>
          </table:table-cell>
          <table:table-cell office:value-type="float" office:value="0.8493168" calcext:value-type="float">
            <text:p>0.849316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3.122" calcext:value-type="float">
            <text:p>13.122</text:p>
          </table:table-cell>
          <table:table-cell office:value-type="float" office:value="0.6782277" calcext:value-type="float">
            <text:p>0.6782277</text:p>
          </table:table-cell>
          <table:table-cell office:value-type="float" office:value="0.8795706" calcext:value-type="float">
            <text:p>0.879570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3.145" calcext:value-type="float">
            <text:p>13.145</text:p>
          </table:table-cell>
          <table:table-cell office:value-type="float" office:value="0.6856015" calcext:value-type="float">
            <text:p>0.6856015</text:p>
          </table:table-cell>
          <table:table-cell office:value-type="float" office:value="0.8297996" calcext:value-type="float">
            <text:p>0.829799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3.167" calcext:value-type="float">
            <text:p>13.167</text:p>
          </table:table-cell>
          <table:table-cell office:value-type="float" office:value="0.6547464" calcext:value-type="float">
            <text:p>0.6547464</text:p>
          </table:table-cell>
          <table:table-cell office:value-type="float" office:value="0.7828374" calcext:value-type="float">
            <text:p>0.7828374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3.19" calcext:value-type="float">
            <text:p>13.19</text:p>
          </table:table-cell>
          <table:table-cell office:value-type="float" office:value="0.6950926" calcext:value-type="float">
            <text:p>0.6950926</text:p>
          </table:table-cell>
          <table:table-cell office:value-type="float" office:value="0.8413416" calcext:value-type="float">
            <text:p>0.841341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3.212" calcext:value-type="float">
            <text:p>13.212</text:p>
          </table:table-cell>
          <table:table-cell office:value-type="float" office:value="0.6610284" calcext:value-type="float">
            <text:p>0.6610284</text:p>
          </table:table-cell>
          <table:table-cell office:value-type="float" office:value="0.8638526" calcext:value-type="float">
            <text:p>0.863852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3.234" calcext:value-type="float">
            <text:p>13.234</text:p>
          </table:table-cell>
          <table:table-cell office:value-type="float" office:value="0.6300395" calcext:value-type="float">
            <text:p>0.6300395</text:p>
          </table:table-cell>
          <table:table-cell office:value-type="float" office:value="0.8580499" calcext:value-type="float">
            <text:p>0.858049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3.256" calcext:value-type="float">
            <text:p>13.256</text:p>
          </table:table-cell>
          <table:table-cell office:value-type="float" office:value="0.6460801" calcext:value-type="float">
            <text:p>0.6460801</text:p>
          </table:table-cell>
          <table:table-cell office:value-type="float" office:value="0.8782899" calcext:value-type="float">
            <text:p>0.878289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3.279" calcext:value-type="float">
            <text:p>13.279</text:p>
          </table:table-cell>
          <table:table-cell office:value-type="float" office:value="0.6548684" calcext:value-type="float">
            <text:p>0.6548684</text:p>
          </table:table-cell>
          <table:table-cell office:value-type="float" office:value="0.874212" calcext:value-type="float">
            <text:p>0.874212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3.454" calcext:value-type="float">
            <text:p>13.454</text:p>
          </table:table-cell>
          <table:table-cell office:value-type="float" office:value="0.6559051" calcext:value-type="float">
            <text:p>0.6559051</text:p>
          </table:table-cell>
          <table:table-cell office:value-type="float" office:value="0.846543" calcext:value-type="float">
            <text:p>0.846543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3.476" calcext:value-type="float">
            <text:p>13.476</text:p>
          </table:table-cell>
          <table:table-cell office:value-type="float" office:value="0.6970532" calcext:value-type="float">
            <text:p>0.6970532</text:p>
          </table:table-cell>
          <table:table-cell office:value-type="float" office:value="0.8526913" calcext:value-type="float">
            <text:p>0.8526913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3.498" calcext:value-type="float">
            <text:p>13.498</text:p>
          </table:table-cell>
          <table:table-cell office:value-type="float" office:value="0.6661747" calcext:value-type="float">
            <text:p>0.6661747</text:p>
          </table:table-cell>
          <table:table-cell office:value-type="float" office:value="0.7978526" calcext:value-type="float">
            <text:p>0.797852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3.522" calcext:value-type="float">
            <text:p>13.522</text:p>
          </table:table-cell>
          <table:table-cell office:value-type="float" office:value="0.6439746" calcext:value-type="float">
            <text:p>0.6439746</text:p>
          </table:table-cell>
          <table:table-cell office:value-type="float" office:value="0.805183" calcext:value-type="float">
            <text:p>0.805183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3.545" calcext:value-type="float">
            <text:p>13.545</text:p>
          </table:table-cell>
          <table:table-cell office:value-type="float" office:value="0.6636133" calcext:value-type="float">
            <text:p>0.6636133</text:p>
          </table:table-cell>
          <table:table-cell office:value-type="float" office:value="0.9001561" calcext:value-type="float">
            <text:p>0.9001561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3.568" calcext:value-type="float">
            <text:p>13.568</text:p>
          </table:table-cell>
          <table:table-cell office:value-type="float" office:value="0.6361878" calcext:value-type="float">
            <text:p>0.6361878</text:p>
          </table:table-cell>
          <table:table-cell office:value-type="float" office:value="0.895265" calcext:value-type="float">
            <text:p>0.895265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3.59" calcext:value-type="float">
            <text:p>13.59</text:p>
          </table:table-cell>
          <table:table-cell office:value-type="float" office:value="0.6223202" calcext:value-type="float">
            <text:p>0.6223202</text:p>
          </table:table-cell>
          <table:table-cell office:value-type="float" office:value="0.8374643" calcext:value-type="float">
            <text:p>0.8374643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3.612" calcext:value-type="float">
            <text:p>13.612</text:p>
          </table:table-cell>
          <table:table-cell office:value-type="float" office:value="0.6762119" calcext:value-type="float">
            <text:p>0.6762119</text:p>
          </table:table-cell>
          <table:table-cell office:value-type="float" office:value="0.841263" calcext:value-type="float">
            <text:p>0.841263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3.633" calcext:value-type="float">
            <text:p>13.633</text:p>
          </table:table-cell>
          <table:table-cell office:value-type="float" office:value="0.7138285" calcext:value-type="float">
            <text:p>0.7138285</text:p>
          </table:table-cell>
          <table:table-cell office:value-type="float" office:value="0.8313712" calcext:value-type="float">
            <text:p>0.8313712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3.805" calcext:value-type="float">
            <text:p>13.805</text:p>
          </table:table-cell>
          <table:table-cell office:value-type="float" office:value="0.6556933" calcext:value-type="float">
            <text:p>0.6556933</text:p>
          </table:table-cell>
          <table:table-cell office:value-type="float" office:value="0.7836506" calcext:value-type="float">
            <text:p>0.783650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3.827" calcext:value-type="float">
            <text:p>13.827</text:p>
          </table:table-cell>
          <table:table-cell office:value-type="float" office:value="0.6724133" calcext:value-type="float">
            <text:p>0.6724133</text:p>
          </table:table-cell>
          <table:table-cell office:value-type="float" office:value="0.821023" calcext:value-type="float">
            <text:p>0.821023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3.849" calcext:value-type="float">
            <text:p>13.849</text:p>
          </table:table-cell>
          <table:table-cell office:value-type="float" office:value="0.6600147" calcext:value-type="float">
            <text:p>0.6600147</text:p>
          </table:table-cell>
          <table:table-cell office:value-type="float" office:value="0.8657463" calcext:value-type="float">
            <text:p>0.8657463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3.871" calcext:value-type="float">
            <text:p>13.871</text:p>
          </table:table-cell>
          <table:table-cell office:value-type="float" office:value="0.5968553" calcext:value-type="float">
            <text:p>0.5968553</text:p>
          </table:table-cell>
          <table:table-cell office:value-type="float" office:value="0.8597313" calcext:value-type="float">
            <text:p>0.8597313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3.893" calcext:value-type="float">
            <text:p>13.893</text:p>
          </table:table-cell>
          <table:table-cell office:value-type="float" office:value="0.6012002" calcext:value-type="float">
            <text:p>0.6012002</text:p>
          </table:table-cell>
          <table:table-cell office:value-type="float" office:value="0.8656243" calcext:value-type="float">
            <text:p>0.8656243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3.914" calcext:value-type="float">
            <text:p>13.914</text:p>
          </table:table-cell>
          <table:table-cell office:value-type="float" office:value="0.6413346" calcext:value-type="float">
            <text:p>0.6413346</text:p>
          </table:table-cell>
          <table:table-cell office:value-type="float" office:value="0.8638526" calcext:value-type="float">
            <text:p>0.863852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3.936" calcext:value-type="float">
            <text:p>13.936</text:p>
          </table:table-cell>
          <table:table-cell office:value-type="float" office:value="0.6673222" calcext:value-type="float">
            <text:p>0.6673222</text:p>
          </table:table-cell>
          <table:table-cell office:value-type="float" office:value="0.7987126" calcext:value-type="float">
            <text:p>0.798712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3.958" calcext:value-type="float">
            <text:p>13.958</text:p>
          </table:table-cell>
          <table:table-cell office:value-type="float" office:value="0.6976664" calcext:value-type="float">
            <text:p>0.6976664</text:p>
          </table:table-cell>
          <table:table-cell office:value-type="float" office:value="0.8037685" calcext:value-type="float">
            <text:p>0.8037685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3.981" calcext:value-type="float">
            <text:p>13.981</text:p>
          </table:table-cell>
          <table:table-cell office:value-type="float" office:value="0.7516132" calcext:value-type="float">
            <text:p>0.7516132</text:p>
          </table:table-cell>
          <table:table-cell office:value-type="float" office:value="0.8579043" calcext:value-type="float">
            <text:p>0.8579043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4.003" calcext:value-type="float">
            <text:p>14.003</text:p>
          </table:table-cell>
          <table:table-cell office:value-type="float" office:value="0.6996815" calcext:value-type="float">
            <text:p>0.6996815</text:p>
          </table:table-cell>
          <table:table-cell office:value-type="float" office:value="0.829265" calcext:value-type="float">
            <text:p>0.829265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4.163" calcext:value-type="float">
            <text:p>14.163</text:p>
          </table:table-cell>
          <table:table-cell office:value-type="float" office:value="0.6238126" calcext:value-type="float">
            <text:p>0.6238126</text:p>
          </table:table-cell>
          <table:table-cell office:value-type="float" office:value="0.8059293" calcext:value-type="float">
            <text:p>0.8059293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4.188" calcext:value-type="float">
            <text:p>14.188</text:p>
          </table:table-cell>
          <table:table-cell office:value-type="float" office:value="0.6309195" calcext:value-type="float">
            <text:p>0.6309195</text:p>
          </table:table-cell>
          <table:table-cell office:value-type="float" office:value="0.8375312" calcext:value-type="float">
            <text:p>0.8375312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4.211" calcext:value-type="float">
            <text:p>14.211</text:p>
          </table:table-cell>
          <table:table-cell office:value-type="float" office:value="0.5864285" calcext:value-type="float">
            <text:p>0.5864285</text:p>
          </table:table-cell>
          <table:table-cell office:value-type="float" office:value="0.8022878" calcext:value-type="float">
            <text:p>0.8022878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4.234" calcext:value-type="float">
            <text:p>14.234</text:p>
          </table:table-cell>
          <table:table-cell office:value-type="float" office:value="0.5761477" calcext:value-type="float">
            <text:p>0.5761477</text:p>
          </table:table-cell>
          <table:table-cell office:value-type="float" office:value="0.750623" calcext:value-type="float">
            <text:p>0.750623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4.257" calcext:value-type="float">
            <text:p>14.257</text:p>
          </table:table-cell>
          <table:table-cell office:value-type="float" office:value="0.6544795" calcext:value-type="float">
            <text:p>0.6544795</text:p>
          </table:table-cell>
          <table:table-cell office:value-type="float" office:value="0.7877836" calcext:value-type="float">
            <text:p>0.787783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4.279" calcext:value-type="float">
            <text:p>14.279</text:p>
          </table:table-cell>
          <table:table-cell office:value-type="float" office:value="0.6925078" calcext:value-type="float">
            <text:p>0.6925078</text:p>
          </table:table-cell>
          <table:table-cell office:value-type="float" office:value="0.845907" calcext:value-type="float">
            <text:p>0.845907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4.3" calcext:value-type="float">
            <text:p>14.3</text:p>
          </table:table-cell>
          <table:table-cell office:value-type="float" office:value="0.6338821" calcext:value-type="float">
            <text:p>0.6338821</text:p>
          </table:table-cell>
          <table:table-cell office:value-type="float" office:value="0.7753733" calcext:value-type="float">
            <text:p>0.7753733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4.323" calcext:value-type="float">
            <text:p>14.323</text:p>
          </table:table-cell>
          <table:table-cell office:value-type="float" office:value="0.6320002" calcext:value-type="float">
            <text:p>0.6320002</text:p>
          </table:table-cell>
          <table:table-cell office:value-type="float" office:value="0.7946899" calcext:value-type="float">
            <text:p>0.794689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4.345" calcext:value-type="float">
            <text:p>14.345</text:p>
          </table:table-cell>
          <table:table-cell office:value-type="float" office:value="0.670174" calcext:value-type="float">
            <text:p>0.670174</text:p>
          </table:table-cell>
          <table:table-cell office:value-type="float" office:value="0.8675292" calcext:value-type="float">
            <text:p>0.8675292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14.526" calcext:value-type="float">
            <text:p>14.5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3:09:06.063553302</meta:creation-date>
    <dc:date>2023-03-08T13:43:14.649762166</dc:date>
    <meta:editing-duration>PT2H4M34S</meta:editing-duration>
    <meta:editing-cycles>5</meta:editing-cycles>
    <meta:generator>LibreOffice/7.3.7.2$Linux_X86_64 LibreOffice_project/30$Build-2</meta:generator>
    <meta:document-statistic meta:table-count="1" meta:cell-count="1860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B2:Sheet1.D107" svg:x="0.32cm" svg:y="0.18cm" svg:width="12.508cm" svg:height="8.64cm">
          <chart:coordinate-region svg:x="1.047cm" svg:y="0.379cm" svg:width="11.59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07" chart:class="chart:scatter">
            <chart:domain table:cell-range-address="Sheet1.B2:Sheet1.B107"/>
            <chart:data-point chart:repeated="106"/>
          </chart:series>
          <chart:series chart:style-name="ch8" chart:values-cell-range-address="Sheet1.D2:Sheet1.D107" chart:class="chart:scatter">
            <chart:data-point chart:repeated="10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304">
                <text:p>4.304</text:p>
                <draw:g>
                  <svg:desc>Sheet1.B2:Sheet1.B107</svg:desc>
                </draw:g>
              </table:table-cell>
              <table:table-cell office:value-type="float" office:value="0">
                <text:p>0</text:p>
                <draw:g>
                  <svg:desc>Sheet1.C2:Sheet1.C107</svg:desc>
                </draw:g>
              </table:table-cell>
              <table:table-cell office:value-type="float" office:value="0">
                <text:p>0</text:p>
                <draw:g>
                  <svg:desc>Sheet1.D2:Sheet1.D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36">
                <text:p>4.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55">
                <text:p>4.5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612">
                <text:p>4.6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669">
                <text:p>4.6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727">
                <text:p>4.7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91">
                <text:p>4.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965">
                <text:p>4.9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019">
                <text:p>5.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075">
                <text:p>5.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271">
                <text:p>5.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326">
                <text:p>5.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382">
                <text:p>5.3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438">
                <text:p>5.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621">
                <text:p>5.6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675">
                <text:p>5.6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32">
                <text:p>5.7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786">
                <text:p>5.7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981">
                <text:p>5.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038">
                <text:p>6.0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094">
                <text:p>6.0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15">
                <text:p>6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332">
                <text:p>6.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388">
                <text:p>6.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445">
                <text:p>6.4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505">
                <text:p>6.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688">
                <text:p>6.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742">
                <text:p>6.742</text:p>
              </table:table-cell>
              <table:table-cell office:value-type="float" office:value="0.01947499">
                <text:p>0.01947499</text:p>
              </table:table-cell>
              <table:table-cell office:value-type="float" office:value="0.07706454">
                <text:p>0.077064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798">
                <text:p>6.798</text:p>
              </table:table-cell>
              <table:table-cell office:value-type="float" office:value="1.118099">
                <text:p>1.118099</text:p>
              </table:table-cell>
              <table:table-cell office:value-type="float" office:value="1.129586">
                <text:p>1.1295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852">
                <text:p>6.852</text:p>
              </table:table-cell>
              <table:table-cell office:value-type="float" office:value="1.570731">
                <text:p>1.570731</text:p>
              </table:table-cell>
              <table:table-cell office:value-type="float" office:value="1.783927">
                <text:p>1.7839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047">
                <text:p>7.047</text:p>
              </table:table-cell>
              <table:table-cell office:value-type="float" office:value="1.063235">
                <text:p>1.063235</text:p>
              </table:table-cell>
              <table:table-cell office:value-type="float" office:value="1.215632">
                <text:p>1.2156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104">
                <text:p>7.104</text:p>
              </table:table-cell>
              <table:table-cell office:value-type="float" office:value="0.6511478">
                <text:p>0.6511478</text:p>
              </table:table-cell>
              <table:table-cell office:value-type="float" office:value="0.7981312">
                <text:p>0.79813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16">
                <text:p>7.16</text:p>
              </table:table-cell>
              <table:table-cell office:value-type="float" office:value="0.6251602">
                <text:p>0.6251602</text:p>
              </table:table-cell>
              <table:table-cell office:value-type="float" office:value="0.8726526">
                <text:p>0.87265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216">
                <text:p>7.216</text:p>
              </table:table-cell>
              <table:table-cell office:value-type="float" office:value="0.627176">
                <text:p>0.627176</text:p>
              </table:table-cell>
              <table:table-cell office:value-type="float" office:value="0.7466002">
                <text:p>0.74660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402">
                <text:p>7.402</text:p>
              </table:table-cell>
              <table:table-cell office:value-type="float" office:value="0.6582429">
                <text:p>0.6582429</text:p>
              </table:table-cell>
              <table:table-cell office:value-type="float" office:value="0.7524147">
                <text:p>0.75241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458">
                <text:p>7.458</text:p>
              </table:table-cell>
              <table:table-cell office:value-type="float" office:value="0.6068691">
                <text:p>0.6068691</text:p>
              </table:table-cell>
              <table:table-cell office:value-type="float" office:value="0.8595746">
                <text:p>0.85957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515">
                <text:p>7.515</text:p>
              </table:table-cell>
              <table:table-cell office:value-type="float" office:value="0.6132298">
                <text:p>0.6132298</text:p>
              </table:table-cell>
              <table:table-cell office:value-type="float" office:value="0.737934">
                <text:p>0.7379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571">
                <text:p>7.571</text:p>
              </table:table-cell>
              <table:table-cell office:value-type="float" office:value="0.5856153">
                <text:p>0.5856153</text:p>
              </table:table-cell>
              <table:table-cell office:value-type="float" office:value="0.7338126">
                <text:p>0.73381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754">
                <text:p>7.754</text:p>
              </table:table-cell>
              <table:table-cell office:value-type="float" office:value="0.5908954">
                <text:p>0.5908954</text:p>
              </table:table-cell>
              <table:table-cell office:value-type="float" office:value="0.8024527">
                <text:p>0.80245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808">
                <text:p>7.808</text:p>
              </table:table-cell>
              <table:table-cell office:value-type="float" office:value="0.6138422">
                <text:p>0.6138422</text:p>
              </table:table-cell>
              <table:table-cell office:value-type="float" office:value="0.8295877">
                <text:p>0.82958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863">
                <text:p>7.863</text:p>
              </table:table-cell>
              <table:table-cell office:value-type="float" office:value="0.6461353">
                <text:p>0.6461353</text:p>
              </table:table-cell>
              <table:table-cell office:value-type="float" office:value="0.7088388">
                <text:p>0.70883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917">
                <text:p>7.917</text:p>
              </table:table-cell>
              <table:table-cell office:value-type="float" office:value="0.5889235">
                <text:p>0.5889235</text:p>
              </table:table-cell>
              <table:table-cell office:value-type="float" office:value="0.8322947">
                <text:p>0.83229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112">
                <text:p>8.112</text:p>
              </table:table-cell>
              <table:table-cell office:value-type="float" office:value="0.5814043">
                <text:p>0.5814043</text:p>
              </table:table-cell>
              <table:table-cell office:value-type="float" office:value="0.7893746">
                <text:p>0.78937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171">
                <text:p>8.171</text:p>
              </table:table-cell>
              <table:table-cell office:value-type="float" office:value="0.6256161">
                <text:p>0.6256161</text:p>
              </table:table-cell>
              <table:table-cell office:value-type="float" office:value="0.7364297">
                <text:p>0.73642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227">
                <text:p>8.227</text:p>
              </table:table-cell>
              <table:table-cell office:value-type="float" office:value="0.5634705">
                <text:p>0.5634705</text:p>
              </table:table-cell>
              <table:table-cell office:value-type="float" office:value="0.8192395">
                <text:p>0.81923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283">
                <text:p>8.283</text:p>
              </table:table-cell>
              <table:table-cell office:value-type="float" office:value="0.5886678">
                <text:p>0.5886678</text:p>
              </table:table-cell>
              <table:table-cell office:value-type="float" office:value="0.7638664">
                <text:p>0.76386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469">
                <text:p>8.469</text:p>
              </table:table-cell>
              <table:table-cell office:value-type="float" office:value="0.6216953">
                <text:p>0.6216953</text:p>
              </table:table-cell>
              <table:table-cell office:value-type="float" office:value="0.7870022">
                <text:p>0.78700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527">
                <text:p>8.527</text:p>
              </table:table-cell>
              <table:table-cell office:value-type="float" office:value="0.608963">
                <text:p>0.608963</text:p>
              </table:table-cell>
              <table:table-cell office:value-type="float" office:value="0.7676422">
                <text:p>0.76764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582">
                <text:p>8.582</text:p>
              </table:table-cell>
              <table:table-cell office:value-type="float" office:value="0.5705885">
                <text:p>0.5705885</text:p>
              </table:table-cell>
              <table:table-cell office:value-type="float" office:value="0.7923602">
                <text:p>0.79236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638">
                <text:p>8.638</text:p>
              </table:table-cell>
              <table:table-cell office:value-type="float" office:value="0.6444422">
                <text:p>0.6444422</text:p>
              </table:table-cell>
              <table:table-cell office:value-type="float" office:value="0.7789602">
                <text:p>0.77896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82">
                <text:p>8.82</text:p>
              </table:table-cell>
              <table:table-cell office:value-type="float" office:value="0.6216285">
                <text:p>0.6216285</text:p>
              </table:table-cell>
              <table:table-cell office:value-type="float" office:value="0.7568264">
                <text:p>0.75682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876">
                <text:p>8.876</text:p>
              </table:table-cell>
              <table:table-cell office:value-type="float" office:value="0.593936">
                <text:p>0.593936</text:p>
              </table:table-cell>
              <table:table-cell office:value-type="float" office:value="0.8361485">
                <text:p>0.83614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93">
                <text:p>8.93</text:p>
              </table:table-cell>
              <table:table-cell office:value-type="float" office:value="0.6590678">
                <text:p>0.6590678</text:p>
              </table:table-cell>
              <table:table-cell office:value-type="float" office:value="0.7973733">
                <text:p>0.79737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986">
                <text:p>8.986</text:p>
              </table:table-cell>
              <table:table-cell office:value-type="float" office:value="0.6045078">
                <text:p>0.6045078</text:p>
              </table:table-cell>
              <table:table-cell office:value-type="float" office:value="0.7826251">
                <text:p>0.78262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.18">
                <text:p>9.18</text:p>
              </table:table-cell>
              <table:table-cell office:value-type="float" office:value="0.5475636">
                <text:p>0.5475636</text:p>
              </table:table-cell>
              <table:table-cell office:value-type="float" office:value="0.7920264">
                <text:p>0.79202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.237">
                <text:p>9.237</text:p>
              </table:table-cell>
              <table:table-cell office:value-type="float" office:value="0.5667898">
                <text:p>0.5667898</text:p>
              </table:table-cell>
              <table:table-cell office:value-type="float" office:value="0.7595215">
                <text:p>0.75952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294">
                <text:p>9.294</text:p>
              </table:table-cell>
              <table:table-cell office:value-type="float" office:value="0.624803">
                <text:p>0.624803</text:p>
              </table:table-cell>
              <table:table-cell office:value-type="float" office:value="0.7559347">
                <text:p>0.75593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349">
                <text:p>9.349</text:p>
              </table:table-cell>
              <table:table-cell office:value-type="float" office:value="0.5896816">
                <text:p>0.5896816</text:p>
              </table:table-cell>
              <table:table-cell office:value-type="float" office:value="0.8285188">
                <text:p>0.82851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532">
                <text:p>9.532</text:p>
              </table:table-cell>
              <table:table-cell office:value-type="float" office:value="0.5687622">
                <text:p>0.5687622</text:p>
              </table:table-cell>
              <table:table-cell office:value-type="float" office:value="0.7640671">
                <text:p>0.76406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586">
                <text:p>9.586</text:p>
              </table:table-cell>
              <table:table-cell office:value-type="float" office:value="0.6256161">
                <text:p>0.6256161</text:p>
              </table:table-cell>
              <table:table-cell office:value-type="float" office:value="0.7365746">
                <text:p>0.73657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642">
                <text:p>9.642</text:p>
              </table:table-cell>
              <table:table-cell office:value-type="float" office:value="0.5819504">
                <text:p>0.5819504</text:p>
              </table:table-cell>
              <table:table-cell office:value-type="float" office:value="0.7890409">
                <text:p>0.78904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697">
                <text:p>9.697</text:p>
              </table:table-cell>
              <table:table-cell office:value-type="float" office:value="0.5399222">
                <text:p>0.5399222</text:p>
              </table:table-cell>
              <table:table-cell office:value-type="float" office:value="0.7996677">
                <text:p>0.79966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891">
                <text:p>9.891</text:p>
              </table:table-cell>
              <table:table-cell office:value-type="float" office:value="0.5826416">
                <text:p>0.5826416</text:p>
              </table:table-cell>
              <table:table-cell office:value-type="float" office:value="0.7462664">
                <text:p>0.74626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.95">
                <text:p>9.95</text:p>
              </table:table-cell>
              <table:table-cell office:value-type="float" office:value="0.6254828">
                <text:p>0.6254828</text:p>
              </table:table-cell>
              <table:table-cell office:value-type="float" office:value="0.7390609">
                <text:p>0.73906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005">
                <text:p>10.005</text:p>
              </table:table-cell>
              <table:table-cell office:value-type="float" office:value="0.6320436">
                <text:p>0.6320436</text:p>
              </table:table-cell>
              <table:table-cell office:value-type="float" office:value="0.8868546">
                <text:p>0.88685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06">
                <text:p>10.06</text:p>
              </table:table-cell>
              <table:table-cell office:value-type="float" office:value="0.6233105">
                <text:p>0.6233105</text:p>
              </table:table-cell>
              <table:table-cell office:value-type="float" office:value="0.7514678">
                <text:p>0.75146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243">
                <text:p>10.243</text:p>
              </table:table-cell>
              <table:table-cell office:value-type="float" office:value="0.5978022">
                <text:p>0.5978022</text:p>
              </table:table-cell>
              <table:table-cell office:value-type="float" office:value="0.7596002">
                <text:p>0.75960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298">
                <text:p>10.298</text:p>
              </table:table-cell>
              <table:table-cell office:value-type="float" office:value="0.5600954">
                <text:p>0.5600954</text:p>
              </table:table-cell>
              <table:table-cell office:value-type="float" office:value="0.8202533">
                <text:p>0.82025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.353">
                <text:p>10.353</text:p>
              </table:table-cell>
              <table:table-cell office:value-type="float" office:value="0.657096">
                <text:p>0.657096</text:p>
              </table:table-cell>
              <table:table-cell office:value-type="float" office:value="0.810974">
                <text:p>0.8109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407">
                <text:p>10.407</text:p>
              </table:table-cell>
              <table:table-cell office:value-type="float" office:value="0.6759215">
                <text:p>0.6759215</text:p>
              </table:table-cell>
              <table:table-cell office:value-type="float" office:value="0.8135588">
                <text:p>0.81355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.604">
                <text:p>10.604</text:p>
              </table:table-cell>
              <table:table-cell office:value-type="float" office:value="0.573496">
                <text:p>0.573496</text:p>
              </table:table-cell>
              <table:table-cell office:value-type="float" office:value="0.825745">
                <text:p>0.8257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.659">
                <text:p>10.659</text:p>
              </table:table-cell>
              <table:table-cell office:value-type="float" office:value="0.5630698">
                <text:p>0.5630698</text:p>
              </table:table-cell>
              <table:table-cell office:value-type="float" office:value="0.7778127">
                <text:p>0.77781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.715">
                <text:p>10.715</text:p>
              </table:table-cell>
              <table:table-cell office:value-type="float" office:value="0.6300829">
                <text:p>0.6300829</text:p>
              </table:table-cell>
              <table:table-cell office:value-type="float" office:value="0.7158906">
                <text:p>0.71589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771">
                <text:p>10.771</text:p>
              </table:table-cell>
              <table:table-cell office:value-type="float" office:value="0.6055767">
                <text:p>0.6055767</text:p>
              </table:table-cell>
              <table:table-cell office:value-type="float" office:value="0.8444809">
                <text:p>0.84448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.954">
                <text:p>10.954</text:p>
              </table:table-cell>
              <table:table-cell office:value-type="float" office:value="0.6079726">
                <text:p>0.6079726</text:p>
              </table:table-cell>
              <table:table-cell office:value-type="float" office:value="0.8236512">
                <text:p>0.82365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.009">
                <text:p>11.009</text:p>
              </table:table-cell>
              <table:table-cell office:value-type="float" office:value="0.6185878">
                <text:p>0.6185878</text:p>
              </table:table-cell>
              <table:table-cell office:value-type="float" office:value="0.7381346">
                <text:p>0.73813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.063">
                <text:p>11.063</text:p>
              </table:table-cell>
              <table:table-cell office:value-type="float" office:value="0.5933236">
                <text:p>0.5933236</text:p>
              </table:table-cell>
              <table:table-cell office:value-type="float" office:value="0.8288527">
                <text:p>0.82885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.118">
                <text:p>11.118</text:p>
              </table:table-cell>
              <table:table-cell office:value-type="float" office:value="0.5980691">
                <text:p>0.5980691</text:p>
              </table:table-cell>
              <table:table-cell office:value-type="float" office:value="0.803054">
                <text:p>0.8030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.311">
                <text:p>11.311</text:p>
              </table:table-cell>
              <table:table-cell office:value-type="float" office:value="0.6392402">
                <text:p>0.6392402</text:p>
              </table:table-cell>
              <table:table-cell office:value-type="float" office:value="0.7516801">
                <text:p>0.75168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.371">
                <text:p>11.371</text:p>
              </table:table-cell>
              <table:table-cell office:value-type="float" office:value="0.5745097">
                <text:p>0.5745097</text:p>
              </table:table-cell>
              <table:table-cell office:value-type="float" office:value="0.7916257">
                <text:p>0.79162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.427">
                <text:p>11.427</text:p>
              </table:table-cell>
              <table:table-cell office:value-type="float" office:value="0.5766822">
                <text:p>0.5766822</text:p>
              </table:table-cell>
              <table:table-cell office:value-type="float" office:value="0.790467">
                <text:p>0.7904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.483">
                <text:p>11.483</text:p>
              </table:table-cell>
              <table:table-cell office:value-type="float" office:value="0.6485629">
                <text:p>0.6485629</text:p>
              </table:table-cell>
              <table:table-cell office:value-type="float" office:value="0.7866361">
                <text:p>0.78663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.668">
                <text:p>11.668</text:p>
              </table:table-cell>
              <table:table-cell office:value-type="float" office:value="0.664014">
                <text:p>0.664014</text:p>
              </table:table-cell>
              <table:table-cell office:value-type="float" office:value="0.7981312">
                <text:p>0.79813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.729">
                <text:p>11.729</text:p>
              </table:table-cell>
              <table:table-cell office:value-type="float" office:value="0.5766822">
                <text:p>0.5766822</text:p>
              </table:table-cell>
              <table:table-cell office:value-type="float" office:value="0.8376644">
                <text:p>0.83766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.785">
                <text:p>11.785</text:p>
              </table:table-cell>
              <table:table-cell office:value-type="float" office:value="0.6020016">
                <text:p>0.6020016</text:p>
              </table:table-cell>
              <table:table-cell office:value-type="float" office:value="0.7798402">
                <text:p>0.77984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.839">
                <text:p>11.839</text:p>
              </table:table-cell>
              <table:table-cell office:value-type="float" office:value="0.6126836">
                <text:p>0.6126836</text:p>
              </table:table-cell>
              <table:table-cell office:value-type="float" office:value="0.7406409">
                <text:p>0.74064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.022">
                <text:p>12.022</text:p>
              </table:table-cell>
              <table:table-cell office:value-type="float" office:value="0.6542788">
                <text:p>0.6542788</text:p>
              </table:table-cell>
              <table:table-cell office:value-type="float" office:value="0.930756">
                <text:p>0.9307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.077">
                <text:p>12.077</text:p>
              </table:table-cell>
              <table:table-cell office:value-type="float" office:value="0.849863">
                <text:p>0.849863</text:p>
              </table:table-cell>
              <table:table-cell office:value-type="float" office:value="1.0489">
                <text:p>1.04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.132">
                <text:p>12.132</text:p>
              </table:table-cell>
              <table:table-cell office:value-type="float" office:value="1.054769">
                <text:p>1.054769</text:p>
              </table:table-cell>
              <table:table-cell office:value-type="float" office:value="1.20026">
                <text:p>1.200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.186">
                <text:p>12.186</text:p>
              </table:table-cell>
              <table:table-cell office:value-type="float" office:value="0.9352229">
                <text:p>0.9352229</text:p>
              </table:table-cell>
              <table:table-cell office:value-type="float" office:value="1.146925">
                <text:p>1.1469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.38">
                <text:p>12.38</text:p>
              </table:table-cell>
              <table:table-cell office:value-type="float" office:value="0.8033326">
                <text:p>0.8033326</text:p>
              </table:table-cell>
              <table:table-cell office:value-type="float" office:value="1.035676">
                <text:p>1.0356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.438">
                <text:p>12.438</text:p>
              </table:table-cell>
              <table:table-cell office:value-type="float" office:value="0.9989403">
                <text:p>0.9989403</text:p>
              </table:table-cell>
              <table:table-cell office:value-type="float" office:value="1.216869">
                <text:p>1.2168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.494">
                <text:p>12.494</text:p>
              </table:table-cell>
              <table:table-cell office:value-type="float" office:value="1.011983">
                <text:p>1.011983</text:p>
              </table:table-cell>
              <table:table-cell office:value-type="float" office:value="1.186302">
                <text:p>1.1863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.55">
                <text:p>12.55</text:p>
              </table:table-cell>
              <table:table-cell office:value-type="float" office:value="0.9805383">
                <text:p>0.9805383</text:p>
              </table:table-cell>
              <table:table-cell office:value-type="float" office:value="1.186136">
                <text:p>1.1861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.732">
                <text:p>12.732</text:p>
              </table:table-cell>
              <table:table-cell office:value-type="float" office:value="1.539618">
                <text:p>1.539618</text:p>
              </table:table-cell>
              <table:table-cell office:value-type="float" office:value="1.711653">
                <text:p>1.7116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.788">
                <text:p>12.788</text:p>
              </table:table-cell>
              <table:table-cell office:value-type="float" office:value="0.8881036">
                <text:p>0.8881036</text:p>
              </table:table-cell>
              <table:table-cell office:value-type="float" office:value="1.135206">
                <text:p>1.1352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845">
                <text:p>12.845</text:p>
              </table:table-cell>
              <table:table-cell office:value-type="float" office:value="0.8525463">
                <text:p>0.8525463</text:p>
              </table:table-cell>
              <table:table-cell office:value-type="float" office:value="1.059236">
                <text:p>1.0592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905">
                <text:p>12.905</text:p>
              </table:table-cell>
              <table:table-cell office:value-type="float" office:value="1.318029">
                <text:p>1.318029</text:p>
              </table:table-cell>
              <table:table-cell office:value-type="float" office:value="1.5082">
                <text:p>1.50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.088">
                <text:p>13.088</text:p>
              </table:table-cell>
              <table:table-cell office:value-type="float" office:value="0.8243077">
                <text:p>0.8243077</text:p>
              </table:table-cell>
              <table:table-cell office:value-type="float" office:value="0.9590263">
                <text:p>0.95902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.142">
                <text:p>13.142</text:p>
              </table:table-cell>
              <table:table-cell office:value-type="float" office:value="0.6177747">
                <text:p>0.6177747</text:p>
              </table:table-cell>
              <table:table-cell office:value-type="float" office:value="0.8311588">
                <text:p>0.83115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.195">
                <text:p>13.195</text:p>
              </table:table-cell>
              <table:table-cell office:value-type="float" office:value="0.5844016">
                <text:p>0.5844016</text:p>
              </table:table-cell>
              <table:table-cell office:value-type="float" office:value="0.8074457">
                <text:p>0.80744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.25">
                <text:p>13.25</text:p>
              </table:table-cell>
              <table:table-cell office:value-type="float" office:value="0.6508809">
                <text:p>0.6508809</text:p>
              </table:table-cell>
              <table:table-cell office:value-type="float" office:value="0.7748388">
                <text:p>0.77483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.444">
                <text:p>13.444</text:p>
              </table:table-cell>
              <table:table-cell office:value-type="float" office:value="0.5972009">
                <text:p>0.5972009</text:p>
              </table:table-cell>
              <table:table-cell office:value-type="float" office:value="0.7627312">
                <text:p>0.76273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.502">
                <text:p>13.502</text:p>
              </table:table-cell>
              <table:table-cell office:value-type="float" office:value="0.5443223">
                <text:p>0.5443223</text:p>
              </table:table-cell>
              <table:table-cell office:value-type="float" office:value="0.7758409">
                <text:p>0.77584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.56">
                <text:p>13.56</text:p>
              </table:table-cell>
              <table:table-cell office:value-type="float" office:value="0.6463354">
                <text:p>0.6463354</text:p>
              </table:table-cell>
              <table:table-cell office:value-type="float" office:value="0.7694802">
                <text:p>0.76948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.616">
                <text:p>13.616</text:p>
              </table:table-cell>
              <table:table-cell office:value-type="float" office:value="0.28688">
                <text:p>0.28688</text:p>
              </table:table-cell>
              <table:table-cell office:value-type="float" office:value="0.3589097">
                <text:p>0.35890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3.952cm" style:legend-expansion="high" chart:style-name="ch2"/>
        <chart:plot-area chart:style-name="ch3" table:cell-range-address="Sheet1.F2:Sheet1.H59" svg:x="0.32cm" svg:y="0.18cm" svg:width="12.481cm" svg:height="8.64cm">
          <chart:coordinate-region svg:x="1.047cm" svg:y="0.379cm" svg:width="11.42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2:Sheet1.G59" chart:class="chart:scatter">
            <chart:domain table:cell-range-address="Sheet1.F2:Sheet1.F59"/>
            <chart:data-point chart:repeated="58"/>
          </chart:series>
          <chart:series chart:style-name="ch8" chart:values-cell-range-address="Sheet1.H2:Sheet1.H59" chart:class="chart:scatter">
            <chart:data-point chart:repeated="5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999">
                <text:p>15.999</text:p>
                <draw:g>
                  <svg:desc>Sheet1.F2:Sheet1.F59</svg:desc>
                </draw:g>
              </table:table-cell>
              <table:table-cell office:value-type="float" office:value="0.05418101">
                <text:p>0.05418101</text:p>
                <draw:g>
                  <svg:desc>Sheet1.G2:Sheet1.G59</svg:desc>
                </draw:g>
              </table:table-cell>
              <table:table-cell office:value-type="float" office:value="0.07686389">
                <text:p>0.07686389</text:p>
                <draw:g>
                  <svg:desc>Sheet1.H2:Sheet1.H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02">
                <text:p>16.02</text:p>
              </table:table-cell>
              <table:table-cell office:value-type="float" office:value="0.3452404">
                <text:p>0.3452404</text:p>
              </table:table-cell>
              <table:table-cell office:value-type="float" office:value="0.4794093">
                <text:p>0.47940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042">
                <text:p>16.042</text:p>
              </table:table-cell>
              <table:table-cell office:value-type="float" office:value="0.9355568">
                <text:p>0.9355568</text:p>
              </table:table-cell>
              <table:table-cell office:value-type="float" office:value="0.9751884">
                <text:p>0.97518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064">
                <text:p>16.064</text:p>
              </table:table-cell>
              <table:table-cell office:value-type="float" office:value="1.388441">
                <text:p>1.388441</text:p>
              </table:table-cell>
              <table:table-cell office:value-type="float" office:value="1.373449">
                <text:p>1.3734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086">
                <text:p>16.086</text:p>
              </table:table-cell>
              <table:table-cell office:value-type="float" office:value="1.58216">
                <text:p>1.58216</text:p>
              </table:table-cell>
              <table:table-cell office:value-type="float" office:value="1.686168">
                <text:p>1.6861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108">
                <text:p>16.108</text:p>
              </table:table-cell>
              <table:table-cell office:value-type="float" office:value="1.554511">
                <text:p>1.554511</text:p>
              </table:table-cell>
              <table:table-cell office:value-type="float" office:value="1.706518">
                <text:p>1.7065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129">
                <text:p>16.129</text:p>
              </table:table-cell>
              <table:table-cell office:value-type="float" office:value="1.173534">
                <text:p>1.173534</text:p>
              </table:table-cell>
              <table:table-cell office:value-type="float" office:value="1.242653">
                <text:p>1.2426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29">
                <text:p>16.29</text:p>
              </table:table-cell>
              <table:table-cell office:value-type="float" office:value="0.6565381">
                <text:p>0.6565381</text:p>
              </table:table-cell>
              <table:table-cell office:value-type="float" office:value="0.7715629">
                <text:p>0.77156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312">
                <text:p>16.312</text:p>
              </table:table-cell>
              <table:table-cell office:value-type="float" office:value="0.6031256">
                <text:p>0.6031256</text:p>
              </table:table-cell>
              <table:table-cell office:value-type="float" office:value="0.7240429">
                <text:p>0.72404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339">
                <text:p>16.339</text:p>
              </table:table-cell>
              <table:table-cell office:value-type="float" office:value="0.5812705">
                <text:p>0.5812705</text:p>
              </table:table-cell>
              <table:table-cell office:value-type="float" office:value="0.7876815">
                <text:p>0.7876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361">
                <text:p>16.361</text:p>
              </table:table-cell>
              <table:table-cell office:value-type="float" office:value="0.5535781">
                <text:p>0.5535781</text:p>
              </table:table-cell>
              <table:table-cell office:value-type="float" office:value="0.7861104">
                <text:p>0.78611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383">
                <text:p>16.383</text:p>
              </table:table-cell>
              <table:table-cell office:value-type="float" office:value="0.5471511">
                <text:p>0.5471511</text:p>
              </table:table-cell>
              <table:table-cell office:value-type="float" office:value="0.8038671">
                <text:p>0.80386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.405">
                <text:p>16.405</text:p>
              </table:table-cell>
              <table:table-cell office:value-type="float" office:value="0.5898705">
                <text:p>0.5898705</text:p>
              </table:table-cell>
              <table:table-cell office:value-type="float" office:value="0.8222802">
                <text:p>0.82228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427">
                <text:p>16.427</text:p>
              </table:table-cell>
              <table:table-cell office:value-type="float" office:value="0.6462456">
                <text:p>0.6462456</text:p>
              </table:table-cell>
              <table:table-cell office:value-type="float" office:value="0.8088567">
                <text:p>0.80885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449">
                <text:p>16.449</text:p>
              </table:table-cell>
              <table:table-cell office:value-type="float" office:value="0.6640691">
                <text:p>0.6640691</text:p>
              </table:table-cell>
              <table:table-cell office:value-type="float" office:value="0.7838277">
                <text:p>0.78382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.473">
                <text:p>16.473</text:p>
              </table:table-cell>
              <table:table-cell office:value-type="float" office:value="0.6924298">
                <text:p>0.6924298</text:p>
              </table:table-cell>
              <table:table-cell office:value-type="float" office:value="0.8116334">
                <text:p>0.81163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645">
                <text:p>16.645</text:p>
              </table:table-cell>
              <table:table-cell office:value-type="float" office:value="0.6476946">
                <text:p>0.6476946</text:p>
              </table:table-cell>
              <table:table-cell office:value-type="float" office:value="0.7473353">
                <text:p>0.7473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668">
                <text:p>16.668</text:p>
              </table:table-cell>
              <table:table-cell office:value-type="float" office:value="0.6971202">
                <text:p>0.6971202</text:p>
              </table:table-cell>
              <table:table-cell office:value-type="float" office:value="0.9161416">
                <text:p>0.91614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69">
                <text:p>16.69</text:p>
              </table:table-cell>
              <table:table-cell office:value-type="float" office:value="0.8348244">
                <text:p>0.8348244</text:p>
              </table:table-cell>
              <table:table-cell office:value-type="float" office:value="1.035153">
                <text:p>1.0351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712">
                <text:p>16.712</text:p>
              </table:table-cell>
              <table:table-cell office:value-type="float" office:value="0.9369595">
                <text:p>0.9369595</text:p>
              </table:table-cell>
              <table:table-cell office:value-type="float" office:value="1.178248">
                <text:p>1.1782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739">
                <text:p>16.739</text:p>
              </table:table-cell>
              <table:table-cell office:value-type="float" office:value="0.9635161">
                <text:p>0.9635161</text:p>
              </table:table-cell>
              <table:table-cell office:value-type="float" office:value="1.175207">
                <text:p>1.1752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761">
                <text:p>16.761</text:p>
              </table:table-cell>
              <table:table-cell office:value-type="float" office:value="1.003729">
                <text:p>1.003729</text:p>
              </table:table-cell>
              <table:table-cell office:value-type="float" office:value="1.19234">
                <text:p>1.192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783">
                <text:p>16.783</text:p>
              </table:table-cell>
              <table:table-cell office:value-type="float" office:value="1.0148">
                <text:p>1.0148</text:p>
              </table:table-cell>
              <table:table-cell office:value-type="float" office:value="1.164156">
                <text:p>1.1641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806">
                <text:p>16.806</text:p>
              </table:table-cell>
              <table:table-cell office:value-type="float" office:value="0.9262423">
                <text:p>0.9262423</text:p>
              </table:table-cell>
              <table:table-cell office:value-type="float" office:value="1.020693">
                <text:p>1.0206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828">
                <text:p>16.828</text:p>
              </table:table-cell>
              <table:table-cell office:value-type="float" office:value="0.744852">
                <text:p>0.744852</text:p>
              </table:table-cell>
              <table:table-cell office:value-type="float" office:value="0.9626478">
                <text:p>0.96264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.001">
                <text:p>17.001</text:p>
              </table:table-cell>
              <table:table-cell office:value-type="float" office:value="1.149687">
                <text:p>1.149687</text:p>
              </table:table-cell>
              <table:table-cell office:value-type="float" office:value="1.321711">
                <text:p>1.3217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.023">
                <text:p>17.023</text:p>
              </table:table-cell>
              <table:table-cell office:value-type="float" office:value="1.133156">
                <text:p>1.133156</text:p>
              </table:table-cell>
              <table:table-cell office:value-type="float" office:value="1.3041">
                <text:p>1.30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.045">
                <text:p>17.045</text:p>
              </table:table-cell>
              <table:table-cell office:value-type="float" office:value="1.034529">
                <text:p>1.034529</text:p>
              </table:table-cell>
              <table:table-cell office:value-type="float" office:value="1.248326">
                <text:p>1.2483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.067">
                <text:p>17.067</text:p>
              </table:table-cell>
              <table:table-cell office:value-type="float" office:value="1.078642">
                <text:p>1.078642</text:p>
              </table:table-cell>
              <table:table-cell office:value-type="float" office:value="1.323986">
                <text:p>1.3239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.089">
                <text:p>17.089</text:p>
              </table:table-cell>
              <table:table-cell office:value-type="float" office:value="1.353929">
                <text:p>1.353929</text:p>
              </table:table-cell>
              <table:table-cell office:value-type="float" office:value="1.581951">
                <text:p>1.5819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.111">
                <text:p>17.111</text:p>
              </table:table-cell>
              <table:table-cell office:value-type="float" office:value="1.622808">
                <text:p>1.622808</text:p>
              </table:table-cell>
              <table:table-cell office:value-type="float" office:value="1.820564">
                <text:p>1.8205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.137">
                <text:p>17.137</text:p>
              </table:table-cell>
              <table:table-cell office:value-type="float" office:value="1.571643">
                <text:p>1.571643</text:p>
              </table:table-cell>
              <table:table-cell office:value-type="float" office:value="1.746051">
                <text:p>1.7460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.16">
                <text:p>17.16</text:p>
              </table:table-cell>
              <table:table-cell office:value-type="float" office:value="1.274223">
                <text:p>1.274223</text:p>
              </table:table-cell>
              <table:table-cell office:value-type="float" office:value="1.43298">
                <text:p>1.432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.181">
                <text:p>17.181</text:p>
              </table:table-cell>
              <table:table-cell office:value-type="float" office:value="1.024971">
                <text:p>1.024971</text:p>
              </table:table-cell>
              <table:table-cell office:value-type="float" office:value="1.18394">
                <text:p>1.183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.355">
                <text:p>17.355</text:p>
              </table:table-cell>
              <table:table-cell office:value-type="float" office:value="1.803275">
                <text:p>1.803275</text:p>
              </table:table-cell>
              <table:table-cell office:value-type="float" office:value="1.929807">
                <text:p>1.9298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38">
                <text:p>17.38</text:p>
              </table:table-cell>
              <table:table-cell office:value-type="float" office:value="1.494023">
                <text:p>1.494023</text:p>
              </table:table-cell>
              <table:table-cell office:value-type="float" office:value="1.58062">
                <text:p>1.580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405">
                <text:p>17.405</text:p>
              </table:table-cell>
              <table:table-cell office:value-type="float" office:value="0.8989071">
                <text:p>0.8989071</text:p>
              </table:table-cell>
              <table:table-cell office:value-type="float" office:value="1.036611">
                <text:p>1.0366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427">
                <text:p>17.427</text:p>
              </table:table-cell>
              <table:table-cell office:value-type="float" office:value="0.7305602">
                <text:p>0.7305602</text:p>
              </table:table-cell>
              <table:table-cell office:value-type="float" office:value="0.9356236">
                <text:p>0.93562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.449">
                <text:p>17.449</text:p>
              </table:table-cell>
              <table:table-cell office:value-type="float" office:value="0.730894">
                <text:p>0.730894</text:p>
              </table:table-cell>
              <table:table-cell office:value-type="float" office:value="0.9693974">
                <text:p>0.96939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.472">
                <text:p>17.472</text:p>
              </table:table-cell>
              <table:table-cell office:value-type="float" office:value="0.6981885">
                <text:p>0.6981885</text:p>
              </table:table-cell>
              <table:table-cell office:value-type="float" office:value="0.922734">
                <text:p>0.9227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.494">
                <text:p>17.494</text:p>
              </table:table-cell>
              <table:table-cell office:value-type="float" office:value="0.6114029">
                <text:p>0.6114029</text:p>
              </table:table-cell>
              <table:table-cell office:value-type="float" office:value="0.7981195">
                <text:p>0.79811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.517">
                <text:p>17.517</text:p>
              </table:table-cell>
              <table:table-cell office:value-type="float" office:value="0.6249485">
                <text:p>0.6249485</text:p>
              </table:table-cell>
              <table:table-cell office:value-type="float" office:value="0.7700264">
                <text:p>0.77002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.539">
                <text:p>17.539</text:p>
              </table:table-cell>
              <table:table-cell office:value-type="float" office:value="0.6407767">
                <text:p>0.6407767</text:p>
              </table:table-cell>
              <table:table-cell office:value-type="float" office:value="0.7655478">
                <text:p>0.76554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.711">
                <text:p>17.711</text:p>
              </table:table-cell>
              <table:table-cell office:value-type="float" office:value="0.5980691">
                <text:p>0.5980691</text:p>
              </table:table-cell>
              <table:table-cell office:value-type="float" office:value="0.7446402">
                <text:p>0.74464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.733">
                <text:p>17.733</text:p>
              </table:table-cell>
              <table:table-cell office:value-type="float" office:value="0.5936691">
                <text:p>0.5936691</text:p>
              </table:table-cell>
              <table:table-cell office:value-type="float" office:value="0.8009602">
                <text:p>0.80096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.755">
                <text:p>17.755</text:p>
              </table:table-cell>
              <table:table-cell office:value-type="float" office:value="0.5611643">
                <text:p>0.5611643</text:p>
              </table:table-cell>
              <table:table-cell office:value-type="float" office:value="0.8247753">
                <text:p>0.82477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.777">
                <text:p>17.777</text:p>
              </table:table-cell>
              <table:table-cell office:value-type="float" office:value="0.5456147">
                <text:p>0.5456147</text:p>
              </table:table-cell>
              <table:table-cell office:value-type="float" office:value="0.8339326">
                <text:p>0.83393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.799">
                <text:p>17.799</text:p>
              </table:table-cell>
              <table:table-cell office:value-type="float" office:value="0.6030822">
                <text:p>0.6030822</text:p>
              </table:table-cell>
              <table:table-cell office:value-type="float" office:value="0.8555871">
                <text:p>0.85558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821">
                <text:p>17.821</text:p>
              </table:table-cell>
              <table:table-cell office:value-type="float" office:value="0.6443636">
                <text:p>0.6443636</text:p>
              </table:table-cell>
              <table:table-cell office:value-type="float" office:value="0.8238954">
                <text:p>0.82389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842">
                <text:p>17.842</text:p>
              </table:table-cell>
              <table:table-cell office:value-type="float" office:value="0.6422029">
                <text:p>0.6422029</text:p>
              </table:table-cell>
              <table:table-cell office:value-type="float" office:value="0.7261953">
                <text:p>0.72619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864">
                <text:p>17.864</text:p>
              </table:table-cell>
              <table:table-cell office:value-type="float" office:value="0.6425485">
                <text:p>0.6425485</text:p>
              </table:table-cell>
              <table:table-cell office:value-type="float" office:value="0.7417444">
                <text:p>0.74174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886">
                <text:p>17.886</text:p>
              </table:table-cell>
              <table:table-cell office:value-type="float" office:value="0.6514035">
                <text:p>0.6514035</text:p>
              </table:table-cell>
              <table:table-cell office:value-type="float" office:value="0.8094927">
                <text:p>0.80949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908">
                <text:p>17.908</text:p>
              </table:table-cell>
              <table:table-cell office:value-type="float" office:value="0.601656">
                <text:p>0.601656</text:p>
              </table:table-cell>
              <table:table-cell office:value-type="float" office:value="0.8558657">
                <text:p>0.85586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069">
                <text:p>18.069</text:p>
              </table:table-cell>
              <table:table-cell office:value-type="float" office:value="0.6124947">
                <text:p>0.6124947</text:p>
              </table:table-cell>
              <table:table-cell office:value-type="float" office:value="0.8180257">
                <text:p>0.81802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091">
                <text:p>18.091</text:p>
              </table:table-cell>
              <table:table-cell office:value-type="float" office:value="0.567309">
                <text:p>0.567309</text:p>
              </table:table-cell>
              <table:table-cell office:value-type="float" office:value="0.7829794">
                <text:p>0.78297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112">
                <text:p>18.112</text:p>
              </table:table-cell>
              <table:table-cell office:value-type="float" office:value="0.3630874">
                <text:p>0.3630874</text:p>
              </table:table-cell>
              <table:table-cell office:value-type="float" office:value="0.5675179">
                <text:p>0.56751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.137">
                <text:p>18.137</text:p>
              </table:table-cell>
              <table:table-cell office:value-type="float" office:value="0.2284339">
                <text:p>0.2284339</text:p>
              </table:table-cell>
              <table:table-cell office:value-type="float" office:value="0.3166815">
                <text:p>0.31668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.159">
                <text:p>18.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952cm" style:legend-expansion="high" chart:style-name="ch2"/>
        <chart:plot-area chart:style-name="ch3" table:cell-range-address="Sheet1.K2:Sheet1.M300" svg:x="0.32cm" svg:y="0.18cm" svg:width="12.455cm" svg:height="8.64cm">
          <chart:coordinate-region svg:x="1.047cm" svg:y="0.379cm" svg:width="11.54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2:Sheet1.L300" chart:class="chart:scatter">
            <chart:domain table:cell-range-address="Sheet1.K2:Sheet1.K300"/>
            <chart:data-point chart:repeated="299"/>
          </chart:series>
          <chart:series chart:style-name="ch8" chart:values-cell-range-address="Sheet1.M2:Sheet1.M300" chart:class="chart:scatter">
            <chart:data-point chart:repeated="2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201">
                <text:p>3.201</text:p>
                <draw:g>
                  <svg:desc>Sheet1.K2:Sheet1.K300</svg:desc>
                </draw:g>
              </table:table-cell>
              <table:table-cell office:value-type="float" office:value="0.08358651">
                <text:p>0.08358651</text:p>
                <draw:g>
                  <svg:desc>Sheet1.L2:Sheet1.L300</svg:desc>
                </draw:g>
              </table:table-cell>
              <table:table-cell office:value-type="float" office:value="0.1074052">
                <text:p>0.1074052</text:p>
                <draw:g>
                  <svg:desc>Sheet1.M2:Sheet1.M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23">
                <text:p>3.223</text:p>
              </table:table-cell>
              <table:table-cell office:value-type="float" office:value="0.4828478">
                <text:p>0.4828478</text:p>
              </table:table-cell>
              <table:table-cell office:value-type="float" office:value="0.4691286">
                <text:p>0.4691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46">
                <text:p>3.246</text:p>
              </table:table-cell>
              <table:table-cell office:value-type="float" office:value="0.9333174">
                <text:p>0.9333174</text:p>
              </table:table-cell>
              <table:table-cell office:value-type="float" office:value="0.9146638">
                <text:p>0.91466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68">
                <text:p>3.268</text:p>
              </table:table-cell>
              <table:table-cell office:value-type="float" office:value="1.416366">
                <text:p>1.416366</text:p>
              </table:table-cell>
              <table:table-cell office:value-type="float" office:value="1.442667">
                <text:p>1.442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9">
                <text:p>3.29</text:p>
              </table:table-cell>
              <table:table-cell office:value-type="float" office:value="1.560973">
                <text:p>1.560973</text:p>
              </table:table-cell>
              <table:table-cell office:value-type="float" office:value="1.663355">
                <text:p>1.6633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12">
                <text:p>3.312</text:p>
              </table:table-cell>
              <table:table-cell office:value-type="float" office:value="1.29218">
                <text:p>1.29218</text:p>
              </table:table-cell>
              <table:table-cell office:value-type="float" office:value="1.52263">
                <text:p>1.522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334">
                <text:p>3.334</text:p>
              </table:table-cell>
              <table:table-cell office:value-type="float" office:value="1.094535">
                <text:p>1.094535</text:p>
              </table:table-cell>
              <table:table-cell office:value-type="float" office:value="1.34381">
                <text:p>1.343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95">
                <text:p>3.495</text:p>
              </table:table-cell>
              <table:table-cell office:value-type="float" office:value="0.5582022">
                <text:p>0.5582022</text:p>
              </table:table-cell>
              <table:table-cell office:value-type="float" office:value="0.7945098">
                <text:p>0.79450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21">
                <text:p>3.521</text:p>
              </table:table-cell>
              <table:table-cell office:value-type="float" office:value="0.5451354">
                <text:p>0.5451354</text:p>
              </table:table-cell>
              <table:table-cell office:value-type="float" office:value="0.8205988">
                <text:p>0.82059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45">
                <text:p>3.545</text:p>
              </table:table-cell>
              <table:table-cell office:value-type="float" office:value="0.6269085">
                <text:p>0.6269085</text:p>
              </table:table-cell>
              <table:table-cell office:value-type="float" office:value="0.859374">
                <text:p>0.8593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67">
                <text:p>3.567</text:p>
              </table:table-cell>
              <table:table-cell office:value-type="float" office:value="0.6350174">
                <text:p>0.6350174</text:p>
              </table:table-cell>
              <table:table-cell office:value-type="float" office:value="0.8180022">
                <text:p>0.81800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89">
                <text:p>3.589</text:p>
              </table:table-cell>
              <table:table-cell office:value-type="float" office:value="0.6233105">
                <text:p>0.6233105</text:p>
              </table:table-cell>
              <table:table-cell office:value-type="float" office:value="0.7561353">
                <text:p>0.75613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11">
                <text:p>3.611</text:p>
              </table:table-cell>
              <table:table-cell office:value-type="float" office:value="0.6505236">
                <text:p>0.6505236</text:p>
              </table:table-cell>
              <table:table-cell office:value-type="float" office:value="0.8013609">
                <text:p>0.80136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34">
                <text:p>3.634</text:p>
              </table:table-cell>
              <table:table-cell office:value-type="float" office:value="0.6411774">
                <text:p>0.6411774</text:p>
              </table:table-cell>
              <table:table-cell office:value-type="float" office:value="0.8166547">
                <text:p>0.81665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56">
                <text:p>3.656</text:p>
              </table:table-cell>
              <table:table-cell office:value-type="float" office:value="0.581616">
                <text:p>0.581616</text:p>
              </table:table-cell>
              <table:table-cell office:value-type="float" office:value="0.817134">
                <text:p>0.8171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79">
                <text:p>3.679</text:p>
              </table:table-cell>
              <table:table-cell office:value-type="float" office:value="0.5906167">
                <text:p>0.5906167</text:p>
              </table:table-cell>
              <table:table-cell office:value-type="float" office:value="0.819263">
                <text:p>0.8192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851">
                <text:p>3.851</text:p>
              </table:table-cell>
              <table:table-cell office:value-type="float" office:value="0.6289243">
                <text:p>0.6289243</text:p>
              </table:table-cell>
              <table:table-cell office:value-type="float" office:value="0.8676278">
                <text:p>0.86762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873">
                <text:p>3.873</text:p>
              </table:table-cell>
              <table:table-cell office:value-type="float" office:value="0.5969885">
                <text:p>0.5969885</text:p>
              </table:table-cell>
              <table:table-cell office:value-type="float" office:value="0.7737817">
                <text:p>0.77378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895">
                <text:p>3.895</text:p>
              </table:table-cell>
              <table:table-cell office:value-type="float" office:value="0.6428154">
                <text:p>0.6428154</text:p>
              </table:table-cell>
              <table:table-cell office:value-type="float" office:value="0.7493071">
                <text:p>0.74930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917">
                <text:p>3.917</text:p>
              </table:table-cell>
              <table:table-cell office:value-type="float" office:value="0.6445636">
                <text:p>0.6445636</text:p>
              </table:table-cell>
              <table:table-cell office:value-type="float" office:value="0.7159891">
                <text:p>0.71598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94">
                <text:p>3.94</text:p>
              </table:table-cell>
              <table:table-cell office:value-type="float" office:value="0.6145105">
                <text:p>0.6145105</text:p>
              </table:table-cell>
              <table:table-cell office:value-type="float" office:value="0.7602127">
                <text:p>0.76021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962">
                <text:p>3.962</text:p>
              </table:table-cell>
              <table:table-cell office:value-type="float" office:value="0.6116698">
                <text:p>0.6116698</text:p>
              </table:table-cell>
              <table:table-cell office:value-type="float" office:value="0.839134">
                <text:p>0.8391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983">
                <text:p>3.983</text:p>
              </table:table-cell>
              <table:table-cell office:value-type="float" office:value="0.5952056">
                <text:p>0.5952056</text:p>
              </table:table-cell>
              <table:table-cell office:value-type="float" office:value="0.842776">
                <text:p>0.8427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005">
                <text:p>4.005</text:p>
              </table:table-cell>
              <table:table-cell office:value-type="float" office:value="0.568216">
                <text:p>0.568216</text:p>
              </table:table-cell>
              <table:table-cell office:value-type="float" office:value="0.7901326">
                <text:p>0.79013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027">
                <text:p>4.027</text:p>
              </table:table-cell>
              <table:table-cell office:value-type="float" office:value="0.6133747">
                <text:p>0.6133747</text:p>
              </table:table-cell>
              <table:table-cell office:value-type="float" office:value="0.8150402">
                <text:p>0.81504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049">
                <text:p>4.049</text:p>
              </table:table-cell>
              <table:table-cell office:value-type="float" office:value="0.6627884">
                <text:p>0.6627884</text:p>
              </table:table-cell>
              <table:table-cell office:value-type="float" office:value="0.8272146">
                <text:p>0.82721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21">
                <text:p>4.21</text:p>
              </table:table-cell>
              <table:table-cell office:value-type="float" office:value="0.6297491">
                <text:p>0.6297491</text:p>
              </table:table-cell>
              <table:table-cell office:value-type="float" office:value="0.7517353">
                <text:p>0.75173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232">
                <text:p>4.232</text:p>
              </table:table-cell>
              <table:table-cell office:value-type="float" office:value="0.6477615">
                <text:p>0.6477615</text:p>
              </table:table-cell>
              <table:table-cell office:value-type="float" office:value="0.7757188">
                <text:p>0.77571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256">
                <text:p>4.256</text:p>
              </table:table-cell>
              <table:table-cell office:value-type="float" office:value="0.6723229">
                <text:p>0.6723229</text:p>
              </table:table-cell>
              <table:table-cell office:value-type="float" office:value="0.8372637">
                <text:p>0.83726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279">
                <text:p>4.279</text:p>
              </table:table-cell>
              <table:table-cell office:value-type="float" office:value="0.606178">
                <text:p>0.606178</text:p>
              </table:table-cell>
              <table:table-cell office:value-type="float" office:value="0.8243195">
                <text:p>0.82431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301">
                <text:p>4.301</text:p>
              </table:table-cell>
              <table:table-cell office:value-type="float" office:value="0.5727497">
                <text:p>0.5727497</text:p>
              </table:table-cell>
              <table:table-cell office:value-type="float" office:value="0.8302119">
                <text:p>0.83021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323">
                <text:p>4.323</text:p>
              </table:table-cell>
              <table:table-cell office:value-type="float" office:value="0.6330685">
                <text:p>0.6330685</text:p>
              </table:table-cell>
              <table:table-cell office:value-type="float" office:value="0.8673609">
                <text:p>0.86736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346">
                <text:p>4.346</text:p>
              </table:table-cell>
              <table:table-cell office:value-type="float" office:value="0.6292698">
                <text:p>0.6292698</text:p>
              </table:table-cell>
              <table:table-cell office:value-type="float" office:value="0.8255216">
                <text:p>0.82552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367">
                <text:p>4.367</text:p>
              </table:table-cell>
              <table:table-cell office:value-type="float" office:value="0.6425485">
                <text:p>0.6425485</text:p>
              </table:table-cell>
              <table:table-cell office:value-type="float" office:value="0.793107">
                <text:p>0.7931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389">
                <text:p>4.389</text:p>
              </table:table-cell>
              <table:table-cell office:value-type="float" office:value="0.6799091">
                <text:p>0.6799091</text:p>
              </table:table-cell>
              <table:table-cell office:value-type="float" office:value="0.804814">
                <text:p>0.8048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561">
                <text:p>4.561</text:p>
              </table:table-cell>
              <table:table-cell office:value-type="float" office:value="0.6108567">
                <text:p>0.6108567</text:p>
              </table:table-cell>
              <table:table-cell office:value-type="float" office:value="0.7744815">
                <text:p>0.77448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583">
                <text:p>4.583</text:p>
              </table:table-cell>
              <table:table-cell office:value-type="float" office:value="0.5825747">
                <text:p>0.5825747</text:p>
              </table:table-cell>
              <table:table-cell office:value-type="float" office:value="0.8207326">
                <text:p>0.82073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605">
                <text:p>4.605</text:p>
              </table:table-cell>
              <table:table-cell office:value-type="float" office:value="0.6093636">
                <text:p>0.6093636</text:p>
              </table:table-cell>
              <table:table-cell office:value-type="float" office:value="0.8501416">
                <text:p>0.85014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627">
                <text:p>4.627</text:p>
              </table:table-cell>
              <table:table-cell office:value-type="float" office:value="0.5910173">
                <text:p>0.5910173</text:p>
              </table:table-cell>
              <table:table-cell office:value-type="float" office:value="0.7557029">
                <text:p>0.75570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648">
                <text:p>4.648</text:p>
              </table:table-cell>
              <table:table-cell office:value-type="float" office:value="0.6135753">
                <text:p>0.6135753</text:p>
              </table:table-cell>
              <table:table-cell office:value-type="float" office:value="0.7255588">
                <text:p>0.72555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67">
                <text:p>4.67</text:p>
              </table:table-cell>
              <table:table-cell office:value-type="float" office:value="0.6756429">
                <text:p>0.6756429</text:p>
              </table:table-cell>
              <table:table-cell office:value-type="float" office:value="0.7996008">
                <text:p>0.79960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693">
                <text:p>4.693</text:p>
              </table:table-cell>
              <table:table-cell office:value-type="float" office:value="0.6518712">
                <text:p>0.6518712</text:p>
              </table:table-cell>
              <table:table-cell office:value-type="float" office:value="0.7971498">
                <text:p>0.79714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715">
                <text:p>4.715</text:p>
              </table:table-cell>
              <table:table-cell office:value-type="float" office:value="0.5760691">
                <text:p>0.5760691</text:p>
              </table:table-cell>
              <table:table-cell office:value-type="float" office:value="0.777267">
                <text:p>0.7772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737">
                <text:p>4.737</text:p>
              </table:table-cell>
              <table:table-cell office:value-type="float" office:value="0.5887347">
                <text:p>0.5887347</text:p>
              </table:table-cell>
              <table:table-cell office:value-type="float" office:value="0.8117319">
                <text:p>0.81173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758">
                <text:p>4.758</text:p>
              </table:table-cell>
              <table:table-cell office:value-type="float" office:value="0.6236443">
                <text:p>0.6236443</text:p>
              </table:table-cell>
              <table:table-cell office:value-type="float" office:value="0.8272146">
                <text:p>0.82721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922">
                <text:p>4.922</text:p>
              </table:table-cell>
              <table:table-cell office:value-type="float" office:value="0.5933905">
                <text:p>0.5933905</text:p>
              </table:table-cell>
              <table:table-cell office:value-type="float" office:value="0.8026532">
                <text:p>0.80265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945">
                <text:p>4.945</text:p>
              </table:table-cell>
              <table:table-cell office:value-type="float" office:value="0.5966547">
                <text:p>0.5966547</text:p>
              </table:table-cell>
              <table:table-cell office:value-type="float" office:value="0.8241188">
                <text:p>0.82411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967">
                <text:p>4.967</text:p>
              </table:table-cell>
              <table:table-cell office:value-type="float" office:value="0.6470705">
                <text:p>0.6470705</text:p>
              </table:table-cell>
              <table:table-cell office:value-type="float" office:value="0.8416403">
                <text:p>0.84164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99">
                <text:p>4.99</text:p>
              </table:table-cell>
              <table:table-cell office:value-type="float" office:value="0.628056">
                <text:p>0.628056</text:p>
              </table:table-cell>
              <table:table-cell office:value-type="float" office:value="0.7734478">
                <text:p>0.77344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012">
                <text:p>5.012</text:p>
              </table:table-cell>
              <table:table-cell office:value-type="float" office:value="0.6610953">
                <text:p>0.6610953</text:p>
              </table:table-cell>
              <table:table-cell office:value-type="float" office:value="0.7493857">
                <text:p>0.74938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033">
                <text:p>5.033</text:p>
              </table:table-cell>
              <table:table-cell office:value-type="float" office:value="0.6923629">
                <text:p>0.6923629</text:p>
              </table:table-cell>
              <table:table-cell office:value-type="float" office:value="0.754654">
                <text:p>0.7546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056">
                <text:p>5.056</text:p>
              </table:table-cell>
              <table:table-cell office:value-type="float" office:value="0.6542553">
                <text:p>0.6542553</text:p>
              </table:table-cell>
              <table:table-cell office:value-type="float" office:value="0.7672526">
                <text:p>0.76725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079">
                <text:p>5.079</text:p>
              </table:table-cell>
              <table:table-cell office:value-type="float" office:value="0.6080278">
                <text:p>0.6080278</text:p>
              </table:table-cell>
              <table:table-cell office:value-type="float" office:value="0.8109857">
                <text:p>0.81098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101">
                <text:p>5.101</text:p>
              </table:table-cell>
              <table:table-cell office:value-type="float" office:value="0.5949498">
                <text:p>0.5949498</text:p>
              </table:table-cell>
              <table:table-cell office:value-type="float" office:value="0.8523339">
                <text:p>0.85233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273">
                <text:p>5.273</text:p>
              </table:table-cell>
              <table:table-cell office:value-type="float" office:value="0.5760691">
                <text:p>0.5760691</text:p>
              </table:table-cell>
              <table:table-cell office:value-type="float" office:value="0.7961477">
                <text:p>0.79614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294">
                <text:p>5.294</text:p>
              </table:table-cell>
              <table:table-cell office:value-type="float" office:value="0.5879884">
                <text:p>0.5879884</text:p>
              </table:table-cell>
              <table:table-cell office:value-type="float" office:value="0.794065">
                <text:p>0.7940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316">
                <text:p>5.316</text:p>
              </table:table-cell>
              <table:table-cell office:value-type="float" office:value="0.6560153">
                <text:p>0.6560153</text:p>
              </table:table-cell>
              <table:table-cell office:value-type="float" office:value="0.7939753">
                <text:p>0.79397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338">
                <text:p>5.338</text:p>
              </table:table-cell>
              <table:table-cell office:value-type="float" office:value="0.6407098">
                <text:p>0.6407098</text:p>
              </table:table-cell>
              <table:table-cell office:value-type="float" office:value="0.7578953">
                <text:p>0.75789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361">
                <text:p>5.361</text:p>
              </table:table-cell>
              <table:table-cell office:value-type="float" office:value="0.6302953">
                <text:p>0.6302953</text:p>
              </table:table-cell>
              <table:table-cell office:value-type="float" office:value="0.7793057">
                <text:p>0.77930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383">
                <text:p>5.383</text:p>
              </table:table-cell>
              <table:table-cell office:value-type="float" office:value="0.6448429">
                <text:p>0.6448429</text:p>
              </table:table-cell>
              <table:table-cell office:value-type="float" office:value="0.8484801">
                <text:p>0.84848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404">
                <text:p>5.404</text:p>
              </table:table-cell>
              <table:table-cell office:value-type="float" office:value="0.6084285">
                <text:p>0.6084285</text:p>
              </table:table-cell>
              <table:table-cell office:value-type="float" office:value="0.8448264">
                <text:p>0.84482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426">
                <text:p>5.426</text:p>
              </table:table-cell>
              <table:table-cell office:value-type="float" office:value="0.6024022">
                <text:p>0.6024022</text:p>
              </table:table-cell>
              <table:table-cell office:value-type="float" office:value="0.845985">
                <text:p>0.8459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448">
                <text:p>5.448</text:p>
              </table:table-cell>
              <table:table-cell office:value-type="float" office:value="0.6486415">
                <text:p>0.6486415</text:p>
              </table:table-cell>
              <table:table-cell office:value-type="float" office:value="0.866147">
                <text:p>0.8661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471">
                <text:p>5.471</text:p>
              </table:table-cell>
              <table:table-cell office:value-type="float" office:value="0.6612954">
                <text:p>0.6612954</text:p>
              </table:table-cell>
              <table:table-cell office:value-type="float" office:value="0.7702822">
                <text:p>0.77028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632">
                <text:p>5.632</text:p>
              </table:table-cell>
              <table:table-cell office:value-type="float" office:value="0.6419471">
                <text:p>0.6419471</text:p>
              </table:table-cell>
              <table:table-cell office:value-type="float" office:value="0.812612">
                <text:p>0.8126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656">
                <text:p>5.656</text:p>
              </table:table-cell>
              <table:table-cell office:value-type="float" office:value="0.6811347">
                <text:p>0.6811347</text:p>
              </table:table-cell>
              <table:table-cell office:value-type="float" office:value="0.8193733">
                <text:p>0.81937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678">
                <text:p>5.678</text:p>
              </table:table-cell>
              <table:table-cell office:value-type="float" office:value="0.6778705">
                <text:p>0.6778705</text:p>
              </table:table-cell>
              <table:table-cell office:value-type="float" office:value="0.7878822">
                <text:p>0.78788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7">
                <text:p>5.7</text:p>
              </table:table-cell>
              <table:table-cell office:value-type="float" office:value="0.6451884">
                <text:p>0.6451884</text:p>
              </table:table-cell>
              <table:table-cell office:value-type="float" office:value="0.7827588">
                <text:p>0.78275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723">
                <text:p>5.723</text:p>
              </table:table-cell>
              <table:table-cell office:value-type="float" office:value="0.6426822">
                <text:p>0.6426822</text:p>
              </table:table-cell>
              <table:table-cell office:value-type="float" office:value="0.8202099">
                <text:p>0.82020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745">
                <text:p>5.745</text:p>
              </table:table-cell>
              <table:table-cell office:value-type="float" office:value="0.6169498">
                <text:p>0.6169498</text:p>
              </table:table-cell>
              <table:table-cell office:value-type="float" office:value="0.8532808">
                <text:p>0.85328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767">
                <text:p>5.767</text:p>
              </table:table-cell>
              <table:table-cell office:value-type="float" office:value="0.5876429">
                <text:p>0.5876429</text:p>
              </table:table-cell>
              <table:table-cell office:value-type="float" office:value="0.8332527">
                <text:p>0.83325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79">
                <text:p>5.79</text:p>
              </table:table-cell>
              <table:table-cell office:value-type="float" office:value="0.6243471">
                <text:p>0.6243471</text:p>
              </table:table-cell>
              <table:table-cell office:value-type="float" office:value="0.816065">
                <text:p>0.8160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812">
                <text:p>5.812</text:p>
              </table:table-cell>
              <table:table-cell office:value-type="float" office:value="0.6762553">
                <text:p>0.6762553</text:p>
              </table:table-cell>
              <table:table-cell office:value-type="float" office:value="0.8065071">
                <text:p>0.80650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987">
                <text:p>5.987</text:p>
              </table:table-cell>
              <table:table-cell office:value-type="float" office:value="0.6247478">
                <text:p>0.6247478</text:p>
              </table:table-cell>
              <table:table-cell office:value-type="float" office:value="0.7579851">
                <text:p>0.75798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012">
                <text:p>6.012</text:p>
              </table:table-cell>
              <table:table-cell office:value-type="float" office:value="0.6205602">
                <text:p>0.6205602</text:p>
              </table:table-cell>
              <table:table-cell office:value-type="float" office:value="0.8029988">
                <text:p>0.80299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034">
                <text:p>6.034</text:p>
              </table:table-cell>
              <table:table-cell office:value-type="float" office:value="0.5862167">
                <text:p>0.5862167</text:p>
              </table:table-cell>
              <table:table-cell office:value-type="float" office:value="0.8321609">
                <text:p>0.83216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056">
                <text:p>6.056</text:p>
              </table:table-cell>
              <table:table-cell office:value-type="float" office:value="0.553256">
                <text:p>0.553256</text:p>
              </table:table-cell>
              <table:table-cell office:value-type="float" office:value="0.8436126">
                <text:p>0.84361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078">
                <text:p>6.078</text:p>
              </table:table-cell>
              <table:table-cell office:value-type="float" office:value="0.5915753">
                <text:p>0.5915753</text:p>
              </table:table-cell>
              <table:table-cell office:value-type="float" office:value="0.8565451">
                <text:p>0.85654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1">
                <text:p>6.1</text:p>
              </table:table-cell>
              <table:table-cell office:value-type="float" office:value="0.6160698">
                <text:p>0.6160698</text:p>
              </table:table-cell>
              <table:table-cell office:value-type="float" office:value="0.8175346">
                <text:p>0.81753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123">
                <text:p>6.123</text:p>
              </table:table-cell>
              <table:table-cell office:value-type="float" office:value="0.6162153">
                <text:p>0.6162153</text:p>
              </table:table-cell>
              <table:table-cell office:value-type="float" office:value="0.7363746">
                <text:p>0.73637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145">
                <text:p>6.145</text:p>
              </table:table-cell>
              <table:table-cell office:value-type="float" office:value="0.648174">
                <text:p>0.648174</text:p>
              </table:table-cell>
              <table:table-cell office:value-type="float" office:value="0.7654263">
                <text:p>0.76542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167">
                <text:p>6.167</text:p>
              </table:table-cell>
              <table:table-cell office:value-type="float" office:value="0.6507354">
                <text:p>0.6507354</text:p>
              </table:table-cell>
              <table:table-cell office:value-type="float" office:value="0.8289195">
                <text:p>0.82891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338">
                <text:p>6.338</text:p>
              </table:table-cell>
              <table:table-cell office:value-type="float" office:value="0.5946946">
                <text:p>0.5946946</text:p>
              </table:table-cell>
              <table:table-cell office:value-type="float" office:value="0.8084911">
                <text:p>0.80849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36">
                <text:p>6.36</text:p>
              </table:table-cell>
              <table:table-cell office:value-type="float" office:value="0.6536546">
                <text:p>0.6536546</text:p>
              </table:table-cell>
              <table:table-cell office:value-type="float" office:value="0.8840374">
                <text:p>0.88403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382">
                <text:p>6.382</text:p>
              </table:table-cell>
              <table:table-cell office:value-type="float" office:value="0.6778705">
                <text:p>0.6778705</text:p>
              </table:table-cell>
              <table:table-cell office:value-type="float" office:value="0.8767622">
                <text:p>0.87676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406">
                <text:p>6.406</text:p>
              </table:table-cell>
              <table:table-cell office:value-type="float" office:value="0.6195347">
                <text:p>0.6195347</text:p>
              </table:table-cell>
              <table:table-cell office:value-type="float" office:value="0.7910795">
                <text:p>0.79107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428">
                <text:p>6.428</text:p>
              </table:table-cell>
              <table:table-cell office:value-type="float" office:value="0.6427602">
                <text:p>0.6427602</text:p>
              </table:table-cell>
              <table:table-cell office:value-type="float" office:value="0.7783823">
                <text:p>0.77838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45">
                <text:p>6.45</text:p>
              </table:table-cell>
              <table:table-cell office:value-type="float" office:value="0.6871498">
                <text:p>0.6871498</text:p>
              </table:table-cell>
              <table:table-cell office:value-type="float" office:value="0.7812546">
                <text:p>0.78125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.471">
                <text:p>6.471</text:p>
              </table:table-cell>
              <table:table-cell office:value-type="float" office:value="0.6607497">
                <text:p>0.6607497</text:p>
              </table:table-cell>
              <table:table-cell office:value-type="float" office:value="0.772945">
                <text:p>0.7729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493">
                <text:p>6.493</text:p>
              </table:table-cell>
              <table:table-cell office:value-type="float" office:value="0.6435622">
                <text:p>0.6435622</text:p>
              </table:table-cell>
              <table:table-cell office:value-type="float" office:value="0.8236512">
                <text:p>0.82365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.515">
                <text:p>6.515</text:p>
              </table:table-cell>
              <table:table-cell office:value-type="float" office:value="0.645656">
                <text:p>0.645656</text:p>
              </table:table-cell>
              <table:table-cell office:value-type="float" office:value="0.8662251">
                <text:p>0.86622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538">
                <text:p>6.538</text:p>
              </table:table-cell>
              <table:table-cell office:value-type="float" office:value="0.5900154">
                <text:p>0.5900154</text:p>
              </table:table-cell>
              <table:table-cell office:value-type="float" office:value="0.7891746">
                <text:p>0.78917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699">
                <text:p>6.699</text:p>
              </table:table-cell>
              <table:table-cell office:value-type="float" office:value="0.5972009">
                <text:p>0.5972009</text:p>
              </table:table-cell>
              <table:table-cell office:value-type="float" office:value="0.8386782">
                <text:p>0.83867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722">
                <text:p>6.722</text:p>
              </table:table-cell>
              <table:table-cell office:value-type="float" office:value="0.6416016">
                <text:p>0.6416016</text:p>
              </table:table-cell>
              <table:table-cell office:value-type="float" office:value="0.8643202">
                <text:p>0.86432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745">
                <text:p>6.745</text:p>
              </table:table-cell>
              <table:table-cell office:value-type="float" office:value="0.6552691">
                <text:p>0.6552691</text:p>
              </table:table-cell>
              <table:table-cell office:value-type="float" office:value="0.8134022">
                <text:p>0.81340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767">
                <text:p>6.767</text:p>
              </table:table-cell>
              <table:table-cell office:value-type="float" office:value="0.661374">
                <text:p>0.661374</text:p>
              </table:table-cell>
              <table:table-cell office:value-type="float" office:value="0.7750395">
                <text:p>0.77503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79">
                <text:p>6.79</text:p>
              </table:table-cell>
              <table:table-cell office:value-type="float" office:value="0.6914277">
                <text:p>0.6914277</text:p>
              </table:table-cell>
              <table:table-cell office:value-type="float" office:value="0.8113981">
                <text:p>0.81139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813">
                <text:p>6.813</text:p>
              </table:table-cell>
              <table:table-cell office:value-type="float" office:value="0.6286685">
                <text:p>0.6286685</text:p>
              </table:table-cell>
              <table:table-cell office:value-type="float" office:value="0.8517326">
                <text:p>0.85173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835">
                <text:p>6.835</text:p>
              </table:table-cell>
              <table:table-cell office:value-type="float" office:value="0.5729616">
                <text:p>0.5729616</text:p>
              </table:table-cell>
              <table:table-cell office:value-type="float" office:value="0.8383326">
                <text:p>0.83833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856">
                <text:p>6.856</text:p>
              </table:table-cell>
              <table:table-cell office:value-type="float" office:value="0.5831209">
                <text:p>0.5831209</text:p>
              </table:table-cell>
              <table:table-cell office:value-type="float" office:value="0.8562781">
                <text:p>0.85627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878">
                <text:p>6.878</text:p>
              </table:table-cell>
              <table:table-cell office:value-type="float" office:value="0.6517491">
                <text:p>0.6517491</text:p>
              </table:table-cell>
              <table:table-cell office:value-type="float" office:value="0.8499726">
                <text:p>0.84997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.05">
                <text:p>7.05</text:p>
              </table:table-cell>
              <table:table-cell office:value-type="float" office:value="0.5858946">
                <text:p>0.5858946</text:p>
              </table:table-cell>
              <table:table-cell office:value-type="float" office:value="0.8058394">
                <text:p>0.80583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.072">
                <text:p>7.072</text:p>
              </table:table-cell>
              <table:table-cell office:value-type="float" office:value="0.6835077">
                <text:p>0.6835077</text:p>
              </table:table-cell>
              <table:table-cell office:value-type="float" office:value="0.8304794">
                <text:p>0.83047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.094">
                <text:p>7.094</text:p>
              </table:table-cell>
              <table:table-cell office:value-type="float" office:value="0.7036691">
                <text:p>0.7036691</text:p>
              </table:table-cell>
              <table:table-cell office:value-type="float" office:value="0.8144271">
                <text:p>0.81442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.115">
                <text:p>7.115</text:p>
              </table:table-cell>
              <table:table-cell office:value-type="float" office:value="0.6228429">
                <text:p>0.6228429</text:p>
              </table:table-cell>
              <table:table-cell office:value-type="float" office:value="0.7990899">
                <text:p>0.79908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.137">
                <text:p>7.137</text:p>
              </table:table-cell>
              <table:table-cell office:value-type="float" office:value="0.607694">
                <text:p>0.607694</text:p>
              </table:table-cell>
              <table:table-cell office:value-type="float" office:value="0.8242643">
                <text:p>0.82426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159">
                <text:p>7.159</text:p>
              </table:table-cell>
              <table:table-cell office:value-type="float" office:value="0.6137085">
                <text:p>0.6137085</text:p>
              </table:table-cell>
              <table:table-cell office:value-type="float" office:value="0.8552526">
                <text:p>0.85525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182">
                <text:p>7.182</text:p>
              </table:table-cell>
              <table:table-cell office:value-type="float" office:value="0.6040402">
                <text:p>0.6040402</text:p>
              </table:table-cell>
              <table:table-cell office:value-type="float" office:value="0.8155194">
                <text:p>0.81551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204">
                <text:p>7.204</text:p>
              </table:table-cell>
              <table:table-cell office:value-type="float" office:value="0.6663201">
                <text:p>0.6663201</text:p>
              </table:table-cell>
              <table:table-cell office:value-type="float" office:value="0.8374643">
                <text:p>0.83746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.225">
                <text:p>7.225</text:p>
              </table:table-cell>
              <table:table-cell office:value-type="float" office:value="0.6987347">
                <text:p>0.6987347</text:p>
              </table:table-cell>
              <table:table-cell office:value-type="float" office:value="0.8480008">
                <text:p>0.84800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.247">
                <text:p>7.247</text:p>
              </table:table-cell>
              <table:table-cell office:value-type="float" office:value="0.6294704">
                <text:p>0.6294704</text:p>
              </table:table-cell>
              <table:table-cell office:value-type="float" office:value="0.757294">
                <text:p>0.7572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408">
                <text:p>7.408</text:p>
              </table:table-cell>
              <table:table-cell office:value-type="float" office:value="0.6126284">
                <text:p>0.6126284</text:p>
              </table:table-cell>
              <table:table-cell office:value-type="float" office:value="0.7587202">
                <text:p>0.75872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43">
                <text:p>7.43</text:p>
              </table:table-cell>
              <table:table-cell office:value-type="float" office:value="0.6338153">
                <text:p>0.6338153</text:p>
              </table:table-cell>
              <table:table-cell office:value-type="float" office:value="0.8023864">
                <text:p>0.80238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456">
                <text:p>7.456</text:p>
              </table:table-cell>
              <table:table-cell office:value-type="float" office:value="0.6214836">
                <text:p>0.6214836</text:p>
              </table:table-cell>
              <table:table-cell office:value-type="float" office:value="0.8032458">
                <text:p>0.80324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479">
                <text:p>7.479</text:p>
              </table:table-cell>
              <table:table-cell office:value-type="float" office:value="0.6146671">
                <text:p>0.6146671</text:p>
              </table:table-cell>
              <table:table-cell office:value-type="float" office:value="0.8069982">
                <text:p>0.80699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5">
                <text:p>7.5</text:p>
              </table:table-cell>
              <table:table-cell office:value-type="float" office:value="0.6569739">
                <text:p>0.6569739</text:p>
              </table:table-cell>
              <table:table-cell office:value-type="float" office:value="0.8525463">
                <text:p>0.85254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.523">
                <text:p>7.523</text:p>
              </table:table-cell>
              <table:table-cell office:value-type="float" office:value="0.6570291">
                <text:p>0.6570291</text:p>
              </table:table-cell>
              <table:table-cell office:value-type="float" office:value="0.8304678">
                <text:p>0.83046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545">
                <text:p>7.545</text:p>
              </table:table-cell>
              <table:table-cell office:value-type="float" office:value="0.6423595">
                <text:p>0.6423595</text:p>
              </table:table-cell>
              <table:table-cell office:value-type="float" office:value="0.7959037">
                <text:p>0.79590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.568">
                <text:p>7.568</text:p>
              </table:table-cell>
              <table:table-cell office:value-type="float" office:value="0.6987464">
                <text:p>0.6987464</text:p>
              </table:table-cell>
              <table:table-cell office:value-type="float" office:value="0.8147063">
                <text:p>0.81470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59">
                <text:p>7.59</text:p>
              </table:table-cell>
              <table:table-cell office:value-type="float" office:value="0.6903353">
                <text:p>0.6903353</text:p>
              </table:table-cell>
              <table:table-cell office:value-type="float" office:value="0.8198408">
                <text:p>0.81984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762">
                <text:p>7.762</text:p>
              </table:table-cell>
              <table:table-cell office:value-type="float" office:value="0.6069477">
                <text:p>0.6069477</text:p>
              </table:table-cell>
              <table:table-cell office:value-type="float" office:value="0.8040243">
                <text:p>0.80402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783">
                <text:p>7.783</text:p>
              </table:table-cell>
              <table:table-cell office:value-type="float" office:value="0.6244808">
                <text:p>0.6244808</text:p>
              </table:table-cell>
              <table:table-cell office:value-type="float" office:value="0.8491713">
                <text:p>0.84917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806">
                <text:p>7.806</text:p>
              </table:table-cell>
              <table:table-cell office:value-type="float" office:value="0.6374684">
                <text:p>0.6374684</text:p>
              </table:table-cell>
              <table:table-cell office:value-type="float" office:value="0.8506409">
                <text:p>0.85064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828">
                <text:p>7.828</text:p>
              </table:table-cell>
              <table:table-cell office:value-type="float" office:value="0.6120271">
                <text:p>0.6120271</text:p>
              </table:table-cell>
              <table:table-cell office:value-type="float" office:value="0.804692">
                <text:p>0.8046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85">
                <text:p>7.85</text:p>
              </table:table-cell>
              <table:table-cell office:value-type="float" office:value="0.651694">
                <text:p>0.651694</text:p>
              </table:table-cell>
              <table:table-cell office:value-type="float" office:value="0.8297444">
                <text:p>0.82974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872">
                <text:p>7.872</text:p>
              </table:table-cell>
              <table:table-cell office:value-type="float" office:value="0.6613622">
                <text:p>0.6613622</text:p>
              </table:table-cell>
              <table:table-cell office:value-type="float" office:value="0.8144939">
                <text:p>0.81449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893">
                <text:p>7.893</text:p>
              </table:table-cell>
              <table:table-cell office:value-type="float" office:value="0.5980022">
                <text:p>0.5980022</text:p>
              </table:table-cell>
              <table:table-cell office:value-type="float" office:value="0.7574277">
                <text:p>0.75742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915">
                <text:p>7.915</text:p>
              </table:table-cell>
              <table:table-cell office:value-type="float" office:value="0.5828422">
                <text:p>0.5828422</text:p>
              </table:table-cell>
              <table:table-cell office:value-type="float" office:value="0.7715195">
                <text:p>0.771519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938">
                <text:p>7.938</text:p>
              </table:table-cell>
              <table:table-cell office:value-type="float" office:value="0.621016">
                <text:p>0.621016</text:p>
              </table:table-cell>
              <table:table-cell office:value-type="float" office:value="0.8237733">
                <text:p>0.82377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96">
                <text:p>7.96</text:p>
              </table:table-cell>
              <table:table-cell office:value-type="float" office:value="0.6027478">
                <text:p>0.6027478</text:p>
              </table:table-cell>
              <table:table-cell office:value-type="float" office:value="0.8268257">
                <text:p>0.82682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.123">
                <text:p>8.123</text:p>
              </table:table-cell>
              <table:table-cell office:value-type="float" office:value="0.5874539">
                <text:p>0.5874539</text:p>
              </table:table-cell>
              <table:table-cell office:value-type="float" office:value="0.8385444">
                <text:p>0.83854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.146">
                <text:p>8.146</text:p>
              </table:table-cell>
              <table:table-cell office:value-type="float" office:value="0.6190002">
                <text:p>0.6190002</text:p>
              </table:table-cell>
              <table:table-cell office:value-type="float" office:value="0.8505305">
                <text:p>0.85053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.167">
                <text:p>8.167</text:p>
              </table:table-cell>
              <table:table-cell office:value-type="float" office:value="0.621016">
                <text:p>0.621016</text:p>
              </table:table-cell>
              <table:table-cell office:value-type="float" office:value="0.7874146">
                <text:p>0.78741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.19">
                <text:p>8.19</text:p>
              </table:table-cell>
              <table:table-cell office:value-type="float" office:value="0.6502127">
                <text:p>0.6502127</text:p>
              </table:table-cell>
              <table:table-cell office:value-type="float" office:value="0.7590657">
                <text:p>0.75906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.212">
                <text:p>8.212</text:p>
              </table:table-cell>
              <table:table-cell office:value-type="float" office:value="0.6970416">
                <text:p>0.6970416</text:p>
              </table:table-cell>
              <table:table-cell office:value-type="float" office:value="0.7805864">
                <text:p>0.78058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.234">
                <text:p>8.234</text:p>
              </table:table-cell>
              <table:table-cell office:value-type="float" office:value="0.6670547">
                <text:p>0.6670547</text:p>
              </table:table-cell>
              <table:table-cell office:value-type="float" office:value="0.7692132">
                <text:p>0.76921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.257">
                <text:p>8.257</text:p>
              </table:table-cell>
              <table:table-cell office:value-type="float" office:value="0.6493995">
                <text:p>0.6493995</text:p>
              </table:table-cell>
              <table:table-cell office:value-type="float" office:value="0.8120892">
                <text:p>0.81208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.279">
                <text:p>8.279</text:p>
              </table:table-cell>
              <table:table-cell office:value-type="float" office:value="0.6669995">
                <text:p>0.6669995</text:p>
              </table:table-cell>
              <table:table-cell office:value-type="float" office:value="0.8761844">
                <text:p>0.87618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.301">
                <text:p>8.301</text:p>
              </table:table-cell>
              <table:table-cell office:value-type="float" office:value="0.6554698">
                <text:p>0.6554698</text:p>
              </table:table-cell>
              <table:table-cell office:value-type="float" office:value="0.8740002">
                <text:p>0.87400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.473">
                <text:p>8.473</text:p>
              </table:table-cell>
              <table:table-cell office:value-type="float" office:value="0.5952402">
                <text:p>0.5952402</text:p>
              </table:table-cell>
              <table:table-cell office:value-type="float" office:value="0.7890526">
                <text:p>0.78905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.495">
                <text:p>8.495</text:p>
              </table:table-cell>
              <table:table-cell office:value-type="float" office:value="0.6792526">
                <text:p>0.6792526</text:p>
              </table:table-cell>
              <table:table-cell office:value-type="float" office:value="0.8474113">
                <text:p>0.84741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.517">
                <text:p>8.517</text:p>
              </table:table-cell>
              <table:table-cell office:value-type="float" office:value="0.6700954">
                <text:p>0.6700954</text:p>
              </table:table-cell>
              <table:table-cell office:value-type="float" office:value="0.822414">
                <text:p>0.8224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.538">
                <text:p>8.538</text:p>
              </table:table-cell>
              <table:table-cell office:value-type="float" office:value="0.6176527">
                <text:p>0.6176527</text:p>
              </table:table-cell>
              <table:table-cell office:value-type="float" office:value="0.7710402">
                <text:p>0.77104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.56">
                <text:p>8.56</text:p>
              </table:table-cell>
              <table:table-cell office:value-type="float" office:value="0.6110802">
                <text:p>0.6110802</text:p>
              </table:table-cell>
              <table:table-cell office:value-type="float" office:value="0.8059844">
                <text:p>0.80598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.582">
                <text:p>8.582</text:p>
              </table:table-cell>
              <table:table-cell office:value-type="float" office:value="0.6031485">
                <text:p>0.6031485</text:p>
              </table:table-cell>
              <table:table-cell office:value-type="float" office:value="0.8252546">
                <text:p>0.82525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.604">
                <text:p>8.604</text:p>
              </table:table-cell>
              <table:table-cell office:value-type="float" office:value="0.5771498">
                <text:p>0.5771498</text:p>
              </table:table-cell>
              <table:table-cell office:value-type="float" office:value="0.8304794">
                <text:p>0.83047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.626">
                <text:p>8.626</text:p>
              </table:table-cell>
              <table:table-cell office:value-type="float" office:value="0.5900271">
                <text:p>0.5900271</text:p>
              </table:table-cell>
              <table:table-cell office:value-type="float" office:value="0.8401595">
                <text:p>0.84015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.648">
                <text:p>8.648</text:p>
              </table:table-cell>
              <table:table-cell office:value-type="float" office:value="0.6058554">
                <text:p>0.6058554</text:p>
              </table:table-cell>
              <table:table-cell office:value-type="float" office:value="0.8128008">
                <text:p>0.81280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.669">
                <text:p>8.669</text:p>
              </table:table-cell>
              <table:table-cell office:value-type="float" office:value="0.6107347">
                <text:p>0.6107347</text:p>
              </table:table-cell>
              <table:table-cell office:value-type="float" office:value="0.7681995">
                <text:p>0.76819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.83">
                <text:p>8.83</text:p>
              </table:table-cell>
              <table:table-cell office:value-type="float" office:value="0.6730927">
                <text:p>0.6730927</text:p>
              </table:table-cell>
              <table:table-cell office:value-type="float" office:value="0.7830263">
                <text:p>0.78302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.854">
                <text:p>8.854</text:p>
              </table:table-cell>
              <table:table-cell office:value-type="float" office:value="0.6979885">
                <text:p>0.6979885</text:p>
              </table:table-cell>
              <table:table-cell office:value-type="float" office:value="0.817747">
                <text:p>0.8177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.879">
                <text:p>8.879</text:p>
              </table:table-cell>
              <table:table-cell office:value-type="float" office:value="0.6403877">
                <text:p>0.6403877</text:p>
              </table:table-cell>
              <table:table-cell office:value-type="float" office:value="0.8117319">
                <text:p>0.81173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.901">
                <text:p>8.901</text:p>
              </table:table-cell>
              <table:table-cell office:value-type="float" office:value="0.6132526">
                <text:p>0.6132526</text:p>
              </table:table-cell>
              <table:table-cell office:value-type="float" office:value="0.8606899">
                <text:p>0.86068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.924">
                <text:p>8.924</text:p>
              </table:table-cell>
              <table:table-cell office:value-type="float" office:value="0.6414678">
                <text:p>0.6414678</text:p>
              </table:table-cell>
              <table:table-cell office:value-type="float" office:value="0.8809732">
                <text:p>0.88097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.945">
                <text:p>8.945</text:p>
              </table:table-cell>
              <table:table-cell office:value-type="float" office:value="0.6093754">
                <text:p>0.6093754</text:p>
              </table:table-cell>
              <table:table-cell office:value-type="float" office:value="0.8190946">
                <text:p>0.81909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968">
                <text:p>8.968</text:p>
              </table:table-cell>
              <table:table-cell office:value-type="float" office:value="0.6097995">
                <text:p>0.6097995</text:p>
              </table:table-cell>
              <table:table-cell office:value-type="float" office:value="0.7942105">
                <text:p>0.79421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.99">
                <text:p>8.99</text:p>
              </table:table-cell>
              <table:table-cell office:value-type="float" office:value="0.6683471">
                <text:p>0.6683471</text:p>
              </table:table-cell>
              <table:table-cell office:value-type="float" office:value="0.8216795">
                <text:p>0.82167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.013">
                <text:p>9.013</text:p>
              </table:table-cell>
              <table:table-cell office:value-type="float" office:value="0.6339485">
                <text:p>0.6339485</text:p>
              </table:table-cell>
              <table:table-cell office:value-type="float" office:value="0.7619727">
                <text:p>0.76197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189">
                <text:p>9.189</text:p>
              </table:table-cell>
              <table:table-cell office:value-type="float" office:value="0.617374">
                <text:p>0.617374</text:p>
              </table:table-cell>
              <table:table-cell office:value-type="float" office:value="0.7802643">
                <text:p>0.78026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211">
                <text:p>9.211</text:p>
              </table:table-cell>
              <table:table-cell office:value-type="float" office:value="0.6246028">
                <text:p>0.6246028</text:p>
              </table:table-cell>
              <table:table-cell office:value-type="float" office:value="0.8096932">
                <text:p>0.80969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.233">
                <text:p>9.233</text:p>
              </table:table-cell>
              <table:table-cell office:value-type="float" office:value="0.564696">
                <text:p>0.564696</text:p>
              </table:table-cell>
              <table:table-cell office:value-type="float" office:value="0.8150402">
                <text:p>0.81504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.256">
                <text:p>9.256</text:p>
              </table:table-cell>
              <table:table-cell office:value-type="float" office:value="0.5594946">
                <text:p>0.5594946</text:p>
              </table:table-cell>
              <table:table-cell office:value-type="float" office:value="0.8393692">
                <text:p>0.83936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.278">
                <text:p>9.278</text:p>
              </table:table-cell>
              <table:table-cell office:value-type="float" office:value="0.6669995">
                <text:p>0.6669995</text:p>
              </table:table-cell>
              <table:table-cell office:value-type="float" office:value="0.8858526">
                <text:p>0.88585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.3">
                <text:p>9.3</text:p>
              </table:table-cell>
              <table:table-cell office:value-type="float" office:value="0.6889878">
                <text:p>0.6889878</text:p>
              </table:table-cell>
              <table:table-cell office:value-type="float" office:value="0.8332527">
                <text:p>0.83325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.323">
                <text:p>9.323</text:p>
              </table:table-cell>
              <table:table-cell office:value-type="float" office:value="0.6766795">
                <text:p>0.6766795</text:p>
              </table:table-cell>
              <table:table-cell office:value-type="float" office:value="0.7845974">
                <text:p>0.784597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.345">
                <text:p>9.345</text:p>
              </table:table-cell>
              <table:table-cell office:value-type="float" office:value="0.6810795">
                <text:p>0.6810795</text:p>
              </table:table-cell>
              <table:table-cell office:value-type="float" office:value="0.8365843">
                <text:p>0.83658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.367">
                <text:p>9.367</text:p>
              </table:table-cell>
              <table:table-cell office:value-type="float" office:value="0.6471602">
                <text:p>0.6471602</text:p>
              </table:table-cell>
              <table:table-cell office:value-type="float" office:value="0.8634401">
                <text:p>0.86344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.54">
                <text:p>9.54</text:p>
              </table:table-cell>
              <table:table-cell office:value-type="float" office:value="0.6574533">
                <text:p>0.6574533</text:p>
              </table:table-cell>
              <table:table-cell office:value-type="float" office:value="0.8378767">
                <text:p>0.83787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.562">
                <text:p>9.562</text:p>
              </table:table-cell>
              <table:table-cell office:value-type="float" office:value="0.6698284">
                <text:p>0.6698284</text:p>
              </table:table-cell>
              <table:table-cell office:value-type="float" office:value="0.9033188">
                <text:p>0.90331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.584">
                <text:p>9.584</text:p>
              </table:table-cell>
              <table:table-cell office:value-type="float" office:value="0.6271091">
                <text:p>0.6271091</text:p>
              </table:table-cell>
              <table:table-cell office:value-type="float" office:value="0.8667595">
                <text:p>0.86675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.606">
                <text:p>9.606</text:p>
              </table:table-cell>
              <table:table-cell office:value-type="float" office:value="0.6062795">
                <text:p>0.6062795</text:p>
              </table:table-cell>
              <table:table-cell office:value-type="float" office:value="0.8260795">
                <text:p>0.82607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.628">
                <text:p>9.628</text:p>
              </table:table-cell>
              <table:table-cell office:value-type="float" office:value="0.6694946">
                <text:p>0.6694946</text:p>
              </table:table-cell>
              <table:table-cell office:value-type="float" office:value="0.8216795">
                <text:p>0.82167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.65">
                <text:p>9.65</text:p>
              </table:table-cell>
              <table:table-cell office:value-type="float" office:value="0.6692154">
                <text:p>0.6692154</text:p>
              </table:table-cell>
              <table:table-cell office:value-type="float" office:value="0.7714409">
                <text:p>0.771440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.672">
                <text:p>9.672</text:p>
              </table:table-cell>
              <table:table-cell office:value-type="float" office:value="0.6154802">
                <text:p>0.6154802</text:p>
              </table:table-cell>
              <table:table-cell office:value-type="float" office:value="0.7791286">
                <text:p>0.77912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.694">
                <text:p>9.694</text:p>
              </table:table-cell>
              <table:table-cell office:value-type="float" office:value="0.6174409">
                <text:p>0.6174409</text:p>
              </table:table-cell>
              <table:table-cell office:value-type="float" office:value="0.8553981">
                <text:p>0.85539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.715">
                <text:p>9.715</text:p>
              </table:table-cell>
              <table:table-cell office:value-type="float" office:value="0.6120822">
                <text:p>0.6120822</text:p>
              </table:table-cell>
              <table:table-cell office:value-type="float" office:value="0.8658795">
                <text:p>0.86587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.737">
                <text:p>9.737</text:p>
              </table:table-cell>
              <table:table-cell office:value-type="float" office:value="0.6009878">
                <text:p>0.6009878</text:p>
              </table:table-cell>
              <table:table-cell office:value-type="float" office:value="0.819652">
                <text:p>0.8196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.898">
                <text:p>9.898</text:p>
              </table:table-cell>
              <table:table-cell office:value-type="float" office:value="0.5799464">
                <text:p>0.5799464</text:p>
              </table:table-cell>
              <table:table-cell office:value-type="float" office:value="0.8490492">
                <text:p>0.84904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.923">
                <text:p>9.923</text:p>
              </table:table-cell>
              <table:table-cell office:value-type="float" office:value="0.6314423">
                <text:p>0.6314423</text:p>
              </table:table-cell>
              <table:table-cell office:value-type="float" office:value="0.8622927">
                <text:p>0.86229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.946">
                <text:p>9.946</text:p>
              </table:table-cell>
              <table:table-cell office:value-type="float" office:value="0.612216">
                <text:p>0.612216</text:p>
              </table:table-cell>
              <table:table-cell office:value-type="float" office:value="0.7725327">
                <text:p>0.77253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.968">
                <text:p>9.968</text:p>
              </table:table-cell>
              <table:table-cell office:value-type="float" office:value="0.6106795">
                <text:p>0.6106795</text:p>
              </table:table-cell>
              <table:table-cell office:value-type="float" office:value="0.7724113">
                <text:p>0.77241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.99">
                <text:p>9.99</text:p>
              </table:table-cell>
              <table:table-cell office:value-type="float" office:value="0.6528297">
                <text:p>0.6528297</text:p>
              </table:table-cell>
              <table:table-cell office:value-type="float" office:value="0.8451051">
                <text:p>0.845105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.012">
                <text:p>10.012</text:p>
              </table:table-cell>
              <table:table-cell office:value-type="float" office:value="0.6049753">
                <text:p>0.6049753</text:p>
              </table:table-cell>
              <table:table-cell office:value-type="float" office:value="0.8104078">
                <text:p>0.81040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.035">
                <text:p>10.035</text:p>
              </table:table-cell>
              <table:table-cell office:value-type="float" office:value="0.5899602">
                <text:p>0.5899602</text:p>
              </table:table-cell>
              <table:table-cell office:value-type="float" office:value="0.7889974">
                <text:p>0.788997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.057">
                <text:p>10.057</text:p>
              </table:table-cell>
              <table:table-cell office:value-type="float" office:value="0.6412677">
                <text:p>0.6412677</text:p>
              </table:table-cell>
              <table:table-cell office:value-type="float" office:value="0.8199195">
                <text:p>0.81991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.079">
                <text:p>10.079</text:p>
              </table:table-cell>
              <table:table-cell office:value-type="float" office:value="0.6485746">
                <text:p>0.6485746</text:p>
              </table:table-cell>
              <table:table-cell office:value-type="float" office:value="0.8264801">
                <text:p>0.82648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.25">
                <text:p>10.25</text:p>
              </table:table-cell>
              <table:table-cell office:value-type="float" office:value="0.6131746">
                <text:p>0.6131746</text:p>
              </table:table-cell>
              <table:table-cell office:value-type="float" office:value="0.7767325">
                <text:p>0.77673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.272">
                <text:p>10.272</text:p>
              </table:table-cell>
              <table:table-cell office:value-type="float" office:value="0.6885202">
                <text:p>0.6885202</text:p>
              </table:table-cell>
              <table:table-cell office:value-type="float" office:value="0.774627">
                <text:p>0.77462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.294">
                <text:p>10.294</text:p>
              </table:table-cell>
              <table:table-cell office:value-type="float" office:value="0.6757098">
                <text:p>0.6757098</text:p>
              </table:table-cell>
              <table:table-cell office:value-type="float" office:value="0.7453196">
                <text:p>0.74531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.316">
                <text:p>10.316</text:p>
              </table:table-cell>
              <table:table-cell office:value-type="float" office:value="0.6154802">
                <text:p>0.6154802</text:p>
              </table:table-cell>
              <table:table-cell office:value-type="float" office:value="0.7810774">
                <text:p>0.781077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.338">
                <text:p>10.338</text:p>
              </table:table-cell>
              <table:table-cell office:value-type="float" office:value="0.5966547">
                <text:p>0.5966547</text:p>
              </table:table-cell>
              <table:table-cell office:value-type="float" office:value="0.8238401">
                <text:p>0.82384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.359">
                <text:p>10.359</text:p>
              </table:table-cell>
              <table:table-cell office:value-type="float" office:value="0.5758685">
                <text:p>0.5758685</text:p>
              </table:table-cell>
              <table:table-cell office:value-type="float" office:value="0.7919595">
                <text:p>0.79195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.381">
                <text:p>10.381</text:p>
              </table:table-cell>
              <table:table-cell office:value-type="float" office:value="0.5841346">
                <text:p>0.5841346</text:p>
              </table:table-cell>
              <table:table-cell office:value-type="float" office:value="0.7778244">
                <text:p>0.77782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.403">
                <text:p>10.403</text:p>
              </table:table-cell>
              <table:table-cell office:value-type="float" office:value="0.6820932">
                <text:p>0.6820932</text:p>
              </table:table-cell>
              <table:table-cell office:value-type="float" office:value="0.8392243">
                <text:p>0.83922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.426">
                <text:p>10.426</text:p>
              </table:table-cell>
              <table:table-cell office:value-type="float" office:value="0.6737492">
                <text:p>0.6737492</text:p>
              </table:table-cell>
              <table:table-cell office:value-type="float" office:value="0.8306127">
                <text:p>0.83061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.448">
                <text:p>10.448</text:p>
              </table:table-cell>
              <table:table-cell office:value-type="float" office:value="0.6073484">
                <text:p>0.6073484</text:p>
              </table:table-cell>
              <table:table-cell office:value-type="float" office:value="0.7767994">
                <text:p>0.77679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.609">
                <text:p>10.609</text:p>
              </table:table-cell>
              <table:table-cell office:value-type="float" office:value="0.6850119">
                <text:p>0.6850119</text:p>
              </table:table-cell>
              <table:table-cell office:value-type="float" office:value="0.8283417">
                <text:p>0.82834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.63">
                <text:p>10.63</text:p>
              </table:table-cell>
              <table:table-cell office:value-type="float" office:value="0.6971085">
                <text:p>0.6971085</text:p>
              </table:table-cell>
              <table:table-cell office:value-type="float" office:value="0.8911995">
                <text:p>0.89119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.655">
                <text:p>10.655</text:p>
              </table:table-cell>
              <table:table-cell office:value-type="float" office:value="0.6493878">
                <text:p>0.6493878</text:p>
              </table:table-cell>
              <table:table-cell office:value-type="float" office:value="0.8821988">
                <text:p>0.88219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.678">
                <text:p>10.678</text:p>
              </table:table-cell>
              <table:table-cell office:value-type="float" office:value="0.6127851">
                <text:p>0.6127851</text:p>
              </table:table-cell>
              <table:table-cell office:value-type="float" office:value="0.8837036">
                <text:p>0.88370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.701">
                <text:p>10.701</text:p>
              </table:table-cell>
              <table:table-cell office:value-type="float" office:value="0.6671333">
                <text:p>0.6671333</text:p>
              </table:table-cell>
              <table:table-cell office:value-type="float" office:value="0.9104375">
                <text:p>0.91043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.724">
                <text:p>10.724</text:p>
              </table:table-cell>
              <table:table-cell office:value-type="float" office:value="0.6784278">
                <text:p>0.6784278</text:p>
              </table:table-cell>
              <table:table-cell office:value-type="float" office:value="0.8237064">
                <text:p>0.82370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746">
                <text:p>10.746</text:p>
              </table:table-cell>
              <table:table-cell office:value-type="float" office:value="0.6598926">
                <text:p>0.6598926</text:p>
              </table:table-cell>
              <table:table-cell office:value-type="float" office:value="0.7787044">
                <text:p>0.778704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.767">
                <text:p>10.767</text:p>
              </table:table-cell>
              <table:table-cell office:value-type="float" office:value="0.6799209">
                <text:p>0.6799209</text:p>
              </table:table-cell>
              <table:table-cell office:value-type="float" office:value="0.7871589">
                <text:p>0.78715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.79">
                <text:p>10.79</text:p>
              </table:table-cell>
              <table:table-cell office:value-type="float" office:value="0.6531753">
                <text:p>0.6531753</text:p>
              </table:table-cell>
              <table:table-cell office:value-type="float" office:value="0.7824802">
                <text:p>0.78248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.962">
                <text:p>10.962</text:p>
              </table:table-cell>
              <table:table-cell office:value-type="float" office:value="0.6035727">
                <text:p>0.6035727</text:p>
              </table:table-cell>
              <table:table-cell office:value-type="float" office:value="0.8085692">
                <text:p>0.808569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.986">
                <text:p>10.986</text:p>
              </table:table-cell>
              <table:table-cell office:value-type="float" office:value="0.6144553">
                <text:p>0.6144553</text:p>
              </table:table-cell>
              <table:table-cell office:value-type="float" office:value="0.8603326">
                <text:p>0.860332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.009">
                <text:p>11.009</text:p>
              </table:table-cell>
              <table:table-cell office:value-type="float" office:value="0.5986822">
                <text:p>0.5986822</text:p>
              </table:table-cell>
              <table:table-cell office:value-type="float" office:value="0.8302788">
                <text:p>0.83027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.03">
                <text:p>11.03</text:p>
              </table:table-cell>
              <table:table-cell office:value-type="float" office:value="0.6506919">
                <text:p>0.6506919</text:p>
              </table:table-cell>
              <table:table-cell office:value-type="float" office:value="0.8350361">
                <text:p>0.83503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.055">
                <text:p>11.055</text:p>
              </table:table-cell>
              <table:table-cell office:value-type="float" office:value="0.6986795">
                <text:p>0.6986795</text:p>
              </table:table-cell>
              <table:table-cell office:value-type="float" office:value="0.8492382">
                <text:p>0.849238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.078">
                <text:p>11.078</text:p>
              </table:table-cell>
              <table:table-cell office:value-type="float" office:value="0.6618416">
                <text:p>0.6618416</text:p>
              </table:table-cell>
              <table:table-cell office:value-type="float" office:value="0.7858664">
                <text:p>0.78586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.1">
                <text:p>11.1</text:p>
              </table:table-cell>
              <table:table-cell office:value-type="float" office:value="0.6326127">
                <text:p>0.6326127</text:p>
              </table:table-cell>
              <table:table-cell office:value-type="float" office:value="0.7634774">
                <text:p>0.763477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.123">
                <text:p>11.123</text:p>
              </table:table-cell>
              <table:table-cell office:value-type="float" office:value="0.6652395">
                <text:p>0.6652395</text:p>
              </table:table-cell>
              <table:table-cell office:value-type="float" office:value="0.8413181">
                <text:p>0.841318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.145">
                <text:p>11.145</text:p>
              </table:table-cell>
              <table:table-cell office:value-type="float" office:value="0.6590795">
                <text:p>0.6590795</text:p>
              </table:table-cell>
              <table:table-cell office:value-type="float" office:value="0.828821">
                <text:p>0.8288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.317">
                <text:p>11.317</text:p>
              </table:table-cell>
              <table:table-cell office:value-type="float" office:value="0.5957864">
                <text:p>0.5957864</text:p>
              </table:table-cell>
              <table:table-cell office:value-type="float" office:value="0.837743">
                <text:p>0.8377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.339">
                <text:p>11.339</text:p>
              </table:table-cell>
              <table:table-cell office:value-type="float" office:value="0.6354415">
                <text:p>0.6354415</text:p>
              </table:table-cell>
              <table:table-cell office:value-type="float" office:value="0.8476002">
                <text:p>0.847600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.362">
                <text:p>11.362</text:p>
              </table:table-cell>
              <table:table-cell office:value-type="float" office:value="0.6273878">
                <text:p>0.6273878</text:p>
              </table:table-cell>
              <table:table-cell office:value-type="float" office:value="0.7979746">
                <text:p>0.797974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.386">
                <text:p>11.386</text:p>
              </table:table-cell>
              <table:table-cell office:value-type="float" office:value="0.647105">
                <text:p>0.647105</text:p>
              </table:table-cell>
              <table:table-cell office:value-type="float" office:value="0.7747168">
                <text:p>0.774716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.409">
                <text:p>11.409</text:p>
              </table:table-cell>
              <table:table-cell office:value-type="float" office:value="0.7083595">
                <text:p>0.7083595</text:p>
              </table:table-cell>
              <table:table-cell office:value-type="float" office:value="0.8161437">
                <text:p>0.81614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.43">
                <text:p>11.43</text:p>
              </table:table-cell>
              <table:table-cell office:value-type="float" office:value="0.6839084">
                <text:p>0.6839084</text:p>
              </table:table-cell>
              <table:table-cell office:value-type="float" office:value="0.7983871">
                <text:p>0.798387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.454">
                <text:p>11.454</text:p>
              </table:table-cell>
              <table:table-cell office:value-type="float" office:value="0.6443201">
                <text:p>0.6443201</text:p>
              </table:table-cell>
              <table:table-cell office:value-type="float" office:value="0.8353816">
                <text:p>0.83538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.479">
                <text:p>11.479</text:p>
              </table:table-cell>
              <table:table-cell office:value-type="float" office:value="0.6619871">
                <text:p>0.6619871</text:p>
              </table:table-cell>
              <table:table-cell office:value-type="float" office:value="0.8686098">
                <text:p>0.868609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.501">
                <text:p>11.501</text:p>
              </table:table-cell>
              <table:table-cell office:value-type="float" office:value="0.6529078">
                <text:p>0.6529078</text:p>
              </table:table-cell>
              <table:table-cell office:value-type="float" office:value="0.8677732">
                <text:p>0.86777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.673">
                <text:p>11.673</text:p>
              </table:table-cell>
              <table:table-cell office:value-type="float" office:value="0.5842795">
                <text:p>0.5842795</text:p>
              </table:table-cell>
              <table:table-cell office:value-type="float" office:value="0.7722774">
                <text:p>0.772277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.694">
                <text:p>11.694</text:p>
              </table:table-cell>
              <table:table-cell office:value-type="float" office:value="0.6766795">
                <text:p>0.6766795</text:p>
              </table:table-cell>
              <table:table-cell office:value-type="float" office:value="0.8279844">
                <text:p>0.82798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.716">
                <text:p>11.716</text:p>
              </table:table-cell>
              <table:table-cell office:value-type="float" office:value="0.6671215">
                <text:p>0.6671215</text:p>
              </table:table-cell>
              <table:table-cell office:value-type="float" office:value="0.8096932">
                <text:p>0.80969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.738">
                <text:p>11.738</text:p>
              </table:table-cell>
              <table:table-cell office:value-type="float" office:value="0.6415464">
                <text:p>0.6415464</text:p>
              </table:table-cell>
              <table:table-cell office:value-type="float" office:value="0.8048374">
                <text:p>0.804837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.76">
                <text:p>11.76</text:p>
              </table:table-cell>
              <table:table-cell office:value-type="float" office:value="0.6484527">
                <text:p>0.6484527</text:p>
              </table:table-cell>
              <table:table-cell office:value-type="float" office:value="0.8480243">
                <text:p>0.848024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.782">
                <text:p>11.782</text:p>
              </table:table-cell>
              <table:table-cell office:value-type="float" office:value="0.627176">
                <text:p>0.627176</text:p>
              </table:table-cell>
              <table:table-cell office:value-type="float" office:value="0.8367726">
                <text:p>0.83677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.803">
                <text:p>11.803</text:p>
              </table:table-cell>
              <table:table-cell office:value-type="float" office:value="0.5764815">
                <text:p>0.5764815</text:p>
              </table:table-cell>
              <table:table-cell office:value-type="float" office:value="0.8242761">
                <text:p>0.82427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.825">
                <text:p>11.825</text:p>
              </table:table-cell>
              <table:table-cell office:value-type="float" office:value="0.6116264">
                <text:p>0.6116264</text:p>
              </table:table-cell>
              <table:table-cell office:value-type="float" office:value="0.8338106">
                <text:p>0.83381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.847">
                <text:p>11.847</text:p>
              </table:table-cell>
              <table:table-cell office:value-type="float" office:value="0.6581878">
                <text:p>0.6581878</text:p>
              </table:table-cell>
              <table:table-cell office:value-type="float" office:value="0.8252546">
                <text:p>0.825254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.869">
                <text:p>11.869</text:p>
              </table:table-cell>
              <table:table-cell office:value-type="float" office:value="0.6535209">
                <text:p>0.6535209</text:p>
              </table:table-cell>
              <table:table-cell office:value-type="float" office:value="0.7696257">
                <text:p>0.769625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.03">
                <text:p>12.03</text:p>
              </table:table-cell>
              <table:table-cell office:value-type="float" office:value="0.6539333">
                <text:p>0.6539333</text:p>
              </table:table-cell>
              <table:table-cell office:value-type="float" office:value="0.7734913">
                <text:p>0.773491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.054">
                <text:p>12.054</text:p>
              </table:table-cell>
              <table:table-cell office:value-type="float" office:value="0.6918284">
                <text:p>0.6918284</text:p>
              </table:table-cell>
              <table:table-cell office:value-type="float" office:value="0.7911464">
                <text:p>0.79114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.075">
                <text:p>12.075</text:p>
              </table:table-cell>
              <table:table-cell office:value-type="float" office:value="0.6513484">
                <text:p>0.6513484</text:p>
              </table:table-cell>
              <table:table-cell office:value-type="float" office:value="0.772945">
                <text:p>0.77294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2.097">
                <text:p>12.097</text:p>
              </table:table-cell>
              <table:table-cell office:value-type="float" office:value="0.6365451">
                <text:p>0.6365451</text:p>
              </table:table-cell>
              <table:table-cell office:value-type="float" office:value="0.8274616">
                <text:p>0.82746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.122">
                <text:p>12.122</text:p>
              </table:table-cell>
              <table:table-cell office:value-type="float" office:value="0.6751871">
                <text:p>0.6751871</text:p>
              </table:table-cell>
              <table:table-cell office:value-type="float" office:value="0.8941967">
                <text:p>0.89419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.145">
                <text:p>12.145</text:p>
              </table:table-cell>
              <table:table-cell office:value-type="float" office:value="0.6406547">
                <text:p>0.6406547</text:p>
              </table:table-cell>
              <table:table-cell office:value-type="float" office:value="0.867172">
                <text:p>0.86717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.167">
                <text:p>12.167</text:p>
              </table:table-cell>
              <table:table-cell office:value-type="float" office:value="0.6434402">
                <text:p>0.6434402</text:p>
              </table:table-cell>
              <table:table-cell office:value-type="float" office:value="0.8365174">
                <text:p>0.836517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.189">
                <text:p>12.189</text:p>
              </table:table-cell>
              <table:table-cell office:value-type="float" office:value="0.7023333">
                <text:p>0.7023333</text:p>
              </table:table-cell>
              <table:table-cell office:value-type="float" office:value="0.8483582">
                <text:p>0.84835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.212">
                <text:p>12.212</text:p>
              </table:table-cell>
              <table:table-cell office:value-type="float" office:value="0.6996815">
                <text:p>0.6996815</text:p>
              </table:table-cell>
              <table:table-cell office:value-type="float" office:value="0.8175465">
                <text:p>0.817546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.387">
                <text:p>12.387</text:p>
              </table:table-cell>
              <table:table-cell office:value-type="float" office:value="0.656707">
                <text:p>0.656707</text:p>
              </table:table-cell>
              <table:table-cell office:value-type="float" office:value="0.8078898">
                <text:p>0.80788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.412">
                <text:p>12.412</text:p>
              </table:table-cell>
              <table:table-cell office:value-type="float" office:value="0.6870277">
                <text:p>0.6870277</text:p>
              </table:table-cell>
              <table:table-cell office:value-type="float" office:value="0.8777436">
                <text:p>0.87774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.434">
                <text:p>12.434</text:p>
              </table:table-cell>
              <table:table-cell office:value-type="float" office:value="0.6520947">
                <text:p>0.6520947</text:p>
              </table:table-cell>
              <table:table-cell office:value-type="float" office:value="0.8576926">
                <text:p>0.857692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.457">
                <text:p>12.457</text:p>
              </table:table-cell>
              <table:table-cell office:value-type="float" office:value="0.6106126">
                <text:p>0.6106126</text:p>
              </table:table-cell>
              <table:table-cell office:value-type="float" office:value="0.8499961">
                <text:p>0.849996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.479">
                <text:p>12.479</text:p>
              </table:table-cell>
              <table:table-cell office:value-type="float" office:value="0.640254">
                <text:p>0.640254</text:p>
              </table:table-cell>
              <table:table-cell office:value-type="float" office:value="0.8753594">
                <text:p>0.875359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.501">
                <text:p>12.501</text:p>
              </table:table-cell>
              <table:table-cell office:value-type="float" office:value="0.6246697">
                <text:p>0.6246697</text:p>
              </table:table-cell>
              <table:table-cell office:value-type="float" office:value="0.8069195">
                <text:p>0.806919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.524">
                <text:p>12.524</text:p>
              </table:table-cell>
              <table:table-cell office:value-type="float" office:value="0.6232671">
                <text:p>0.6232671</text:p>
              </table:table-cell>
              <table:table-cell office:value-type="float" office:value="0.7894768">
                <text:p>0.789476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.546">
                <text:p>12.546</text:p>
              </table:table-cell>
              <table:table-cell office:value-type="float" office:value="0.6774926">
                <text:p>0.6774926</text:p>
              </table:table-cell>
              <table:table-cell office:value-type="float" office:value="0.8515443">
                <text:p>0.851544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.568">
                <text:p>12.568</text:p>
              </table:table-cell>
              <table:table-cell office:value-type="float" office:value="0.6409884">
                <text:p>0.6409884</text:p>
              </table:table-cell>
              <table:table-cell office:value-type="float" office:value="0.8068444">
                <text:p>0.80684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.739">
                <text:p>12.739</text:p>
              </table:table-cell>
              <table:table-cell office:value-type="float" office:value="0.6295051">
                <text:p>0.6295051</text:p>
              </table:table-cell>
              <table:table-cell office:value-type="float" office:value="0.8407286">
                <text:p>0.84072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.761">
                <text:p>12.761</text:p>
              </table:table-cell>
              <table:table-cell office:value-type="float" office:value="0.6696395">
                <text:p>0.6696395</text:p>
              </table:table-cell>
              <table:table-cell office:value-type="float" office:value="0.8834361">
                <text:p>0.883436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.783">
                <text:p>12.783</text:p>
              </table:table-cell>
              <table:table-cell office:value-type="float" office:value="0.628936">
                <text:p>0.628936</text:p>
              </table:table-cell>
              <table:table-cell office:value-type="float" office:value="0.8675727">
                <text:p>0.867572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.806">
                <text:p>12.806</text:p>
              </table:table-cell>
              <table:table-cell office:value-type="float" office:value="0.6079726">
                <text:p>0.6079726</text:p>
              </table:table-cell>
              <table:table-cell office:value-type="float" office:value="0.8067863">
                <text:p>0.80678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.828">
                <text:p>12.828</text:p>
              </table:table-cell>
              <table:table-cell office:value-type="float" office:value="0.6571746">
                <text:p>0.6571746</text:p>
              </table:table-cell>
              <table:table-cell office:value-type="float" office:value="0.8110525">
                <text:p>0.81105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.849">
                <text:p>12.849</text:p>
              </table:table-cell>
              <table:table-cell office:value-type="float" office:value="0.6713098">
                <text:p>0.6713098</text:p>
              </table:table-cell>
              <table:table-cell office:value-type="float" office:value="0.7865346">
                <text:p>0.786534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.871">
                <text:p>12.871</text:p>
              </table:table-cell>
              <table:table-cell office:value-type="float" office:value="0.6099216">
                <text:p>0.6099216</text:p>
              </table:table-cell>
              <table:table-cell office:value-type="float" office:value="0.7387588">
                <text:p>0.738758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.894">
                <text:p>12.894</text:p>
              </table:table-cell>
              <table:table-cell office:value-type="float" office:value="0.5919209">
                <text:p>0.5919209</text:p>
              </table:table-cell>
              <table:table-cell office:value-type="float" office:value="0.7526617">
                <text:p>0.752661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.916">
                <text:p>12.916</text:p>
              </table:table-cell>
              <table:table-cell office:value-type="float" office:value="0.6248147">
                <text:p>0.6248147</text:p>
              </table:table-cell>
              <table:table-cell office:value-type="float" office:value="0.819652">
                <text:p>0.81965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.938">
                <text:p>12.938</text:p>
              </table:table-cell>
              <table:table-cell office:value-type="float" office:value="0.6003084">
                <text:p>0.6003084</text:p>
              </table:table-cell>
              <table:table-cell office:value-type="float" office:value="0.810852">
                <text:p>0.81085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.099">
                <text:p>13.099</text:p>
              </table:table-cell>
              <table:table-cell office:value-type="float" office:value="0.595987">
                <text:p>0.595987</text:p>
              </table:table-cell>
              <table:table-cell office:value-type="float" office:value="0.8493168">
                <text:p>0.849316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.122">
                <text:p>13.122</text:p>
              </table:table-cell>
              <table:table-cell office:value-type="float" office:value="0.6782277">
                <text:p>0.6782277</text:p>
              </table:table-cell>
              <table:table-cell office:value-type="float" office:value="0.8795706">
                <text:p>0.879570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.145">
                <text:p>13.145</text:p>
              </table:table-cell>
              <table:table-cell office:value-type="float" office:value="0.6856015">
                <text:p>0.6856015</text:p>
              </table:table-cell>
              <table:table-cell office:value-type="float" office:value="0.8297996">
                <text:p>0.829799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.167">
                <text:p>13.167</text:p>
              </table:table-cell>
              <table:table-cell office:value-type="float" office:value="0.6547464">
                <text:p>0.6547464</text:p>
              </table:table-cell>
              <table:table-cell office:value-type="float" office:value="0.7828374">
                <text:p>0.782837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.19">
                <text:p>13.19</text:p>
              </table:table-cell>
              <table:table-cell office:value-type="float" office:value="0.6950926">
                <text:p>0.6950926</text:p>
              </table:table-cell>
              <table:table-cell office:value-type="float" office:value="0.8413416">
                <text:p>0.841341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.212">
                <text:p>13.212</text:p>
              </table:table-cell>
              <table:table-cell office:value-type="float" office:value="0.6610284">
                <text:p>0.6610284</text:p>
              </table:table-cell>
              <table:table-cell office:value-type="float" office:value="0.8638526">
                <text:p>0.863852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.234">
                <text:p>13.234</text:p>
              </table:table-cell>
              <table:table-cell office:value-type="float" office:value="0.6300395">
                <text:p>0.6300395</text:p>
              </table:table-cell>
              <table:table-cell office:value-type="float" office:value="0.8580499">
                <text:p>0.858049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.256">
                <text:p>13.256</text:p>
              </table:table-cell>
              <table:table-cell office:value-type="float" office:value="0.6460801">
                <text:p>0.6460801</text:p>
              </table:table-cell>
              <table:table-cell office:value-type="float" office:value="0.8782899">
                <text:p>0.878289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.279">
                <text:p>13.279</text:p>
              </table:table-cell>
              <table:table-cell office:value-type="float" office:value="0.6548684">
                <text:p>0.6548684</text:p>
              </table:table-cell>
              <table:table-cell office:value-type="float" office:value="0.874212">
                <text:p>0.8742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.454">
                <text:p>13.454</text:p>
              </table:table-cell>
              <table:table-cell office:value-type="float" office:value="0.6559051">
                <text:p>0.6559051</text:p>
              </table:table-cell>
              <table:table-cell office:value-type="float" office:value="0.846543">
                <text:p>0.84654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.476">
                <text:p>13.476</text:p>
              </table:table-cell>
              <table:table-cell office:value-type="float" office:value="0.6970532">
                <text:p>0.6970532</text:p>
              </table:table-cell>
              <table:table-cell office:value-type="float" office:value="0.8526913">
                <text:p>0.852691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.498">
                <text:p>13.498</text:p>
              </table:table-cell>
              <table:table-cell office:value-type="float" office:value="0.6661747">
                <text:p>0.6661747</text:p>
              </table:table-cell>
              <table:table-cell office:value-type="float" office:value="0.7978526">
                <text:p>0.797852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.522">
                <text:p>13.522</text:p>
              </table:table-cell>
              <table:table-cell office:value-type="float" office:value="0.6439746">
                <text:p>0.6439746</text:p>
              </table:table-cell>
              <table:table-cell office:value-type="float" office:value="0.805183">
                <text:p>0.80518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.545">
                <text:p>13.545</text:p>
              </table:table-cell>
              <table:table-cell office:value-type="float" office:value="0.6636133">
                <text:p>0.6636133</text:p>
              </table:table-cell>
              <table:table-cell office:value-type="float" office:value="0.9001561">
                <text:p>0.900156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.568">
                <text:p>13.568</text:p>
              </table:table-cell>
              <table:table-cell office:value-type="float" office:value="0.6361878">
                <text:p>0.6361878</text:p>
              </table:table-cell>
              <table:table-cell office:value-type="float" office:value="0.895265">
                <text:p>0.89526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.59">
                <text:p>13.59</text:p>
              </table:table-cell>
              <table:table-cell office:value-type="float" office:value="0.6223202">
                <text:p>0.6223202</text:p>
              </table:table-cell>
              <table:table-cell office:value-type="float" office:value="0.8374643">
                <text:p>0.837464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.612">
                <text:p>13.612</text:p>
              </table:table-cell>
              <table:table-cell office:value-type="float" office:value="0.6762119">
                <text:p>0.6762119</text:p>
              </table:table-cell>
              <table:table-cell office:value-type="float" office:value="0.841263">
                <text:p>0.84126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.633">
                <text:p>13.633</text:p>
              </table:table-cell>
              <table:table-cell office:value-type="float" office:value="0.7138285">
                <text:p>0.7138285</text:p>
              </table:table-cell>
              <table:table-cell office:value-type="float" office:value="0.8313712">
                <text:p>0.83137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.805">
                <text:p>13.805</text:p>
              </table:table-cell>
              <table:table-cell office:value-type="float" office:value="0.6556933">
                <text:p>0.6556933</text:p>
              </table:table-cell>
              <table:table-cell office:value-type="float" office:value="0.7836506">
                <text:p>0.783650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.827">
                <text:p>13.827</text:p>
              </table:table-cell>
              <table:table-cell office:value-type="float" office:value="0.6724133">
                <text:p>0.6724133</text:p>
              </table:table-cell>
              <table:table-cell office:value-type="float" office:value="0.821023">
                <text:p>0.82102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3.849">
                <text:p>13.849</text:p>
              </table:table-cell>
              <table:table-cell office:value-type="float" office:value="0.6600147">
                <text:p>0.6600147</text:p>
              </table:table-cell>
              <table:table-cell office:value-type="float" office:value="0.8657463">
                <text:p>0.865746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3.871">
                <text:p>13.871</text:p>
              </table:table-cell>
              <table:table-cell office:value-type="float" office:value="0.5968553">
                <text:p>0.5968553</text:p>
              </table:table-cell>
              <table:table-cell office:value-type="float" office:value="0.8597313">
                <text:p>0.859731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3.893">
                <text:p>13.893</text:p>
              </table:table-cell>
              <table:table-cell office:value-type="float" office:value="0.6012002">
                <text:p>0.6012002</text:p>
              </table:table-cell>
              <table:table-cell office:value-type="float" office:value="0.8656243">
                <text:p>0.865624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3.914">
                <text:p>13.914</text:p>
              </table:table-cell>
              <table:table-cell office:value-type="float" office:value="0.6413346">
                <text:p>0.6413346</text:p>
              </table:table-cell>
              <table:table-cell office:value-type="float" office:value="0.8638526">
                <text:p>0.863852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.936">
                <text:p>13.936</text:p>
              </table:table-cell>
              <table:table-cell office:value-type="float" office:value="0.6673222">
                <text:p>0.6673222</text:p>
              </table:table-cell>
              <table:table-cell office:value-type="float" office:value="0.7987126">
                <text:p>0.79871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.958">
                <text:p>13.958</text:p>
              </table:table-cell>
              <table:table-cell office:value-type="float" office:value="0.6976664">
                <text:p>0.6976664</text:p>
              </table:table-cell>
              <table:table-cell office:value-type="float" office:value="0.8037685">
                <text:p>0.803768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.981">
                <text:p>13.981</text:p>
              </table:table-cell>
              <table:table-cell office:value-type="float" office:value="0.7516132">
                <text:p>0.7516132</text:p>
              </table:table-cell>
              <table:table-cell office:value-type="float" office:value="0.8579043">
                <text:p>0.857904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.003">
                <text:p>14.003</text:p>
              </table:table-cell>
              <table:table-cell office:value-type="float" office:value="0.6996815">
                <text:p>0.6996815</text:p>
              </table:table-cell>
              <table:table-cell office:value-type="float" office:value="0.829265">
                <text:p>0.82926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.163">
                <text:p>14.163</text:p>
              </table:table-cell>
              <table:table-cell office:value-type="float" office:value="0.6238126">
                <text:p>0.6238126</text:p>
              </table:table-cell>
              <table:table-cell office:value-type="float" office:value="0.8059293">
                <text:p>0.805929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.188">
                <text:p>14.188</text:p>
              </table:table-cell>
              <table:table-cell office:value-type="float" office:value="0.6309195">
                <text:p>0.6309195</text:p>
              </table:table-cell>
              <table:table-cell office:value-type="float" office:value="0.8375312">
                <text:p>0.83753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.211">
                <text:p>14.211</text:p>
              </table:table-cell>
              <table:table-cell office:value-type="float" office:value="0.5864285">
                <text:p>0.5864285</text:p>
              </table:table-cell>
              <table:table-cell office:value-type="float" office:value="0.8022878">
                <text:p>0.802287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.234">
                <text:p>14.234</text:p>
              </table:table-cell>
              <table:table-cell office:value-type="float" office:value="0.5761477">
                <text:p>0.5761477</text:p>
              </table:table-cell>
              <table:table-cell office:value-type="float" office:value="0.750623">
                <text:p>0.75062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.257">
                <text:p>14.257</text:p>
              </table:table-cell>
              <table:table-cell office:value-type="float" office:value="0.6544795">
                <text:p>0.6544795</text:p>
              </table:table-cell>
              <table:table-cell office:value-type="float" office:value="0.7877836">
                <text:p>0.787783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.279">
                <text:p>14.279</text:p>
              </table:table-cell>
              <table:table-cell office:value-type="float" office:value="0.6925078">
                <text:p>0.6925078</text:p>
              </table:table-cell>
              <table:table-cell office:value-type="float" office:value="0.845907">
                <text:p>0.84590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.3">
                <text:p>14.3</text:p>
              </table:table-cell>
              <table:table-cell office:value-type="float" office:value="0.6338821">
                <text:p>0.6338821</text:p>
              </table:table-cell>
              <table:table-cell office:value-type="float" office:value="0.7753733">
                <text:p>0.775373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.323">
                <text:p>14.323</text:p>
              </table:table-cell>
              <table:table-cell office:value-type="float" office:value="0.6320002">
                <text:p>0.6320002</text:p>
              </table:table-cell>
              <table:table-cell office:value-type="float" office:value="0.7946899">
                <text:p>0.794689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.345">
                <text:p>14.345</text:p>
              </table:table-cell>
              <table:table-cell office:value-type="float" office:value="0.670174">
                <text:p>0.670174</text:p>
              </table:table-cell>
              <table:table-cell office:value-type="float" office:value="0.8675292">
                <text:p>0.867529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.526">
                <text:p>14.5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6.823cm" svg:height="20.712cm" xlink:href=".." xlink:type="simple" chart:class="chart:scatter" chart:style-name="ch1">
        <chart:legend chart:legend-position="end" svg:x="33.944cm" svg:y="9.808cm" style:legend-expansion="high" chart:style-name="ch2"/>
        <chart:plot-area chart:style-name="ch3" table:cell-range-address="Sheet1.P2:Sheet1.R158" svg:x="0.736cm" svg:y="0.414cm" svg:width="32.472cm" svg:height="19.884cm">
          <chart:coordinate-region svg:x="1.463cm" svg:y="0.613cm" svg:width="31.558cm" svg:height="19.0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Q2:Sheet1.Q158" chart:class="chart:scatter">
            <chart:domain table:cell-range-address="Sheet1.P2:Sheet1.P158"/>
            <chart:data-point chart:repeated="157"/>
          </chart:series>
          <chart:series chart:style-name="ch8" chart:values-cell-range-address="Sheet1.R2:Sheet1.R158" chart:class="chart:scatter">
            <chart:data-point chart:repeated="15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402">
                <text:p>16.402</text:p>
                <draw:g>
                  <svg:desc>Sheet1.P2:Sheet1.P158</svg:desc>
                </draw:g>
              </table:table-cell>
              <table:table-cell office:value-type="float" office:value="0.5040429">
                <text:p>0.5040429</text:p>
                <draw:g>
                  <svg:desc>Sheet1.Q2:Sheet1.Q158</svg:desc>
                </draw:g>
              </table:table-cell>
              <table:table-cell office:value-type="float" office:value="0.4538946">
                <text:p>0.4538946</text:p>
                <draw:g>
                  <svg:desc>Sheet1.R2:Sheet1.R1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424">
                <text:p>16.424</text:p>
              </table:table-cell>
              <table:table-cell office:value-type="float" office:value="0.5239602">
                <text:p>0.5239602</text:p>
              </table:table-cell>
              <table:table-cell office:value-type="float" office:value="0.4585064">
                <text:p>0.45850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445">
                <text:p>16.445</text:p>
              </table:table-cell>
              <table:table-cell office:value-type="float" office:value="0.5789327">
                <text:p>0.5789327</text:p>
              </table:table-cell>
              <table:table-cell office:value-type="float" office:value="0.463252">
                <text:p>0.4632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468">
                <text:p>16.468</text:p>
              </table:table-cell>
              <table:table-cell office:value-type="float" office:value="0.6553477">
                <text:p>0.6553477</text:p>
              </table:table-cell>
              <table:table-cell office:value-type="float" office:value="0.4486146">
                <text:p>0.44861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491">
                <text:p>16.491</text:p>
              </table:table-cell>
              <table:table-cell office:value-type="float" office:value="0.6549353">
                <text:p>0.6549353</text:p>
              </table:table-cell>
              <table:table-cell office:value-type="float" office:value="0.429054">
                <text:p>0.4290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513">
                <text:p>16.513</text:p>
              </table:table-cell>
              <table:table-cell office:value-type="float" office:value="0.5930677">
                <text:p>0.5930677</text:p>
              </table:table-cell>
              <table:table-cell office:value-type="float" office:value="0.4078671">
                <text:p>0.40786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685">
                <text:p>16.685</text:p>
              </table:table-cell>
              <table:table-cell office:value-type="float" office:value="0.611336">
                <text:p>0.611336</text:p>
              </table:table-cell>
              <table:table-cell office:value-type="float" office:value="0.4209222">
                <text:p>0.42092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706">
                <text:p>16.706</text:p>
              </table:table-cell>
              <table:table-cell office:value-type="float" office:value="0.5552278">
                <text:p>0.5552278</text:p>
              </table:table-cell>
              <table:table-cell office:value-type="float" office:value="0.4266926">
                <text:p>0.42669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728">
                <text:p>16.728</text:p>
              </table:table-cell>
              <table:table-cell office:value-type="float" office:value="0.544334">
                <text:p>0.544334</text:p>
              </table:table-cell>
              <table:table-cell office:value-type="float" office:value="0.4606788">
                <text:p>0.46067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751">
                <text:p>16.751</text:p>
              </table:table-cell>
              <table:table-cell office:value-type="float" office:value="0.638227">
                <text:p>0.638227</text:p>
              </table:table-cell>
              <table:table-cell office:value-type="float" office:value="0.4773988">
                <text:p>0.4773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773">
                <text:p>16.773</text:p>
              </table:table-cell>
              <table:table-cell office:value-type="float" office:value="0.6892671">
                <text:p>0.6892671</text:p>
              </table:table-cell>
              <table:table-cell office:value-type="float" office:value="0.4605451">
                <text:p>0.46054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795">
                <text:p>16.795</text:p>
              </table:table-cell>
              <table:table-cell office:value-type="float" office:value="0.6786953">
                <text:p>0.6786953</text:p>
              </table:table-cell>
              <table:table-cell office:value-type="float" office:value="0.4361609">
                <text:p>0.43616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.816">
                <text:p>16.816</text:p>
              </table:table-cell>
              <table:table-cell office:value-type="float" office:value="0.6120822">
                <text:p>0.6120822</text:p>
              </table:table-cell>
              <table:table-cell office:value-type="float" office:value="0.4105423">
                <text:p>0.41054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838">
                <text:p>16.838</text:p>
              </table:table-cell>
              <table:table-cell office:value-type="float" office:value="0.535656">
                <text:p>0.535656</text:p>
              </table:table-cell>
              <table:table-cell office:value-type="float" office:value="0.3652499">
                <text:p>0.36524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86">
                <text:p>16.86</text:p>
              </table:table-cell>
              <table:table-cell office:value-type="float" office:value="0.5307884">
                <text:p>0.5307884</text:p>
              </table:table-cell>
              <table:table-cell office:value-type="float" office:value="0.3820802">
                <text:p>0.38208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.882">
                <text:p>16.882</text:p>
              </table:table-cell>
              <table:table-cell office:value-type="float" office:value="0.574254">
                <text:p>0.574254</text:p>
              </table:table-cell>
              <table:table-cell office:value-type="float" office:value="0.4417864">
                <text:p>0.44178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.043">
                <text:p>17.043</text:p>
              </table:table-cell>
              <table:table-cell office:value-type="float" office:value="0.5498147">
                <text:p>0.5498147</text:p>
              </table:table-cell>
              <table:table-cell office:value-type="float" office:value="0.469267">
                <text:p>0.4692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068">
                <text:p>17.068</text:p>
              </table:table-cell>
              <table:table-cell office:value-type="float" office:value="0.646147">
                <text:p>0.646147</text:p>
              </table:table-cell>
              <table:table-cell office:value-type="float" office:value="0.4845174">
                <text:p>0.48451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09">
                <text:p>17.09</text:p>
              </table:table-cell>
              <table:table-cell office:value-type="float" office:value="0.6738946">
                <text:p>0.6738946</text:p>
              </table:table-cell>
              <table:table-cell office:value-type="float" office:value="0.4637864">
                <text:p>0.46378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112">
                <text:p>17.112</text:p>
              </table:table-cell>
              <table:table-cell office:value-type="float" office:value="0.6417353">
                <text:p>0.6417353</text:p>
              </table:table-cell>
              <table:table-cell office:value-type="float" office:value="0.425534">
                <text:p>0.4255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.135">
                <text:p>17.135</text:p>
              </table:table-cell>
              <table:table-cell office:value-type="float" office:value="0.5789098">
                <text:p>0.5789098</text:p>
              </table:table-cell>
              <table:table-cell office:value-type="float" office:value="0.3874153">
                <text:p>0.38741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.159">
                <text:p>17.159</text:p>
              </table:table-cell>
              <table:table-cell office:value-type="float" office:value="0.5382291">
                <text:p>0.5382291</text:p>
              </table:table-cell>
              <table:table-cell office:value-type="float" office:value="0.390334">
                <text:p>0.3903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181">
                <text:p>17.181</text:p>
              </table:table-cell>
              <table:table-cell office:value-type="float" office:value="0.5177222">
                <text:p>0.5177222</text:p>
              </table:table-cell>
              <table:table-cell office:value-type="float" office:value="0.441185">
                <text:p>0.4411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.202">
                <text:p>17.202</text:p>
              </table:table-cell>
              <table:table-cell office:value-type="float" office:value="0.5421733">
                <text:p>0.5421733</text:p>
              </table:table-cell>
              <table:table-cell office:value-type="float" office:value="0.4943863">
                <text:p>0.49438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.224">
                <text:p>17.224</text:p>
              </table:table-cell>
              <table:table-cell office:value-type="float" office:value="0.6648388">
                <text:p>0.6648388</text:p>
              </table:table-cell>
              <table:table-cell office:value-type="float" office:value="0.4959457">
                <text:p>0.49594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.399">
                <text:p>17.399</text:p>
              </table:table-cell>
              <table:table-cell office:value-type="float" office:value="0.6844664">
                <text:p>0.6844664</text:p>
              </table:table-cell>
              <table:table-cell office:value-type="float" office:value="0.4798388">
                <text:p>0.47983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.424">
                <text:p>17.424</text:p>
              </table:table-cell>
              <table:table-cell office:value-type="float" office:value="0.7366533">
                <text:p>0.7366533</text:p>
              </table:table-cell>
              <table:table-cell office:value-type="float" office:value="0.471172">
                <text:p>0.4711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.451">
                <text:p>17.451</text:p>
              </table:table-cell>
              <table:table-cell office:value-type="float" office:value="0.6336815">
                <text:p>0.6336815</text:p>
              </table:table-cell>
              <table:table-cell office:value-type="float" office:value="0.4539726">
                <text:p>0.45397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.473">
                <text:p>17.473</text:p>
              </table:table-cell>
              <table:table-cell office:value-type="float" office:value="0.5783084">
                <text:p>0.5783084</text:p>
              </table:table-cell>
              <table:table-cell office:value-type="float" office:value="0.4532933">
                <text:p>0.45329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.494">
                <text:p>17.494</text:p>
              </table:table-cell>
              <table:table-cell office:value-type="float" office:value="0.5583471">
                <text:p>0.5583471</text:p>
              </table:table-cell>
              <table:table-cell office:value-type="float" office:value="0.4762402">
                <text:p>0.47624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.516">
                <text:p>17.516</text:p>
              </table:table-cell>
              <table:table-cell office:value-type="float" office:value="0.5947726">
                <text:p>0.5947726</text:p>
              </table:table-cell>
              <table:table-cell office:value-type="float" office:value="0.4789471">
                <text:p>0.47894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.538">
                <text:p>17.538</text:p>
              </table:table-cell>
              <table:table-cell office:value-type="float" office:value="0.656707">
                <text:p>0.656707</text:p>
              </table:table-cell>
              <table:table-cell office:value-type="float" office:value="0.4765857">
                <text:p>0.47658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.56">
                <text:p>17.56</text:p>
              </table:table-cell>
              <table:table-cell office:value-type="float" office:value="0.664894">
                <text:p>0.664894</text:p>
              </table:table-cell>
              <table:table-cell office:value-type="float" office:value="0.4693686">
                <text:p>0.46936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.582">
                <text:p>17.582</text:p>
              </table:table-cell>
              <table:table-cell office:value-type="float" office:value="0.6231215">
                <text:p>0.6231215</text:p>
              </table:table-cell>
              <table:table-cell office:value-type="float" office:value="0.4535719">
                <text:p>0.45357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.753">
                <text:p>17.753</text:p>
              </table:table-cell>
              <table:table-cell office:value-type="float" office:value="0.606056">
                <text:p>0.606056</text:p>
              </table:table-cell>
              <table:table-cell office:value-type="float" office:value="0.4166002">
                <text:p>0.41660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775">
                <text:p>17.775</text:p>
              </table:table-cell>
              <table:table-cell office:value-type="float" office:value="0.5496692">
                <text:p>0.5496692</text:p>
              </table:table-cell>
              <table:table-cell office:value-type="float" office:value="0.413214">
                <text:p>0.4132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8">
                <text:p>17.8</text:p>
              </table:table-cell>
              <table:table-cell office:value-type="float" office:value="0.5135891">
                <text:p>0.5135891</text:p>
              </table:table-cell>
              <table:table-cell office:value-type="float" office:value="0.4318277">
                <text:p>0.43182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824">
                <text:p>17.824</text:p>
              </table:table-cell>
              <table:table-cell office:value-type="float" office:value="0.5471746">
                <text:p>0.5471746</text:p>
              </table:table-cell>
              <table:table-cell office:value-type="float" office:value="0.4773671">
                <text:p>0.47736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.846">
                <text:p>17.846</text:p>
              </table:table-cell>
              <table:table-cell office:value-type="float" office:value="0.6126401">
                <text:p>0.6126401</text:p>
              </table:table-cell>
              <table:table-cell office:value-type="float" office:value="0.461492">
                <text:p>0.4614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.868">
                <text:p>17.868</text:p>
              </table:table-cell>
              <table:table-cell office:value-type="float" office:value="0.6997602">
                <text:p>0.6997602</text:p>
              </table:table-cell>
              <table:table-cell office:value-type="float" office:value="0.4145733">
                <text:p>0.41457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.891">
                <text:p>17.891</text:p>
              </table:table-cell>
              <table:table-cell office:value-type="float" office:value="0.7170146">
                <text:p>0.7170146</text:p>
              </table:table-cell>
              <table:table-cell office:value-type="float" office:value="0.4073995">
                <text:p>0.40739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.913">
                <text:p>17.913</text:p>
              </table:table-cell>
              <table:table-cell office:value-type="float" office:value="0.6583216">
                <text:p>0.6583216</text:p>
              </table:table-cell>
              <table:table-cell office:value-type="float" office:value="0.3972402">
                <text:p>0.39724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.935">
                <text:p>17.935</text:p>
              </table:table-cell>
              <table:table-cell office:value-type="float" office:value="0.5644285">
                <text:p>0.5644285</text:p>
              </table:table-cell>
              <table:table-cell office:value-type="float" office:value="0.3945222">
                <text:p>0.39452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.108">
                <text:p>18.108</text:p>
              </table:table-cell>
              <table:table-cell office:value-type="float" office:value="0.4798704">
                <text:p>0.4798704</text:p>
              </table:table-cell>
              <table:table-cell office:value-type="float" office:value="0.4050822">
                <text:p>0.40508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.13">
                <text:p>18.13</text:p>
              </table:table-cell>
              <table:table-cell office:value-type="float" office:value="0.4855629">
                <text:p>0.4855629</text:p>
              </table:table-cell>
              <table:table-cell office:value-type="float" office:value="0.4094616">
                <text:p>0.40946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.152">
                <text:p>18.152</text:p>
              </table:table-cell>
              <table:table-cell office:value-type="float" office:value="0.5844802">
                <text:p>0.5844802</text:p>
              </table:table-cell>
              <table:table-cell office:value-type="float" office:value="0.4152761">
                <text:p>0.41527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.174">
                <text:p>18.174</text:p>
              </table:table-cell>
              <table:table-cell office:value-type="float" office:value="0.652385">
                <text:p>0.652385</text:p>
              </table:table-cell>
              <table:table-cell office:value-type="float" office:value="0.4379326">
                <text:p>0.43793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.199">
                <text:p>18.199</text:p>
              </table:table-cell>
              <table:table-cell office:value-type="float" office:value="0.6683471">
                <text:p>0.6683471</text:p>
              </table:table-cell>
              <table:table-cell office:value-type="float" office:value="0.4733995">
                <text:p>0.47339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.223">
                <text:p>18.223</text:p>
              </table:table-cell>
              <table:table-cell office:value-type="float" office:value="0.5753229">
                <text:p>0.5753229</text:p>
              </table:table-cell>
              <table:table-cell office:value-type="float" office:value="0.4327746">
                <text:p>0.43277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.245">
                <text:p>18.245</text:p>
              </table:table-cell>
              <table:table-cell office:value-type="float" office:value="0.5433202">
                <text:p>0.5433202</text:p>
              </table:table-cell>
              <table:table-cell office:value-type="float" office:value="0.4412519">
                <text:p>0.44125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.268">
                <text:p>18.268</text:p>
              </table:table-cell>
              <table:table-cell office:value-type="float" office:value="0.5988505">
                <text:p>0.5988505</text:p>
              </table:table-cell>
              <table:table-cell office:value-type="float" office:value="0.5604209">
                <text:p>0.56042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.29">
                <text:p>18.29</text:p>
              </table:table-cell>
              <table:table-cell office:value-type="float" office:value="0.7155016">
                <text:p>0.7155016</text:p>
              </table:table-cell>
              <table:table-cell office:value-type="float" office:value="0.6751002">
                <text:p>0.67510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.462">
                <text:p>18.462</text:p>
              </table:table-cell>
              <table:table-cell office:value-type="float" office:value="1.003285">
                <text:p>1.003285</text:p>
              </table:table-cell>
              <table:table-cell office:value-type="float" office:value="0.922961">
                <text:p>0.9229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484">
                <text:p>18.484</text:p>
              </table:table-cell>
              <table:table-cell office:value-type="float" office:value="1.057723">
                <text:p>1.057723</text:p>
              </table:table-cell>
              <table:table-cell office:value-type="float" office:value="0.9265479">
                <text:p>0.92654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06">
                <text:p>18.506</text:p>
              </table:table-cell>
              <table:table-cell office:value-type="float" office:value="1.158868">
                <text:p>1.158868</text:p>
              </table:table-cell>
              <table:table-cell office:value-type="float" office:value="0.9161217">
                <text:p>0.91612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527">
                <text:p>18.527</text:p>
              </table:table-cell>
              <table:table-cell office:value-type="float" office:value="1.205964">
                <text:p>1.205964</text:p>
              </table:table-cell>
              <table:table-cell office:value-type="float" office:value="0.8733237">
                <text:p>0.87332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.549">
                <text:p>18.549</text:p>
              </table:table-cell>
              <table:table-cell office:value-type="float" office:value="1.163645">
                <text:p>1.163645</text:p>
              </table:table-cell>
              <table:table-cell office:value-type="float" office:value="0.8154326">
                <text:p>0.81543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.571">
                <text:p>18.571</text:p>
              </table:table-cell>
              <table:table-cell office:value-type="float" office:value="1.019726">
                <text:p>1.019726</text:p>
              </table:table-cell>
              <table:table-cell office:value-type="float" office:value="0.7543783">
                <text:p>0.75437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.594">
                <text:p>18.594</text:p>
              </table:table-cell>
              <table:table-cell office:value-type="float" office:value="0.9718719">
                <text:p>0.9718719</text:p>
              </table:table-cell>
              <table:table-cell office:value-type="float" office:value="0.7434844">
                <text:p>0.74348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.616">
                <text:p>18.616</text:p>
              </table:table-cell>
              <table:table-cell office:value-type="float" office:value="1.000857">
                <text:p>1.000857</text:p>
              </table:table-cell>
              <table:table-cell office:value-type="float" office:value="0.8244678">
                <text:p>0.82446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638">
                <text:p>18.638</text:p>
              </table:table-cell>
              <table:table-cell office:value-type="float" office:value="1.085015">
                <text:p>1.085015</text:p>
              </table:table-cell>
              <table:table-cell office:value-type="float" office:value="0.9946651">
                <text:p>0.99466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659">
                <text:p>18.659</text:p>
              </table:table-cell>
              <table:table-cell office:value-type="float" office:value="1.151093">
                <text:p>1.151093</text:p>
              </table:table-cell>
              <table:table-cell office:value-type="float" office:value="1.063105">
                <text:p>1.0631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.82">
                <text:p>18.82</text:p>
              </table:table-cell>
              <table:table-cell office:value-type="float" office:value="1.066924">
                <text:p>1.066924</text:p>
              </table:table-cell>
              <table:table-cell office:value-type="float" office:value="0.9771203">
                <text:p>0.97712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.842">
                <text:p>18.842</text:p>
              </table:table-cell>
              <table:table-cell office:value-type="float" office:value="1.072326">
                <text:p>1.072326</text:p>
              </table:table-cell>
              <table:table-cell office:value-type="float" office:value="0.976885">
                <text:p>0.9768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.867">
                <text:p>18.867</text:p>
              </table:table-cell>
              <table:table-cell office:value-type="float" office:value="1.045313">
                <text:p>1.045313</text:p>
              </table:table-cell>
              <table:table-cell office:value-type="float" office:value="0.8678202">
                <text:p>0.86782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.897">
                <text:p>18.897</text:p>
              </table:table-cell>
              <table:table-cell office:value-type="float" office:value="1.0139">
                <text:p>1.0139</text:p>
              </table:table-cell>
              <table:table-cell office:value-type="float" office:value="0.7610176">
                <text:p>0.76101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.919">
                <text:p>18.919</text:p>
              </table:table-cell>
              <table:table-cell office:value-type="float" office:value="0.9988065">
                <text:p>0.9988065</text:p>
              </table:table-cell>
              <table:table-cell office:value-type="float" office:value="0.7898458">
                <text:p>0.78984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.94">
                <text:p>18.94</text:p>
              </table:table-cell>
              <table:table-cell office:value-type="float" office:value="0.962581">
                <text:p>0.962581</text:p>
              </table:table-cell>
              <table:table-cell office:value-type="float" office:value="0.7980996">
                <text:p>0.79809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.962">
                <text:p>18.962</text:p>
              </table:table-cell>
              <table:table-cell office:value-type="float" office:value="0.8420093">
                <text:p>0.8420093</text:p>
              </table:table-cell>
              <table:table-cell office:value-type="float" office:value="0.7337029">
                <text:p>0.73370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.984">
                <text:p>18.984</text:p>
              </table:table-cell>
              <table:table-cell office:value-type="float" office:value="0.7894216">
                <text:p>0.7894216</text:p>
              </table:table-cell>
              <table:table-cell office:value-type="float" office:value="0.7310975">
                <text:p>0.73109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.006">
                <text:p>19.006</text:p>
              </table:table-cell>
              <table:table-cell office:value-type="float" office:value="0.8966279">
                <text:p>0.8966279</text:p>
              </table:table-cell>
              <table:table-cell office:value-type="float" office:value="0.8226527">
                <text:p>0.82265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.178">
                <text:p>19.178</text:p>
              </table:table-cell>
              <table:table-cell office:value-type="float" office:value="0.5448015">
                <text:p>0.5448015</text:p>
              </table:table-cell>
              <table:table-cell office:value-type="float" office:value="0.417103">
                <text:p>0.4171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.201">
                <text:p>19.201</text:p>
              </table:table-cell>
              <table:table-cell office:value-type="float" office:value="0.6013451">
                <text:p>0.6013451</text:p>
              </table:table-cell>
              <table:table-cell office:value-type="float" office:value="0.5082774">
                <text:p>0.50827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.224">
                <text:p>19.224</text:p>
              </table:table-cell>
              <table:table-cell office:value-type="float" office:value="0.6934113">
                <text:p>0.6934113</text:p>
              </table:table-cell>
              <table:table-cell office:value-type="float" office:value="0.5644637">
                <text:p>0.56446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.246">
                <text:p>19.246</text:p>
              </table:table-cell>
              <table:table-cell office:value-type="float" office:value="0.7506664">
                <text:p>0.7506664</text:p>
              </table:table-cell>
              <table:table-cell office:value-type="float" office:value="0.511507">
                <text:p>0.5115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.269">
                <text:p>19.269</text:p>
              </table:table-cell>
              <table:table-cell office:value-type="float" office:value="0.7070002">
                <text:p>0.7070002</text:p>
              </table:table-cell>
              <table:table-cell office:value-type="float" office:value="0.4113202">
                <text:p>0.41132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.291">
                <text:p>19.291</text:p>
              </table:table-cell>
              <table:table-cell office:value-type="float" office:value="0.6298829">
                <text:p>0.6298829</text:p>
              </table:table-cell>
              <table:table-cell office:value-type="float" office:value="0.3804422">
                <text:p>0.38044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312">
                <text:p>19.312</text:p>
              </table:table-cell>
              <table:table-cell office:value-type="float" office:value="0.5873754">
                <text:p>0.5873754</text:p>
              </table:table-cell>
              <table:table-cell office:value-type="float" office:value="0.3803084">
                <text:p>0.38030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.335">
                <text:p>19.335</text:p>
              </table:table-cell>
              <table:table-cell office:value-type="float" office:value="0.5243497">
                <text:p>0.5243497</text:p>
              </table:table-cell>
              <table:table-cell office:value-type="float" office:value="0.4186946">
                <text:p>0.41869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.357">
                <text:p>19.357</text:p>
              </table:table-cell>
              <table:table-cell office:value-type="float" office:value="0.5237484">
                <text:p>0.5237484</text:p>
              </table:table-cell>
              <table:table-cell office:value-type="float" office:value="0.4620264">
                <text:p>0.46202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.529">
                <text:p>19.529</text:p>
              </table:table-cell>
              <table:table-cell office:value-type="float" office:value="0.5623346">
                <text:p>0.5623346</text:p>
              </table:table-cell>
              <table:table-cell office:value-type="float" office:value="0.3961285">
                <text:p>0.39612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.551">
                <text:p>19.551</text:p>
              </table:table-cell>
              <table:table-cell office:value-type="float" office:value="0.6339602">
                <text:p>0.6339602</text:p>
              </table:table-cell>
              <table:table-cell office:value-type="float" office:value="0.3932526">
                <text:p>0.39325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.573">
                <text:p>19.573</text:p>
              </table:table-cell>
              <table:table-cell office:value-type="float" office:value="0.628814">
                <text:p>0.628814</text:p>
              </table:table-cell>
              <table:table-cell office:value-type="float" office:value="0.4166671">
                <text:p>0.41666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.594">
                <text:p>19.594</text:p>
              </table:table-cell>
              <table:table-cell office:value-type="float" office:value="0.575747">
                <text:p>0.575747</text:p>
              </table:table-cell>
              <table:table-cell office:value-type="float" office:value="0.4342002">
                <text:p>0.43420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.616">
                <text:p>19.616</text:p>
              </table:table-cell>
              <table:table-cell office:value-type="float" office:value="0.527736">
                <text:p>0.527736</text:p>
              </table:table-cell>
              <table:table-cell office:value-type="float" office:value="0.4449609">
                <text:p>0.44496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.639">
                <text:p>19.639</text:p>
              </table:table-cell>
              <table:table-cell office:value-type="float" office:value="0.5041098">
                <text:p>0.5041098</text:p>
              </table:table-cell>
              <table:table-cell office:value-type="float" office:value="0.4622153">
                <text:p>0.46221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.661">
                <text:p>19.661</text:p>
              </table:table-cell>
              <table:table-cell office:value-type="float" office:value="0.4937064">
                <text:p>0.4937064</text:p>
              </table:table-cell>
              <table:table-cell office:value-type="float" office:value="0.4633071">
                <text:p>0.46330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.683">
                <text:p>19.683</text:p>
              </table:table-cell>
              <table:table-cell office:value-type="float" office:value="0.5567877">
                <text:p>0.5567877</text:p>
              </table:table-cell>
              <table:table-cell office:value-type="float" office:value="0.466627">
                <text:p>0.4666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.704">
                <text:p>19.704</text:p>
              </table:table-cell>
              <table:table-cell office:value-type="float" office:value="0.6246146">
                <text:p>0.6246146</text:p>
              </table:table-cell>
              <table:table-cell office:value-type="float" office:value="0.4782119">
                <text:p>0.47821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.726">
                <text:p>19.726</text:p>
              </table:table-cell>
              <table:table-cell office:value-type="float" office:value="0.6663753">
                <text:p>0.6663753</text:p>
              </table:table-cell>
              <table:table-cell office:value-type="float" office:value="0.475694">
                <text:p>0.4756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.887">
                <text:p>19.887</text:p>
              </table:table-cell>
              <table:table-cell office:value-type="float" office:value="1.07794">
                <text:p>1.07794</text:p>
              </table:table-cell>
              <table:table-cell office:value-type="float" office:value="0.7455002">
                <text:p>0.74550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.91">
                <text:p>19.91</text:p>
              </table:table-cell>
              <table:table-cell office:value-type="float" office:value="1.07638">
                <text:p>1.07638</text:p>
              </table:table-cell>
              <table:table-cell office:value-type="float" office:value="0.7846326">
                <text:p>0.78463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.935">
                <text:p>19.935</text:p>
              </table:table-cell>
              <table:table-cell office:value-type="float" office:value="1.06494">
                <text:p>1.06494</text:p>
              </table:table-cell>
              <table:table-cell office:value-type="float" office:value="0.8138844">
                <text:p>0.81388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.958">
                <text:p>19.958</text:p>
              </table:table-cell>
              <table:table-cell office:value-type="float" office:value="1.003863">
                <text:p>1.003863</text:p>
              </table:table-cell>
              <table:table-cell office:value-type="float" office:value="0.827674">
                <text:p>0.8276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.979">
                <text:p>19.979</text:p>
              </table:table-cell>
              <table:table-cell office:value-type="float" office:value="0.8781561">
                <text:p>0.8781561</text:p>
              </table:table-cell>
              <table:table-cell office:value-type="float" office:value="0.762821">
                <text:p>0.7628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.002">
                <text:p>20.002</text:p>
              </table:table-cell>
              <table:table-cell office:value-type="float" office:value="0.8147409">
                <text:p>0.8147409</text:p>
              </table:table-cell>
              <table:table-cell office:value-type="float" office:value="0.6982471">
                <text:p>0.69824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.024">
                <text:p>20.024</text:p>
              </table:table-cell>
              <table:table-cell office:value-type="float" office:value="0.9143265">
                <text:p>0.9143265</text:p>
              </table:table-cell>
              <table:table-cell office:value-type="float" office:value="0.7103782">
                <text:p>0.71037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.046">
                <text:p>20.046</text:p>
              </table:table-cell>
              <table:table-cell office:value-type="float" office:value="1.021553">
                <text:p>1.021553</text:p>
              </table:table-cell>
              <table:table-cell office:value-type="float" office:value="0.7295933">
                <text:p>0.72959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.069">
                <text:p>20.069</text:p>
              </table:table-cell>
              <table:table-cell office:value-type="float" office:value="1.038595">
                <text:p>1.038595</text:p>
              </table:table-cell>
              <table:table-cell office:value-type="float" office:value="0.7379809">
                <text:p>0.73798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.241">
                <text:p>20.241</text:p>
              </table:table-cell>
              <table:table-cell office:value-type="float" office:value="1.140879">
                <text:p>1.140879</text:p>
              </table:table-cell>
              <table:table-cell office:value-type="float" office:value="0.8792631">
                <text:p>0.87926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.266">
                <text:p>20.266</text:p>
              </table:table-cell>
              <table:table-cell office:value-type="float" office:value="1.344426">
                <text:p>1.344426</text:p>
              </table:table-cell>
              <table:table-cell office:value-type="float" office:value="1.139999">
                <text:p>1.1399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288">
                <text:p>20.288</text:p>
              </table:table-cell>
              <table:table-cell office:value-type="float" office:value="1.275472">
                <text:p>1.275472</text:p>
              </table:table-cell>
              <table:table-cell office:value-type="float" office:value="1.118098">
                <text:p>1.1180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311">
                <text:p>20.311</text:p>
              </table:table-cell>
              <table:table-cell office:value-type="float" office:value="0.9767161">
                <text:p>0.9767161</text:p>
              </table:table-cell>
              <table:table-cell office:value-type="float" office:value="0.9214216">
                <text:p>0.92142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341">
                <text:p>20.341</text:p>
              </table:table-cell>
              <table:table-cell office:value-type="float" office:value="0.7974637">
                <text:p>0.7974637</text:p>
              </table:table-cell>
              <table:table-cell office:value-type="float" office:value="0.7605153">
                <text:p>0.76051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.362">
                <text:p>20.362</text:p>
              </table:table-cell>
              <table:table-cell office:value-type="float" office:value="0.8535396">
                <text:p>0.8535396</text:p>
              </table:table-cell>
              <table:table-cell office:value-type="float" office:value="0.7538326">
                <text:p>0.75383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.384">
                <text:p>20.384</text:p>
              </table:table-cell>
              <table:table-cell office:value-type="float" office:value="0.992112">
                <text:p>0.992112</text:p>
              </table:table-cell>
              <table:table-cell office:value-type="float" office:value="0.7951927">
                <text:p>0.79519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.407">
                <text:p>20.407</text:p>
              </table:table-cell>
              <table:table-cell office:value-type="float" office:value="1.045435">
                <text:p>1.045435</text:p>
              </table:table-cell>
              <table:table-cell office:value-type="float" office:value="0.7710753">
                <text:p>0.77107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.429">
                <text:p>20.429</text:p>
              </table:table-cell>
              <table:table-cell office:value-type="float" office:value="1.025285">
                <text:p>1.025285</text:p>
              </table:table-cell>
              <table:table-cell office:value-type="float" office:value="0.7564844">
                <text:p>0.75648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.601">
                <text:p>20.601</text:p>
              </table:table-cell>
              <table:table-cell office:value-type="float" office:value="0.721905">
                <text:p>0.721905</text:p>
              </table:table-cell>
              <table:table-cell office:value-type="float" office:value="0.4368519">
                <text:p>0.43685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.624">
                <text:p>20.624</text:p>
              </table:table-cell>
              <table:table-cell office:value-type="float" office:value="0.7075464">
                <text:p>0.7075464</text:p>
              </table:table-cell>
              <table:table-cell office:value-type="float" office:value="0.4438251">
                <text:p>0.44382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.645">
                <text:p>20.645</text:p>
              </table:table-cell>
              <table:table-cell office:value-type="float" office:value="0.6662416">
                <text:p>0.6662416</text:p>
              </table:table-cell>
              <table:table-cell office:value-type="float" office:value="0.4493608">
                <text:p>0.44936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.668">
                <text:p>20.668</text:p>
              </table:table-cell>
              <table:table-cell office:value-type="float" office:value="0.5777622">
                <text:p>0.5777622</text:p>
              </table:table-cell>
              <table:table-cell office:value-type="float" office:value="0.440494">
                <text:p>0.4404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.691">
                <text:p>20.691</text:p>
              </table:table-cell>
              <table:table-cell office:value-type="float" office:value="0.5360016">
                <text:p>0.5360016</text:p>
              </table:table-cell>
              <table:table-cell office:value-type="float" office:value="0.4559333">
                <text:p>0.45593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.713">
                <text:p>20.713</text:p>
              </table:table-cell>
              <table:table-cell office:value-type="float" office:value="0.600387">
                <text:p>0.600387</text:p>
              </table:table-cell>
              <table:table-cell office:value-type="float" office:value="0.4880257">
                <text:p>0.48802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.736">
                <text:p>20.736</text:p>
              </table:table-cell>
              <table:table-cell office:value-type="float" office:value="0.7061319">
                <text:p>0.7061319</text:p>
              </table:table-cell>
              <table:table-cell office:value-type="float" office:value="0.4800388">
                <text:p>0.48003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.757">
                <text:p>20.757</text:p>
              </table:table-cell>
              <table:table-cell office:value-type="float" office:value="0.7327877">
                <text:p>0.7327877</text:p>
              </table:table-cell>
              <table:table-cell office:value-type="float" office:value="0.4610795">
                <text:p>0.46107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.779">
                <text:p>20.779</text:p>
              </table:table-cell>
              <table:table-cell office:value-type="float" office:value="0.6711092">
                <text:p>0.6711092</text:p>
              </table:table-cell>
              <table:table-cell office:value-type="float" office:value="0.4340553">
                <text:p>0.43405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.802">
                <text:p>20.802</text:p>
              </table:table-cell>
              <table:table-cell office:value-type="float" office:value="0.5439767">
                <text:p>0.5439767</text:p>
              </table:table-cell>
              <table:table-cell office:value-type="float" office:value="0.3995347">
                <text:p>0.39953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.962">
                <text:p>20.962</text:p>
              </table:table-cell>
              <table:table-cell office:value-type="float" office:value="0.5351767">
                <text:p>0.5351767</text:p>
              </table:table-cell>
              <table:table-cell office:value-type="float" office:value="0.4189616">
                <text:p>0.41896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.985">
                <text:p>20.985</text:p>
              </table:table-cell>
              <table:table-cell office:value-type="float" office:value="0.4903636">
                <text:p>0.4903636</text:p>
              </table:table-cell>
              <table:table-cell office:value-type="float" office:value="0.4182822">
                <text:p>0.41828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.009">
                <text:p>21.009</text:p>
              </table:table-cell>
              <table:table-cell office:value-type="float" office:value="0.5310002">
                <text:p>0.5310002</text:p>
              </table:table-cell>
              <table:table-cell office:value-type="float" office:value="0.4479464">
                <text:p>0.44794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.03">
                <text:p>21.03</text:p>
              </table:table-cell>
              <table:table-cell office:value-type="float" office:value="0.5957864">
                <text:p>0.5957864</text:p>
              </table:table-cell>
              <table:table-cell office:value-type="float" office:value="0.4836926">
                <text:p>0.48369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.052">
                <text:p>21.052</text:p>
              </table:table-cell>
              <table:table-cell office:value-type="float" office:value="0.727252">
                <text:p>0.727252</text:p>
              </table:table-cell>
              <table:table-cell office:value-type="float" office:value="0.5127995">
                <text:p>0.51279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.077">
                <text:p>21.077</text:p>
              </table:table-cell>
              <table:table-cell office:value-type="float" office:value="0.7783706">
                <text:p>0.7783706</text:p>
              </table:table-cell>
              <table:table-cell office:value-type="float" office:value="0.5437561">
                <text:p>0.54375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.099">
                <text:p>21.099</text:p>
              </table:table-cell>
              <table:table-cell office:value-type="float" office:value="0.8430347">
                <text:p>0.8430347</text:p>
              </table:table-cell>
              <table:table-cell office:value-type="float" office:value="0.611194">
                <text:p>0.6111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.121">
                <text:p>21.121</text:p>
              </table:table-cell>
              <table:table-cell office:value-type="float" office:value="0.9416064">
                <text:p>0.9416064</text:p>
              </table:table-cell>
              <table:table-cell office:value-type="float" office:value="0.77199">
                <text:p>0.771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1.146">
                <text:p>21.146</text:p>
              </table:table-cell>
              <table:table-cell office:value-type="float" office:value="1.051273">
                <text:p>1.051273</text:p>
              </table:table-cell>
              <table:table-cell office:value-type="float" office:value="0.9562561">
                <text:p>0.956256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1.318">
                <text:p>21.318</text:p>
              </table:table-cell>
              <table:table-cell office:value-type="float" office:value="0.665896">
                <text:p>0.665896</text:p>
              </table:table-cell>
              <table:table-cell office:value-type="float" office:value="0.5303209">
                <text:p>0.53032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.34">
                <text:p>21.34</text:p>
              </table:table-cell>
              <table:table-cell office:value-type="float" office:value="0.5847471">
                <text:p>0.5847471</text:p>
              </table:table-cell>
              <table:table-cell office:value-type="float" office:value="0.5028637">
                <text:p>0.50286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.362">
                <text:p>21.362</text:p>
              </table:table-cell>
              <table:table-cell office:value-type="float" office:value="0.8004726">
                <text:p>0.8004726</text:p>
              </table:table-cell>
              <table:table-cell office:value-type="float" office:value="0.6460051">
                <text:p>0.64600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.384">
                <text:p>21.384</text:p>
              </table:table-cell>
              <table:table-cell office:value-type="float" office:value="1.082819">
                <text:p>1.082819</text:p>
              </table:table-cell>
              <table:table-cell office:value-type="float" office:value="0.8170588">
                <text:p>0.81705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.406">
                <text:p>21.406</text:p>
              </table:table-cell>
              <table:table-cell office:value-type="float" office:value="1.102089">
                <text:p>1.102089</text:p>
              </table:table-cell>
              <table:table-cell office:value-type="float" office:value="0.7663961">
                <text:p>0.76639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.427">
                <text:p>21.427</text:p>
              </table:table-cell>
              <table:table-cell office:value-type="float" office:value="0.9150146">
                <text:p>0.9150146</text:p>
              </table:table-cell>
              <table:table-cell office:value-type="float" office:value="0.6019464">
                <text:p>0.60194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.449">
                <text:p>21.449</text:p>
              </table:table-cell>
              <table:table-cell office:value-type="float" office:value="0.678974">
                <text:p>0.678974</text:p>
              </table:table-cell>
              <table:table-cell office:value-type="float" office:value="0.5045451">
                <text:p>0.50454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.472">
                <text:p>21.472</text:p>
              </table:table-cell>
              <table:table-cell office:value-type="float" office:value="0.6877423">
                <text:p>0.6877423</text:p>
              </table:table-cell>
              <table:table-cell office:value-type="float" office:value="0.5617134">
                <text:p>0.56171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.494">
                <text:p>21.494</text:p>
              </table:table-cell>
              <table:table-cell office:value-type="float" office:value="0.9425099">
                <text:p>0.9425099</text:p>
              </table:table-cell>
              <table:table-cell office:value-type="float" office:value="0.8226527">
                <text:p>0.82265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.516">
                <text:p>21.516</text:p>
              </table:table-cell>
              <table:table-cell office:value-type="float" office:value="1.180267">
                <text:p>1.180267</text:p>
              </table:table-cell>
              <table:table-cell office:value-type="float" office:value="1.07968">
                <text:p>1.079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.676">
                <text:p>21.676</text:p>
              </table:table-cell>
              <table:table-cell office:value-type="float" office:value="0.9112307">
                <text:p>0.9112307</text:p>
              </table:table-cell>
              <table:table-cell office:value-type="float" office:value="0.8726009">
                <text:p>0.87260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.698">
                <text:p>21.698</text:p>
              </table:table-cell>
              <table:table-cell office:value-type="float" office:value="1.159995">
                <text:p>1.159995</text:p>
              </table:table-cell>
              <table:table-cell office:value-type="float" office:value="1.097527">
                <text:p>1.0975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.72">
                <text:p>21.72</text:p>
              </table:table-cell>
              <table:table-cell office:value-type="float" office:value="1.556387">
                <text:p>1.556387</text:p>
              </table:table-cell>
              <table:table-cell office:value-type="float" office:value="1.430492">
                <text:p>1.4304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.746">
                <text:p>21.746</text:p>
              </table:table-cell>
              <table:table-cell office:value-type="float" office:value="2.032189">
                <text:p>2.032189</text:p>
              </table:table-cell>
              <table:table-cell office:value-type="float" office:value="1.687775">
                <text:p>1.6877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.768">
                <text:p>21.768</text:p>
              </table:table-cell>
              <table:table-cell office:value-type="float" office:value="1.904106">
                <text:p>1.904106</text:p>
              </table:table-cell>
              <table:table-cell office:value-type="float" office:value="1.568559">
                <text:p>1.5685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.79">
                <text:p>21.79</text:p>
              </table:table-cell>
              <table:table-cell office:value-type="float" office:value="1.430117">
                <text:p>1.430117</text:p>
              </table:table-cell>
              <table:table-cell office:value-type="float" office:value="1.099983">
                <text:p>1.0999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.813">
                <text:p>21.813</text:p>
              </table:table-cell>
              <table:table-cell office:value-type="float" office:value="0.9216422">
                <text:p>0.9216422</text:p>
              </table:table-cell>
              <table:table-cell office:value-type="float" office:value="0.7416546">
                <text:p>0.74165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.835">
                <text:p>21.835</text:p>
              </table:table-cell>
              <table:table-cell office:value-type="float" office:value="0.5680822">
                <text:p>0.5680822</text:p>
              </table:table-cell>
              <table:table-cell office:value-type="float" office:value="0.4447602">
                <text:p>0.44476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.857">
                <text:p>21.857</text:p>
              </table:table-cell>
              <table:table-cell office:value-type="float" office:value="0.5307884">
                <text:p>0.5307884</text:p>
              </table:table-cell>
              <table:table-cell office:value-type="float" office:value="0.4660257">
                <text:p>0.46602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.029">
                <text:p>22.029</text:p>
              </table:table-cell>
              <table:table-cell office:value-type="float" office:value="0.5299753">
                <text:p>0.5299753</text:p>
              </table:table-cell>
              <table:table-cell office:value-type="float" office:value="0.4277064">
                <text:p>0.42770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.051">
                <text:p>22.051</text:p>
              </table:table-cell>
              <table:table-cell office:value-type="float" office:value="0.6247595">
                <text:p>0.6247595</text:p>
              </table:table-cell>
              <table:table-cell office:value-type="float" office:value="0.474547">
                <text:p>0.4745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.072">
                <text:p>22.072</text:p>
              </table:table-cell>
              <table:table-cell office:value-type="float" office:value="0.7101864">
                <text:p>0.7101864</text:p>
              </table:table-cell>
              <table:table-cell office:value-type="float" office:value="0.4753602">
                <text:p>0.47536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.094">
                <text:p>22.094</text:p>
              </table:table-cell>
              <table:table-cell office:value-type="float" office:value="0.7076684">
                <text:p>0.7076684</text:p>
              </table:table-cell>
              <table:table-cell office:value-type="float" office:value="0.4484139">
                <text:p>0.448413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.116">
                <text:p>22.116</text:p>
              </table:table-cell>
              <table:table-cell office:value-type="float" office:value="0.6501229">
                <text:p>0.6501229</text:p>
              </table:table-cell>
              <table:table-cell office:value-type="float" office:value="0.4340553">
                <text:p>0.43405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2.138">
                <text:p>22.138</text:p>
              </table:table-cell>
              <table:table-cell office:value-type="float" office:value="0.5565085">
                <text:p>0.5565085</text:p>
              </table:table-cell>
              <table:table-cell office:value-type="float" office:value="0.4109747">
                <text:p>0.41097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.16">
                <text:p>22.16</text:p>
              </table:table-cell>
              <table:table-cell office:value-type="float" office:value="0.4384084">
                <text:p>0.4384084</text:p>
              </table:table-cell>
              <table:table-cell office:value-type="float" office:value="0.3116485">
                <text:p>0.31164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.181">
                <text:p>22.181</text:p>
              </table:table-cell>
              <table:table-cell office:value-type="float" office:value="0.2857143">
                <text:p>0.2857143</text:p>
              </table:table-cell>
              <table:table-cell office:value-type="float" office:value="0.2222522">
                <text:p>0.22225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2.203">
                <text:p>22.203</text:p>
              </table:table-cell>
              <table:table-cell office:value-type="float" office:value="0.1018946">
                <text:p>0.1018946</text:p>
              </table:table-cell>
              <table:table-cell office:value-type="float" office:value="0.03648069">
                <text:p>0.036480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2.225">
                <text:p>22.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.386">
                <text:p>22.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